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swald" svg:font-family="Oswald"/>
  </office:font-face-decls>
  <office:automatic-styles>
    <style:style style:name="co1" style:family="table-column">
      <style:table-column-properties fo:break-before="auto" style:column-width="2.475cm"/>
    </style:style>
    <style:style style:name="co2" style:family="table-column">
      <style:table-column-properties fo:break-before="auto" style:column-width="2.671cm"/>
    </style:style>
    <style:style style:name="co3" style:family="table-column">
      <style:table-column-properties fo:break-before="auto" style:column-width="2.596cm"/>
    </style:style>
    <style:style style:name="co4" style:family="table-column">
      <style:table-column-properties fo:break-before="auto" style:column-width="2.258cm"/>
    </style:style>
    <style:style style:name="co5" style:family="table-column">
      <style:table-column-properties fo:break-before="auto" style:column-width="1.251cm"/>
    </style:style>
    <style:style style:name="co6" style:family="table-column">
      <style:table-column-properties fo:break-before="auto" style:column-width="2.965cm"/>
    </style:style>
    <style:style style:name="co7" style:family="table-column">
      <style:table-column-properties fo:break-before="auto" style:column-width="2.205cm"/>
    </style:style>
    <style:style style:name="co8" style:family="table-column">
      <style:table-column-properties fo:break-before="auto" style:column-width="2.058cm"/>
    </style:style>
    <style:style style:name="co9" style:family="table-column">
      <style:table-column-properties fo:break-before="auto" style:column-width="0.245cm"/>
    </style:style>
    <style:style style:name="co10" style:family="table-column">
      <style:table-column-properties fo:break-before="auto" style:column-width="0.27cm"/>
    </style:style>
    <style:style style:name="ro1" style:family="table-row">
      <style:table-row-properties style:row-height="1.032cm" fo:break-before="auto" style:use-optimal-row-height="false"/>
    </style:style>
    <style:style style:name="ro2" style:family="table-row">
      <style:table-row-properties style:row-height="0.873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1.111cm" fo:break-before="auto" style:use-optimal-row-height="true"/>
    </style:style>
    <style:style style:name="ro8" style:family="table-row">
      <style:table-row-properties style:row-height="1.071cm" fo:break-before="auto" style:use-optimal-row-height="true"/>
    </style:style>
    <style:style style:name="ta1" style:family="table" style:master-page-name="PageStyle_5f_Magic">
      <style:table-properties table:display="true" style:writing-mode="lr-tb" table:tab-color="#e69138"/>
    </style:style>
    <style:style style:name="ta2" style:family="table" style:master-page-name="PageStyle_5f_Mundane">
      <style:table-properties table:display="true" style:writing-mode="lr-tb" table:tab-color="#b7b7b7"/>
    </style:style>
    <style:style style:name="ta3" style:family="table" style:master-page-name="PageStyle_5f_Tools_20__26__20_Kits">
      <style:table-properties table:display="false" style:writing-mode="lr-tb"/>
    </style:style>
    <style:style style:name="ta4" style:family="table" style:master-page-name="PageStyle_5f_Potions">
      <style:table-properties table:display="true" style:writing-mode="lr-tb" table:tab-color="#cc0000"/>
    </style:style>
    <style:style style:name="ta5" style:family="table" style:master-page-name="PageStyle_5f_Poisons">
      <style:table-properties table:display="true" style:writing-mode="lr-tb" table:tab-color="#38761d"/>
    </style:style>
    <style:style style:name="ta6" style:family="table" style:master-page-name="PageStyle_5f_Sheet8">
      <style:table-properties table:display="false" style:writing-mode="lr-tb"/>
    </style:style>
    <style:style style:name="ce1"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d966" style:text-outline="false" style:text-line-through-style="none" style:text-line-through-type="none" style:font-name="Oswald" fo:font-size="24pt" fo:font-style="italic" fo:text-shadow="none"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ce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93c47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5" style:family="table-cell" style:parent-style-name="Default">
      <style:table-cell-properties fo:background-color="#b6d7a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0pt" fo:font-style="normal" fo:text-shadow="none" style:text-underline-style="none" fo:font-weight="normal" style:font-size-asian="10pt" style:font-style-asian="normal" style:font-weight-asian="normal" style:font-name-complex="Oswald" style:font-size-complex="10pt" style:font-style-complex="normal" style:font-weight-complex="normal"/>
    </style:style>
    <style:style style:name="ce6" style:family="table-cell" style:parent-style-name="Default">
      <style:table-cell-properties fo:background-color="#b6d7a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7" style:family="table-cell" style:parent-style-name="Default">
      <style:table-cell-properties fo:border-bottom="0.74pt solid #000000" fo:background-color="#c27ba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 style:family="table-cell" style:parent-style-name="Default">
      <style:table-cell-properties fo:border-bottom="0.74pt solid #000000" fo:background-color="#ead1dc"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 style:family="table-cell" style:parent-style-name="Default">
      <style:table-cell-properties fo:border-bottom="none" fo:background-color="#ead1d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 style:family="table-cell" style:parent-style-name="Default">
      <style:table-cell-properties fo:border-bottom="0.74pt solid #000000" fo:background-color="#6fa8d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 style:family="table-cell" style:parent-style-name="Default">
      <style:table-cell-properties fo:border-bottom="0.74pt solid #000000" fo:background-color="#cfe2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2" style:family="table-cell" style:parent-style-name="Default">
      <style:table-cell-properties fo:background-color="#cfe2f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 style:family="table-cell" style:parent-style-name="Default">
      <style:table-cell-properties fo:border-bottom="none" fo:background-color="#cfe2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4"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0" style:family="table-cell" style:parent-style-name="Default">
      <style:table-cell-properties fo:border-bottom="0.74pt solid #000000"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21" style:family="table-cell" style:parent-style-name="Default">
      <style:table-cell-properties fo:background-color="#ead1d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2" style:family="table-cell" style:parent-style-name="Default">
      <style:table-cell-properties fo:border-bottom="0.74pt solid #000000"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2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4"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5"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6"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6fa8dc"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7"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8"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9" style:family="table-cell" style:parent-style-name="Default">
      <style:table-cell-properties fo:border-bottom="none" fo:background-color="#b6d7a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0" style:family="table-cell" style:parent-style-name="Default">
      <style:table-cell-properties fo:border-bottom="none"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1" style:family="table-cell" style:parent-style-name="Default">
      <style:table-cell-properties fo:border-bottom="none"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2" style:family="table-cell" style:parent-style-name="Default">
      <style:table-cell-properties fo:border-bottom="none"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3" style:family="table-cell" style:parent-style-name="Default">
      <style:table-cell-properties fo:border-bottom="none" fo:background-color="#ead1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11"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6" style:family="table-cell" style:parent-style-name="Default">
      <style:table-cell-properties fo:border-bottom="none"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7" style:family="table-cell" style:parent-style-name="Default">
      <style:table-cell-properties fo:border-bottom="none"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8" style:family="table-cell" style:parent-style-name="Default">
      <style:table-cell-properties fo:border-bottom="none"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9" style:family="table-cell" style:parent-style-name="Default">
      <style:table-cell-properties fo:background-color="#8e7cc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17" style:family="table-cell" style:parent-style-name="Default">
      <style:table-cell-properties fo:background-color="#b4a7d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41" style:family="table-cell" style:parent-style-name="Default">
      <style:table-cell-properties fo:background-color="#b4a7d6"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2" style:family="table-cell" style:parent-style-name="Default">
      <style:table-cell-properties fo:border-bottom="none" fo:background-color="#b4a7d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3" style:family="table-cell" style:parent-style-name="Default">
      <style:table-cell-properties fo:background-color="#b4a7d6"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4" style:family="table-cell" style:parent-style-name="Default">
      <style:table-cell-properties fo:border-bottom="none" fo:background-color="#b4a7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5" style:family="table-cell" style:parent-style-name="Default">
      <style:table-cell-properties fo:background-color="#b4a7d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6" style:family="table-cell" style:parent-style-name="Default">
      <style:table-cell-properties fo:border-bottom="none" fo:background-color="#b4a7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7" style:family="table-cell" style:parent-style-name="Default">
      <style:table-cell-properties fo:border-bottom="none" fo:background-color="#b4a7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8" style:family="table-cell" style:parent-style-name="Default">
      <style:table-cell-properties fo:border-bottom="none" fo:background-color="#b4a7d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49" style:family="table-cell" style:parent-style-name="Default">
      <style:table-cell-properties fo:border-bottom="0.74pt solid #000000" fo:background-color="#f6b26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27"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51" style:family="table-cell" style:parent-style-name="Default">
      <style:table-cell-properties fo:border-bottom="none" fo:background-color="#f9cb9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2" style:family="table-cell" style:parent-style-name="Default">
      <style:table-cell-properties fo:background-color="#f9cb9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3" style:family="table-cell" style:parent-style-name="Default">
      <style:table-cell-properties fo:border-bottom="none" fo:background-color="#f9cb9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6d9eeb"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4" style:family="table-cell" style:parent-style-name="Default">
      <style:table-cell-properties fo:border-bottom="none" fo:background-color="#f9cb9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5" style:family="table-cell" style:parent-style-name="Default">
      <style:table-cell-properties fo:border-bottom="none" fo:background-color="#f9cb9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6" style:family="table-cell" style:parent-style-name="Default">
      <style:table-cell-properties fo:border-bottom="none" fo:background-color="#f9cb9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7" style:family="table-cell" style:parent-style-name="Default">
      <style:table-cell-properties fo:border-bottom="none" fo:background-color="#f9cb9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8" style:family="table-cell" style:parent-style-name="Default">
      <style:table-cell-properties fo:border-bottom="0.74pt solid #000000" fo:background-color="#9999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36"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60" style:family="table-cell" style:parent-style-name="Default">
      <style:table-cell-properties fo:border-bottom="none" fo:background-color="#cccc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1" style:family="table-cell" style:parent-style-name="Default">
      <style:table-cell-properties fo:background-color="#cccccc"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2" style:family="table-cell" style:parent-style-name="Default">
      <style:table-cell-properties fo:border-bottom="0.74pt solid #000000" fo:background-color="#e066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3" style:family="table-cell" style:parent-style-name="Default">
      <style:table-cell-properties fo:border-bottom="0.74pt solid #000000" fo:background-color="#ea99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64" style:family="table-cell" style:parent-style-name="Default">
      <style:table-cell-properties fo:background-color="#f4cccc"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59"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65"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6"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67"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6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fo:background-color="#cccc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70" style:family="table-cell" style:parent-style-name="Default">
      <style:table-cell-properties fo:border-bottom="none" fo:background-color="#cccc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71" style:family="table-cell" style:parent-style-name="Default">
      <style:table-cell-properties fo:border-bottom="none" fo:background-color="#f4cc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72"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d966" style:text-outline="false" style:text-line-through-style="none" style:text-line-through-type="none" style:font-name="Oswald" fo:font-size="24pt" fo:font-style="italic" fo:text-shadow="none" style:text-underline-style="none" fo:font-weight="bold" style:font-size-asian="24pt" style:font-style-asian="italic" style:font-weight-asian="bold" style:font-size-complex="24pt" style:font-style-complex="italic" style:font-weight-complex="bold"/>
    </style:style>
    <style:style style:name="ce73" style:family="table-cell" style:parent-style-name="Default">
      <style:table-cell-properties fo:background-color="#dd7e6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53" style:family="table-cell" style:parent-style-name="Default">
      <style:table-cell-properties fo:background-color="#d0d9a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5" style:family="table-cell" style:parent-style-name="Default">
      <style:table-cell-properties fo:background-color="#f0dfbb"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6" style:family="table-cell" style:parent-style-name="Default">
      <style:table-cell-properties fo:background-color="#d0d9a2"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7" style:family="table-cell" style:parent-style-name="Default">
      <style:table-cell-properties fo:background-color="#f0dfbb"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8" style:family="table-cell" style:parent-style-name="Default">
      <style:table-cell-properties fo:background-color="#d0d9a2"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79"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0" style:family="table-cell" style:parent-style-name="Default">
      <style:table-cell-properties fo:border-bottom="0.74pt solid #000000" fo:background-color="#dd7e6b"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60" style:family="table-cell" style:parent-style-name="Default">
      <style:table-cell-properties fo:border-bottom="0.74pt solid #000000" fo:background-color="#f0dfb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2" style:family="table-cell" style:parent-style-name="Default">
      <style:table-cell-properties fo:border-bottom="none" fo:background-color="#d0d9a2"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3" style:family="table-cell" style:parent-style-name="Default">
      <style:table-cell-properties fo:border-bottom="none" fo:background-color="#f0dfbb"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4" style:family="table-cell" style:parent-style-name="Default">
      <style:table-cell-properties fo:border-bottom="none" fo:background-color="#d0d9a2"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5" style:family="table-cell" style:parent-style-name="Default">
      <style:table-cell-properties fo:border-bottom="none" fo:background-color="#f0dfbb"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6" style:family="table-cell" style:parent-style-name="Default">
      <style:table-cell-properties fo:background-color="#000000" style:rotation-align="non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66" style:family="table-cell" style:parent-style-name="Default">
      <style:table-cell-properties fo:border-bottom="0.74pt solid #000000" fo:background-color="#dd7e6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67" style:family="table-cell" style:parent-style-name="Default">
      <style:table-cell-properties fo:border-bottom="0.74pt solid #000000" fo:background-color="#d0d9a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89" style:family="table-cell" style:parent-style-name="Default">
      <style:table-cell-properties fo:background-color="#f0dfbb"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0" style:family="table-cell" style:parent-style-name="Default">
      <style:table-cell-properties fo:background-color="#d0d9a2"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1"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2" style:family="table-cell" style:parent-style-name="Default">
      <style:table-cell-properties fo:background-color="#d0d9a2"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3" style:family="table-cell" style:parent-style-name="Default">
      <style:table-cell-properties fo:background-color="#f0dfbb"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273"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5"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6"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7"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98"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99"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00"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280" style:family="table-cell" style:parent-style-name="Default">
      <style:table-cell-properties fo:background-color="#f0dfb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02" style:family="table-cell" style:parent-style-name="Default">
      <style:table-cell-properties fo:border-bottom="0.74pt solid #000000" fo:background-color="#f0dfbb"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0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4"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5"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6"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7"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8" style:family="table-cell" style:parent-style-name="Default">
      <style:table-cell-properties fo:background-color="#d0d9a2"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09" style:family="table-cell" style:parent-style-name="Default">
      <style:table-cell-properties fo:background-color="#f0dfbb"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0"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290"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2"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292"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4"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5"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6" style:family="table-cell" style:parent-style-name="Default">
      <style:table-cell-properties fo:border-bottom="none" fo:background-color="#f0dfbb"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17" style:family="table-cell" style:parent-style-name="Default">
      <style:table-cell-properties fo:border-bottom="none" fo:background-color="#d0d9a2"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8" style:family="table-cell" style:parent-style-name="Default">
      <style:table-cell-properties fo:border-bottom="none" fo:background-color="#f0dfbb"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19" style:family="table-cell" style:parent-style-name="Default">
      <style:table-cell-properties fo:border-bottom="none" fo:background-color="#d0d9a2"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0" style:family="table-cell" style:parent-style-name="Default">
      <style:table-cell-properties fo:border-bottom="none" fo:background-color="#f0dfbb"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1" style:family="table-cell" style:parent-style-name="Default">
      <style:table-cell-properties fo:border-bottom="none" fo:background-color="#d0d9a2"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2"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02"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303"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25"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6"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06"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28" style:family="table-cell" style:parent-style-name="Default">
      <style:table-cell-properties fo:border-bottom="none" fo:background-color="#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29"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0"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1"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4" style:family="table-cell" style:parent-style-name="Default">
      <style:table-cell-properties fo:background-color="#000000" style:rotation-align="non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35" style:family="table-cell" style:parent-style-name="Default">
      <style:table-cell-properties fo:background-color="#f0dfbb"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6"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7" style:family="table-cell" style:parent-style-name="Default">
      <style:table-cell-properties fo:background-color="#d0d9a2"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8"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39" style:family="table-cell" style:parent-style-name="Default">
      <style:table-cell-properties fo:border-bottom="none" fo:background-color="#f0dfbb"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0"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1" style:family="table-cell" style:parent-style-name="Default">
      <style:table-cell-properties fo:border-bottom="none" fo:background-color="#f0dfbb"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2"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cc4125"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3" style:family="table-cell" style:parent-style-name="Default">
      <style:table-cell-properties fo:border-bottom="none" fo:background-color="#f0dfbb"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cc4125"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4"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5" style:family="table-cell" style:parent-style-name="Default">
      <style:table-cell-properties fo:border-bottom="none" fo:background-color="#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6"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7"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48"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49"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e06666"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50" style:family="table-cell" style:parent-style-name="Default">
      <style:table-cell-properties fo:background-color="#93c47d"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25pt" fo:font-style="normal" fo:text-shadow="none" style:text-underline-style="none" fo:font-weight="bold" style:font-size-asian="25pt" style:font-style-asian="normal" style:font-weight-asian="bold" style:font-name-complex="Oswald" style:font-size-complex="25pt" style:font-style-complex="normal" style:font-weight-complex="bold"/>
    </style:style>
    <style:style style:name="ce151" style:family="table-cell" style:parent-style-name="Default">
      <style:table-cell-properties fo:background-color="#66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52" style:family="table-cell" style:parent-style-name="Default">
      <style:table-cell-properties fo:background-color="#d9ead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53" style:family="table-cell" style:parent-style-name="Default">
      <style:table-cell-properties fo:background-color="#b6d7a8"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54"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55" style:family="table-cell" style:parent-style-name="Default">
      <style:table-cell-properties fo:background-color="#66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56" style:family="table-cell" style:parent-style-name="Default">
      <style:table-cell-properties fo:background-color="#93c47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30pt" fo:font-style="normal" fo:text-shadow="none" style:text-underline-style="none" fo:font-weight="bold" style:font-size-asian="30pt" style:font-style-asian="normal" style:font-weight-asian="bold" style:font-name-complex="Oswald" style:font-size-complex="30pt" style:font-style-complex="normal" style:font-weight-complex="bold"/>
    </style:style>
    <style:style style:name="ce157" style:family="table-cell" style:parent-style-name="Default">
      <style:table-cell-properties fo:border-bottom="0.74pt solid #000000" fo:background-color="#99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5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666666"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59"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666666"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0" style:family="table-cell" style:parent-style-name="Default">
      <style:table-cell-properties fo:border-bottom="0.74pt solid #000000" fo:background-color="#99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1"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6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3"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4"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5"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6"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99999"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7"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69"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0"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1" style:family="table-cell" style:parent-style-name="Default">
      <style:table-cell-properties fo:border-bottom="0.74pt solid #000000" fo:background-color="#cccccc"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99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3"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4"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5"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76"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77"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7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79"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80"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8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82" style:family="table-cell" style:parent-style-name="Default">
      <style:table-cell-properties fo:background-color="#d0d9a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Oswald" fo:font-size="26pt" fo:font-style="normal" fo:text-shadow="none" style:text-underline-style="none" fo:font-weight="bold" style:font-size-asian="26pt" style:font-style-asian="normal" style:font-weight-asian="bold" style:font-name-complex="Oswald" style:font-size-complex="26pt" style:font-style-complex="normal" style:font-weight-complex="bold"/>
    </style:style>
    <style:style style:name="ce183" style:family="table-cell" style:parent-style-name="Default">
      <style:table-cell-properties fo:background-color="#66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84"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64" style:family="table-cell" style:parent-style-name="Default">
      <style:table-cell-properties fo:border-bottom="none" fo:background-color="#f0dfbb"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365"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87" style:family="table-cell" style:parent-style-name="Default">
      <style:table-cell-properties fo:background-color="#d0d9a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Oswald" fo:font-size="25pt" fo:font-style="normal" fo:text-shadow="none" style:text-underline-style="none" fo:font-weight="bold" style:font-size-asian="25pt" style:font-style-asian="normal" style:font-weight-asian="bold" style:font-name-complex="Oswald" style:font-size-complex="25pt" style:font-style-complex="normal" style:font-weight-complex="bold"/>
    </style:style>
    <style:style style:name="ce188" style:family="table-cell" style:parent-style-name="Default">
      <style:table-cell-properties fo:border-bottom="0.74pt solid #000000" fo:background-color="#6666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89"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90"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ce191" style:family="table-cell" style:parent-style-name="Default">
      <style:table-cell-properties fo:border-bottom="none" fo:background-color="#d0d9a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92" style:family="table-cell" style:parent-style-name="Default">
      <style:table-cell-properties fo:border-bottom="none" fo:background-color="#f0dfbb"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Oswald" fo:font-size="11pt" fo:font-style="normal" fo:text-shadow="none" style:text-underline-style="none" fo:font-weight="normal" style:font-size-asian="11pt" style:font-style-asian="normal" style:font-weight-asian="normal" style:font-name-complex="Oswald" style:font-size-complex="11pt" style:font-style-complex="normal" style:font-weight-complex="normal"/>
    </style:style>
    <style:style style:name="ce19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Oswald" fo:font-size="11pt" fo:font-style="normal" fo:text-shadow="none" style:text-underline-style="none" fo:font-weight="bold" style:font-size-asian="11pt" style:font-style-asian="normal" style:font-weight-asian="bold" style:font-name-complex="Oswald" style:font-size-complex="11pt" style:font-style-complex="normal" style:font-weight-complex="bold"/>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0.66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79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5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97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45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7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75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13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75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0.752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4.08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19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53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4.64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06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92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198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8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8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7.11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16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4.74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4.34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7.50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6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8.69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95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49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8.29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87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32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71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64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0.27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48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7.90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5.19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4.22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56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08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2.24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6.46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3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97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8"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25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9"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6.98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0"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7.77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64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9.35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9.75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406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6"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1.85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7"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974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8"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5.801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9"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gic" table:style-name="ta1">
        <office:forms form:automatic-focus="false" form:apply-design-mode="false"/>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1018" table:default-cell-style-name="Default"/>
        <table:table-row table:style-name="ro1">
          <table:table-cell table:style-name="ce1" office:value-type="string" calcext:value-type="string" table:number-columns-spanned="16" table:number-rows-spanned="2">
            <text:p><text:a xlink:href="https://docs.google.com/spreadsheets/d/1YPjicBYONAtoduyoamiwlVpsV_k1Ki2XzNCAnar5d4Y/edit?usp=sharing" xlink:type="simple">Hey guys, New spreadsheet can be found here</text:a></text:p>
          </table:table-cell>
          <table:covered-table-cell table:number-columns-repeated="14" table:style-name="ce15"/>
          <table:covered-table-cell table:style-name="ce68"/>
          <table:table-cell table:number-columns-repeated="1008"/>
        </table:table-row>
        <table:table-row table:style-name="ro2">
          <table:covered-table-cell table:style-name="ce2"/>
          <table:covered-table-cell table:number-columns-repeated="14" table:style-name="ce16"/>
          <table:covered-table-cell table:style-name="ce34"/>
          <table:table-cell table:number-columns-repeated="1008"/>
        </table:table-row>
        <table:table-row table:style-name="ro3">
          <table:table-cell table:style-name="ce3" office:value-type="string" calcext:value-type="string" table:number-columns-spanned="4" table:number-rows-spanned="1">
            <text:p>Consumable Items</text:p>
          </table:table-cell>
          <table:covered-table-cell table:number-columns-repeated="2" table:style-name="ce17"/>
          <table:covered-table-cell table:style-name="ce18"/>
          <table:table-cell table:style-name="ce39" office:value-type="string" calcext:value-type="string" table:number-columns-spanned="4" table:number-rows-spanned="1">
            <text:p>Combat Items</text:p>
          </table:table-cell>
          <table:covered-table-cell table:number-columns-repeated="2" table:style-name="ce17"/>
          <table:covered-table-cell table:style-name="ce18"/>
          <table:table-cell table:style-name="ce49" office:value-type="string" calcext:value-type="string" table:number-columns-spanned="4" table:number-rows-spanned="1">
            <text:p>Custom Items</text:p>
          </table:table-cell>
          <table:covered-table-cell table:number-columns-repeated="3" table:style-name="ce17"/>
          <table:table-cell table:style-name="ce58" office:value-type="string" calcext:value-type="string" table:number-columns-spanned="4" table:number-rows-spanned="1">
            <text:p>Low Level Custom Items</text:p>
          </table:table-cell>
          <table:covered-table-cell table:number-columns-repeated="3" table:style-name="ce17"/>
          <table:table-cell table:number-columns-repeated="1008"/>
        </table:table-row>
        <table:table-row table:style-name="ro3">
          <table:table-cell table:style-name="ce74" office:value-type="string" calcext:value-type="string" table:number-columns-spanned="2" table:number-rows-spanned="1">
            <text:p>Name</text:p>
          </table:table-cell>
          <table:covered-table-cell table:style-name="ce18"/>
          <table:table-cell table:style-name="ce74" office:value-type="string" calcext:value-type="string">
            <text:p>Price</text:p>
          </table:table-cell>
          <table:table-cell table:style-name="ce74" office:value-type="string" calcext:value-type="string">
            <text:p>Rarity</text:p>
          </table:table-cell>
          <table:table-cell table:style-name="ce217" office:value-type="string" calcext:value-type="string" table:number-columns-spanned="2" table:number-rows-spanned="1">
            <text:p>Name</text:p>
          </table:table-cell>
          <table:covered-table-cell table:style-name="ce18"/>
          <table:table-cell table:style-name="ce217" office:value-type="string" calcext:value-type="string">
            <text:p>Price</text:p>
          </table:table-cell>
          <table:table-cell table:style-name="ce217" office:value-type="string" calcext:value-type="string">
            <text:p>Rarity</text:p>
          </table:table-cell>
          <table:table-cell table:style-name="ce227" office:value-type="string" calcext:value-type="string" table:number-columns-spanned="2" table:number-rows-spanned="1">
            <text:p>Name</text:p>
          </table:table-cell>
          <table:covered-table-cell table:style-name="ce18"/>
          <table:table-cell table:style-name="ce227" office:value-type="string" calcext:value-type="string">
            <text:p>Price</text:p>
          </table:table-cell>
          <table:table-cell table:style-name="ce227" office:value-type="string" calcext:value-type="string">
            <text:p>Rarity</text:p>
          </table:table-cell>
          <table:table-cell table:style-name="ce236" office:value-type="string" calcext:value-type="string" table:number-columns-spanned="2" table:number-rows-spanned="1">
            <text:p>Name</text:p>
          </table:table-cell>
          <table:covered-table-cell table:style-name="ce18"/>
          <table:table-cell table:style-name="ce59" office:value-type="string" calcext:value-type="string">
            <text:p>Price</text:p>
          </table:table-cell>
          <table:table-cell table:style-name="ce59" office:value-type="string" calcext:value-type="string">
            <text:p>Rarity</text:p>
          </table:table-cell>
          <table:table-cell table:number-columns-repeated="1008"/>
        </table:table-row>
        <table:table-row table:style-name="ro3">
          <table:table-cell table:style-name="ce5" office:value-type="string" calcext:value-type="string" table:number-columns-spanned="2" table:number-rows-spanned="1">
            <office:annotation draw:style-name="gr1" draw:text-style-name="P2" svg:width="10.095cm" svg:height="10.866cm" svg:x="2.871cm" svg:y="0.965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equals 10.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3 and an attack bonus of +5.</text:span></text:p>
              <text:p text:style-name="P1"><text:span text:style-name="T1"/></text:p>
              <text:p text:style-name="P1"><text:span text:style-name="T1">A wizard spell on a spell scroll can be copied just as spells in spellbooks can be copied. When a spell is copied from a spell scroll, the copier must succeed on an Intelligence (Arcana) check with a DC equal to 10. If the check succeeds, the spell is successfully copied. Whether the check succeeds or fails, the spell scroll is destroyed.</text:span></text:p>
            </office:annotation>
            <text:p>Spell Scroll Level 0</text:p>
          </table:table-cell>
          <table:covered-table-cell/>
          <table:table-cell table:style-name="ce19" office:value-type="string" calcext:value-type="string">
            <text:p>20 gp</text:p>
          </table:table-cell>
          <table:table-cell table:style-name="ce24" office:value-type="string" calcext:value-type="string">
            <text:p>Common</text:p>
          </table:table-cell>
          <table:table-cell table:style-name="ce41" office:value-type="string" calcext:value-type="string" table:number-columns-spanned="2" table:number-rows-spanned="1">
            <office:annotation draw:style-name="gr2" draw:text-style-name="P2" svg:width="10.021cm" svg:height="0.991cm" svg:x="12.966cm" svg:y="3.68cm" draw:caption-point-x="2.19cm" draw:caption-point-y="-0.791cm">
              <dc:date>2024-03-12T00:00:00</dc:date>
              <text:p text:style-name="P1"><text:span text:style-name="T1">You have a +1 bonus to attack and damage rolls made with this weapon.</text:span></text:p>
            </office:annotation>
            <text:p>(+1) Weapon</text:p>
          </table:table-cell>
          <table:covered-table-cell/>
          <table:table-cell table:style-name="ce43" office:value-type="string" calcext:value-type="string">
            <text:p>1,000 gp</text:p>
          </table:table-cell>
          <table:table-cell table:style-name="ce44" office:value-type="string" calcext:value-type="string">
            <text:p>Uncommon</text:p>
          </table:table-cell>
          <table:table-cell table:style-name="ce51" office:value-type="string" calcext:value-type="string" table:number-columns-spanned="2" table:number-rows-spanned="1">
            <office:annotation draw:style-name="gr3" draw:text-style-name="P2" svg:width="9.899cm" svg:height="3.756cm" svg:x="22.987cm" svg:y="2.853cm" draw:caption-point-x="2.068cm" draw:caption-point-y="0.036cm">
              <dc:date>2024-03-12T00:00:00</dc:date>
              <text:p text:style-name="P1"><text:span text:style-name="T1">This magical amulet serves as a ward for the soul. You cannot be possessed while you wear it; in addition, if you die, your soul enters the amulet for 7 days, during which time your body does not decay. While your soul is in the amulet, spells that restore you to life treat you as though you had died 1 round ago. If the amulet is destroyed while your soul is within it, your soul is annihilated forevermore</text:span></text:p>
              <text:p text:style-name="P1"><text:span text:style-name="T1">(Requires Attunement)</text:span></text:p>
              <text:p text:style-name="P1"><text:span text:style-name="T1"/></text:p>
            </office:annotation>
            <text:p>Amulet of Life Protection</text:p>
          </table:table-cell>
          <table:covered-table-cell/>
          <table:table-cell table:style-name="ce52" office:value-type="string" calcext:value-type="string">
            <text:p>9,000 gp</text:p>
          </table:table-cell>
          <table:table-cell table:style-name="ce53" office:value-type="string" calcext:value-type="string">
            <text:p>Rare</text:p>
          </table:table-cell>
          <table:table-cell table:style-name="ce60" office:value-type="string" calcext:value-type="string" table:number-columns-spanned="2" table:number-rows-spanned="1">
            <office:annotation draw:style-name="gr4" draw:text-style-name="P2" svg:width="9.899cm" svg:height="2.176cm" svg:x="32.886cm" svg:y="3.365cm" draw:caption-point-x="2.068cm" draw:caption-point-y="-0.476cm">
              <dc:date>2024-03-12T00:00:00</dc:date>
              <text:p text:style-name="P1"><text:span text:style-name="T1">While you wear these boots, you have proficiency in Acrobatics. If you are already proficient, you can apply twice your proficiency bonus to Acrobatics checks. In addition, standing up from prone costs you no additional movement.</text:span></text:p>
              <text:p text:style-name="P1"><text:span text:style-name="T1">(Requires attunement)</text:span></text:p>
            </office:annotation>
            <text:p>Nimble Boots</text:p>
          </table:table-cell>
          <table:covered-table-cell/>
          <table:table-cell table:style-name="ce65" office:value-type="string" calcext:value-type="string">
            <text:p>700 gp</text:p>
          </table:table-cell>
          <table:table-cell table:style-name="ce69" office:value-type="string" calcext:value-type="string">
            <text:p>Uncommon</text:p>
          </table:table-cell>
          <table:table-cell table:number-columns-repeated="1008"/>
        </table:table-row>
        <table:table-row table:style-name="ro3">
          <table:table-cell table:style-name="ce6" office:value-type="string" calcext:value-type="string" table:number-columns-spanned="2" table:number-rows-spanned="1">
            <office:annotation draw:style-name="gr5" draw:text-style-name="P2" svg:width="10.095cm" svg:height="11.656cm" svg:x="2.871cm" svg:y="1.613cm" draw:caption-point-x="2.264cm" draw:caption-point-y="1.763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1.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3 and an attack bonus of +5.</text:span></text:p>
              <text:p text:style-name="P1"><text:span text:style-name="T1"/></text:p>
              <text:p text:style-name="P1"><text:span text:style-name="T1">A wizard spell on a spell scroll can be copied just as spells in spellbooks can be copied. When a spell is copied from a spell scroll, the copier must succeed on a DC 11 Intelligence (Arcana) check. If the check succeeds, the spell is successfully copied. Whether the check succeeds or fails, the spell scroll is destroyed.</text:span></text:p>
              <text:p text:style-name="P1"><text:span text:style-name="T1"/></text:p>
              <text:p text:style-name="P1"><text:span text:style-name="T1"/></text:p>
            </office:annotation>
            <text:p>Spell Scroll Level 1</text:p>
          </table:table-cell>
          <table:covered-table-cell/>
          <table:table-cell table:style-name="ce19" office:value-type="string" calcext:value-type="string">
            <text:p>40 gp</text:p>
          </table:table-cell>
          <table:table-cell table:style-name="ce24" office:value-type="string" calcext:value-type="string">
            <text:p>Common</text:p>
          </table:table-cell>
          <table:table-cell table:style-name="ce41" office:value-type="string" calcext:value-type="string" table:number-columns-spanned="2" table:number-rows-spanned="1">
            <office:annotation draw:style-name="gr2" draw:text-style-name="P2" svg:width="10.021cm" svg:height="0.991cm" svg:x="12.966cm" svg:y="4.167cm" draw:caption-point-x="2.19cm" draw:caption-point-y="-0.791cm">
              <dc:date>2024-03-12T00:00:00</dc:date>
              <text:p text:style-name="P1"><text:span text:style-name="T1">You have a +2 bonus to attack and damage rolls made with this weapon.</text:span></text:p>
            </office:annotation>
            <text:p>(+2) Weapon</text:p>
          </table:table-cell>
          <table:covered-table-cell/>
          <table:table-cell table:style-name="ce43" office:value-type="string" calcext:value-type="string">
            <text:p>3,000 gp</text:p>
          </table:table-cell>
          <table:table-cell table:style-name="ce45" office:value-type="string" calcext:value-type="string">
            <text:p>Rare</text:p>
          </table:table-cell>
          <table:table-cell table:style-name="ce51" office:value-type="string" calcext:value-type="string" table:number-columns-spanned="2" table:number-rows-spanned="1">
            <office:annotation draw:style-name="gr4" draw:text-style-name="P2" svg:width="9.899cm" svg:height="2.176cm" svg:x="22.987cm" svg:y="4.13cm" draw:caption-point-x="2.068cm" draw:caption-point-y="-0.754cm">
              <dc:date>2024-03-12T00:00:00</dc:date>
              <text:p text:style-name="P1"><text:span text:style-name="T1">While you are attuned to this seal, you don't need to sleep, although you still need to rest to gain the benefits of a long rest.</text:span></text:p>
              <text:p text:style-name="P1"><text:span text:style-name="T1">(Requires Attunement)</text:span></text:p>
              <text:p text:style-name="P1"><text:span text:style-name="T1"/></text:p>
            </office:annotation>
            <text:p>Seal of the Moon</text:p>
          </table:table-cell>
          <table:covered-table-cell/>
          <table:table-cell table:style-name="ce52" office:value-type="string" calcext:value-type="string">
            <text:p>2,500 gp</text:p>
          </table:table-cell>
          <table:table-cell table:style-name="ce53" office:value-type="string" calcext:value-type="string">
            <text:p>Rare</text:p>
          </table:table-cell>
          <table:table-cell table:style-name="ce60" office:value-type="string" calcext:value-type="string" table:number-columns-spanned="2" table:number-rows-spanned="1">
            <office:annotation draw:style-name="gr6" draw:text-style-name="P2" svg:width="9.899cm" svg:height="2.571cm" svg:x="32.886cm" svg:y="3.933cm" draw:caption-point-x="2.068cm" draw:caption-point-y="-0.557cm">
              <dc:date>2024-03-12T00:00:00</dc:date>
              <text:p text:style-name="P1"><text:span text:style-name="T1">This armor is designed to help you against creatures grappling you. When you are grappled, it magically secretes a slimy substance that doesn't hurt you</text:span></text:p>
              <text:p text:style-name="P1"><text:span text:style-name="T1">or anything you wear or carry. Any creature grappling you takes 1d4 acid damage at the end of its Turn</text:span></text:p>
              <text:p text:style-name="P1"><text:span text:style-name="T1">(Requires attunement)</text:span></text:p>
            </office:annotation>
            <text:p>Armor of Secretion</text:p>
          </table:table-cell>
          <table:covered-table-cell/>
          <table:table-cell table:style-name="ce65" office:value-type="string" calcext:value-type="string">
            <text:p>900 gp</text:p>
          </table:table-cell>
          <table:table-cell table:style-name="ce69" office:value-type="string" calcext:value-type="string">
            <text:p>Uncommon</text:p>
          </table:table-cell>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1.938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2.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3 and an attack bonus of +5.</text:span></text:p>
              <text:p text:style-name="P1"><text:span text:style-name="T1"/></text:p>
              <text:p text:style-name="P1"><text:span text:style-name="T1">A wizard spell on a spell scroll can be copied just as spells in spellbooks can be copied. When a spell is copied from a spell scroll, the copier must succeed on a DC 12 Intelligence (Arcana) check. If the check succeeds, the spell is successfully copied. Whether the check succeeds or fails, the spell scroll is destroyed.</text:span></text:p>
            </office:annotation>
            <text:p>Spell Scroll Level 2</text:p>
          </table:table-cell>
          <table:covered-table-cell/>
          <table:table-cell table:style-name="ce19" office:value-type="string" calcext:value-type="string">
            <text:p>375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2" draw:text-style-name="P2" svg:width="10.021cm" svg:height="0.991cm" svg:x="12.966cm" svg:y="4.653cm" draw:caption-point-x="2.19cm" draw:caption-point-y="-0.791cm">
              <dc:date>2024-03-12T00:00:00</dc:date>
              <text:p text:style-name="P1"><text:span text:style-name="T1">You have a +3 bonus to attack and damage rolls made with this weapon.</text:span></text:p>
            </office:annotation>
            <text:p>(+3) Weapon</text:p>
          </table:table-cell>
          <table:covered-table-cell/>
          <table:table-cell table:style-name="ce43" office:value-type="string" calcext:value-type="string">
            <text:p>15,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7" draw:text-style-name="P2" svg:width="9.899cm" svg:height="5.953cm" svg:x="22.987cm" svg:y="4.672cm" draw:caption-point-x="2.068cm" draw:caption-point-y="-0.81cm">
              <dc:date>2024-03-12T00:00:00</dc:date>
              <text:p text:style-name="P1"><text:span text:style-name="T1">You have a +2 bonus to attack and damage rolls made with this weapon.</text:span></text:p>
              <text:p text:style-name="P1"><text:span text:style-name="T1"/></text:p>
              <text:p text:style-name="P1"><text:span text:style-name="T1">Target takes an extra 1d4 psychic damage.</text:span></text:p>
              <text:p text:style-name="P1"><text:span text:style-name="T1"/></text:p>
              <text:p text:style-name="P1"><text:span text:style-name="T1">Throw Range 60/120</text:span></text:p>
              <text:p text:style-name="P1"><text:span text:style-name="T1"/></text:p>
              <text:p text:style-name="P1"><text:span text:style-name="T1">on a hit you may teleport adjacent to the creature, your movement then turns to 0.</text:span></text:p>
              <text:p text:style-name="P1"><text:span text:style-name="T1"/></text:p>
              <text:p text:style-name="P1"><text:span text:style-name="T1">you may use a bonus action to apparate the the dagger back to you if you are within 120ft from it.</text:span></text:p>
              <text:p text:style-name="P1"><text:span text:style-name="T1">(Requires Attunement)</text:span></text:p>
            </office:annotation>
            <text:p>Blink Dagger</text:p>
          </table:table-cell>
          <table:covered-table-cell/>
          <table:table-cell table:style-name="ce52" office:value-type="string" calcext:value-type="string">
            <text:p>20,000 gp</text:p>
          </table:table-cell>
          <table:table-cell table:style-name="ce54" office:value-type="string" calcext:value-type="string">
            <text:p>Legendary</text:p>
          </table:table-cell>
          <table:table-cell table:style-name="ce60" office:value-type="string" calcext:value-type="string" table:number-columns-spanned="2" table:number-rows-spanned="1">
            <office:annotation draw:style-name="gr8" draw:text-style-name="P2" svg:width="9.899cm" svg:height="5.336cm" svg:x="32.886cm" svg:y="4.147cm" draw:caption-point-x="2.068cm" draw:caption-point-y="-0.285cm">
              <dc:date>2024-03-12T00:00:00</dc:date>
              <text:p text:style-name="P1"><text:span text:style-name="T1">Simple leather glove, as a bonus action, one item held in the hand wearing the glove disappears. The item can weigh no more than 30 pounds and must be able to be held in one hand. While stored, the item has negligible weight. </text:span></text:p>
              <text:p text:style-name="P1"><text:span text:style-name="T1"/></text:p>
              <text:p text:style-name="P1"><text:span text:style-name="T1">Each glove can hold a separate item.</text:span></text:p>
              <text:p text:style-name="P1"><text:span text:style-name="T1"/></text:p>
              <text:p text:style-name="P1"><text:span text:style-name="T1">as a bonus action the item reappears. A glove can only store one item at a time. </text:span></text:p>
              <text:p text:style-name="P1"><text:span text:style-name="T1"/></text:p>
              <text:p text:style-name="P1"><text:span text:style-name="T1">The item is stored in a pocket dimension, if dispelled the items are thrown out from the gloves onto the floor in a square adjacent to the holder.</text:span></text:p>
            </office:annotation>
            <text:p>Gloves of Storing (Per Glove)</text:p>
          </table:table-cell>
          <table:covered-table-cell/>
          <table:table-cell table:style-name="ce65" office:value-type="string" calcext:value-type="string">
            <text:p>1,000 gp</text:p>
          </table:table-cell>
          <table:table-cell table:style-name="ce69" office:value-type="string" calcext:value-type="string">
            <text:p>Uncommon</text:p>
          </table:table-cell>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2.425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3.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5 and an attack bonus of +7.</text:span></text:p>
              <text:p text:style-name="P1"><text:span text:style-name="T1"/></text:p>
              <text:p text:style-name="P1"><text:span text:style-name="T1">A wizard spell on a spell scroll can be copied just as spells in spellbooks can be copied. When a spell is copied from a spell scroll, the copier must succeed on a DC 13 Intelligence (Arcana) check. If the check succeeds, the spell is successfully copied. Whether the check succeeds or fails, the spell scroll is destroyed.</text:span></text:p>
            </office:annotation>
            <text:p>Spell Scroll Level 3</text:p>
          </table:table-cell>
          <table:covered-table-cell/>
          <table:table-cell table:style-name="ce19" office:value-type="string" calcext:value-type="string">
            <text:p>75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9" draw:text-style-name="P2" svg:width="10.021cm" svg:height="0.953cm" svg:x="12.966cm" svg:y="5.159cm" draw:caption-point-x="2.19cm" draw:caption-point-y="-0.81cm">
              <dc:date>2024-03-12T00:00:00</dc:date>
              <text:p text:style-name="P1"><text:span text:style-name="T1">You have a +1 bonus to AC while wearing this armor.</text:span></text:p>
            </office:annotation>
            <text:p>(+1) Armor</text:p>
          </table:table-cell>
          <table:covered-table-cell/>
          <table:table-cell table:style-name="ce43" office:value-type="string" calcext:value-type="string">
            <text:p>1,5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0" draw:text-style-name="P2" svg:width="9.899cm" svg:height="1.508cm" svg:x="22.987cm" svg:y="5.159cm" draw:caption-point-x="2.068cm" draw:caption-point-y="-0.81cm">
              <dc:date>2024-03-12T00:00:00</dc:date>
              <text:p text:style-name="P1"><text:span text:style-name="T1">Use an Action to cast the eldritch blast cantrip.</text:span></text:p>
              <text:p text:style-name="P1"><text:span text:style-name="T1">(Can only be Attuned by Bards)</text:span></text:p>
            </office:annotation>
            <text:p>Eldritch Tin Whistle</text:p>
          </table:table-cell>
          <table:covered-table-cell/>
          <table:table-cell table:style-name="ce52" office:value-type="string" calcext:value-type="string">
            <text:p>1,500 gp</text:p>
          </table:table-cell>
          <table:table-cell table:style-name="ce53" office:value-type="string" calcext:value-type="string">
            <text:p>Rare</text:p>
          </table:table-cell>
          <table:table-cell table:style-name="ce60" office:value-type="string" calcext:value-type="string" table:number-columns-spanned="2" table:number-rows-spanned="1">
            <office:annotation draw:style-name="gr10" draw:text-style-name="P2" svg:width="9.899cm" svg:height="1.508cm" svg:x="32.886cm" svg:y="5.159cm" draw:caption-point-x="2.068cm" draw:caption-point-y="-0.81cm">
              <dc:date>2024-03-12T00:00:00</dc:date>
              <text:p text:style-name="P1"><text:span text:style-name="T1">While wearing these wraps around your hands, you gain +1 to attack and damage rolls with unarmed strikes </text:span></text:p>
              <text:p text:style-name="P1"><text:span text:style-name="T1">(the damage is not magical)</text:span></text:p>
            </office:annotation>
            <text:p>Fighter's Wraps</text:p>
          </table:table-cell>
          <table:covered-table-cell/>
          <table:table-cell table:style-name="ce65" office:value-type="string" calcext:value-type="string">
            <text:p>200 gp</text:p>
          </table:table-cell>
          <table:table-cell table:style-name="ce70" office:value-type="string" calcext:value-type="string">
            <text:p>Common</text:p>
          </table:table-cell>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2.912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4.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5 and an attack bonus of +7.</text:span></text:p>
              <text:p text:style-name="P1"><text:span text:style-name="T1"/></text:p>
              <text:p text:style-name="P1"><text:span text:style-name="T1">A wizard spell on a spell scroll can be copied just as spells in spellbooks can be copied. When a spell is copied from a spell scroll, the copier must succeed on a DC 14 Intelligence (Arcana) check. If the check succeeds, the spell is successfully copied. Whether the check succeeds or fails, the spell scroll is destroyed.</text:span></text:p>
            </office:annotation>
            <text:p>Spell Scroll Level 4</text:p>
          </table:table-cell>
          <table:covered-table-cell/>
          <table:table-cell table:style-name="ce19" office:value-type="string" calcext:value-type="string">
            <text:p>3,750 gp</text:p>
          </table:table-cell>
          <table:table-cell table:style-name="ce26" office:value-type="string" calcext:value-type="string">
            <text:p>Rare</text:p>
          </table:table-cell>
          <table:table-cell table:style-name="ce41" office:value-type="string" calcext:value-type="string" table:number-columns-spanned="2" table:number-rows-spanned="1">
            <office:annotation draw:style-name="gr11" draw:text-style-name="P2" svg:width="10.021cm" svg:height="0.952cm" svg:x="12.966cm" svg:y="5.646cm" draw:caption-point-x="2.19cm" draw:caption-point-y="-0.81cm">
              <dc:date>2024-03-12T00:00:00</dc:date>
              <text:p text:style-name="P1"><text:span text:style-name="T1">You have a +2 bonus to AC while wearing this armor.</text:span></text:p>
            </office:annotation>
            <text:p>(+2) Armor</text:p>
          </table:table-cell>
          <table:covered-table-cell/>
          <table:table-cell table:style-name="ce43" office:value-type="string" calcext:value-type="string">
            <text:p>4,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12" draw:text-style-name="P2" svg:width="9.899cm" svg:height="4.286cm" svg:x="22.987cm" svg:y="5.646cm" draw:caption-point-x="2.068cm" draw:caption-point-y="-0.81cm">
              <dc:date>2024-03-12T00:00:00</dc:date>
              <text:p text:style-name="P1"><text:span text:style-name="T1">Zephyr can be any sword type.</text:span></text:p>
              <text:p text:style-name="P1"><text:span text:style-name="T1"/></text:p>
              <text:p text:style-name="P1"><text:span text:style-name="T1">A magical bladeless sword that gains the "Reach" property when attacking.</text:span></text:p>
              <text:p text:style-name="P1"><text:span text:style-name="T1"/></text:p>
              <text:p text:style-name="P1"><text:span text:style-name="T1">Target takes an extra 1d6 slashing damage.</text:span></text:p>
              <text:p text:style-name="P1"><text:span text:style-name="T1"/></text:p>
              <text:p text:style-name="P1"><text:span text:style-name="T1">(Requires Attunement)</text:span></text:p>
            </office:annotation>
            <text:p>Zephyr</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3.4cm" draw:caption-point-x="2.264cm" draw:caption-point-y="1.923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5.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7 and an attack bonus of +9.</text:span></text:p>
              <text:p text:style-name="P1"><text:span text:style-name="T1"/></text:p>
              <text:p text:style-name="P1"><text:span text:style-name="T1">A wizard spell on a spell scroll can be copied just as spells in spellbooks can be copied. When a spell is copied from a spell scroll, the copier must succeed on a DC 15 Intelligence (Arcana) check. If the check succeeds, the spell is successfully copied. Whether the check succeeds or fails, the spell scroll is destroyed.</text:span></text:p>
            </office:annotation>
            <text:p>Spell Scroll Level 5</text:p>
          </table:table-cell>
          <table:covered-table-cell/>
          <table:table-cell table:style-name="ce19" office:value-type="string" calcext:value-type="string">
            <text:p>7.500 gp</text:p>
          </table:table-cell>
          <table:table-cell table:style-name="ce26" office:value-type="string" calcext:value-type="string">
            <text:p>Rare</text:p>
          </table:table-cell>
          <table:table-cell table:style-name="ce41" office:value-type="string" calcext:value-type="string" table:number-columns-spanned="2" table:number-rows-spanned="1">
            <office:annotation draw:style-name="gr11" draw:text-style-name="P2" svg:width="10.021cm" svg:height="0.952cm" svg:x="12.966cm" svg:y="6.134cm" draw:caption-point-x="2.19cm" draw:caption-point-y="-0.811cm">
              <dc:date>2024-03-12T00:00:00</dc:date>
              <text:p text:style-name="P1"><text:span text:style-name="T1">You have a +3 bonus to AC while wearing this armor.</text:span></text:p>
            </office:annotation>
            <text:p>(+3) Armor</text:p>
          </table:table-cell>
          <table:covered-table-cell/>
          <table:table-cell table:style-name="ce43" office:value-type="string" calcext:value-type="string">
            <text:p>25,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12" draw:text-style-name="P2" svg:width="9.899cm" svg:height="4.286cm" svg:x="22.987cm" svg:y="6.134cm" draw:caption-point-x="2.068cm" draw:caption-point-y="-0.811cm">
              <dc:date>2024-03-12T00:00:00</dc:date>
              <text:p text:style-name="P1"><text:span text:style-name="T1">(Sword of any type)</text:span></text:p>
              <text:p text:style-name="P1"><text:span text:style-name="T1">You have a +2 bonus to attack and damage rolls made with this weapon.</text:span></text:p>
              <text:p text:style-name="P1"><text:span text:style-name="T1"/></text:p>
              <text:p text:style-name="P1"><text:span text:style-name="T1">Gain 10 movment speed,</text:span></text:p>
              <text:p text:style-name="P1"><text:span text:style-name="T1">as a bonus you can take the dash action.</text:span></text:p>
              <text:p text:style-name="P1"><text:span text:style-name="T1"/></text:p>
              <text:p text:style-name="P1"><text:span text:style-name="T1">(Requires Attunement)</text:span></text:p>
            </office:annotation>
            <text:p>Blade of Swiftness</text:p>
          </table:table-cell>
          <table:covered-table-cell/>
          <table:table-cell table:style-name="ce52" office:value-type="string" calcext:value-type="string">
            <text:p>20,000 gp</text:p>
          </table:table-cell>
          <table:table-cell table:style-name="ce54" office:value-type="string" calcext:value-type="string">
            <text:p>Legendary</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3.886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6.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7 and an attack bonus of +9.</text:span></text:p>
              <text:p text:style-name="P1"><text:span text:style-name="T1"/></text:p>
              <text:p text:style-name="P1"><text:span text:style-name="T1">A wizard spell on a spell scroll can be copied just as spells in spellbooks can be copied. When a spell is copied from a spell scroll, the copier must succeed on a DC 16 Intelligence (Arcana) check. If the check succeeds, the spell is successfully copied. Whether the check succeeds or fails, the spell scroll is destroyed.</text:span></text:p>
            </office:annotation>
            <text:p>Spell Scroll Level 6</text:p>
          </table:table-cell>
          <table:covered-table-cell/>
          <table:table-cell table:style-name="ce19" office:value-type="string" calcext:value-type="string">
            <text:p>22,5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2" draw:text-style-name="P2" svg:width="10.021cm" svg:height="0.991cm" svg:x="12.966cm" svg:y="6.601cm" draw:caption-point-x="2.19cm" draw:caption-point-y="-0.791cm">
              <dc:date>2024-03-12T00:00:00</dc:date>
              <text:p text:style-name="P1"><text:span text:style-name="T1">While holding this shield, you have a +1 bonus to AC. This bonus is in addition to the shield's normal bonus to AC.</text:span></text:p>
            </office:annotation>
            <text:p>(+1) Shield</text:p>
          </table:table-cell>
          <table:covered-table-cell/>
          <table:table-cell table:style-name="ce43" office:value-type="string" calcext:value-type="string">
            <text:p>1,000 gp</text:p>
          </table:table-cell>
          <table:table-cell table:style-name="ce44" office:value-type="string" calcext:value-type="string">
            <text:p>Uncommon</text:p>
          </table:table-cell>
          <table:table-cell table:style-name="ce51" office:value-type="string" calcext:value-type="string" table:number-columns-spanned="2" table:number-rows-spanned="1">
            <office:annotation draw:style-name="gr12" draw:text-style-name="P2" svg:width="9.899cm" svg:height="4.286cm" svg:x="22.987cm" svg:y="6.62cm" draw:caption-point-x="2.068cm" draw:caption-point-y="-0.81cm">
              <dc:date>2024-03-12T00:00:00</dc:date>
              <text:p text:style-name="P1"><text:span text:style-name="T1">This Klein bottle contains 4 charges, you can use an Action to expend 1-4 charges, each charge heals 1d12 hit points.</text:span></text:p>
              <text:p text:style-name="P1"><text:span text:style-name="T1"/></text:p>
              <text:p text:style-name="P1"><text:span text:style-name="T1">At dawn the Klein bottle regains 1d4+1 charges, the Klein bottle can not exceed 4 charges.</text:span></text:p>
              <text:p text:style-name="P1"><text:span text:style-name="T1"/></text:p>
              <text:p text:style-name="P1"><text:span text:style-name="T1">If the Klein bottle has zero charges roll a d20, on a 1 it will shatter.</text:span></text:p>
              <text:p text:style-name="P1"><text:span text:style-name="T1"/></text:p>
              <text:p text:style-name="P1"><text:span text:style-name="T1">(Requires Attunement)</text:span></text:p>
            </office:annotation>
            <text:p>Felix's Endless Healing Elixir</text:p>
          </table:table-cell>
          <table:covered-table-cell/>
          <table:table-cell table:style-name="ce52" office:value-type="string" calcext:value-type="string">
            <text:p>15,000 gp</text:p>
          </table:table-cell>
          <table:table-cell table:style-name="ce54" office:value-type="string" calcext:value-type="string">
            <text:p>Legendary</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4.373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7.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8 and an attack bonus of +10.</text:span></text:p>
              <text:p text:style-name="P1"><text:span text:style-name="T1"/></text:p>
              <text:p text:style-name="P1"><text:span text:style-name="T1">A wizard spell on a spell scroll can be copied just as spells in spellbooks can be copied. When a spell is copied from a spell scroll, the copier must succeed on a DC 17 Intelligence (Arcana) check. If the check succeeds, the spell is successfully copied. Whether the check succeeds or fails, the spell scroll is destroyed.</text:span></text:p>
            </office:annotation>
            <text:p>Spell Scroll Level 7</text:p>
          </table:table-cell>
          <table:covered-table-cell/>
          <table:table-cell table:style-name="ce19" office:value-type="string" calcext:value-type="string">
            <text:p>2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2" draw:text-style-name="P2" svg:width="10.021cm" svg:height="0.991cm" svg:x="12.966cm" svg:y="7.088cm" draw:caption-point-x="2.19cm" draw:caption-point-y="-0.791cm">
              <dc:date>2024-03-12T00:00:00</dc:date>
              <text:p text:style-name="P1"><text:span text:style-name="T1">While holding this shield, you have a +2 bonus to AC. This bonus is in addition to the shield's normal bonus to AC.</text:span></text:p>
            </office:annotation>
            <text:p>(+2) Shield</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8" draw:text-style-name="P2" svg:width="9.899cm" svg:height="5.336cm" svg:x="22.987cm" svg:y="6.86cm" draw:caption-point-x="2.068cm" draw:caption-point-y="-0.563cm">
              <dc:date>2024-03-12T00:00:00</dc:date>
              <text:p text:style-name="P1"><text:span text:style-name="T1">You have a +1 bonus to attack and damage rolls made with this Polearm.</text:span></text:p>
              <text:p text:style-name="P1"><text:span text:style-name="T1"/></text:p>
              <text:p text:style-name="P1"><text:span text:style-name="T1">This Chauve-Souris Polearm </text:span></text:p>
              <text:p text:style-name="P1"><text:span text:style-name="T1">will allow it's wielder to use a bonus action to enter a defensive stance that lasts until the start of your next turn. While in your defensive stance, you can make opportunity attacks without using your reaction</text:span></text:p>
              <text:p text:style-name="P1"><text:span text:style-name="T1"/></text:p>
              <text:p text:style-name="P1"><text:span text:style-name="T1">1d10 piercing - Heavy, Reach, Two-Handed, Martial Weapon, Melee Weapon.</text:span></text:p>
              <text:p text:style-name="P1"><text:span text:style-name="T1"/></text:p>
              <text:p text:style-name="P1"><text:span text:style-name="T1">(Requires Attunement)</text:span></text:p>
            </office:annotation>
            <text:p>Lancers Iron Wall</text:p>
          </table:table-cell>
          <table:covered-table-cell/>
          <table:table-cell table:style-name="ce52" office:value-type="string" calcext:value-type="string">
            <text:p>10,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4.859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8.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8 and an attack bonus of +10.</text:span></text:p>
              <text:p text:style-name="P1"><text:span text:style-name="T1"/></text:p>
              <text:p text:style-name="P1"><text:span text:style-name="T1">A wizard spell on a spell scroll can be copied just as spells in spellbooks can be copied. When a spell is copied from a spell scroll, the copier must succeed on a DC 18 Intelligence (Arcana) check. If the check succeeds, the spell is successfully copied. Whether the check succeeds or fails, the spell scroll is destroyed.</text:span></text:p>
            </office:annotation>
            <text:p>Spell Scroll Level 8</text:p>
          </table:table-cell>
          <table:covered-table-cell/>
          <table:table-cell table:style-name="ce19" office:value-type="string" calcext:value-type="string">
            <text:p>7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2" draw:text-style-name="P2" svg:width="10.021cm" svg:height="0.991cm" svg:x="12.966cm" svg:y="7.574cm" draw:caption-point-x="2.19cm" draw:caption-point-y="-0.791cm">
              <dc:date>2024-03-12T00:00:00</dc:date>
              <text:p text:style-name="P1"><text:span text:style-name="T1">While holding this shield, you have a +3 bonus to AC. This bonus is in addition to the shield's normal bonus to AC.</text:span></text:p>
            </office:annotation>
            <text:p>(+3) Shield</text:p>
          </table:table-cell>
          <table:covered-table-cell/>
          <table:table-cell table:style-name="ce43" office:value-type="string" calcext:value-type="string">
            <text:p>25,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12" draw:text-style-name="P2" svg:width="9.899cm" svg:height="4.286cm" svg:x="22.987cm" svg:y="7.593cm" draw:caption-point-x="2.068cm" draw:caption-point-y="-0.81cm">
              <dc:date>2024-03-12T00:00:00</dc:date>
              <text:p text:style-name="P1"><text:span text:style-name="T1">You have a +1 bonus to attack and damage rolls made with this weapon.</text:span></text:p>
              <text:p text:style-name="P1"><text:span text:style-name="T1"/></text:p>
              <text:p text:style-name="P1"><text:span text:style-name="T1">As a bonus action you speak the command word to turn this shortsword into a bladed whip.</text:span></text:p>
              <text:p text:style-name="P1"><text:span text:style-name="T1"/></text:p>
              <text:p text:style-name="P1"><text:span text:style-name="T1">Bladed Whip:</text:span></text:p>
              <text:p text:style-name="P1"><text:span text:style-name="T1">Martial Weapon, Melee Weapon.</text:span></text:p>
              <text:p text:style-name="P1"><text:span text:style-name="T1">1d6 slashing - finesse, reach.</text:span></text:p>
            </office:annotation>
            <text:p>Razertail</text:p>
          </table:table-cell>
          <table:covered-table-cell/>
          <table:table-cell table:style-name="ce52" office:value-type="string" calcext:value-type="string">
            <text:p>2,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5.346cm" draw:caption-point-x="2.264cm" draw:caption-point-y="1.924cm">
              <dc:date>2024-03-12T00:00:00</dc:date>
              <text:p text:style-name="P1"><text:span text:style-name="T1">A spell scroll bears the words of a single spell, written as a mystical cipher. If the spell is on your class's spell list, you can read the scroll and cast its spell without having to provide any of the spell's components. Otherwise, the scroll is unintelligible. Casting the spell by reading the scroll requires the spell's normal casting time. Once the spell is cast, the words on the scroll fade, and it crumbles to dust. If the casting is interrupted, the scroll is not lost.</text:span></text:p>
              <text:p text:style-name="P1"><text:span text:style-name="T1"/></text:p>
              <text:p text:style-name="P1"><text:span text:style-name="T1">If the spell is on your class's spell list but of a higher level than you can normally cast, you must make an ability check using your spellcasting ability to determine whether you cast it successfully. The DC is 19. On a failed check, the spell disappears from the scroll with no other effect.</text:span></text:p>
              <text:p text:style-name="P1"><text:span text:style-name="T1"/></text:p>
              <text:p text:style-name="P1"><text:span text:style-name="T1">Once the spell is cast, the words on the scroll fade, and the scroll itself crumbles to dust.</text:span></text:p>
              <text:p text:style-name="P1"><text:span text:style-name="T1"/></text:p>
              <text:p text:style-name="P1"><text:span text:style-name="T1">A spell cast from this scroll has a save DC of 19 and an attack bonus of +11.</text:span></text:p>
              <text:p text:style-name="P1"><text:span text:style-name="T1"/></text:p>
              <text:p text:style-name="P1"><text:span text:style-name="T1">A wizard spell on a spell scroll can be copied just as spells in spellbooks can be copied. When a spell is copied from a spell scroll, the copier must succeed on a DC 19 Intelligence (Arcana) check. If the check succeeds, the spell is successfully copied. Whether the check succeeds or fails, the spell scroll is destroyed.</text:span></text:p>
            </office:annotation>
            <text:p>Spell Scroll Level 9</text:p>
          </table:table-cell>
          <table:covered-table-cell/>
          <table:table-cell table:style-name="ce19" office:value-type="string" calcext:value-type="string">
            <text:p>375,0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2" draw:text-style-name="P2" svg:width="10.021cm" svg:height="0.991cm" svg:x="12.966cm" svg:y="8.061cm" draw:caption-point-x="2.19cm" draw:caption-point-y="-0.791cm">
              <dc:date>2024-03-12T00:00:00</dc:date>
              <text:p text:style-name="P1"><text:span text:style-name="T1">When you roll a 20 with this magic weapon, the target takes an extra 7 of its damage type</text:span></text:p>
            </office:annotation>
            <text:p>Vicious Weapon</text:p>
          </table:table-cell>
          <table:covered-table-cell/>
          <table:table-cell table:style-name="ce43" office:value-type="string" calcext:value-type="string">
            <text:p>35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3" draw:text-style-name="P2" svg:width="9.899cm" svg:height="5.397cm" svg:x="22.987cm" svg:y="8.08cm" draw:caption-point-x="2.068cm" draw:caption-point-y="-0.81cm">
              <dc:date>2024-03-12T00:00:00</dc:date>
              <text:p text:style-name="P1"><text:span text:style-name="T1">You gain a +1 bonus to AC and saving throws while you wear this crown.</text:span></text:p>
              <text:p text:style-name="P1"><text:span text:style-name="T1"/></text:p>
              <text:p text:style-name="P1"><text:span text:style-name="T1">• </text:span><text:span text:style-name="T1">You gain proficiency in the Investigation skill.</text:span></text:p>
              <text:p text:style-name="P1"><text:span text:style-name="T1">If you’re already proficient in </text:span></text:p>
              <text:p text:style-name="P1"><text:span text:style-name="T1">Investigation, your proficiency bonus is doubled.</text:span></text:p>
              <text:p text:style-name="P1"><text:span text:style-name="T1"/></text:p>
              <text:p text:style-name="P1"><text:span text:style-name="T1">• </text:span><text:span text:style-name="T1">when you make an insight check for the purpose of detecting deception, you automatically pass.</text:span></text:p>
              <text:p text:style-name="P1"><text:span text:style-name="T1"/></text:p>
              <text:p text:style-name="P1"><text:span text:style-name="T1">(Requires Attunement)</text:span></text:p>
            </office:annotation>
            <text:p>Crown of Gilgamesh</text:p>
          </table:table-cell>
          <table:covered-table-cell/>
          <table:table-cell table:style-name="ce52" office:value-type="string" calcext:value-type="string">
            <text:p>45,000 gp</text:p>
          </table:table-cell>
          <table:table-cell table:style-name="ce54" office:value-type="string" calcext:value-type="string">
            <text:p>Legendary</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4" draw:text-style-name="P2" svg:width="10.095cm" svg:height="5.731cm" svg:x="2.871cm" svg:y="7.011cm" draw:caption-point-x="2.264cm" draw:caption-point-y="0.746cm">
              <dc:date>2024-03-12T00:00:00</dc:date>
              <text:p text:style-name="P1"><text:span text:style-name="T1">Using an action to read the scroll encloses you in an invisible barrier that extends from you to form a 5-foot-radius, 10-foot-high cylinder. For 5 minutes, this barrier prevents a type of creature from entering or affecting anything within the cylinder. The cylinder moves with you and remains centered on you. However, if you move in such a way that an aberration would be inside the cylinder, the effect ends. A creature can attempt to overcome the barrier by using an action to make a DC 15 Charisma check. On a success, the creature ceases to be affected by the barrier.</text:span></text:p>
              <text:p text:style-name="P1"><text:span text:style-name="T1"/></text:p>
              <text:p text:style-name="P1"><text:span text:style-name="T1">Types of creatures you can use.</text:span></text:p>
              <text:p text:style-name="P1"><text:span text:style-name="T1">(Aberrations, Beasts, Celestials, Elementals, Fey, Fiends, Plants, Undead)</text:span></text:p>
            </office:annotation>
            <text:p>Scroll of Protection</text:p>
          </table:table-cell>
          <table:covered-table-cell/>
          <table:table-cell table:style-name="ce19" office:value-type="string" calcext:value-type="string">
            <text:p>2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4" draw:text-style-name="P2" svg:width="10.021cm" svg:height="2.176cm" svg:x="12.966cm" svg:y="8.233cm" draw:caption-point-x="2.19cm" draw:caption-point-y="-0.476cm">
              <dc:date>2024-03-12T00:00:00</dc:date>
              <text:p text:style-name="P1"><text:span text:style-name="T1">When you attack a creature with this magic weapon and roll a 20 on the attack roll, that target takes an extra 10 necrotic damage if it isn't a construct or an undead. You also gain 10 temporary hit points.</text:span></text:p>
              <text:p text:style-name="P1"><text:span text:style-name="T1">(Requires Attunement)</text:span></text:p>
            </office:annotation>
            <text:p>Sword of Life-Stealing</text:p>
          </table:table-cell>
          <table:covered-table-cell/>
          <table:table-cell table:style-name="ce43" office:value-type="string" calcext:value-type="string">
            <text:p>1,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5" draw:text-style-name="P2" svg:width="9.899cm" svg:height="4.841cm" svg:x="22.987cm" svg:y="8.567cm" draw:caption-point-x="2.068cm" draw:caption-point-y="-0.81cm">
              <dc:date>2024-03-12T00:00:00</dc:date>
              <text:p text:style-name="P1"><text:span text:style-name="T1">While wearing this mask you gain the following benefits:</text:span></text:p>
              <text:p text:style-name="P1"><text:span text:style-name="T1"/></text:p>
              <text:p text:style-name="P1"><text:span text:style-name="T1">• </text:span><text:span text:style-name="T1">Increase your Charisma score by 2</text:span></text:p>
              <text:p text:style-name="P1"><text:span text:style-name="T1"/></text:p>
              <text:p text:style-name="P1"><text:span text:style-name="T1">• </text:span><text:span text:style-name="T1">You gain proficiency in the Deception and Persuasion skills. </text:span></text:p>
              <text:p text:style-name="P1"><text:span text:style-name="T1">If you’re already proficient in </text:span></text:p>
              <text:p text:style-name="P1"><text:span text:style-name="T1">either skill, your proficiency bonus is doubled for any check you make with that skill.</text:span></text:p>
              <text:p text:style-name="P1"><text:span text:style-name="T1">(Requires Attunement)</text:span></text:p>
            </office:annotation>
            <text:p>Visage</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6" draw:text-style-name="P2" svg:width="10.095cm" svg:height="11.261cm" svg:x="2.871cm" svg:y="6.123cm" draw:caption-point-x="2.264cm" draw:caption-point-y="2.121cm">
              <dc:date>2024-03-12T00:00:00</dc:date>
              <text:p text:style-name="P1"><text:span text:style-name="T1">Typically found in 1d4 pots inside a fine wooden box with a brush (weighing 1 pound in total), these pigments allow you to create three-dimensional objects by painting them in two dimensions. The paint flows from the brush to form the desired object as you concentrate on its image.</text:span></text:p>
              <text:p text:style-name="P1"><text:span text:style-name="T1"/></text:p>
              <text:p text:style-name="P1"><text:span text:style-name="T1">Each pot of paint is sufficient to cover 1,000 square feet of a surface, which lets you create inanimate objects or terrain features-such as a door, a pit, flowers, trees, cells, rooms, or weapons- that are up to 10,000 cubic feet. It takes 10 minutes to cover 100 square feet.</text:span></text:p>
              <text:p text:style-name="P1"><text:span text:style-name="T1"/></text:p>
              <text:p text:style-name="P1"><text:span text:style-name="T1">When you complete the painting, the object or terrain feature depicted becomes a real, nonmagical object. Thus, painting a door on a wall creates an actual door that can be opened to whatever is beyond. Painting a pit on a floor creates a real pit, and its depth counts against the total area of objects you create.</text:span></text:p>
              <text:p text:style-name="P1"><text:span text:style-name="T1"/></text:p>
              <text:p text:style-name="P1"><text:span text:style-name="T1">Nothing created by the pigments can have a value greater than 25 gp. If you paint an object of greater value (such as a diamond or a pile of gold), the object looks authentic, but close inspection reveals it is made from paste, bone, or some other worthless material.</text:span></text:p>
              <text:p text:style-name="P1"><text:span text:style-name="T1"/></text:p>
              <text:p text:style-name="P1"><text:span text:style-name="T1">If you paint a form of energy such as fire or lightning, the energy appears but dissipates as soon as you complete the painting, doing no harm to anything.</text:span></text:p>
            </office:annotation>
            <text:p>Nolzur's Marvelous Pigments</text:p>
          </table:table-cell>
          <table:covered-table-cell/>
          <table:table-cell table:style-name="ce19" office:value-type="string" calcext:value-type="string">
            <text:p>2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17" draw:text-style-name="P2" svg:width="10.021cm" svg:height="6.126cm" svg:x="12.966cm" svg:y="7.857cm" draw:caption-point-x="2.19cm" draw:caption-point-y="0.387cm">
              <dc:date>2024-03-12T00:00:00</dc:date>
              <text:p text:style-name="P1"><text:span text:style-name="T1">When you attack an object with this magic sword and hit, maximize your weapon damage dice against the target.</text:span></text:p>
              <text:p text:style-name="P1"><text:span text:style-name="T1"/></text:p>
              <text:p text:style-name="P1"><text:span text:style-name="T1">When you attack a creature with this weapon and roll a 20 on the attack roll, that target takes an extra 14 slashing damage. Then roll another d20. If you roll a 20, you lop off one of the target's limbs, with the effect of such loss determined by the DM. If the creature has no limb to sever, you lop off a portion of its body instead.</text:span></text:p>
              <text:p text:style-name="P1"><text:span text:style-name="T1"/></text:p>
              <text:p text:style-name="P1"><text:span text:style-name="T1">In addition, you can speak the sword's command to cause the blade to shed bright light in a 10-foot radius and dim light for an additional 10 feet. Speaking the command word again or sheathing the sword puts out the light.</text:span></text:p>
              <text:p text:style-name="P1"><text:span text:style-name="T1">(Requires Attunement)</text:span></text:p>
            </office:annotation>
            <text:p>Sword of Sharpness</text:p>
          </table:table-cell>
          <table:covered-table-cell/>
          <table:table-cell table:style-name="ce43" office:value-type="string" calcext:value-type="string">
            <text:p>1,7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8" draw:text-style-name="P2" svg:width="9.899cm" svg:height="5.398cm" svg:x="22.987cm" svg:y="9.054cm" draw:caption-point-x="2.068cm" draw:caption-point-y="-0.81cm">
              <dc:date>2024-03-12T00:00:00</dc:date>
              <text:p text:style-name="P1"><text:span text:style-name="T1">You have a +1 bonus to attack and damage rolls made with this Shortbow,</text:span></text:p>
              <text:p text:style-name="P1"><text:span text:style-name="T1">Target takes an extra 1d6 piercing damage.</text:span></text:p>
              <text:p text:style-name="P1"><text:span text:style-name="T1"/></text:p>
              <text:p text:style-name="P1"><text:span text:style-name="T1">(Iron Grip) When making an attack with this weapon, you use your choice of your Strength or Dexterity modifier for the attack and damage rolls. You must use the same modifier for both rolls.</text:span></text:p>
              <text:p text:style-name="P1"><text:span text:style-name="T1"/></text:p>
              <text:p text:style-name="P1"><text:span text:style-name="T1">(Requires 18 Strength)</text:span></text:p>
              <text:p text:style-name="P1"><text:span text:style-name="T1">(Requires Attunement)</text:span></text:p>
              <text:p text:style-name="P1"><text:span text:style-name="T1"/></text:p>
              <text:p text:style-name="P1"><text:span text:style-name="T1"/></text:p>
            </office:annotation>
            <text:p>Tilicon's Bow</text:p>
          </table:table-cell>
          <table:covered-table-cell/>
          <table:table-cell table:style-name="ce52" office:value-type="string" calcext:value-type="string">
            <text:p>15,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9" draw:text-style-name="P2" svg:width="10.095cm" svg:height="1.386cm" svg:x="2.871cm" svg:y="9.324cm" draw:caption-point-x="2.264cm" draw:caption-point-y="-0.593cm">
              <dc:date>2024-03-12T00:00:00</dc:date>
              <text:p text:style-name="P1"><text:span text:style-name="T1">You have a +1 bonus to attack and damage rolls made with this piece of magic ammunition. Once it hits a target, the ammunition is no longer magical.</text:span></text:p>
            </office:annotation>
            <text:p>Ammunition +1 (Per)</text:p>
          </table:table-cell>
          <table:covered-table-cell/>
          <table:table-cell table:style-name="ce19" office:value-type="string" calcext:value-type="string">
            <text:p>15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20" draw:text-style-name="P2" svg:width="10.021cm" svg:height="1.781cm" svg:x="12.966cm" svg:y="9.405cm" draw:caption-point-x="2.19cm" draw:caption-point-y="-0.674cm">
              <dc:date>2024-03-12T00:00:00</dc:date>
              <text:p text:style-name="P1"><text:span text:style-name="T1">You gain a +2 bonus to attack and damage rolls made with this magic weapon. In addition, you can make one attack with it as a bonus action on each of your turns.</text:span></text:p>
              <text:p text:style-name="P1"><text:span text:style-name="T1">(Requires Attunement)</text:span></text:p>
            </office:annotation>
            <text:p>Scimitar of Speed</text:p>
          </table:table-cell>
          <table:covered-table-cell/>
          <table:table-cell table:style-name="ce43" office:value-type="string" calcext:value-type="string">
            <text:p>5,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21" draw:text-style-name="P2" svg:width="9.899cm" svg:height="2.619cm" svg:x="22.987cm" svg:y="9.541cm" draw:caption-point-x="2.068cm" draw:caption-point-y="-0.81cm">
              <dc:date>2024-03-12T00:00:00</dc:date>
              <text:p text:style-name="P1"><text:span text:style-name="T1">Every 48 hours, the user can cast the "Death Ward" spell.</text:span></text:p>
              <text:p text:style-name="P1"><text:span text:style-name="T1"/></text:p>
              <text:p text:style-name="P1"><text:span text:style-name="T1">(Requires Attunement)</text:span></text:p>
              <text:p text:style-name="P1"><text:span text:style-name="T1"/></text:p>
            </office:annotation>
            <text:p>Reaper's Bangle</text:p>
          </table:table-cell>
          <table:covered-table-cell/>
          <table:table-cell table:style-name="ce52" office:value-type="string" calcext:value-type="string">
            <text:p>5,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9" draw:text-style-name="P2" svg:width="10.095cm" svg:height="1.386cm" svg:x="2.871cm" svg:y="9.812cm" draw:caption-point-x="2.264cm" draw:caption-point-y="-0.594cm">
              <dc:date>2024-03-12T00:00:00</dc:date>
              <text:p text:style-name="P1"><text:span text:style-name="T1">You have a +2 bonus to attack and damage rolls made with this piece of magic ammunition. Once it hits a target, the ammunition is no longer magical.</text:span></text:p>
            </office:annotation>
            <text:p>Ammunition +2 (Per)</text:p>
          </table:table-cell>
          <table:covered-table-cell/>
          <table:table-cell table:style-name="ce19" office:value-type="string" calcext:value-type="string">
            <text:p>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2" draw:text-style-name="P2" svg:width="10.021cm" svg:height="7.311cm" svg:x="12.966cm" svg:y="8.239cm" draw:caption-point-x="2.19cm" draw:caption-point-y="0.979cm">
              <dc:date>2024-03-12T00:00:00</dc:date>
              <text:p text:style-name="P1"><text:span text:style-name="T1">You can use a bonus action to toss this magic sword into the air and speak the command word. When you do so, the sword begins to hover, flies up to 30 feet, and attacks one creature of your choice within 5 feet of it. The sword uses your attack roll and ability score modifier for damage rolls.</text:span></text:p>
              <text:p text:style-name="P1"><text:span text:style-name="T1"/></text:p>
              <text:p text:style-name="P1"><text:span text:style-name="T1">While the sword hovers, you can use a bonus action to cause it to fly up to 30 feet to another spot within 30 feet of you. As part of the same bonus action, you can cause the sword to attack one creature within 5 feet of it.</text:span></text:p>
              <text:p text:style-name="P1"><text:span text:style-name="T1"/></text:p>
              <text:p text:style-name="P1"><text:span text:style-name="T1">After the hovering sword attacks for the fourth time, it flies up to 30 feet and tries to return to your hand. If you have no hand free, it falls to the ground at your feet. If the sword has no unobstructed path to you, it moves as close to you as it can and then falls to the ground. It also ceases to hover if you grasp it or move more than 30 feet away from it.</text:span></text:p>
              <text:p text:style-name="P1"><text:span text:style-name="T1">(Requires Attunement)</text:span></text:p>
            </office:annotation>
            <text:p>Dancing Sword</text:p>
          </table:table-cell>
          <table:covered-table-cell/>
          <table:table-cell table:style-name="ce43" office:value-type="string" calcext:value-type="string">
            <text:p>2,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20" draw:text-style-name="P2" svg:width="9.899cm" svg:height="1.781cm" svg:x="22.987cm" svg:y="9.892cm" draw:caption-point-x="2.068cm" draw:caption-point-y="-0.674cm">
              <dc:date>2024-03-12T00:00:00</dc:date>
              <text:p text:style-name="P1"><text:span text:style-name="T1">Your carrying capacity (including maximum load and maximum lift) is doubled, and you have advantage on Strength checks made to push, pull, lift, or break objects.</text:span></text:p>
              <text:p text:style-name="P1"><text:span text:style-name="T1">(Requires Attunement)</text:span></text:p>
            </office:annotation>
            <text:p>Bangle of the Pack Mule</text:p>
          </table:table-cell>
          <table:covered-table-cell/>
          <table:table-cell table:style-name="ce52" office:value-type="string" calcext:value-type="string">
            <text:p>1,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9" draw:text-style-name="P2" svg:width="10.095cm" svg:height="1.386cm" svg:x="2.871cm" svg:y="10.297cm" draw:caption-point-x="2.264cm" draw:caption-point-y="-0.593cm">
              <dc:date>2024-03-12T00:00:00</dc:date>
              <text:p text:style-name="P1"><text:span text:style-name="T1">You have a +3 bonus to attack and damage rolls made with this piece of magic ammunition. Once it hits a target, the ammunition is no longer magical.</text:span></text:p>
            </office:annotation>
            <text:p>Ammunition +3 (Per)</text:p>
          </table:table-cell>
          <table:covered-table-cell/>
          <table:table-cell table:style-name="ce19" office:value-type="string" calcext:value-type="string">
            <text:p>25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8" draw:text-style-name="P2" svg:width="10.021cm" svg:height="5.336cm" svg:x="12.966cm" svg:y="8.878cm" draw:caption-point-x="2.19cm" draw:caption-point-y="0.826cm">
              <dc:date>2024-03-12T00:00:00</dc:date>
              <text:p text:style-name="P1"><text:span text:style-name="T1">Hit points lost to this weapon's damage can be regained only through a short or long rest, rather than by regeneration, magic, or any other means.</text:span></text:p>
              <text:p text:style-name="P1"><text:span text:style-name="T1">Once per turn, when you hit a creature with an attack using this magic weapon, you can wound the target. At the start of each of the wounded creature's turns, it takes 1d4 necrotic damage for each time you've wounded it, and it can then make a DC 15 Constitution saving throw, ending the effect of all such wounds on itself on a success. Alternatively, the wounded creature, or a creature within 5 feet of it, can use an action to make a DC 15 Wisdom (Medicine) check, ending the effect of such wounds on it on a success.</text:span></text:p>
              <text:p text:style-name="P1"><text:span text:style-name="T1">(Requires Attunement)</text:span></text:p>
            </office:annotation>
            <text:p>Sword of Wounding</text:p>
          </table:table-cell>
          <table:covered-table-cell/>
          <table:table-cell table:style-name="ce43" office:value-type="string" calcext:value-type="string">
            <text:p>2,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4" draw:text-style-name="P2" svg:width="9.899cm" svg:height="2.176cm" svg:x="22.987cm" svg:y="10.458cm" draw:caption-point-x="2.068cm" draw:caption-point-y="-0.754cm">
              <dc:date>2024-03-12T00:00:00</dc:date>
              <text:p text:style-name="P1"><text:span text:style-name="T1">You have a +1 bonus to AC while wearing these leather straps.</text:span></text:p>
              <text:p text:style-name="P1"><text:span text:style-name="T1"/></text:p>
              <text:p text:style-name="P1"><text:span text:style-name="T1">These are not considered armor for the purposes of "Unarmored Defense" and "Bracers of Defense"</text:span></text:p>
            </office:annotation>
            <text:p>Harness of the Jackal</text:p>
          </table:table-cell>
          <table:covered-table-cell/>
          <table:table-cell table:style-name="ce52" office:value-type="string" calcext:value-type="string">
            <text:p>2,000 gp</text:p>
          </table:table-cell>
          <table:table-cell table:style-name="ce56" office:value-type="string" calcext:value-type="string">
            <text:p>Uncommon</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10.352cm" draw:caption-point-x="2.264cm" draw:caption-point-y="-0.161cm">
              <dc:date>2024-03-12T00:00:00</dc:date>
              <text:p text:style-name="P1"><text:span text:style-name="T1">This glass jar, 3 inches in diameter, contains 1d4 + 1 doses of a thick mixture that smells faintly of aloe. The jar and its contents weigh 1/2 pound.</text:span></text:p>
              <text:p text:style-name="P1"><text:span text:style-name="T1"/></text:p>
              <text:p text:style-name="P1"><text:span text:style-name="T1">As an action, one dose of the ointment can be swallowed or applied to the skin. The creature that receives it regains 2d8 + 2 hit points, ceases to be poisoned, and is cured of any disease.</text:span></text:p>
            </office:annotation>
            <text:p>Keoghtom's Ointment (1 Dose)</text:p>
          </table:table-cell>
          <table:covered-table-cell/>
          <table:table-cell table:style-name="ce19" office:value-type="string" calcext:value-type="string">
            <text:p>15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7" draw:text-style-name="P2" svg:width="10.021cm" svg:height="6.126cm" svg:x="12.966cm" svg:y="8.97cm" draw:caption-point-x="2.19cm" draw:caption-point-y="1.221cm">
              <dc:date>2024-03-12T00:00:00</dc:date>
              <text:p text:style-name="P1"><text:span text:style-name="T1">You can use a bonus action to speak this magic weapon's command word, causing flames to erupt from the weapon. These flames shed bright light in a 40-foot radius and dim light for an additional 40 feet. While the sword is ablaze, it deals an extra 2d6 fire damage to any target it hits. The flames last until you use a bonus action to speak the command word again or until you drop or sheathe the sword.</text:span></text:p>
              <text:p text:style-name="P1"><text:span text:style-name="T1">You can use a bonus action to speak this magic sword' command word, causing flames to erupt from the blade. These flames shed bright light in a 40-foot radius and dim light for an additional 40 feet. While the sword is ablaze, it deals an extra 2d6 fire damage to any target it hits. The flames last until you use a bonus action to speak the command word again or until you drop or sheathe the weapon.</text:span></text:p>
              <text:p text:style-name="P1"><text:span text:style-name="T1">(Requires Attunement)</text:span></text:p>
            </office:annotation>
            <text:p>Flame Tongue</text:p>
          </table:table-cell>
          <table:covered-table-cell/>
          <table:table-cell table:style-name="ce43" office:value-type="string" calcext:value-type="string">
            <text:p>4,5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0" draw:text-style-name="P2" svg:width="9.899cm" svg:height="1.508cm" svg:x="22.987cm" svg:y="11.001cm" draw:caption-point-x="2.068cm" draw:caption-point-y="-0.81cm">
              <dc:date>2024-03-12T00:00:00</dc:date>
              <text:p text:style-name="P1"><text:span text:style-name="T1">While holding this Book, you gain a +1 bonus to spell attack rolls and to the saving throw DCs of your spells.</text:span></text:p>
              <text:p text:style-name="P1"><text:span text:style-name="T1">(Requires Attunement)</text:span></text:p>
            </office:annotation>
            <text:p>Xanor's Spellbook</text:p>
          </table:table-cell>
          <table:covered-table-cell/>
          <table:table-cell table:style-name="ce52" office:value-type="string" calcext:value-type="string">
            <text:p>15,000 gp</text:p>
          </table:table-cell>
          <table:table-cell table:style-name="ce56" office:value-type="string" calcext:value-type="string">
            <text:p>Uncommon</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10.095cm" svg:height="2.571cm" svg:x="2.871cm" svg:y="11.235cm" draw:caption-point-x="2.264cm" draw:caption-point-y="-0.557cm">
              <dc:date>2024-03-12T00:00:00</dc:date>
              <text:p text:style-name="P1"><text:span text:style-name="T1">his tiny object looks like a feather.</text:span></text:p>
              <text:p text:style-name="P1"><text:span text:style-name="T1"/></text:p>
              <text:p text:style-name="P1"><text:span text:style-name="T1">Anchor: You can use an action to touch the token to a boat or ship. For the next 24 hours, the vessel can't be moved by any means. Touching the token to the vessel again ends the effect. When the effect ends, the token disappears.</text:span></text:p>
            </office:annotation>
            <text:p>Quaal's Feather Token Anchor</text:p>
          </table:table-cell>
          <table:covered-table-cell/>
          <table:table-cell table:style-name="ce19" office:value-type="string" calcext:value-type="string">
            <text:p>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4" draw:text-style-name="P2" svg:width="10.021cm" svg:height="4.941cm" svg:x="12.966cm" svg:y="10.328cm" draw:caption-point-x="2.19cm" draw:caption-point-y="0.35cm">
              <dc:date>2024-03-12T00:00:00</dc:date>
              <text:p text:style-name="P1"><text:span text:style-name="T1">You gain a +3 bonus to attack and damage rolls made with this magic weapon.</text:span></text:p>
              <text:p text:style-name="P1"><text:span text:style-name="T1"/></text:p>
              <text:p text:style-name="P1"><text:span text:style-name="T1">The first time you attack with the sword on each of your turns, you can transfer some or all of the sword's bonus to your Armor Class, instead of using the bonus on any attacks that turn. For example, you could reduce the bonus to your attack and damage rolls to +1 and gain a +2 bonus to AC. The adjusted bonuses remain in effect until the start of your next turn, although you must hold the sword to gain a bonus to AC from it.</text:span></text:p>
              <text:p text:style-name="P1"><text:span text:style-name="T1">(Requires Attunement)</text:span></text:p>
            </office:annotation>
            <text:p>Defender</text:p>
          </table:table-cell>
          <table:covered-table-cell/>
          <table:table-cell table:style-name="ce43" office:value-type="string" calcext:value-type="string">
            <text:p>20,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10" draw:text-style-name="P2" svg:width="9.899cm" svg:height="1.508cm" svg:x="22.987cm" svg:y="11.488cm" draw:caption-point-x="2.068cm" draw:caption-point-y="-0.81cm">
              <dc:date>2024-03-12T00:00:00</dc:date>
              <text:p text:style-name="P1"><text:span text:style-name="T1">While holding this Book, you gain a +2 bonus to spell attack rolls and to the saving throw DCs of your spells.</text:span></text:p>
              <text:p text:style-name="P1"><text:span text:style-name="T1">(Requires Attunement)</text:span></text:p>
            </office:annotation>
            <text:p>Xanor's Tome</text:p>
          </table:table-cell>
          <table:covered-table-cell/>
          <table:table-cell table:style-name="ce52" office:value-type="string" calcext:value-type="string">
            <text:p>28,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11.327cm" draw:caption-point-x="2.264cm" draw:caption-point-y="-0.162cm">
              <dc:date>2024-03-12T00:00:00</dc:date>
              <text:p text:style-name="P1"><text:span text:style-name="T1">This tiny object looks like a feather.</text:span></text:p>
              <text:p text:style-name="P1"><text:span text:style-name="T1"/></text:p>
              <text:p text:style-name="P1"><text:span text:style-name="T1">Fan: If you are on a boat or ship, you can use an action to toss the token up to 10 feet in the air. The token disappears, and a giant flapping fan takes its place. The fan floats and creates a wind strong enough to fill the sails of one ship, increasing its speed by 5 miles per hour for 8 hours. You can dismiss the fan as an action.</text:span></text:p>
            </office:annotation>
            <text:p>Quaal's Feather Token Fan</text:p>
          </table:table-cell>
          <table:covered-table-cell/>
          <table:table-cell table:style-name="ce19" office:value-type="string" calcext:value-type="string">
            <text:p>2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5" draw:text-style-name="P2" svg:width="10.021cm" svg:height="4.546cm" svg:x="12.966cm" svg:y="11.567cm" draw:caption-point-x="2.19cm" draw:caption-point-y="-0.402cm">
              <dc:date>2024-03-12T00:00:00</dc:date>
              <text:p text:style-name="P1"><text:span text:style-name="T1">When you hit with an attack using this magic sword, the target takes an extra 1d6 cold damage. In addition, while you hold the sword, you have resistance to fire damage.</text:span></text:p>
              <text:p text:style-name="P1"><text:span text:style-name="T1"/></text:p>
              <text:p text:style-name="P1"><text:span text:style-name="T1">In freezing temperatures, the blade sheds bright light in a 10-foot radius and dim light for an additional 10 feet.</text:span></text:p>
              <text:p text:style-name="P1"><text:span text:style-name="T1"/></text:p>
              <text:p text:style-name="P1"><text:span text:style-name="T1">When you draw this weapon, you can extinguish all nonmagical flames within 30 feet of you. This property can be used no more than once per hour.</text:span></text:p>
              <text:p text:style-name="P1"><text:span text:style-name="T1">(Requires Attunement)</text:span></text:p>
            </office:annotation>
            <text:p>Frost Brand</text:p>
          </table:table-cell>
          <table:covered-table-cell/>
          <table:table-cell table:style-name="ce43" office:value-type="string" calcext:value-type="string">
            <text:p>2,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10" draw:text-style-name="P2" svg:width="9.899cm" svg:height="1.508cm" svg:x="22.987cm" svg:y="11.975cm" draw:caption-point-x="2.068cm" draw:caption-point-y="-0.81cm">
              <dc:date>2024-03-12T00:00:00</dc:date>
              <text:p text:style-name="P1"><text:span text:style-name="T1">While holding this Book, you gain a +3 bonus to spell attack rolls and to the saving throw DCs of your spells.</text:span></text:p>
              <text:p text:style-name="P1"><text:span text:style-name="T1">(Requires Attunement)</text:span></text:p>
            </office:annotation>
            <text:p>Xanor's Grimoire </text:p>
          </table:table-cell>
          <table:covered-table-cell/>
          <table:table-cell table:style-name="ce52" office:value-type="string" calcext:value-type="string">
            <text:p>35,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8" draw:text-style-name="P2" svg:width="10.095cm" svg:height="5.336cm" svg:x="2.871cm" svg:y="11.381cm" draw:caption-point-x="2.264cm" draw:caption-point-y="0.271cm">
              <dc:date>2024-03-12T00:00:00</dc:date>
              <text:p text:style-name="P1"><text:span text:style-name="T1">This tiny object looks like a feather.</text:span></text:p>
              <text:p text:style-name="P1"><text:span text:style-name="T1"/></text:p>
              <text:p text:style-name="P1"><text:span text:style-name="T1">Whip: You can use an action to throw the token to a point within 10 feet of you. The token disappears, and a floating whip takes its place. You can then use a bonus action to make a melee spell attack against a creature within 10 feet of the whip, with an attack bonus of +9. On a hit, the target takes 1d6 + 5 force damage.</text:span></text:p>
              <text:p text:style-name="P1"><text:span text:style-name="T1"/></text:p>
              <text:p text:style-name="P1"><text:span text:style-name="T1">As a bonus action on your turn, you can direct the whip to fly up to 20 feet and repeat the attack against a creature within 10 feet of it. The whip disappears after 1 hour, when you use an action to dismiss it, or when you are incapacitated or die.</text:span></text:p>
            </office:annotation>
            <text:p>Quaal's Feather Token Whip</text:p>
          </table:table-cell>
          <table:covered-table-cell/>
          <table:table-cell table:style-name="ce19" office:value-type="string" calcext:value-type="string">
            <text:p>2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5" draw:text-style-name="P2" svg:width="10.021cm" svg:height="4.546cm" svg:x="12.966cm" svg:y="11.499cm" draw:caption-point-x="2.19cm" draw:caption-point-y="0.153cm">
              <dc:date>2024-03-12T00:00:00</dc:date>
              <text:p text:style-name="P1"><text:span text:style-name="T1">You gain a +2 bonus to attack and damage rolls made with this magic weapon.</text:span></text:p>
              <text:p text:style-name="P1"><text:span text:style-name="T1"/></text:p>
              <text:p text:style-name="P1"><text:span text:style-name="T1">The sword has 1d8 + 1 charges. If you score a critical hit against a creature that has fewer than 100 hit points, it must succeed on a DC 15 Constitution saving throw or be slain instantly as the sword tears its life force from its body (a construct or an undead is immune). The sword loses 1 charge if the creature is slain. When the sword has no charges remaining, it loses this property.</text:span></text:p>
              <text:p text:style-name="P1"><text:span text:style-name="T1">(Requires Attunement)</text:span></text:p>
            </office:annotation>
            <text:p>Nine Lives Stealer (Fully Charged)</text:p>
          </table:table-cell>
          <table:covered-table-cell/>
          <table:table-cell table:style-name="ce43" office:value-type="string" calcext:value-type="string">
            <text:p>7,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26" draw:text-style-name="P2" svg:width="9.899cm" svg:height="2.063cm" svg:x="22.987cm" svg:y="12.462cm" draw:caption-point-x="2.068cm" draw:caption-point-y="-0.81cm">
              <dc:date>2024-03-12T00:00:00</dc:date>
              <text:p text:style-name="P1"><text:span text:style-name="T1">This ring has 3 charges. While holding it, you can use an action to expend 1 of its charges to cast the sending spell.</text:span></text:p>
              <text:p text:style-name="P1"><text:span text:style-name="T1"/></text:p>
              <text:p text:style-name="P1"><text:span text:style-name="T1">The ring regains 3 expended charges daily at dawn.</text:span></text:p>
            </office:annotation>
            <text:p>Ring of the Raven</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4" draw:text-style-name="P2" svg:width="10.095cm" svg:height="4.941cm" svg:x="2.871cm" svg:y="11.511cm" draw:caption-point-x="2.264cm" draw:caption-point-y="0.628cm">
              <dc:date>2024-03-12T00:00:00</dc:date>
              <text:p text:style-name="P1"><text:span text:style-name="T1">This tiny object looks like a feather.</text:span></text:p>
              <text:p text:style-name="P1"><text:span text:style-name="T1"/></text:p>
              <text:p text:style-name="P1"><text:span text:style-name="T1">Bird: You can use an action to toss the token 5 feet into the air. The token disappears and an enormous, multicolored bird takes its place. The bird has the statistics of a roc (see the Monster Manual), but it obeys your simple commands and can't attack. It can carry up to 500 pounds while flying at its maximum speed (16 miles an hour for a maximum of 144 miles per day. with a one-hour rest for every 3 hours of flying), or 1,000 pounds at half that speed. The bird disappears after flying its maximum distance for a day or if it drops to 0 hit points. You can dismiss the bird as an action.</text:span></text:p>
            </office:annotation>
            <text:p>Quaal's Feather Token Bird</text:p>
          </table:table-cell>
          <table:covered-table-cell/>
          <table:table-cell table:style-name="ce19" office:value-type="string" calcext:value-type="string">
            <text:p>3,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7" draw:text-style-name="P2" svg:width="10.021cm" svg:height="7.706cm" svg:x="12.966cm" svg:y="10.962cm" draw:caption-point-x="2.19cm" draw:caption-point-y="1.177cm">
              <dc:date>2024-03-12T00:00:00</dc:date>
              <text:p text:style-name="P1"><text:span text:style-name="T1">This item appears to be a longsword hilt. While grasping the hilt, you can use a bonus action to cause a blade of pure radiance to spring into existence, or make the blade disappear. While the blade exists, this magic longsword has the finesse property. If you are proficient with shortswords or longswords, you are proficient with the sun blade.</text:span></text:p>
              <text:p text:style-name="P1"><text:span text:style-name="T1"/></text:p>
              <text:p text:style-name="P1"><text:span text:style-name="T1">You gain a +2 bonus to attack and damage rolls made with this weapon, which deals radiant damage instead of slashing damage. When you hit an undead with it, that target takes an extra 1d8 radiant damage.</text:span></text:p>
              <text:p text:style-name="P1"><text:span text:style-name="T1"/></text:p>
              <text:p text:style-name="P1"><text:span text:style-name="T1">The sword's luminous blade emits bright light in a 15-foot radius and dim light for an additional 15 feet. The light is sunlight. While the blade persists, you can use an action to expand or reduce its radius of bright and dim light by 5 feet each, to a maximum of 30 feet each or a minimum of 10 feet each.</text:span></text:p>
              <text:p text:style-name="P1"><text:span text:style-name="T1">(Requires Attunement)</text:span></text:p>
            </office:annotation>
            <text:p>Sunblade</text:p>
          </table:table-cell>
          <table:covered-table-cell/>
          <table:table-cell table:style-name="ce43" office:value-type="string" calcext:value-type="string">
            <text:p>8,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21" draw:text-style-name="P2" svg:width="9.899cm" svg:height="2.619cm" svg:x="22.987cm" svg:y="12.949cm" draw:caption-point-x="2.068cm" draw:caption-point-y="-0.81cm">
              <dc:date>2024-03-12T00:00:00</dc:date>
              <text:p text:style-name="P1"><text:span text:style-name="T1">As an action, you place the tombstone next to the creature and cast the Raise Dead spell with no material components required.</text:span></text:p>
              <text:p text:style-name="P1"><text:span text:style-name="T1"/></text:p>
              <text:p text:style-name="P1"><text:span text:style-name="T1">Once the spell has been cast the tombstone crumbles.</text:span></text:p>
              <text:p text:style-name="P1"><text:span text:style-name="T1"/></text:p>
            </office:annotation>
            <text:p>Shallow Grave Tombstone</text:p>
          </table:table-cell>
          <table:covered-table-cell/>
          <table:table-cell table:style-name="ce52" office:value-type="string" calcext:value-type="string">
            <text:p>8,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4" draw:text-style-name="P2" svg:width="10.095cm" svg:height="4.941cm" svg:x="2.871cm" svg:y="11.996cm" draw:caption-point-x="2.264cm" draw:caption-point-y="0.629cm">
              <dc:date>2024-03-12T00:00:00</dc:date>
              <text:p text:style-name="P1"><text:span text:style-name="T1">This tiny object looks like a feather.</text:span></text:p>
              <text:p text:style-name="P1"><text:span text:style-name="T1"/></text:p>
              <text:p text:style-name="P1"><text:span text:style-name="T1">Swan Boat: You can use an action to touch the token to a body of water at least 60 feet in diameter. The token disappears, and a 50-foot-long, 20-foot-wide boat shaped like a swan takes its place. The boat is self-propelled and moves across water at a speed of 6 miles per hour. You can use an action while on the boat to command it to move or to turn up to 90 degrees. The boat can carry up to thirty-two Medium or smaller creatures. A Large creature counts as four Medium creatures, while a Huge creature counts as nine. The boat remains for 24 hours and then disappears. You can dismiss the boat as an action.</text:span></text:p>
            </office:annotation>
            <text:p>Quaal's Feather Token Swan Boat</text:p>
          </table:table-cell>
          <table:covered-table-cell/>
          <table:table-cell table:style-name="ce19" office:value-type="string" calcext:value-type="string">
            <text:p>2,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8" draw:text-style-name="P2" svg:width="10.021cm" svg:height="2.966cm" svg:x="12.966cm" svg:y="12.706cm" draw:caption-point-x="2.19cm" draw:caption-point-y="-0.081cm">
              <dc:date>2024-03-12T00:00:00</dc:date>
              <text:p text:style-name="P1"><text:span text:style-name="T1">You gain a +3 bonus to attack and damage rolls made with this magic weapon. It has the thrown property with a normal range of 20 feet and a long range of 60 feet. When you hit with a ranged attack using this weapon, it deals an extra 1d8 damage or, if the target is a giant, 2d8 damage. Immediately after the attack, the weapon flies back to your hand.</text:span></text:p>
              <text:p text:style-name="P1"><text:span text:style-name="T1">(Requires Attunement)</text:span></text:p>
            </office:annotation>
            <text:p>Dwarven Thrower</text:p>
          </table:table-cell>
          <table:covered-table-cell/>
          <table:table-cell table:style-name="ce43" office:value-type="string" calcext:value-type="string">
            <text:p>10,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25" draw:text-style-name="P2" svg:width="9.899cm" svg:height="4.546cm" svg:x="22.987cm" svg:y="13.305cm" draw:caption-point-x="2.068cm" draw:caption-point-y="-0.68cm">
              <dc:date>2024-03-12T00:00:00</dc:date>
              <text:p text:style-name="P1"><text:span text:style-name="T1">While using this pike, you are able to take the a special readied action.</text:span></text:p>
              <text:p text:style-name="P1"><text:span text:style-name="T1"/></text:p>
              <text:p text:style-name="P1"><text:span text:style-name="T1">"Boar the Pike"</text:span></text:p>
              <text:p text:style-name="P1"><text:span text:style-name="T1">as a ready action, you can boar your pike into the ground. When a creature enters your threat range the pike extends an additional 5 feet piercing the the target.</text:span></text:p>
              <text:p text:style-name="P1"><text:span text:style-name="T1">The target must make a DC 16 dexterity saving throw or take 3d10+5 damage and their speed becomes zero.</text:span></text:p>
              <text:p text:style-name="P1"><text:span text:style-name="T1">(Requires Attunement)</text:span></text:p>
              <text:p text:style-name="P1"><text:span text:style-name="T1"/></text:p>
            </office:annotation>
            <text:p>Anticipation</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13.274cm" draw:caption-point-x="2.264cm" draw:caption-point-y="-0.162cm">
              <dc:date>2024-03-12T00:00:00</dc:date>
              <text:p text:style-name="P1"><text:span text:style-name="T1">This tiny object looks like a feather.</text:span></text:p>
              <text:p text:style-name="P1"><text:span text:style-name="T1"/></text:p>
              <text:p text:style-name="P1"><text:span text:style-name="T1">Tree: You must be outdoors to use this token. You can use an action to touch it to an unoccupied space on the ground. The token disappears, and in its place a nonmagical oak tree springs into existence. The tree is 60 feet tall and has a 5-foot-diameter trunk, and its branches at the top spread out in a 20-foot radius.</text:span></text:p>
            </office:annotation>
            <text:p>Quaal's Feather Token Tree</text:p>
          </table:table-cell>
          <table:covered-table-cell/>
          <table:table-cell table:style-name="ce19" office:value-type="string" calcext:value-type="string">
            <text:p>5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9" draw:text-style-name="P2" svg:width="10.021cm" svg:height="8.891cm" svg:x="12.966cm" svg:y="11.343cm" draw:caption-point-x="2.19cm" draw:caption-point-y="1.769cm">
              <dc:date>2024-03-12T00:00:00</dc:date>
              <text:p text:style-name="P1"><text:span text:style-name="T1">You gain a +1 bonus to attack and damage rolls made with this magic weapon.</text:span></text:p>
              <text:p text:style-name="P1"><text:span text:style-name="T1"/></text:p>
              <text:p text:style-name="P1"><text:span text:style-name="T1">You must be wearing a belt of giant strength (any variety) and gauntlets of ogre power to attune to this weapon. The attunement ends if you take off either of those items. While you are attuned to this weapon and holding it, your Strength score increases by 4 and can exceed 20, but not 30. When you roll a 20 on an attack roll made with this weapon against a giant, the giant must succeed on a DC 17 Constitution saving throw or die.</text:span></text:p>
              <text:p text:style-name="P1"><text:span text:style-name="T1"/></text:p>
              <text:p text:style-name="P1"><text:span text:style-name="T1">The hammer also has 5 charges. While attuned to it, you can expend 1 charge and make a ranged weapon attack with the hammer, hurling it as if it had the thrown property with a normal range of 20 feet and a long range of 60 feet. If the attack hits, the hammer unleashes a thunderclap audible out to 300 feet. The target and every creature within 30 feet of it must succeed on a DC 17 Constitution saving throw or be stunned until the end of your next turn. The hammer regains 1d4 + 1 expended charges daily at dawn.</text:span></text:p>
              <text:p text:style-name="P1"><text:span text:style-name="T1">(Requires Attunement)</text:span></text:p>
            </office:annotation>
            <text:p>Hammer of Thunderbolts</text:p>
          </table:table-cell>
          <table:covered-table-cell/>
          <table:table-cell table:style-name="ce43" office:value-type="string" calcext:value-type="string">
            <text:p>11,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30" draw:text-style-name="P2" svg:width="9.899cm" svg:height="4.151cm" svg:x="22.987cm" svg:y="13.713cm" draw:caption-point-x="2.068cm" draw:caption-point-y="-0.601cm">
              <dc:date>2024-03-12T00:00:00</dc:date>
              <text:p text:style-name="P1"><text:span text:style-name="T1">Cursed.</text:span></text:p>
              <text:p text:style-name="P1"><text:span text:style-name="T1"/></text:p>
              <text:p text:style-name="P1"><text:span text:style-name="T1">This book contains old folk stories, and its words are charged with magic. If you spend 1 hour studying the book's contents you fall unconscious for 48 hours, and are thrown into one of its stories. </text:span></text:p>
              <text:p text:style-name="P1"><text:span text:style-name="T1"/></text:p>
              <text:p text:style-name="P1"><text:span text:style-name="T1">After 48 hours have passed or the story has been complete you awaken and gain one feat.</text:span></text:p>
              <text:p text:style-name="P1"><text:span text:style-name="T1"/></text:p>
            </office:annotation>
            <text:p>Fable </text:p>
          </table:table-cell>
          <table:covered-table-cell/>
          <table:table-cell table:style-name="ce52" office:value-type="string" calcext:value-type="string">
            <text:p>20,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1" draw:text-style-name="P2" svg:width="10.095cm" svg:height="24.691cm" svg:x="2.871cm" svg:y="14.208cm" draw:caption-point-x="2.264cm" draw:caption-point-y="-0.609cm">
              <dc:date>2024-03-12T00:00:00</dc:date>
              <text:p text:style-name="P1"><text:span text:style-name="T1">This box contains a set of parchment cards. A full deck has 34 cards. A deck found as treasure is usually missing 1d20 - 1 cards.</text:span></text:p>
              <text:p text:style-name="P1"><text:span text:style-name="T1"/></text:p>
              <text:p text:style-name="P1"><text:span text:style-name="T1">The magic of the deck functions only if cards are drawn at random (you can use an altered deck of playing cards to simulate the deck). You can use an action to draw a card at random from the deck and throw it to the ground at a point within 30 feet of you.</text:span></text:p>
              <text:p text:style-name="P1"><text:span text:style-name="T1"/></text:p>
              <text:p text:style-name="P1"><text:span text:style-name="T1">An illusion of one or more creatures forms over the thrown card and remains until dispelled. An illusory creature appears real, of the appropriate size, and behaves as if it were a real creature (as presented in the Monster Manual), except that it can do no harm. While you are within 120 feet of the illusory creature and can see it, you can use an action to move it magically anywhere within 30 feet of its card. Any physical interaction with the illusory creature reveals it to be an illusion, because objects pass through it. Someone who uses an action to visually inspect the creature identifies it as illusory with a successful DC 15 Intelligence (Investigation) check. The creature then appears translucent.</text:span></text:p>
              <text:p text:style-name="P1"><text:span text:style-name="T1"/></text:p>
              <text:p text:style-name="P1"><text:span text:style-name="T1">The illusion lasts until its card is moved or the illusion is dispelled. When the illusion ends, the image on its card disappears, and that card can't be used again.</text:span></text:p>
              <text:p text:style-name="P1"><text:span text:style-name="T1"/></text:p>
              <text:p text:style-name="P1"><text:span text:style-name="T1">Playing Card — Illusion:</text:span></text:p>
              <text:p text:style-name="P1"><text:span text:style-name="T1"/></text:p>
              <text:p text:style-name="P1"><text:span text:style-name="T1">Ace of hearts — Red dragon</text:span></text:p>
              <text:p text:style-name="P1"><text:span text:style-name="T1">King of hearts — Knight and four guards</text:span></text:p>
              <text:p text:style-name="P1"><text:span text:style-name="T1">Queen of hearts — Succubus or incubus</text:span></text:p>
              <text:p text:style-name="P1"><text:span text:style-name="T1">Jack of hearts — Druid</text:span></text:p>
              <text:p text:style-name="P1"><text:span text:style-name="T1">Ten of hearts — Cloud giant</text:span></text:p>
              <text:p text:style-name="P1"><text:span text:style-name="T1">Nine of hearts — Ettin</text:span></text:p>
              <text:p text:style-name="P1"><text:span text:style-name="T1">Eight of hearts — Bugbear</text:span></text:p>
              <text:p text:style-name="P1"><text:span text:style-name="T1">Two of hearts — Goblin</text:span></text:p>
              <text:p text:style-name="P1"><text:span text:style-name="T1">Ace of diamonds — Beholder</text:span></text:p>
              <text:p text:style-name="P1"><text:span text:style-name="T1">King of diamonds — Archmage and mage apprentice</text:span></text:p>
              <text:p text:style-name="P1"><text:span text:style-name="T1">Queen of diamonds — Night hag</text:span></text:p>
              <text:p text:style-name="P1"><text:span text:style-name="T1">Jack of diamonds — Assassin</text:span></text:p>
              <text:p text:style-name="P1"><text:span text:style-name="T1">Ten of diamonds — Fire giant</text:span></text:p>
              <text:p text:style-name="P1"><text:span text:style-name="T1">Nine of diamonds — Ogre mage</text:span></text:p>
              <text:p text:style-name="P1"><text:span text:style-name="T1">Eight of diamonds — Gnoll</text:span></text:p>
              <text:p text:style-name="P1"><text:span text:style-name="T1">Two of diamonds — Kobold</text:span></text:p>
              <text:p text:style-name="P1"><text:span text:style-name="T1">Ace of spades — Lich</text:span></text:p>
              <text:p text:style-name="P1"><text:span text:style-name="T1">King of spades — Priest and two acolytes</text:span></text:p>
              <text:p text:style-name="P1"><text:span text:style-name="T1">Queen of spades — Medusa</text:span></text:p>
              <text:p text:style-name="P1"><text:span text:style-name="T1">Jack of spades — Veteran</text:span></text:p>
              <text:p text:style-name="P1"><text:span text:style-name="T1">Ten of spades — Frost giant</text:span></text:p>
              <text:p text:style-name="P1"><text:span text:style-name="T1">Nine of spades — Troll</text:span></text:p>
              <text:p text:style-name="P1"><text:span text:style-name="T1">Eight of spades — Hobgoblin</text:span></text:p>
              <text:p text:style-name="P1"><text:span text:style-name="T1">Two of spades — Goblin</text:span></text:p>
              <text:p text:style-name="P1"><text:span text:style-name="T1">Ace of clubs — Iron golem</text:span></text:p>
              <text:p text:style-name="P1"><text:span text:style-name="T1">King of clubs — Bandit captain and three bandits</text:span></text:p>
              <text:p text:style-name="P1"><text:span text:style-name="T1">Queen of clubs — Erinyes</text:span></text:p>
              <text:p text:style-name="P1"><text:span text:style-name="T1">Jack of clubs — Berserker</text:span></text:p>
              <text:p text:style-name="P1"><text:span text:style-name="T1">Ten of clubs — Hill giant</text:span></text:p>
              <text:p text:style-name="P1"><text:span text:style-name="T1">Nine of clubs — Ogre</text:span></text:p>
              <text:p text:style-name="P1"><text:span text:style-name="T1">Eight of clubs — Ore</text:span></text:p>
              <text:p text:style-name="P1"><text:span text:style-name="T1">Two of clubs — Kobold</text:span></text:p>
              <text:p text:style-name="P1"><text:span text:style-name="T1">jokers (2) — You (the deck's owner)</text:span></text:p>
            </office:annotation>
            <text:p>Deck of Illusions</text:p>
          </table:table-cell>
          <table:covered-table-cell/>
          <table:table-cell table:style-name="ce19" office:value-type="string" calcext:value-type="string">
            <text:p>6,0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30" draw:text-style-name="P2" svg:width="10.021cm" svg:height="4.151cm" svg:x="12.966cm" svg:y="13.643cm" draw:caption-point-x="2.19cm" draw:caption-point-y="-0.044cm">
              <dc:date>2024-03-12T00:00:00</dc:date>
              <text:p text:style-name="P1"><text:span text:style-name="T1">You gain a +3 bonus to attack and damage rolls made with this magic weapon. When you hit a fiend or an undead with it, that creature takes an extra 2d10 radiant damage.</text:span></text:p>
              <text:p text:style-name="P1"><text:span text:style-name="T1"/></text:p>
              <text:p text:style-name="P1"><text:span text:style-name="T1">While you hold the drawn sword, it creates an aura in a 10-foot radius around you. You and all creatures friendly to you in the aura have advantage on saving throws against spells and other magical effects. If you have 17 or more levels in the paladin class, the radius of the aura increases to 30 feet.</text:span></text:p>
              <text:p text:style-name="P1"><text:span text:style-name="T1">(Requires Attunement)</text:span></text:p>
            </office:annotation>
            <text:p>Holy Avenger</text:p>
          </table:table-cell>
          <table:covered-table-cell/>
          <table:table-cell table:style-name="ce43" office:value-type="string" calcext:value-type="string">
            <text:p>150,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10" draw:text-style-name="P2" svg:width="9.899cm" svg:height="1.508cm" svg:x="22.987cm" svg:y="14.409cm" draw:caption-point-x="2.068cm" draw:caption-point-y="-0.81cm">
              <dc:date>2024-03-12T00:00:00</dc:date>
              <text:p text:style-name="P1"><text:span text:style-name="T1">While wearing this circlet, you are able to concentrate on two spells at a time.</text:span></text:p>
              <text:p text:style-name="P1"><text:span text:style-name="T1">(Requires Attunement)</text:span></text:p>
            </office:annotation>
            <text:p>Band of Two Minds</text:p>
          </table:table-cell>
          <table:covered-table-cell/>
          <table:table-cell table:style-name="ce52" office:value-type="string" calcext:value-type="string">
            <text:p>10,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8" draw:text-style-name="P2" svg:width="10.095cm" svg:height="2.966cm" svg:x="2.871cm" svg:y="13.889cm" draw:caption-point-x="2.264cm" draw:caption-point-y="0.197cm">
              <dc:date>2024-03-12T00:00:00</dc:date>
              <text:p text:style-name="P1"><text:span text:style-name="T1">Found in a small packet, this powder resembles very fine sand. There is enough of it for one use. When you use an action to throw the dust into the air, you and each creature and object within 10 feet of you become invisible for 2d4 minutes. The duration is the same for all subjects, and the dust is consumed when its magic takes effect. If a creature affected by the dust attacks or casts a spell, the invisibility ends for that creature.</text:span></text:p>
            </office:annotation>
            <text:p>Dust of Disappearance</text:p>
          </table:table-cell>
          <table:covered-table-cell/>
          <table:table-cell table:style-name="ce19" office:value-type="string" calcext:value-type="string">
            <text:p>3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4" draw:text-style-name="P2" svg:width="10.021cm" svg:height="5.731cm" svg:x="12.966cm" svg:y="13.34cm" draw:caption-point-x="2.19cm" draw:caption-point-y="0.746cm">
              <dc:date>2024-03-12T00:00:00</dc:date>
              <text:p text:style-name="P1"><text:span text:style-name="T1">In the world of Greyhawk, only nine of these blades are known to exist. Each is patterned after the legendary sword Fragarach, which is variously translated as "Final Word." Each of the nine swords has its own name and alignment, and each bears a different gem in its pommel.</text:span></text:p>
              <text:p text:style-name="P1"><text:span text:style-name="T1"/></text:p>
              <text:p text:style-name="P1"><text:span text:style-name="T1">You gain a +3 bonus to attack and damage rolls made with this sword. In addition, while you hold the sword, you can use your reaction to make one melee attack with it against any creature in your reach that deals damage to you. You have advantage on the attack roll, and any damage dealt with this special attack ignores any damage immunity or resistance the target has.</text:span></text:p>
              <text:p text:style-name="P1"><text:span text:style-name="T1">(Requires Attunement)</text:span></text:p>
            </office:annotation>
            <text:p>Sword of Answering</text:p>
          </table:table-cell>
          <table:covered-table-cell/>
          <table:table-cell table:style-name="ce43" office:value-type="string" calcext:value-type="string">
            <text:p>30,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15" draw:text-style-name="P2" svg:width="9.899cm" svg:height="4.841cm" svg:x="22.987cm" svg:y="14.896cm" draw:caption-point-x="2.068cm" draw:caption-point-y="-0.81cm">
              <dc:date>2024-03-12T00:00:00</dc:date>
              <text:p text:style-name="P1"><text:span text:style-name="T1">The gloves have 6 charges for the following properties. The gloves regains 1d4+2 expended charges daily at dawn</text:span></text:p>
              <text:p text:style-name="P1"><text:span text:style-name="T1"/></text:p>
              <text:p text:style-name="P1"><text:span text:style-name="T1">Silence: You can expend 2 charge as an action to cast silence from the gloves.</text:span></text:p>
              <text:p text:style-name="P1"><text:span text:style-name="T1"/></text:p>
              <text:p text:style-name="P1"><text:span text:style-name="T1">Counter Spell: You can expend 3 charge as a reaction to cast Counter spell from the gloves.</text:span></text:p>
              <text:p text:style-name="P1"><text:span text:style-name="T1"/></text:p>
              <text:p text:style-name="P1"><text:span text:style-name="T1">(Requires Attunement)</text:span></text:p>
              <text:p text:style-name="P1"><text:span text:style-name="T1"/></text:p>
            </office:annotation>
            <text:p>Hush</text:p>
          </table:table-cell>
          <table:covered-table-cell/>
          <table:table-cell table:style-name="ce52" office:value-type="string" calcext:value-type="string">
            <text:p>7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0" draw:text-style-name="P2" svg:width="10.095cm" svg:height="1.781cm" svg:x="2.871cm" svg:y="14.969cm" draw:caption-point-x="2.264cm" draw:caption-point-y="-0.396cm">
              <dc:date>2024-03-12T00:00:00</dc:date>
              <text:p text:style-name="P1"><text:span text:style-name="T1">This tube holds milky liquid with a strong alcohol smell. You can use an action to pour the contents of the tube onto a surface within reach. The liquid instantly dissolves up to 1 square foot of adhesive it touches, including sovereign glue.</text:span></text:p>
            </office:annotation>
            <text:p>Universal Solvent</text:p>
          </table:table-cell>
          <table:covered-table-cell/>
          <table:table-cell table:style-name="ce19" office:value-type="string" calcext:value-type="string">
            <text:p>3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4" draw:text-style-name="P2" svg:width="10.021cm" svg:height="2.176cm" svg:x="12.966cm" svg:y="15.049cm" draw:caption-point-x="2.19cm" draw:caption-point-y="-0.476cm">
              <dc:date>2024-03-12T00:00:00</dc:date>
              <text:p text:style-name="P1"><text:span text:style-name="T1">While wearing this armor, you gain a +3 bonus to AC, you are immune to fire damage, and you can understand and speak Primordial. In addition, you can stand on and walk across molten rock as if it were solid ground.</text:span></text:p>
              <text:p text:style-name="P1"><text:span text:style-name="T1">(Requires Attunement)</text:span></text:p>
            </office:annotation>
            <text:p>Efreeti Chain</text:p>
          </table:table-cell>
          <table:covered-table-cell/>
          <table:table-cell table:style-name="ce43" office:value-type="string" calcext:value-type="string">
            <text:p>20,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17" draw:text-style-name="P2" svg:width="9.899cm" svg:height="6.126cm" svg:x="22.987cm" svg:y="15.297cm" draw:caption-point-x="2.068cm" draw:caption-point-y="-0.724cm">
              <dc:date>2024-03-12T00:00:00</dc:date>
              <text:p text:style-name="P1"><text:span text:style-name="T1">This cloak has 4 charges. While wearing it, </text:span></text:p>
              <text:p text:style-name="P1"><text:span text:style-name="T1"/></text:p>
              <text:p text:style-name="P1"><text:span text:style-name="T1">you can use an action to expend 2 of its charges to activate Misty Cloud</text:span></text:p>
              <text:p text:style-name="P1"><text:span text:style-name="T1"/></text:p>
              <text:p text:style-name="P1"><text:span text:style-name="T1">"Misty Cloud"</text:span></text:p>
              <text:p text:style-name="P1"><text:span text:style-name="T1">You create a 15-foot-radius sphere of fog centered on yourself which moves with you. The sphere spreads around corners, and its area is heavily obscured to everyone but yourself.</text:span></text:p>
              <text:p text:style-name="P1"><text:span text:style-name="T1">The mist lasts for 10 minute or until a wind of moderate or greater speed (at least 10 miles per hour) disperses it.</text:span></text:p>
              <text:p text:style-name="P1"><text:span text:style-name="T1"/></text:p>
              <text:p text:style-name="P1"><text:span text:style-name="T1">Gain 1d4 charges at dawn</text:span></text:p>
              <text:p text:style-name="P1"><text:span text:style-name="T1">(Requires Attunement)</text:span></text:p>
            </office:annotation>
            <text:p>Mist</text:p>
          </table:table-cell>
          <table:covered-table-cell/>
          <table:table-cell table:style-name="ce52" office:value-type="string" calcext:value-type="string">
            <text:p>2,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4" draw:text-style-name="P2" svg:width="10.095cm" svg:height="5.731cm" svg:x="2.871cm" svg:y="14.592cm" draw:caption-point-x="2.264cm" draw:caption-point-y="0.468cm">
              <dc:date>2024-03-12T00:00:00</dc:date>
              <text:p text:style-name="P1"><text:span text:style-name="T1">This small packet contains 1d6 + 4 pinches of dust. You can use an action to sprinkle a pinch of it over water. The dust turns a cube of water 15 feet on a side into one marble-sized pellet, which floats or rests near where the dust was sprinkled. The pellet's weight is negligible.</text:span></text:p>
              <text:p text:style-name="P1"><text:span text:style-name="T1"/></text:p>
              <text:p text:style-name="P1"><text:span text:style-name="T1">Someone can use an action to smash the pellet against a hard surface, causing the pellet to shatter and release the water the dust absorbed. Doing so ends that pellet's magic.</text:span></text:p>
              <text:p text:style-name="P1"><text:span text:style-name="T1"/></text:p>
              <text:p text:style-name="P1"><text:span text:style-name="T1">An elemental composed mostly of water that is exposed to a pinch of the dust must make a DC 13 Constitution saving throw, taking 10d6 necrotic damage on a failed save, or half as much damage on a successful one.</text:span></text:p>
            </office:annotation>
            <text:p>Dust of Dryness(Per Pinch)</text:p>
          </table:table-cell>
          <table:covered-table-cell/>
          <table:table-cell table:style-name="ce19" office:value-type="string" calcext:value-type="string">
            <text:p>1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17" draw:text-style-name="P2" svg:width="10.021cm" svg:height="6.126cm" svg:x="12.966cm" svg:y="14.117cm" draw:caption-point-x="2.19cm" draw:caption-point-y="0.943cm">
              <dc:date>2024-03-12T00:00:00</dc:date>
              <text:p text:style-name="P1"><text:span text:style-name="T1">This javelin is a magic weapon. When you hurl it and speak its command word, it transforms into a bolt of lightning, forming a line 5 feet wide that extends out from you to a target within 120 feet. Each creature in the line excluding you and the target must make a DC 13 Dexterity saving throw, taking 4d6 lightning damage on a failed save, and half as much damage on a successful one. The lightning bolt turns back into a javelin when it reaches the target. Make a ranged weapon attack against the target. On a hit, the target takes damage from the javelin plus 4d6 lightning damage.</text:span></text:p>
              <text:p text:style-name="P1"><text:span text:style-name="T1"/></text:p>
              <text:p text:style-name="P1"><text:span text:style-name="T1">The javelin's property can't be used again until the next dawn. In the meantime, the javelin can still be used as a magic weapon.</text:span></text:p>
              <text:p text:style-name="P1"><text:span text:style-name="T1"/></text:p>
            </office:annotation>
            <text:p>Javelin of Lightning</text:p>
          </table:table-cell>
          <table:covered-table-cell/>
          <table:table-cell table:style-name="ce43" office:value-type="string" calcext:value-type="string">
            <text:p>500 gp</text:p>
          </table:table-cell>
          <table:table-cell table:style-name="ce44" office:value-type="string" calcext:value-type="string">
            <text:p>Uncommon</text:p>
          </table:table-cell>
          <table:table-cell table:style-name="ce51" office:value-type="string" calcext:value-type="string" table:number-columns-spanned="2" table:number-rows-spanned="1">
            <office:annotation draw:style-name="gr4" draw:text-style-name="P2" svg:width="9.899cm" svg:height="2.176cm" svg:x="22.987cm" svg:y="15.814cm" draw:caption-point-x="2.068cm" draw:caption-point-y="-0.754cm">
              <dc:date>2024-03-12T00:00:00</dc:date>
              <text:p text:style-name="P1"><text:span text:style-name="T1">While holding this shield, you have a +1 bonus to AC. This bonus is in addition to the shield's normal bonus to AC.</text:span></text:p>
              <text:p text:style-name="P1"><text:span text:style-name="T1"/></text:p>
              <text:p text:style-name="P1"><text:span text:style-name="T1">When you are hit with an attack that targets only you, you can use your reaction to reduce the damage by 3.</text:span></text:p>
            </office:annotation>
            <text:p>Bulwark</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10.095cm" svg:height="3.756cm" svg:x="2.871cm" svg:y="15.51cm" draw:caption-point-x="2.264cm" draw:caption-point-y="0.036cm">
              <dc:date>2024-03-12T00:00:00</dc:date>
              <text:p text:style-name="P1"><text:span text:style-name="T1">This viscous, milky-white substance can form a permanent adhesive bond between any two objects. It must be stored in a jar or flask that has been coated inside with oil of slipperiness. When found, a container contains 1d6 + 1 ounces.</text:span></text:p>
              <text:p text:style-name="P1"><text:span text:style-name="T1"/></text:p>
              <text:p text:style-name="P1"><text:span text:style-name="T1">One ounce of the glue can cover a 1-foot square surface. The glue takes 1 minute to set. Once it has done so, the bond it creates can be broken only by the application of universal solvent or oil of etherealness, or with a wish spell.</text:span></text:p>
            </office:annotation>
            <text:p>Sovereign Glue</text:p>
          </table:table-cell>
          <table:covered-table-cell/>
          <table:table-cell table:style-name="ce19" office:value-type="string" calcext:value-type="string">
            <text:p>4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30" draw:text-style-name="P2" svg:width="10.021cm" svg:height="4.151cm" svg:x="12.966cm" svg:y="15.59cm" draw:caption-point-x="2.19cm" draw:caption-point-y="-0.044cm">
              <dc:date>2024-03-12T00:00:00</dc:date>
              <text:p text:style-name="P1"><text:span text:style-name="T1">You gain a +1 bonus to attack and damage rolls made with this magic weapon.</text:span></text:p>
              <text:p text:style-name="P1"><text:span text:style-name="T1"/></text:p>
              <text:p text:style-name="P1"><text:span text:style-name="T1">You can use an action to cause thick, black poison to coat the blade. The poison remains for 1 minute or until an attack using this weapon hits a creature. That creature must succeed on a DC 15 Constitution saving throw or take 2d10 poison damage and become poisoned for 1 minute. The dagger can't be used this way again until the next dawn.</text:span></text:p>
              <text:p text:style-name="P1"><text:span text:style-name="T1"/></text:p>
            </office:annotation>
            <text:p>Dagger of Venom</text:p>
          </table:table-cell>
          <table:covered-table-cell/>
          <table:table-cell table:style-name="ce43" office:value-type="string" calcext:value-type="string">
            <text:p>1,5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15" draw:text-style-name="P2" svg:width="9.899cm" svg:height="4.841cm" svg:x="22.987cm" svg:y="16.356cm" draw:caption-point-x="2.068cm" draw:caption-point-y="-0.81cm">
              <dc:date>2024-03-12T00:00:00</dc:date>
              <text:p text:style-name="P1"><text:span text:style-name="T1">You have a +1 bonus to attack and damage rolls made with this Longbow.</text:span></text:p>
              <text:p text:style-name="P1"><text:span text:style-name="T1"/></text:p>
              <text:p text:style-name="P1"><text:span text:style-name="T1">When you take the attack action, you can use your reaction to have the weaver’s bow spindle silk and have it tethered to the arrow.</text:span></text:p>
              <text:p text:style-name="P1"><text:span text:style-name="T1"/></text:p>
              <text:p text:style-name="P1"><text:span text:style-name="T1">Max length of silk rope: 500 ft</text:span></text:p>
              <text:p text:style-name="P1"><text:span text:style-name="T1">Max weight: 400 lbs</text:span></text:p>
              <text:p text:style-name="P1"><text:span text:style-name="T1">(Requires Attunement)</text:span></text:p>
              <text:p text:style-name="P1"><text:span text:style-name="T1"/></text:p>
            </office:annotation>
            <text:p>Weaver's Bow</text:p>
          </table:table-cell>
          <table:covered-table-cell/>
          <table:table-cell table:style-name="ce52" office:value-type="string" calcext:value-type="string">
            <text:p>1,5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8" draw:text-style-name="P2" svg:width="10.095cm" svg:height="5.336cm" svg:x="2.871cm" svg:y="15.207cm" draw:caption-point-x="2.264cm" draw:caption-point-y="0.826cm">
              <dc:date>2024-03-12T00:00:00</dc:date>
              <text:p text:style-name="P1"><text:span text:style-name="T1">You can use an action to speak the horn's command word and then blow the horn, which emits a thunderous blast in a 30-foot cone that is audible 600 feet away. Each creature in the cone must make a DC 15 Constitution saving throw. On a failed save, a creature takes 5d6 thunder damage and is deafened for 1 minute. On a successful save, a creature takes half as much damage and isn't deafened. Creatures and objects made of glass or crystal have disadvantage on the saving throw and take 10d6 thunder damage instead of 5d6.</text:span></text:p>
              <text:p text:style-name="P1"><text:span text:style-name="T1"/></text:p>
              <text:p text:style-name="P1"><text:span text:style-name="T1">Each use of the horn's magic has a 20 percent chance of causing the horn to explode. The explosion deals 10d6 fire damage to the blower and destroys the horn.</text:span></text:p>
            </office:annotation>
            <text:p>Horn of Blasting</text:p>
          </table:table-cell>
          <table:covered-table-cell/>
          <table:table-cell table:style-name="ce19" office:value-type="string" calcext:value-type="string">
            <text:p>45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14" draw:text-style-name="P2" svg:width="10.021cm" svg:height="5.731cm" svg:x="12.966cm" svg:y="15.287cm" draw:caption-point-x="2.19cm" draw:caption-point-y="0.746cm">
              <dc:date>2024-03-12T00:00:00</dc:date>
              <text:p text:style-name="P1"><text:span text:style-name="T1">You gain a +3 bonus to attack and damage rolls made with this magic weapon. In addition, the weapon ignores resistance to slashing damage.</text:span></text:p>
              <text:p text:style-name="P1"><text:span text:style-name="T1"/></text:p>
              <text:p text:style-name="P1"><text:span text:style-name="T1">When you attack a creature that has at least one head with this weapon and roll a 20 on the attack roll, you cut off one of the creature's heads. The creature dies if it can't survive without the lost head. A creature is immune to this effect if it is immune to slashing damage, doesn't have or need a head, has legendary actions, or the DM decides that the creature is too big for its head to be cut off with this weapon. Such a creature instead takes an extra 6d8 slashing damage from the hit.</text:span></text:p>
              <text:p text:style-name="P1"><text:span text:style-name="T1">(Requires Attunement)</text:span></text:p>
            </office:annotation>
            <text:p>Vorpal Sword</text:p>
          </table:table-cell>
          <table:covered-table-cell/>
          <table:table-cell table:style-name="ce43" office:value-type="string" calcext:value-type="string">
            <text:p>15,000 gp</text:p>
          </table:table-cell>
          <table:table-cell table:style-name="ce48" office:value-type="string" calcext:value-type="string">
            <text:p>Legendary</text:p>
          </table:table-cell>
          <table:table-cell table:style-name="ce51" office:value-type="string" calcext:value-type="string" table:number-columns-spanned="2" table:number-rows-spanned="1">
            <office:annotation draw:style-name="gr4" draw:text-style-name="P2" svg:width="9.899cm" svg:height="2.176cm" svg:x="22.987cm" svg:y="16.787cm" draw:caption-point-x="2.068cm" draw:caption-point-y="-0.754cm">
              <dc:date>2024-03-12T00:00:00</dc:date>
              <text:p text:style-name="P1"><text:span text:style-name="T1">These boots have 3 charges. While wearing them, you can use an action to expend 1 of its charges to enter the Ethereal plane untill the end of your next turn.</text:span></text:p>
              <text:p text:style-name="P1"><text:span text:style-name="T1"/></text:p>
              <text:p text:style-name="P1"><text:span text:style-name="T1">Gain 3 charges at dawn.</text:span></text:p>
            </office:annotation>
            <text:p>Wraith's Trek</text:p>
          </table:table-cell>
          <table:covered-table-cell/>
          <table:table-cell table:style-name="ce52" office:value-type="string" calcext:value-type="string">
            <text:p>3,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8" draw:text-style-name="P2" svg:width="10.095cm" svg:height="5.336cm" svg:x="2.871cm" svg:y="15.694cm" draw:caption-point-x="2.264cm" draw:caption-point-y="0.826cm">
              <dc:date>2024-03-12T00:00:00</dc:date>
              <text:p text:style-name="P1"><text:span text:style-name="T1">Found in a small container, this powder resembles very fine sand. It appears to be dust of disappearance, and an identify spell reveals it to be such. There is enough of it for one use.</text:span></text:p>
              <text:p text:style-name="P1"><text:span text:style-name="T1"/></text:p>
              <text:p text:style-name="P1"><text:span text:style-name="T1">When you use an action to throw a handful of the dust into the air, you and each creature that needs to breathe within 30 feet of you must succeed on a DC 15 Constitution saving throw or become unable to breathe while sneezing uncontrollably. A creature affected in this way is incapacitated and suffocating. As long as it is conscious, a creature can repeat the saving throw at the end of each of its turns, ending the effect on it on a success. The lesser restoration spell can also end the effect on a creature.</text:span></text:p>
            </office:annotation>
            <text:p>Dust of Sneezing and Choking</text:p>
          </table:table-cell>
          <table:covered-table-cell/>
          <table:table-cell table:style-name="ce19" office:value-type="string" calcext:value-type="string">
            <text:p>5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23" draw:text-style-name="P2" svg:width="10.021cm" svg:height="3.361cm" svg:x="12.966cm" svg:y="16.404cm" draw:caption-point-x="2.19cm" draw:caption-point-y="0.116cm">
              <dc:date>2024-03-12T00:00:00</dc:date>
              <text:p text:style-name="P1"><text:span text:style-name="T1">This magic weapon warns you of danger. While the weapon is on your person, you have advantage on initiative rolls. In addition, you and any of your companions within 30 feet of you can't be surprised, except when incapacitated by something other than nonmagical sleep. The weapon magically awakens you and your companions within range if any of you are sleeping naturally when combat begins.</text:span></text:p>
              <text:p text:style-name="P1"><text:span text:style-name="T1">(Requires Attunement)</text:span></text:p>
            </office:annotation>
            <text:p>Weapon of Warning</text:p>
          </table:table-cell>
          <table:covered-table-cell/>
          <table:table-cell table:style-name="ce43" office:value-type="string" calcext:value-type="string">
            <text:p>4,000 gp</text:p>
          </table:table-cell>
          <table:table-cell table:style-name="ce44" office:value-type="string" calcext:value-type="string">
            <text:p>Uncommon</text:p>
          </table:table-cell>
          <table:table-cell table:style-name="ce51" office:value-type="string" calcext:value-type="string" table:number-columns-spanned="2" table:number-rows-spanned="1">
            <office:annotation draw:style-name="gr20" draw:text-style-name="P2" svg:width="9.899cm" svg:height="1.781cm" svg:x="22.987cm" svg:y="17.194cm" draw:caption-point-x="2.068cm" draw:caption-point-y="-0.674cm">
              <dc:date>2024-03-12T00:00:00</dc:date>
              <text:p text:style-name="P1"><text:span text:style-name="T1">While you wear this ring, you are immune to the charmed condition, and magic can not put you to sleep.(Requires attunement)</text:span></text:p>
              <text:p text:style-name="P1"><text:span text:style-name="T1"/></text:p>
            </office:annotation>
            <text:p>Ring of Self Control</text:p>
          </table:table-cell>
          <table:covered-table-cell/>
          <table:table-cell table:style-name="ce52" office:value-type="string" calcext:value-type="string">
            <text:p>15,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4" draw:text-style-name="P2" svg:width="10.095cm" svg:height="4.941cm" svg:x="2.871cm" svg:y="16.379cm" draw:caption-point-x="2.264cm" draw:caption-point-y="0.628cm">
              <dc:date>2024-03-12T00:00:00</dc:date>
              <text:p text:style-name="P1"><text:span text:style-name="T1">An arrow of slaying is a magic weapon meant to slay a particular kind of creature. Some are more focused than others; for example, there are both arrows of dragon slaying and arrows of blue dragon slaying. If a creature belonging to the type, race, or group associated with an arrow of slaying takes damage from the arrow, the creature must make a DC 17 Constitution saving throw, taking an extra 6d10 piercing damage on a failed save, or half as much extra damage on a successful one.</text:span></text:p>
              <text:p text:style-name="P1"><text:span text:style-name="T1"/></text:p>
              <text:p text:style-name="P1"><text:span text:style-name="T1">Once an arrow of slaying deals its extra damage to a creature, it becomes a nonmagical arrow.</text:span></text:p>
            </office:annotation>
            <text:p>Arrow of Slaying</text:p>
          </table:table-cell>
          <table:covered-table-cell/>
          <table:table-cell table:style-name="ce19" office:value-type="string" calcext:value-type="string">
            <text:p>4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23" draw:text-style-name="P2" svg:width="10.021cm" svg:height="3.361cm" svg:x="12.966cm" svg:y="17.447cm" draw:caption-point-x="2.19cm" draw:caption-point-y="-0.44cm">
              <dc:date>2024-03-12T00:00:00</dc:date>
              <text:p text:style-name="P1"><text:span text:style-name="T1">You gain a +1 bonus to attack and damage rolls made with this magic weapon.</text:span></text:p>
              <text:p text:style-name="P1"><text:span text:style-name="T1"/></text:p>
              <text:p text:style-name="P1"><text:span text:style-name="T1">When you hit a dragon with this weapon, the dragon takes an extra 3d6 damage of the weapon's type. For the purpose of this weapon, "dragon" refers to any creature with the dragon type, including dragon turtles and wyverns.</text:span></text:p>
              <text:p text:style-name="P1"><text:span text:style-name="T1">(Requires Attunement)</text:span></text:p>
            </office:annotation>
            <text:p>Dragon Slayer</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26" draw:text-style-name="P2" svg:width="9.899cm" svg:height="2.063cm" svg:x="22.987cm" svg:y="17.818cm" draw:caption-point-x="2.068cm" draw:caption-point-y="-0.811cm">
              <dc:date>2024-03-12T00:00:00</dc:date>
              <text:p text:style-name="P1"><text:span text:style-name="T1">While you wear this belt spells that you cast have their duration doubled.</text:span></text:p>
              <text:p text:style-name="P1"><text:span text:style-name="T1">(Requires attunement by a spellcaster)</text:span></text:p>
              <text:p text:style-name="P1"><text:span text:style-name="T1"/></text:p>
            </office:annotation>
            <text:p>Sash of Prolonged Effects</text:p>
          </table:table-cell>
          <table:covered-table-cell/>
          <table:table-cell table:style-name="ce52" office:value-type="string" calcext:value-type="string">
            <text:p>2,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2" draw:text-style-name="P2" svg:width="10.095cm" svg:height="8.496cm" svg:x="2.871cm" svg:y="15.644cm" draw:caption-point-x="2.264cm" draw:caption-point-y="1.85cm">
              <dc:date>2024-03-12T00:00:00</dc:date>
              <text:p text:style-name="P1"><text:span text:style-name="T1">This small black sphere measures 3/4 of an inch in diameter and weighs an ounce. Typically, 1d4 + 4 beads of force are found together.</text:span></text:p>
              <text:p text:style-name="P1"><text:span text:style-name="T1"/></text:p>
              <text:p text:style-name="P1"><text:span text:style-name="T1">You can use an action to throw the bead up to 60 feet. The bead explodes on impact and is destroyed. Each creature within a 10-foot radius of where the bead landed must succeed on a DC 15 Dexterity saving throw or take 5d4 force damage. A sphere of transparent force then encloses the area for 1 minute. Any creature that failed the save and is completely within the area is trapped inside this sphere. Creatures that succeeded on the save, or are partially within the area, are pushed away from the center of the sphere until they are no longer inside it. Only breathable air can pass through the sphere's wall. No attack or other effect can.</text:span></text:p>
              <text:p text:style-name="P1"><text:span text:style-name="T1"/></text:p>
              <text:p text:style-name="P1"><text:span text:style-name="T1">An enclosed creature can use its action to push against the sphere's wall, moving the sphere up to half the creature's walking speed. The sphere can be picked up, and its magic causes it to weigh only 1 pound, regardless of the weight of creatures inside.</text:span></text:p>
            </office:annotation>
            <text:p>Bead of Force</text:p>
          </table:table-cell>
          <table:covered-table-cell/>
          <table:table-cell table:style-name="ce19" office:value-type="string" calcext:value-type="string">
            <text:p>1,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22" draw:text-style-name="P2" svg:width="10.021cm" svg:height="7.311cm" svg:x="12.966cm" svg:y="16.514cm" draw:caption-point-x="2.19cm" draw:caption-point-y="0.98cm">
              <dc:date>2024-03-12T00:00:00</dc:date>
              <text:p text:style-name="P1"><text:span text:style-name="T1">When you nock an arrow on this bow, it whispers in Elvish, "Swift defeat to my enemies." When you use this weapon to make a ranged attack, you can, as a command phrase, say, "Swift death to you who have wronged me." The target of your attack becomes your sworn enemy until it dies or until dawn seven days later. You can have only one such sworn enemy at a time. When your sworn enemy dies, you can choose a new one after the next dawn.</text:span></text:p>
              <text:p text:style-name="P1"><text:span text:style-name="T1"/></text:p>
              <text:p text:style-name="P1"><text:span text:style-name="T1">When you make a ranged attack roll with this weapon against your sworn enemy, you have advantage on the roll. In addition, your target gains no benefit from cover, other than total cover, and you suffer no disadvantage due to long range. If the attack hits, your sworn enemy takes an extra 3d6 piercing damage.</text:span></text:p>
              <text:p text:style-name="P1"><text:span text:style-name="T1"/></text:p>
              <text:p text:style-name="P1"><text:span text:style-name="T1">While your sworn enemy lives, you have disadvantage on attack rolls with all other weapons.</text:span></text:p>
              <text:p text:style-name="P1"><text:span text:style-name="T1">(Requires Attunement)</text:span></text:p>
            </office:annotation>
            <text:p>Oathbow</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office:value-type="string" calcext:value-type="string" table:number-columns-spanned="2" table:number-rows-spanned="1">
            <office:annotation draw:style-name="gr4" draw:text-style-name="P2" svg:width="9.899cm" svg:height="2.176cm" svg:x="22.987cm" svg:y="18.248cm" draw:caption-point-x="2.068cm" draw:caption-point-y="-0.754cm">
              <dc:date>2024-03-12T00:00:00</dc:date>
              <text:p text:style-name="P1"><text:span text:style-name="T1">While you wear this belt, spells that you cast have their range doubled. When you cast a</text:span></text:p>
              <text:p text:style-name="P1"><text:span text:style-name="T1">spell of 4th level or higher, the spell's range is increased by 50%.</text:span></text:p>
              <text:p text:style-name="P1"><text:span text:style-name="T1">(Requires attunement by a spellcaster)</text:span></text:p>
            </office:annotation>
            <text:p>Sash of Extension</text:p>
          </table:table-cell>
          <table:covered-table-cell/>
          <table:table-cell table:style-name="ce52" office:value-type="string" calcext:value-type="string">
            <text:p>2,0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0" draw:text-style-name="P2" svg:width="10.095cm" svg:height="1.781cm" svg:x="2.871cm" svg:y="18.377cm" draw:caption-point-x="2.264cm" draw:caption-point-y="-0.396cm">
              <dc:date>2024-03-12T00:00:00</dc:date>
              <text:p text:style-name="P1"><text:span text:style-name="T1">This gem contains a mote of elemental energy. When you use an action to break the gem,(Based on the color of the gem) an air, fire, earth, or water elemental is summoned as if you had cast the conjure elemental spell, and the gem's magic is lost.</text:span></text:p>
            </office:annotation>
            <text:p>Elemental Gem</text:p>
          </table:table-cell>
          <table:covered-table-cell/>
          <table:table-cell table:style-name="ce19" office:value-type="string" calcext:value-type="string">
            <text:p>1,0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3" draw:text-style-name="P2" svg:width="10.021cm" svg:height="3.756cm" svg:x="12.966cm" svg:y="18.223cm" draw:caption-point-x="2.19cm" draw:caption-point-y="-0.242cm">
              <dc:date>2024-03-12T00:00:00</dc:date>
              <text:p text:style-name="P1"><text:span text:style-name="T1">You gain a +1 bonus to attack and damage rolls made with this magic weapon.</text:span></text:p>
              <text:p text:style-name="P1"><text:span text:style-name="T1"/></text:p>
              <text:p text:style-name="P1"><text:span text:style-name="T1">When you hit a giant with it, the giant takes an extra 2d6 damage of the weapon's type and must succeed on a DC 15 Strength saving throw or fall prone. For the purpose of this weapon, "giant" refers to any creature with the giant type, including ettins and trolls.</text:span></text:p>
              <text:p text:style-name="P1"><text:span text:style-name="T1">(Requires Attunement)</text:span></text:p>
            </office:annotation>
            <text:p>Giant Slayer</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26" draw:text-style-name="P2" svg:width="9.899cm" svg:height="2.063cm" svg:x="22.987cm" svg:y="18.791cm" draw:caption-point-x="2.068cm" draw:caption-point-y="-0.81cm">
              <dc:date>2024-03-12T00:00:00</dc:date>
              <text:p text:style-name="P1"><text:span text:style-name="T1">Your speed is set to 70, difficult terrain does not cost extra movement.</text:span></text:p>
              <text:p text:style-name="P1"><text:span text:style-name="T1">(Requires attunement)</text:span></text:p>
              <text:p text:style-name="P1"><text:span text:style-name="T1"/></text:p>
            </office:annotation>
            <text:p>Seven-League Boots</text:p>
          </table:table-cell>
          <table:covered-table-cell/>
          <table:table-cell table:style-name="ce52" office:value-type="string" calcext:value-type="string">
            <text:p>10,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18.629cm" draw:caption-point-x="2.264cm" draw:caption-point-y="-0.162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1 bead)</text:p>
          </table:table-cell>
          <table:covered-table-cell/>
          <table:table-cell table:style-name="ce19" office:value-type="string" calcext:value-type="string">
            <text:p>3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3" draw:text-style-name="P2" svg:width="10.021cm" svg:height="3.756cm" svg:x="12.966cm" svg:y="18.709cm" draw:caption-point-x="2.19cm" draw:caption-point-y="-0.242cm">
              <dc:date>2024-03-12T00:00:00</dc:date>
              <text:p text:style-name="P1"><text:span text:style-name="T1">You gain a +1 bonus to attack and damage rolls made with this magic weapon. The bonus increases to +3 when you use the mace to attack a construct.</text:span></text:p>
              <text:p text:style-name="P1"><text:span text:style-name="T1"/></text:p>
              <text:p text:style-name="P1"><text:span text:style-name="T1">When you roll a 20 on an attack roll made with this weapon, the target takes an extra 7 bludgeoning damage, or an extra 14 bludgeoning damage if it's a construct. If a construct has 25 hit points or fewer after taking this damage, it is destroyed.</text:span></text:p>
              <text:p text:style-name="P1"><text:span text:style-name="T1">(Requires Attunement)</text:span></text:p>
            </office:annotation>
            <text:p>Mace of Smiting</text:p>
          </table:table-cell>
          <table:covered-table-cell/>
          <table:table-cell table:style-name="ce43" office:value-type="string" calcext:value-type="string">
            <text:p>5,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20" draw:text-style-name="P2" svg:width="9.899cm" svg:height="1.781cm" svg:x="22.987cm" svg:y="19.141cm" draw:caption-point-x="2.068cm" draw:caption-point-y="-0.674cm">
              <dc:date>2024-03-12T00:00:00</dc:date>
              <text:p text:style-name="P1"><text:span text:style-name="T1">While wearing this plate armor, you gain a +3 bonus to AC. In addition, bludgeoning, piercing, and slashing damage from non magical weapons that you take is reduced by 5.</text:span></text:p>
              <text:p text:style-name="P1"><text:span text:style-name="T1">(Requires attunement)</text:span></text:p>
            </office:annotation>
            <text:p>Kraken Shell</text:p>
          </table:table-cell>
          <table:covered-table-cell/>
          <table:table-cell table:style-name="ce52" office:value-type="string" calcext:value-type="string">
            <text:p>65,000 gp</text:p>
          </table:table-cell>
          <table:table-cell table:style-name="ce54" office:value-type="string" calcext:value-type="string">
            <text:p>Legendary</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19.116cm" draw:caption-point-x="2.264cm" draw:caption-point-y="-0.162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2 beads)</text:p>
          </table:table-cell>
          <table:covered-table-cell/>
          <table:table-cell table:style-name="ce19" office:value-type="string" calcext:value-type="string">
            <text:p>5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30" draw:text-style-name="P2" svg:width="10.021cm" svg:height="4.151cm" svg:x="12.966cm" svg:y="18.998cm" draw:caption-point-x="2.19cm" draw:caption-point-y="-0.044cm">
              <dc:date>2024-03-12T00:00:00</dc:date>
              <text:p text:style-name="P1"><text:span text:style-name="T1">When you hit a fiend or an undead with this magic weapon, that creature takes an extra 2d6 radiant damage. If the target has 25 hit points or fewer after taking this damage, it must succeed on a DC 15 Wisdom saving throw or be destroyed. On a successful save, the creature becomes frightened of you until the end of your next turn.</text:span></text:p>
              <text:p text:style-name="P1"><text:span text:style-name="T1"/></text:p>
              <text:p text:style-name="P1"><text:span text:style-name="T1">While you hold this weapon, it sheds bright light in a 20-foot radius and dim light for an additional 20 feet.</text:span></text:p>
              <text:p text:style-name="P1"><text:span text:style-name="T1">(Requires Attunement)</text:span></text:p>
            </office:annotation>
            <text:p>Mace of Disruption</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33" draw:text-style-name="P2" svg:width="9.899cm" svg:height="10.076cm" svg:x="22.987cm" svg:y="17.703cm" draw:caption-point-x="2.068cm" draw:caption-point-y="1.251cm">
              <dc:date>2024-03-12T00:00:00</dc:date>
              <text:p text:style-name="P1"><text:span text:style-name="T1">This bone sickle has 7 charges for the following properties. It regains 1d4 + 1 expended charges daily at dawn. If you expend the sickle’s last charge, roll a d20. On a 1, the sickle crumbles into ashes and is destroyed.</text:span></text:p>
              <text:p text:style-name="P1"><text:span text:style-name="T1"/></text:p>
              <text:p text:style-name="P1"><text:span text:style-name="T1">Invoke: While holding the sickle, you can use an action to expend 1 charge and summon a skeleton, you can expend 3 charges to summon a spectre, you may expend multiple charges.</text:span></text:p>
              <text:p text:style-name="P1"><text:span text:style-name="T1"/></text:p>
              <text:p text:style-name="P1"><text:span text:style-name="T1">As a bonus action on each of your turns, you can mentally command any creature you summoned within 120 feet of you (if you control multiple creatures, you can command any or all of them at the same time, issuing the same command to each one). You decide what action the creature will take and where it will move during its next turn, or you can issue a general command, such as to guard a particular chamber or corridor. If you issue no commands, the creature only defends itself against hostile creatures. Once given an order, the creature continues to follow it until its task is complete.</text:span></text:p>
              <text:p text:style-name="P1"><text:span text:style-name="T1"/></text:p>
              <text:p text:style-name="P1"><text:span text:style-name="T1">The creatures last for 24 hours.</text:span></text:p>
              <text:p text:style-name="P1"><text:span text:style-name="T1"/></text:p>
              <text:p text:style-name="P1"><text:span text:style-name="T1">(Requires attunement)</text:span></text:p>
              <text:p text:style-name="P1"><text:span text:style-name="T1"/></text:p>
            </office:annotation>
            <text:p>Invoker</text:p>
          </table:table-cell>
          <table:covered-table-cell/>
          <table:table-cell table:style-name="ce52" office:value-type="string" calcext:value-type="string">
            <text:p>3,500 gp</text:p>
          </table:table-cell>
          <table:table-cell table:style-name="ce53" office:value-type="string" calcext:value-type="string">
            <text:p>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19.602cm" draw:caption-point-x="2.264cm" draw:caption-point-y="-0.161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3 beads)</text:p>
          </table:table-cell>
          <table:covered-table-cell/>
          <table:table-cell table:style-name="ce19" office:value-type="string" calcext:value-type="string">
            <text:p>1,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34" draw:text-style-name="P2" svg:width="10.021cm" svg:height="6.521cm" svg:x="12.966cm" svg:y="18.3cm" draw:caption-point-x="2.19cm" draw:caption-point-y="1.141cm">
              <dc:date>2024-03-12T00:00:00</dc:date>
              <text:p text:style-name="P1"><text:span text:style-name="T1">This magic weapon has 3 charges. While holding it, you can use an action and expend 1 charge to release a wave of terror. Each creature of your choice in a 30-foot radius extending from you must succeed on a DC 15 Wisdom saving throw or become frightened of you for 1 minute. While it is frightened in this way, a creature must spend its turns trying to move as far away from you as it can, and it can't willingly move to a space within 30 feet of you. It also can't take reactions. For its action it can use only the Dash action or try to escape from an effect that prevents it from moving. If it has nowhere it can move, the creature can use the Dodge action. At the end of each of its turns, a creature can repeat the saving throw, ending the effect on itself on a success.</text:span></text:p>
              <text:p text:style-name="P1"><text:span text:style-name="T1"/></text:p>
              <text:p text:style-name="P1"><text:span text:style-name="T1">The mace regains 1d3 expended charges daily at dawn.</text:span></text:p>
              <text:p text:style-name="P1"><text:span text:style-name="T1">(Requires Attunement)</text:span></text:p>
            </office:annotation>
            <text:p>Mace of Terror</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office:value-type="string" calcext:value-type="string" table:number-columns-spanned="2" table:number-rows-spanned="1">
            <office:annotation draw:style-name="gr26" draw:text-style-name="P2" svg:width="9.899cm" svg:height="2.063cm" svg:x="22.987cm" svg:y="20.251cm" draw:caption-point-x="2.068cm" draw:caption-point-y="-0.81cm">
              <dc:date>2024-03-12T00:00:00</dc:date>
              <text:p text:style-name="P1"><text:span text:style-name="T1">While you wear these robes your AC is 14 + your Dexterity bonus.</text:span></text:p>
              <text:p text:style-name="P1"><text:span text:style-name="T1">(Requires attunement by a spellcaster)</text:span></text:p>
              <text:p text:style-name="P1"><text:span text:style-name="T1"/></text:p>
            </office:annotation>
            <text:p>Robes of Instinct</text:p>
          </table:table-cell>
          <table:covered-table-cell/>
          <table:table-cell table:style-name="ce52" office:value-type="string" calcext:value-type="string">
            <text:p>12,000 gp</text:p>
          </table:table-cell>
          <table:table-cell table:style-name="ce55" office:value-type="string" calcext:value-type="string">
            <text:p>Very Rare</text:p>
          </table:table-cell>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20.09cm" draw:caption-point-x="2.264cm" draw:caption-point-y="-0.162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4 beads)</text:p>
          </table:table-cell>
          <table:covered-table-cell/>
          <table:table-cell table:style-name="ce19" office:value-type="string" calcext:value-type="string">
            <text:p>1,6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35" draw:text-style-name="P2" svg:width="10.021cm" svg:height="6.916cm" svg:x="12.966cm" svg:y="19.701cm" draw:caption-point-x="2.19cm" draw:caption-point-y="0.227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Protection.</text:span></text:p>
              <text:p text:style-name="P1"><text:span text:style-name="T1"/></text:p>
              <text:p text:style-name="P1"><text:span text:style-name="T1">You gain a +1 bonus to AC while this dusty rose prism orbits your head.</text:span></text:p>
              <text:p text:style-name="P1"><text:span text:style-name="T1">(Requires Attunement)</text:span></text:p>
            </office:annotation>
            <text:p>Ioun Stone Protection</text:p>
          </table:table-cell>
          <table:covered-table-cell/>
          <table:table-cell table:style-name="ce43" office:value-type="string" calcext:value-type="string">
            <text:p>1,2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20.576cm" draw:caption-point-x="2.264cm" draw:caption-point-y="-0.161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5 beads)</text:p>
          </table:table-cell>
          <table:covered-table-cell/>
          <table:table-cell table:style-name="ce19" office:value-type="string" calcext:value-type="string">
            <text:p>4,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36" draw:text-style-name="P2" svg:width="10.021cm" svg:height="12.841cm" svg:x="12.966cm" svg:y="18.337cm" draw:caption-point-x="2.19cm" draw:caption-point-y="2.078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Reserve.</text:span></text:p>
              <text:p text:style-name="P1"><text:span text:style-name="T1"/></text:p>
              <text:p text:style-name="P1"><text:span text:style-name="T1">This vibrant purple prism stores spells cast into it, holding them until you use them. The stone can store up to 3 levels worth of spells at a time. When found, it contains 1d4 - 1 levels of stored spells chosen by the DM.</text:span></text:p>
              <text:p text:style-name="P1"><text:span text:style-name="T1"/></text:p>
              <text:p text:style-name="P1"><text:span text:style-name="T1">Any creature can cast a spell of 1st through 3rd level into the stone by touching it as the spell is cast. The spell has no effect, other than to be stored in the stone. If the stone can't hold the spell, the spell is expended without effect. The level of the slot used to cast the spell determines how much space it uses.</text:span></text:p>
              <text:p text:style-name="P1"><text:span text:style-name="T1"/></text:p>
              <text:p text:style-name="P1"><text:span text:style-name="T1">While this stone orbits your head, you can cast any spell stored in it. The spell uses the slot level, spell save DC, spell attack bonus, and spellcasting ability of the original caster, but is otherwise treated as if you cast the spell. The spell cast from the stone is no longer stored in it, freeing up space.</text:span></text:p>
              <text:p text:style-name="P1"><text:span text:style-name="T1">(Requires Attunement)</text:span></text:p>
            </office:annotation>
            <text:p>Ioun Stone Reserve</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23" draw:text-style-name="P2" svg:width="10.095cm" svg:height="3.361cm" svg:x="2.871cm" svg:y="21.064cm" draw:caption-point-x="2.264cm" draw:caption-point-y="-0.162cm">
              <dc:date>2024-03-12T00:00:00</dc:date>
              <text:p text:style-name="P1"><text:span text:style-name="T1">This necklace has 1d6 + 3 beads hanging from it. You can use an action to detach a bead and throw it up to 6 feet away. When it reaches the end of its trajectory, the bead detonates as a 3rd-level fireball spell (save DC 15).</text:span></text:p>
              <text:p text:style-name="P1"><text:span text:style-name="T1"/></text:p>
              <text:p text:style-name="P1"><text:span text:style-name="T1">You can hurl multiple beads, or even the whole necklace, as one action. When you do so, increase the level of the fireball by 1 for each bead beyond the first.</text:span></text:p>
            </office:annotation>
            <text:p>Necklace of Fireballs (6 beads)</text:p>
          </table:table-cell>
          <table:covered-table-cell/>
          <table:table-cell table:style-name="ce19" office:value-type="string" calcext:value-type="string">
            <text:p>8,0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35" draw:text-style-name="P2" svg:width="10.021cm" svg:height="6.916cm" svg:x="12.966cm" svg:y="20.676cm" draw:caption-point-x="2.19cm" draw:caption-point-y="0.226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Agility.</text:span></text:p>
              <text:p text:style-name="P1"><text:span text:style-name="T1"/></text:p>
              <text:p text:style-name="P1"><text:span text:style-name="T1">Your Dexterity score increases by 2, to a maximum of 20, while this deep red sphere orbits your head.</text:span></text:p>
              <text:p text:style-name="P1"><text:span text:style-name="T1">(Requires Attunement)</text:span></text:p>
            </office:annotation>
            <text:p>Ioun Stone Agility</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 draw:text-style-name="P2" svg:width="10.095cm" svg:height="3.756cm" svg:x="2.871cm" svg:y="21.352cm" draw:caption-point-x="2.264cm" draw:caption-point-y="0.036cm">
              <dc:date>2024-03-12T00:00:00</dc:date>
              <text:p text:style-name="P1"><text:span text:style-name="T1">This hollow metal tube measures about 1 foot long and weighs 1 pound. You can strike it as an action, pointing it at an object within 120 feet of you that can be opened, such as a door, lid, or lock. The chime issues a clear tone, and one lock or latch on the object opens unless the sound can't reach the object. If no locks or latches remain, the object itself opens.</text:span></text:p>
              <text:p text:style-name="P1"><text:span text:style-name="T1"/></text:p>
              <text:p text:style-name="P1"><text:span text:style-name="T1">The chime can be used ten times. After the tenth time it cracks and becomes useless.</text:span></text:p>
            </office:annotation>
            <text:p>Chime of Opening</text:p>
          </table:table-cell>
          <table:covered-table-cell/>
          <table:table-cell table:style-name="ce19" office:value-type="string" calcext:value-type="string">
            <text:p>1,500 gp</text:p>
          </table:table-cell>
          <table:table-cell table:style-name="ce29" office:value-type="string" calcext:value-type="string">
            <text:p>Rare</text:p>
          </table:table-cell>
          <table:table-cell table:style-name="ce41" office:value-type="string" calcext:value-type="string" table:number-columns-spanned="2" table:number-rows-spanned="1">
            <office:annotation draw:style-name="gr35" draw:text-style-name="P2" svg:width="10.021cm" svg:height="6.916cm" svg:x="12.966cm" svg:y="21.161cm" draw:caption-point-x="2.19cm" draw:caption-point-y="0.227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Fortitude</text:span></text:p>
              <text:p text:style-name="P1"><text:span text:style-name="T1"/></text:p>
              <text:p text:style-name="P1"><text:span text:style-name="T1">Your Constitution score increases by 2, to a maximum of 20, while this pink rhomboid orbits your head.</text:span></text:p>
              <text:p text:style-name="P1"><text:span text:style-name="T1">(Requires Attunement)</text:span></text:p>
            </office:annotation>
            <text:p>Ioun Stone Fortitude</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7" draw:text-style-name="P2" svg:width="10.095cm" svg:height="10.471cm" svg:x="2.871cm" svg:y="20.704cm" draw:caption-point-x="2.264cm" draw:caption-point-y="1.171cm">
              <dc:date>2024-03-12T00:00:00</dc:date>
              <text:p text:style-name="P1"><text:span text:style-name="T1">An Ioun stone is named after Ioun, a god of knowledge and prophecy revered on some worlds. Many types of Ioun stone exist, each type a distinct combination of shape and color.</text:span></text:p>
              <text:p text:style-name="P1"><text:span text:style-name="T1"/></text:p>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Absorption.</text:span></text:p>
              <text:p text:style-name="P1"><text:span text:style-name="T1"/></text:p>
              <text:p text:style-name="P1"><text:span text:style-name="T1">While this pale lavender ellipsoid orbits your head, you can use your reaction to cancel a spell of 4th level or lower cast by a creature you can see and targeting only you.</text:span></text:p>
              <text:p text:style-name="P1"><text:span text:style-name="T1"/></text:p>
              <text:p text:style-name="P1"><text:span text:style-name="T1">Once the stone has canceled 20 levels of spells, it burns out and turns dull gray, losing its magic. If you are targeted by a spell whose level is higher than the number of spell levels the stone has left, the stone can't cancel it.</text:span></text:p>
            </office:annotation>
            <text:p>Ioun Stone Absorption</text:p>
          </table:table-cell>
          <table:covered-table-cell/>
          <table:table-cell table:style-name="ce19" office:value-type="string" calcext:value-type="string">
            <text:p>2,4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35" draw:text-style-name="P2" svg:width="10.021cm" svg:height="6.916cm" svg:x="12.966cm" svg:y="21.648cm" draw:caption-point-x="2.19cm" draw:caption-point-y="0.227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Insight.</text:span></text:p>
              <text:p text:style-name="P1"><text:span text:style-name="T1"/></text:p>
              <text:p text:style-name="P1"><text:span text:style-name="T1">Your Wisdom score increases by 2, to a maximum of 20, while this incandescent blue sphere orbits your head.</text:span></text:p>
              <text:p text:style-name="P1"><text:span text:style-name="T1">(Requires Attunement)</text:span></text:p>
            </office:annotation>
            <text:p>Ioun Stone Insight</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3" draw:text-style-name="P2" svg:width="10.095cm" svg:height="10.076cm" svg:x="2.871cm" svg:y="20.833cm" draw:caption-point-x="2.264cm" draw:caption-point-y="1.529cm">
              <dc:date>2024-03-12T00:00:00</dc:date>
              <text:p text:style-name="P1"><text:span text:style-name="T1">An Ioun stone is named after Ioun, a god of knowledge and prophecy revered on some worlds. Many types of Ioun stone exist, each type a distinct combination of shape and color.</text:span></text:p>
              <text:p text:style-name="P1"><text:span text:style-name="T1"/></text:p>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Greater Absorption.</text:span></text:p>
              <text:p text:style-name="P1"><text:span text:style-name="T1"/></text:p>
              <text:p text:style-name="P1"><text:span text:style-name="T1">While this marbled lavender and green ellipsoid orbits your head, you can use your reaction to cancel a spell of 8th level or lower cast by a creature you can see and targeting only you. Once the stone has canceled 50 levels of spells, it burns out and turns dull gray, losing its magic. If you are targeted by a spell whose level is higher than the number of spell levels the stone has left, the stone can't cancel it.</text:span></text:p>
            </office:annotation>
            <text:p>Ioun Stone Greater Absorption</text:p>
          </table:table-cell>
          <table:covered-table-cell/>
          <table:table-cell table:style-name="ce19" office:value-type="string" calcext:value-type="string">
            <text:p>30,0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35" draw:text-style-name="P2" svg:width="10.021cm" svg:height="6.916cm" svg:x="12.966cm" svg:y="22.135cm" draw:caption-point-x="2.19cm" draw:caption-point-y="0.227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Intellect.</text:span></text:p>
              <text:p text:style-name="P1"><text:span text:style-name="T1"/></text:p>
              <text:p text:style-name="P1"><text:span text:style-name="T1">Your Intelligence score increases by 2, to a maximum of 20, while this marbled scarlet and blue sphere orbits your head.</text:span></text:p>
              <text:p text:style-name="P1"><text:span text:style-name="T1">(Requires Attunement)</text:span></text:p>
            </office:annotation>
            <text:p>Ioun Stone Intellect</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8" draw:text-style-name="P2" svg:width="10.095cm" svg:height="9.681cm" svg:x="2.871cm" svg:y="21.517cm" draw:caption-point-x="2.264cm" draw:caption-point-y="1.332cm">
              <dc:date>2024-03-12T00:00:00</dc:date>
              <text:p text:style-name="P1"><text:span text:style-name="T1">This prism has 50 charges. While you are holding it, you can use an action to speak one of three command words to cause one of the following effects:</text:span></text:p>
              <text:p text:style-name="P1"><text:span text:style-name="T1"/></text:p>
              <text:p text:style-name="P1"><text:span text:style-name="T1">• </text:span><text:span text:style-name="T1">The first command word causes the gem to shed bright light in a 30-foot radius and dim light for an additional 30 feet. This effect doesn't expend a charge. It lasts until you use a bonus action to repeat the command word or until you use another function of the gem.</text:span></text:p>
              <text:p text:style-name="P1"><text:span text:style-name="T1"/></text:p>
              <text:p text:style-name="P1"><text:span text:style-name="T1">• </text:span><text:span text:style-name="T1">The second command word expends 1 charge and causes the gem to fire a brilliant beam of light at one creature you can see within 60 feet of you. The creature must succeed on a DC 15 Constitution saving throw or become blinded for 1 minute. The creature can repeat the saving throw at the end of each of its turns, ending the effect on itself on a success.</text:span></text:p>
              <text:p text:style-name="P1"><text:span text:style-name="T1"/></text:p>
              <text:p text:style-name="P1"><text:span text:style-name="T1">• </text:span><text:span text:style-name="T1">The third command word expends 5 charges and causes the gem to flare with blinding light in a 30-foot cone originating from it. Each creature in the cone must make a saving throw as if struck by the beam created with the second command word.</text:span></text:p>
              <text:p text:style-name="P1"><text:span text:style-name="T1"/></text:p>
              <text:p text:style-name="P1"><text:span text:style-name="T1">When all of the gem's charges are expended, the gem becomes a nonmagical jewel worth 50 gp.</text:span></text:p>
            </office:annotation>
            <text:p>Gem of Brightness</text:p>
          </table:table-cell>
          <table:covered-table-cell/>
          <table:table-cell table:style-name="ce19" office:value-type="string" calcext:value-type="string">
            <text:p>5,0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35" draw:text-style-name="P2" svg:width="10.021cm" svg:height="6.916cm" svg:x="12.966cm" svg:y="22.622cm" draw:caption-point-x="2.19cm" draw:caption-point-y="0.227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Leadership.</text:span></text:p>
              <text:p text:style-name="P1"><text:span text:style-name="T1"/></text:p>
              <text:p text:style-name="P1"><text:span text:style-name="T1">Your Charisma score increases by 2, to a maximum of 20, while this marbled pink and green sphere orbits your head.</text:span></text:p>
              <text:p text:style-name="P1"><text:span text:style-name="T1">(Requires Attunement)</text:span></text:p>
            </office:annotation>
            <text:p>Ioun Stone Leadership</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1" draw:text-style-name="P2" svg:width="10.095cm" svg:height="10.866cm" svg:x="2.871cm" svg:y="21.134cm" draw:caption-point-x="2.264cm" draw:caption-point-y="2.202cm">
              <dc:date>2024-03-12T00:00:00</dc:date>
              <text:p text:style-name="P1"><text:span text:style-name="T1">While holding this rod, you can use your reaction to absorb a spell that is targeting only you and not with an area of effect. The absorbed spell's effect is canceled, and the spell's energy — not the spell itself — is stored in the rod. The energy has the same level as the spell when it was cast. The rod can absorb and store up to 50 levels of energy over the course of its existence. Once the rod absorbs 50 levels of energy, it can't absorb more. If you are targeted by a spell that the rod can't store, the rod has no effect on that spell.</text:span></text:p>
              <text:p text:style-name="P1"><text:span text:style-name="T1"/></text:p>
              <text:p text:style-name="P1"><text:span text:style-name="T1">When you become attuned to the rod, you know how many levels of energy the rod has absorbed over the course of its existence, and how many levels of spell energy it currently has stored.</text:span></text:p>
              <text:p text:style-name="P1"><text:span text:style-name="T1"/></text:p>
              <text:p text:style-name="P1"><text:span text:style-name="T1">If you are a spellcaster holding the rod, you can convert energy stored in it into spell slots to cast spells you have prepared or know. You can create spell slots only of a level equal to or lower than your own spell slots, up to a maximum of 5th level. You use the stored levels in place of your slots, but otherwise cast the spell as normal. For example, you can use 3 levels stored in the rod as a 3rd-level spell slot.</text:span></text:p>
              <text:p text:style-name="P1"><text:span text:style-name="T1"/></text:p>
              <text:p text:style-name="P1"><text:span text:style-name="T1">A newly found rod has 1d10 levels of spell energy stored in it already. A rod that can no longer absorb spell energy and has no energy remaining becomes nonmagical.</text:span></text:p>
              <text:p text:style-name="P1"><text:span text:style-name="T1">(Requires Attunement)</text:span></text:p>
            </office:annotation>
            <text:p>Rod of Absorption</text:p>
          </table:table-cell>
          <table:covered-table-cell/>
          <table:table-cell table:style-name="ce19" office:value-type="string" calcext:value-type="string">
            <text:p>50,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35" draw:text-style-name="P2" svg:width="10.021cm" svg:height="6.916cm" svg:x="12.966cm" svg:y="23.109cm" draw:caption-point-x="2.19cm" draw:caption-point-y="0.227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Strength.</text:span></text:p>
              <text:p text:style-name="P1"><text:span text:style-name="T1"/></text:p>
              <text:p text:style-name="P1"><text:span text:style-name="T1">Your Strength score increases by 2, to a maximum of 20, while this pale blue rhomboid orbits your head.</text:span></text:p>
              <text:p text:style-name="P1"><text:span text:style-name="T1">(Requires Attunement)</text:span></text:p>
            </office:annotation>
            <text:p>Ioun Stone Strength</text:p>
          </table:table-cell>
          <table:covered-table-cell/>
          <table:table-cell table:style-name="ce43" office:value-type="string" calcext:value-type="string">
            <text:p>3,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9" draw:text-style-name="P2" svg:width="10.095cm" svg:height="8.101cm" svg:x="2.871cm" svg:y="22.17cm" draw:caption-point-x="2.264cm" draw:caption-point-y="1.653cm">
              <dc:date>2024-03-12T00:00:00</dc:date>
              <text:p text:style-name="P1"><text:span text:style-name="T1">This item symbolizes unrepentant evil. A creature that is neither good nor evil in alignment takes 6d6 necrotic damage upon touching the talisman. A good creature takes 8d6 necrotic damage upon touching the talisman. Either sort of creature takes the damage again each time it ends its turn holding or carrying the talisman.</text:span></text:p>
              <text:p text:style-name="P1"><text:span text:style-name="T1"/></text:p>
              <text:p text:style-name="P1"><text:span text:style-name="T1">If you are an evil cleric or paladin, you can use the talisman as a holy symbol, and you gain a +2 bonus to spell attack rolls while you wear or hold it.</text:span></text:p>
              <text:p text:style-name="P1"><text:span text:style-name="T1"/></text:p>
              <text:p text:style-name="P1"><text:span text:style-name="T1">The talisman has 6 charges. If you are wearing or holding it, you can use an action to expend 1 charge from the talisman and choose one creature you can see on the ground within 120 feet of you. If the target is of good alignment, a flaming fissure opens under it. The target must succeed on a DC 20 Dexterity saving throw or fall into the fissure and be destroyed, leaving no remains. The fissure then closes, leaving no trace of its existence. When you expend the last charge, the talisman dissolves into foul-smelling slime and is destroyed.</text:span></text:p>
            </office:annotation>
            <text:p>Talisman of Ultimate Evil</text:p>
          </table:table-cell>
          <table:covered-table-cell/>
          <table:table-cell table:style-name="ce19" office:value-type="string" calcext:value-type="string">
            <text:p>62,0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22" draw:text-style-name="P2" svg:width="10.021cm" svg:height="7.311cm" svg:x="12.966cm" svg:y="23.399cm" draw:caption-point-x="2.19cm" draw:caption-point-y="0.424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Regeneration.</text:span></text:p>
              <text:p text:style-name="P1"><text:span text:style-name="T1"/></text:p>
              <text:p text:style-name="P1"><text:span text:style-name="T1">You regain 15 hit points at the end of each hour this pearly white spindle orbits your head, provided that you have at least 1 hit point.</text:span></text:p>
              <text:p text:style-name="P1"><text:span text:style-name="T1">(Requires Attunement)</text:span></text:p>
            </office:annotation>
            <text:p>Ioun Stone Regeneration</text:p>
          </table:table-cell>
          <table:covered-table-cell/>
          <table:table-cell table:style-name="ce43" office:value-type="string" calcext:value-type="string">
            <text:p>5,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39" draw:text-style-name="P2" svg:width="10.095cm" svg:height="8.101cm" svg:x="2.871cm" svg:y="22.656cm" draw:caption-point-x="2.264cm" draw:caption-point-y="1.653cm">
              <dc:date>2024-03-12T00:00:00</dc:date>
              <text:p text:style-name="P1"><text:span text:style-name="T1">This talisman is a mighty symbol of goodness. A creature that is neither good nor evil in alignment takes 6d6 radiant damage upon touching the talisman. An evil creature takes 8d6 radiant damage upon touching the talisman. Either sort of creature takes the damage again each time it ends its turn holding or carrying the talisman.</text:span></text:p>
              <text:p text:style-name="P1"><text:span text:style-name="T1"/></text:p>
              <text:p text:style-name="P1"><text:span text:style-name="T1">If you are a good cleric or paladin, you can use the talisman as a holy symbol, and you gain a +2 bonus to spell attack rolls while you wear or hold it.</text:span></text:p>
              <text:p text:style-name="P1"><text:span text:style-name="T1"/></text:p>
              <text:p text:style-name="P1"><text:span text:style-name="T1">The talisman has 7 charges. If you are wearing or holding it, you can use an action to expend 1 charge from it and choose one creature you can see on the ground within 120 feet of you. If the target is of evil alignment, a flaming fissure opens under it. The target must succeed on a DC 20 Dexterity saving throw or fall into the fissure and be destroyed, leaving no remains. The fissure then closes, leaving no trace of its existence. When you expend the last charge, the talisman disperses into motes of golden light and is destroyed.</text:span></text:p>
            </office:annotation>
            <text:p>Talisman of Pure Good</text:p>
          </table:table-cell>
          <table:covered-table-cell/>
          <table:table-cell table:style-name="ce19" office:value-type="string" calcext:value-type="string">
            <text:p>72,000 gp</text:p>
          </table:table-cell>
          <table:table-cell table:style-name="ce28" office:value-type="string" calcext:value-type="string">
            <text:p>Legendary</text:p>
          </table:table-cell>
          <table:table-cell table:style-name="ce41" office:value-type="string" calcext:value-type="string" table:number-columns-spanned="2" table:number-rows-spanned="1">
            <office:annotation draw:style-name="gr35" draw:text-style-name="P2" svg:width="10.021cm" svg:height="6.916cm" svg:x="12.966cm" svg:y="24.082cm" draw:caption-point-x="2.19cm" draw:caption-point-y="0.227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Awareness.</text:span></text:p>
              <text:p text:style-name="P1"><text:span text:style-name="T1"/></text:p>
              <text:p text:style-name="P1"><text:span text:style-name="T1">You can't be surprised while this dark blue rhomboid orbits your head.</text:span></text:p>
              <text:p text:style-name="P1"><text:span text:style-name="T1">(Requires Attunement)</text:span></text:p>
            </office:annotation>
            <text:p>Ioun Stone Awareness</text:p>
          </table:table-cell>
          <table:covered-table-cell/>
          <table:table-cell table:style-name="ce43" office:value-type="string" calcext:value-type="string">
            <text:p>1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40" draw:text-style-name="P2" svg:width="10.095cm" svg:height="25.399cm" svg:x="2.871cm" svg:y="25.607cm" draw:caption-point-x="2.264cm" draw:caption-point-y="-0.811cm">
              <dc:date>2024-03-12T00:00:00</dc:date>
              <text:p text:style-name="P1"><text:span text:style-name="T1">This robe has cloth patches of various shapes and colors covering it. While wearing the robe. you can use an action to detach one of the patches, causing it to become the object or creature it represents. Once the last patch is removed, the robe becomes an ordinary garment.</text:span></text:p>
              <text:p text:style-name="P1"><text:span text:style-name="T1"/></text:p>
              <text:p text:style-name="P1"><text:span text:style-name="T1">The robe has two of each of the following patches:</text:span></text:p>
              <text:p text:style-name="P1"><text:span text:style-name="T1"/></text:p>
              <text:p text:style-name="P1"><text:span text:style-name="T1">• </text:span><text:span text:style-name="T1">Dagger</text:span></text:p>
              <text:p text:style-name="P1"><text:span text:style-name="T1"/></text:p>
              <text:p text:style-name="P1"><text:span text:style-name="T1">• </text:span><text:span text:style-name="T1">Bullseye lantern (filled and lit)</text:span></text:p>
              <text:p text:style-name="P1"><text:span text:style-name="T1"/></text:p>
              <text:p text:style-name="P1"><text:span text:style-name="T1">• </text:span><text:span text:style-name="T1">Steel mirror</text:span></text:p>
              <text:p text:style-name="P1"><text:span text:style-name="T1"/></text:p>
              <text:p text:style-name="P1"><text:span text:style-name="T1">• </text:span><text:span text:style-name="T1">10-foot pole</text:span></text:p>
              <text:p text:style-name="P1"><text:span text:style-name="T1"/></text:p>
              <text:p text:style-name="P1"><text:span text:style-name="T1">• </text:span><text:span text:style-name="T1">Hempen rope (50 feet, coiled)</text:span></text:p>
              <text:p text:style-name="P1"><text:span text:style-name="T1"/></text:p>
              <text:p text:style-name="P1"><text:span text:style-name="T1">• </text:span><text:span text:style-name="T1">Sack</text:span></text:p>
              <text:p text:style-name="P1"><text:span text:style-name="T1"/></text:p>
              <text:p text:style-name="P1"><text:span text:style-name="T1">In addition, the robe has 4d4 other patches. The DM chooses the patches or determines them randomly.</text:span></text:p>
              <text:p text:style-name="P1"><text:span text:style-name="T1"/></text:p>
              <text:p text:style-name="P1"><text:span text:style-name="T1">d100 — Patch:</text:span></text:p>
              <text:p text:style-name="P1"><text:span text:style-name="T1"/></text:p>
              <text:p text:style-name="P1"><text:span text:style-name="T1">01-08 — Bag of 100 gp</text:span></text:p>
              <text:p text:style-name="P1"><text:span text:style-name="T1"/></text:p>
              <text:p text:style-name="P1"><text:span text:style-name="T1">09-15 — Silver coffer (1 foot long, 6 inches wide and deep) worth 500 gp</text:span></text:p>
              <text:p text:style-name="P1"><text:span text:style-name="T1"/></text:p>
              <text:p text:style-name="P1"><text:span text:style-name="T1">16-22 — Iron door (up to 10 feet wide and 10 feet high, barred on one side of your choice), which you can place in an opening you can reach; it conforms to fit the opening, attaching and hinging itself</text:span></text:p>
              <text:p text:style-name="P1"><text:span text:style-name="T1"/></text:p>
              <text:p text:style-name="P1"><text:span text:style-name="T1">23-30 — 10 gems worth 100 gp each</text:span></text:p>
              <text:p text:style-name="P1"><text:span text:style-name="T1"/></text:p>
              <text:p text:style-name="P1"><text:span text:style-name="T1">31-44 — Wooden ladder (24 feet long)</text:span></text:p>
              <text:p text:style-name="P1"><text:span text:style-name="T1"/></text:p>
              <text:p text:style-name="P1"><text:span text:style-name="T1">45-51 — A riding horse with saddle bags (see the Monster Manual for statistics)</text:span></text:p>
              <text:p text:style-name="P1"><text:span text:style-name="T1"/></text:p>
              <text:p text:style-name="P1"><text:span text:style-name="T1">52-59 — Pit (a cube 10 feet on a side), which you can place on the ground within 10 feet of you</text:span></text:p>
              <text:p text:style-name="P1"><text:span text:style-name="T1"/></text:p>
              <text:p text:style-name="P1"><text:span text:style-name="T1">60-68 — 4 potions of healing</text:span></text:p>
              <text:p text:style-name="P1"><text:span text:style-name="T1"/></text:p>
              <text:p text:style-name="P1"><text:span text:style-name="T1">69-75 — Rowboat (12 feet long)</text:span></text:p>
              <text:p text:style-name="P1"><text:span text:style-name="T1"/></text:p>
              <text:p text:style-name="P1"><text:span text:style-name="T1">76-83 — Spell scroll containing one spell of 1st to 3rd level</text:span></text:p>
              <text:p text:style-name="P1"><text:span text:style-name="T1"/></text:p>
              <text:p text:style-name="P1"><text:span text:style-name="T1">84-90 — 2 mastiffs (see the Monster Manual for statistics)</text:span></text:p>
              <text:p text:style-name="P1"><text:span text:style-name="T1"/></text:p>
              <text:p text:style-name="P1"><text:span text:style-name="T1">91-96 — Window (2 feet by 4 feet, up to 2 feet deep), which you can place on a vertical surface you can reach</text:span></text:p>
              <text:p text:style-name="P1"><text:span text:style-name="T1"/></text:p>
              <text:p text:style-name="P1"><text:span text:style-name="T1">97-00 — Portable ram</text:span></text:p>
            </office:annotation>
            <text:p>Robe of Useful Items</text:p>
          </table:table-cell>
          <table:covered-table-cell/>
          <table:table-cell table:style-name="ce19" office:value-type="string" calcext:value-type="string">
            <text:p>7,000 gp</text:p>
          </table:table-cell>
          <table:table-cell table:style-name="ce25" office:value-type="string" calcext:value-type="string">
            <text:p>Uncommon</text:p>
          </table:table-cell>
          <table:table-cell table:style-name="ce41" office:value-type="string" calcext:value-type="string" table:number-columns-spanned="2" table:number-rows-spanned="1">
            <office:annotation draw:style-name="gr35" draw:text-style-name="P2" svg:width="10.021cm" svg:height="6.916cm" svg:x="12.966cm" svg:y="24.57cm" draw:caption-point-x="2.19cm" draw:caption-point-y="0.226cm">
              <dc:date>2024-03-12T00:00:00</dc:date>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Mastery.</text:span></text:p>
              <text:p text:style-name="P1"><text:span text:style-name="T1"/></text:p>
              <text:p text:style-name="P1"><text:span text:style-name="T1">Your proficiency bonus increases by 1 while this pale green prism orbits your head.</text:span></text:p>
              <text:p text:style-name="P1"><text:span text:style-name="T1">(Requires Attunement)</text:span></text:p>
            </office:annotation>
            <text:p>Ioun Stone Mastery</text:p>
          </table:table-cell>
          <table:covered-table-cell/>
          <table:table-cell table:style-name="ce43" office:value-type="string" calcext:value-type="string">
            <text:p>15,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10.095cm" svg:height="2.571cm" svg:x="2.871cm" svg:y="25.284cm" draw:caption-point-x="2.264cm" draw:caption-point-y="-0.001cm">
              <dc:date>2024-03-12T00:00:00</dc:date>
              <text:p text:style-name="P1"><text:span text:style-name="T1">This book contains health and diet tips, and its words are charged with magic. If you spend 48 hours over a period of 6 days or fewer studying the book's contents and practicing its guidelines, your Constitution score increases by 2, as does your maximum for that score. The manual then loses its magic, but regains it in a century.</text:span></text:p>
            </office:annotation>
            <text:p>Manual of Bodily Health</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30" draw:text-style-name="P2" svg:width="10.021cm" svg:height="4.151cm" svg:x="12.966cm" svg:y="25.327cm" draw:caption-point-x="2.19cm" draw:caption-point-y="-0.044cm">
              <dc:date>2024-03-12T00:00:00</dc:date>
              <text:p text:style-name="P1"><text:span text:style-name="T1">This staff has 3 charges and regains 1d3 expended charges daily at dawn.</text:span></text:p>
              <text:p text:style-name="P1"><text:span text:style-name="T1"/></text:p>
              <text:p text:style-name="P1"><text:span text:style-name="T1">The staff can be wielded as a magic quarterstaff. On a hit, it deals damage as a normal quarterstaff, and you can expend 1 charge to deal an extra 2d10 necrotic damage to the target. In addition, the target must succeed on a DC 15 Constitution saving throw or have disadvantage for 1 hour on any ability check or saving throw that uses Strength or Constitution.</text:span></text:p>
              <text:p text:style-name="P1"><text:span text:style-name="T1">(Requires Attunement)</text:span></text:p>
            </office:annotation>
            <text:p>Staff of Withering</text:p>
          </table:table-cell>
          <table:covered-table-cell/>
          <table:table-cell table:style-name="ce43" office:value-type="string" calcext:value-type="string">
            <text:p>3,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6"/>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10.095cm" svg:height="2.571cm" svg:x="2.871cm" svg:y="25.771cm" draw:caption-point-x="2.264cm" draw:caption-point-y="-0.001cm">
              <dc:date>2024-03-12T00:00:00</dc:date>
              <text:p text:style-name="P1"><text:span text:style-name="T1">This book contains coordination and balance exercises, and its words are charged with magic. If you spend 48 hours over a period of 6 days or fewer studying the book's contents and practicing its guidelines, your Dexterity score increases by 2, as does your maximum for that score. The manual then loses its magic, but regains it in a century.</text:span></text:p>
            </office:annotation>
            <text:p>Manual of Gainful Exercise</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41" draw:text-style-name="P2" svg:width="10.021cm" svg:height="14.421cm" svg:x="12.966cm" svg:y="23.457cm" draw:caption-point-x="2.19cm" draw:caption-point-y="2.313cm">
              <dc:date>2024-03-12T00:00:00</dc:date>
              <text:p text:style-name="P1"><text:span text:style-name="T1">This staff can be wielded as a magic quarterstaff that grants a +2 bonus to attack and damage rolls made with it. It also has the following additional properties. When one of these properties is used, it can't be used again until the next dawn.</text:span></text:p>
              <text:p text:style-name="P1"><text:span text:style-name="T1"/></text:p>
              <text:p text:style-name="P1"><text:span text:style-name="T1">Lightning: When you hit with a melee attack using the staff, you can cause the target to take an extra 2d6 lightning damage.</text:span></text:p>
              <text:p text:style-name="P1"><text:span text:style-name="T1"/></text:p>
              <text:p text:style-name="P1"><text:span text:style-name="T1">Thunder: When you hit with a melee attack using the staff, you can cause the staff to emit a crack of thunder, audible out to 300 feet. The target you hit must succeed on a DC 17 Constitution saving throw or become stunned until the end of your next turn.</text:span></text:p>
              <text:p text:style-name="P1"><text:span text:style-name="T1"/></text:p>
              <text:p text:style-name="P1"><text:span text:style-name="T1">Lightning Strike.</text:span></text:p>
              <text:p text:style-name="P1"><text:span text:style-name="T1"/></text:p>
              <text:p text:style-name="P1"><text:span text:style-name="T1">You can use an action to cause a bolt of lightning to leap from the staff's tip in a line that is 5 feet wide and 120 feet long. Each creature in that line must make a DC 17 Dexterity saving throw, taking 9d6 lightning damage on a failed save, or half as much damage on a successful one.</text:span></text:p>
              <text:p text:style-name="P1"><text:span text:style-name="T1"/></text:p>
              <text:p text:style-name="P1"><text:span text:style-name="T1">Thunderclap: You can use an action to cause the staff to issue a deafening thunderclap, audible out to 600 feet. Each creature within 60 feet of you (not including you) must make a DC 17 Constitution saving throw. On a failed save, a creature takes 2d6 thunder damage and becomes deafened for 1 minute. On a successful save, a creature takes half damage and isn't deafened.</text:span></text:p>
              <text:p text:style-name="P1"><text:span text:style-name="T1"/></text:p>
              <text:p text:style-name="P1"><text:span text:style-name="T1">Thunder and Lightning: You can use an action to use the Lightning Strike and Thunderclap properties at the same time. Doing so doesn't expend the daily use of those properties, only the use of this one.</text:span></text:p>
              <text:p text:style-name="P1"><text:span text:style-name="T1">(Requires Attunement)</text:span></text:p>
            </office:annotation>
            <text:p>Staff of Thunder and Lightning</text:p>
          </table:table-cell>
          <table:covered-table-cell/>
          <table:table-cell table:style-name="ce43" office:value-type="string" calcext:value-type="string">
            <text:p>1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10.095cm" svg:height="2.571cm" svg:x="2.871cm" svg:y="26.258cm" draw:caption-point-x="2.264cm" draw:caption-point-y="-0.001cm">
              <dc:date>2024-03-12T00:00:00</dc:date>
              <text:p text:style-name="P1"><text:span text:style-name="T1">This book contains coordination and balance exercises, and its words are charged with magic. If you spend 48 hours over a period of 6 days or fewer studying the book's contents and practicing its guidelines, your Dexterity score increases by 2, as does your maximum for that score. The manual then loses its magic, but regains it in a century.</text:span></text:p>
            </office:annotation>
            <text:p>Manual of Quickness of Action</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1" office:value-type="string" calcext:value-type="string" table:number-columns-spanned="2" table:number-rows-spanned="1">
            <office:annotation draw:style-name="gr22" draw:text-style-name="P2" svg:width="10.021cm" svg:height="7.311cm" svg:x="12.966cm" svg:y="25.277cm" draw:caption-point-x="2.19cm" draw:caption-point-y="0.98cm">
              <dc:date>2024-03-12T00:00:00</dc:date>
              <text:p text:style-name="P1"><text:span text:style-name="T1">You can use a bonus action to speak this staff's command word and make the head of the staff become that of an animate poisonous snake for 1 minute. By using another bonus action to speak the command word again, you return the staff to its normal inanimate form.</text:span></text:p>
              <text:p text:style-name="P1"><text:span text:style-name="T1"/></text:p>
              <text:p text:style-name="P1"><text:span text:style-name="T1">You can make a melee attack using the snake head, which has a reach of 5 feet. Your proficiency bonus applies to the attack roll. On a hit, the target takes 1d6 piercing damage and must succeed on a DC 15 Constitution saving throw or take 3d6 poison damage.</text:span></text:p>
              <text:p text:style-name="P1"><text:span text:style-name="T1"/></text:p>
              <text:p text:style-name="P1"><text:span text:style-name="T1">The snake head can be attacked while it is animate. It has an Armor Class of 15 and 20 hit points. If the head drops to 0 hit points, the staff is destroyed. As long as it's not destroyed, the staff regains all lost hit points when it reverts to its inanimate form.</text:span></text:p>
              <text:p text:style-name="P1"><text:span text:style-name="T1">(Requires Attunement)</text:span></text:p>
            </office:annotation>
            <text:p>Staff of the Adder</text:p>
          </table:table-cell>
          <table:covered-table-cell/>
          <table:table-cell table:style-name="ce43" office:value-type="string" calcext:value-type="string">
            <text:p>1,8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10.095cm" svg:height="2.571cm" svg:x="2.871cm" svg:y="26.745cm" draw:caption-point-x="2.264cm" draw:caption-point-y="-0.001cm">
              <dc:date>2024-03-12T00:00:00</dc:date>
              <text:p text:style-name="P1"><text:span text:style-name="T1">This book contains memory and mental exercises, and its words are charged with magic. If you spend 48 hours over a period of 6 days or fewer studying the book's contents and practicing its guidelines, your Intelligence score increases by 2, as does your maximum for that score. The manual then loses its magic, but regains it in a century.</text:span></text:p>
            </office:annotation>
            <text:p>Manual of Sharpened Mind</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2" office:value-type="string" calcext:value-type="string" table:number-columns-spanned="2" table:number-rows-spanned="1">
            <office:annotation draw:style-name="gr30" draw:text-style-name="P2" svg:width="10.021cm" svg:height="4.151cm" svg:x="12.966cm" svg:y="26.788cm" draw:caption-point-x="2.19cm" draw:caption-point-y="-0.044cm">
              <dc:date>2024-03-12T00:00:00</dc:date>
              <text:p text:style-name="P1"><text:span text:style-name="T1">This staff can be wielded as a magic quarterstaff that grants a +3 bonus to attack and damage rolls made with it.</text:span></text:p>
              <text:p text:style-name="P1"><text:span text:style-name="T1"/></text:p>
              <text:p text:style-name="P1"><text:span text:style-name="T1">The staff has 10 charges. When you hit with a melee attack using it, you can expend up to 3 of its charges. For each charge you expend, the target takes an extra 1d6 force damage. The staff regains 1d6 + 4 expended charges daily at dawn. If you expend the last charge, roll a d20. On a 1, the staff becomes a nonmagical quarterstaff.</text:span></text:p>
              <text:p text:style-name="P1"><text:span text:style-name="T1">(Requires Attunement)</text:span></text:p>
            </office:annotation>
            <text:p>Staff of Striking</text:p>
          </table:table-cell>
          <table:covered-table-cell/>
          <table:table-cell table:style-name="ce43" office:value-type="string" calcext:value-type="string">
            <text:p>21,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10.095cm" svg:height="2.571cm" svg:x="2.871cm" svg:y="27.231cm" draw:caption-point-x="2.264cm" draw:caption-point-y="-0.001cm">
              <dc:date>2024-03-12T00:00:00</dc:date>
              <text:p text:style-name="P1"><text:span text:style-name="T1">This book contains tactical and prediction exercises, and its words are charged with magic. If you spend 48 hours over a period of 6 days or fewer studying the book's contents and practicing its guidelines, your Wisdom score increases by 2, as does your maximum for that score. The manual then loses its magic, but regains it in a century.</text:span></text:p>
            </office:annotation>
            <text:p>Manual of Glamour and Prestige</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2" office:value-type="string" calcext:value-type="string" table:number-columns-spanned="2" table:number-rows-spanned="1">
            <office:annotation draw:style-name="gr24" draw:text-style-name="P2" svg:width="10.021cm" svg:height="4.941cm" svg:x="12.966cm" svg:y="27.435cm" draw:caption-point-x="2.19cm" draw:caption-point-y="-0.205cm">
              <dc:date>2024-03-12T00:00:00</dc:date>
              <text:p text:style-name="P1"><text:span text:style-name="T1">You have resistance to fire damage while you hold this staff.</text:span></text:p>
              <text:p text:style-name="P1"><text:span text:style-name="T1"/></text:p>
              <text:p text:style-name="P1"><text:span text:style-name="T1">The staff has 10 charges. While holding it, you can use an action to expend 1 or more of its charges to cast one of the following spells from it, using your spell save DC: burning hands (1 charge), fireball (3 charges), or wall of fire (4 charges).</text:span></text:p>
              <text:p text:style-name="P1"><text:span text:style-name="T1"/></text:p>
              <text:p text:style-name="P1"><text:span text:style-name="T1">The staff regains 1d6 + 4 expended charges daily at dawn. If you expend the last charge, roll a d20. On a 1, the staff blackens, crumbles into cinders, and is destroyed.</text:span></text:p>
              <text:p text:style-name="P1"><text:span text:style-name="T1">(Requires Attunement)</text:span></text:p>
            </office:annotation>
            <text:p>Staff of Fire</text:p>
          </table:table-cell>
          <table:covered-table-cell/>
          <table:table-cell table:style-name="ce43" office:value-type="string" calcext:value-type="string">
            <text:p>1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6" office:value-type="string" calcext:value-type="string" table:number-columns-spanned="2" table:number-rows-spanned="1">
            <office:annotation draw:style-name="gr6" draw:text-style-name="P2" svg:width="10.095cm" svg:height="2.571cm" svg:x="2.871cm" svg:y="27.718cm" draw:caption-point-x="2.264cm" draw:caption-point-y="-0.001cm">
              <dc:date>2024-03-12T00:00:00</dc:date>
              <text:p text:style-name="P1"><text:span text:style-name="T1">This book contains social and mannerism exercises, and its words are charged with magic. If you spend 48 hours over a period of 6 days or fewer studying the book's contents and practicing its guidelines, your Charisma score increases by 2, as does your maximum for that score. The manual then loses its magic, but regains it in a century.</text:span></text:p>
            </office:annotation>
            <text:p>Manual of Prudent Foresight</text:p>
          </table:table-cell>
          <table:covered-table-cell/>
          <table:table-cell table:style-name="ce19" office:value-type="string" calcext:value-type="string">
            <text:p>55,000 gp</text:p>
          </table:table-cell>
          <table:table-cell table:style-name="ce27" office:value-type="string" calcext:value-type="string">
            <text:p>Very Rare</text:p>
          </table:table-cell>
          <table:table-cell table:style-name="ce42" office:value-type="string" calcext:value-type="string" table:number-columns-spanned="2" table:number-rows-spanned="1">
            <office:annotation draw:style-name="gr22" draw:text-style-name="P2" svg:width="10.021cm" svg:height="7.311cm" svg:x="12.966cm" svg:y="26.737cm" draw:caption-point-x="2.19cm" draw:caption-point-y="0.98cm">
              <dc:date>2024-03-12T00:00:00</dc:date>
              <text:p text:style-name="P1"><text:span text:style-name="T1">This staff has 10 charges and regains 1d6 + 4 expended charges daily at dawn. If you expend the last charge, roll a d20. On a 1, a swarm of insects consumes and destroys the staff, then disperses.</text:span></text:p>
              <text:p text:style-name="P1"><text:span text:style-name="T1"/></text:p>
              <text:p text:style-name="P1"><text:span text:style-name="T1">Spells: While holding the staff, you can use an action to expend some of its charges to cast one of the following spells from it, using your spell save DC: giant insect (4 charges) or insect plague (5 charges).</text:span></text:p>
              <text:p text:style-name="P1"><text:span text:style-name="T1"/></text:p>
              <text:p text:style-name="P1"><text:span text:style-name="T1">Insect Cloud: While holding the staff, you can use an action and expend 1 charge to cause a swarm of harmless flying insects to spread out in a 30-foot radius from you. The insects remain for 10 minutes, making the area heavily obscured for creatures other than you. The swarm moves with you, remaining centered on you. A wind of at least 10 miles per hour disperses the swarm and ends the effect.</text:span></text:p>
              <text:p text:style-name="P1"><text:span text:style-name="T1">(Requires Attunement)</text:span></text:p>
            </office:annotation>
            <text:p>Staff of Swarming Insects</text:p>
          </table:table-cell>
          <table:covered-table-cell/>
          <table:table-cell table:style-name="ce43" office:value-type="string" calcext:value-type="string">
            <text:p>1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7" office:value-type="string" calcext:value-type="string" table:number-columns-spanned="4" table:number-rows-spanned="1">
            <text:p>Non Combat Items</text:p>
          </table:table-cell>
          <table:covered-table-cell table:number-columns-repeated="3" table:style-name="ce17"/>
          <table:table-cell table:style-name="ce42" office:value-type="string" calcext:value-type="string" table:number-columns-spanned="2" table:number-rows-spanned="1">
            <office:annotation draw:style-name="gr22" draw:text-style-name="P2" svg:width="10.021cm" svg:height="7.311cm" svg:x="12.966cm" svg:y="27.224cm" draw:caption-point-x="2.19cm" draw:caption-point-y="0.98cm">
              <dc:date>2024-03-12T00:00:00</dc:date>
              <text:p text:style-name="P1"><text:span text:style-name="T1">While holding this staff, you can use an action to expend 1 of its 10 charges to cast charm person, command, or comprehend languages from it using your spell save DC. The staff can also be used as a magic quarterstaff.</text:span></text:p>
              <text:p text:style-name="P1"><text:span text:style-name="T1"/></text:p>
              <text:p text:style-name="P1"><text:span text:style-name="T1">If you are holding the staff and fail a saving throw against an enchantment spell that targets only you, you can turn your failed save into a successful one. You can't use this property of the staff again until the next dawn. If you succeed on a save against an enchantment spell that targets only you, with or without the staff's intervention, you can use your reaction to expend 1 charge from the staff and turn the spell back on its caster as if you had cast the spell.</text:span></text:p>
              <text:p text:style-name="P1"><text:span text:style-name="T1"/></text:p>
              <text:p text:style-name="P1"><text:span text:style-name="T1">The staff regains 1d8 + 2 expended charges daily at dawn. If you expend the last charge, roll a d20. On a 1, the staff becomes a nonmagical quarterstaff.</text:span></text:p>
              <text:p text:style-name="P1"><text:span text:style-name="T1">(Requires Attunement)</text:span></text:p>
            </office:annotation>
            <text:p>Staff of Charming</text:p>
          </table:table-cell>
          <table:covered-table-cell/>
          <table:table-cell table:style-name="ce43" office:value-type="string" calcext:value-type="string">
            <text:p>1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8" office:value-type="string" calcext:value-type="string" table:number-columns-spanned="2" table:number-rows-spanned="1">
            <text:p>Name</text:p>
          </table:table-cell>
          <table:covered-table-cell table:style-name="ce16"/>
          <table:table-cell table:style-name="ce20" office:value-type="string" calcext:value-type="string">
            <text:p>Price</text:p>
          </table:table-cell>
          <table:table-cell table:style-name="ce20" office:value-type="string" calcext:value-type="string">
            <text:p>Rarity</text:p>
          </table:table-cell>
          <table:table-cell table:style-name="ce42" office:value-type="string" calcext:value-type="string" table:number-columns-spanned="2" table:number-rows-spanned="1">
            <office:annotation draw:style-name="gr25" draw:text-style-name="P2" svg:width="10.021cm" svg:height="4.546cm" svg:x="12.966cm" svg:y="28.539cm" draw:caption-point-x="2.19cm" draw:caption-point-y="0.152cm">
              <dc:date>2024-03-12T00:00:00</dc:date>
              <text:p text:style-name="P1"><text:span text:style-name="T1">This staff has 10 charges. While holding it, you can use an action to expend 1 or more of its charges to cast one of the following spells from it, using your spell save DC and spellcasting ability modifier: cure wounds (1 charge per spell level, up to 4th), lesser restoration (2 charges). or mass cure wounds (5 charges).</text:span></text:p>
              <text:p text:style-name="P1"><text:span text:style-name="T1"/></text:p>
              <text:p text:style-name="P1"><text:span text:style-name="T1">The staff regains 1d6 + 4 expended charges daily at dawn. If you expend the last charge, roll a d20. On a 1. the staff vanishes in a flash of light, lost forever.</text:span></text:p>
              <text:p text:style-name="P1"><text:span text:style-name="T1">(Requires Attunement)</text:span></text:p>
            </office:annotation>
            <text:p>Staff of Healing</text:p>
          </table:table-cell>
          <table:covered-table-cell/>
          <table:table-cell table:style-name="ce43" office:value-type="string" calcext:value-type="string">
            <text:p>13,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 draw:text-style-name="P2" svg:width="10.095cm" svg:height="0.991cm" svg:x="2.871cm" svg:y="29.969cm" draw:caption-point-x="2.264cm" draw:caption-point-y="-0.791cm">
              <dc:date>2024-03-12T00:00:00</dc:date>
              <text:p text:style-name="P1"><text:span text:style-name="T1">While wearing this helm, you can use an action to cast the comprehend languages spell from it at will.</text:span></text:p>
            </office:annotation>
            <text:p>Helm of Comprehend Languages</text:p>
          </table:table-cell>
          <table:covered-table-cell/>
          <table:table-cell table:style-name="ce21" office:value-type="string" calcext:value-type="string">
            <text:p>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4" draw:text-style-name="P2" svg:width="10.021cm" svg:height="4.941cm" svg:x="12.966cm" svg:y="29.383cm" draw:caption-point-x="2.19cm" draw:caption-point-y="-0.205cm">
              <dc:date>2024-03-12T00:00:00</dc:date>
              <text:p text:style-name="P1"><text:span text:style-name="T1">You have resistance to cold damage while you hold this staff.</text:span></text:p>
              <text:p text:style-name="P1"><text:span text:style-name="T1"/></text:p>
              <text:p text:style-name="P1"><text:span text:style-name="T1">The staff has 10 charges. While holding it, you can use an action to expend 1 or more of its charges to cast one of the following spells from it, using your spell save DC: cone of cold (5 charges), fog cloud (1 charge), ice storm (4 charges), or wall of ice (4 charges).</text:span></text:p>
              <text:p text:style-name="P1"><text:span text:style-name="T1"/></text:p>
              <text:p text:style-name="P1"><text:span text:style-name="T1">The staff regains 1d6 + 4 expended charges daily at dawn. If you expend the last charge, roll a d20. On a 1. the staff turns to water and is destroyed.</text:span></text:p>
              <text:p text:style-name="P1"><text:span text:style-name="T1">(Requires Attunement)</text:span></text:p>
            </office:annotation>
            <text:p>Staff of Frost</text:p>
          </table:table-cell>
          <table:covered-table-cell/>
          <table:table-cell table:style-name="ce43" office:value-type="string" calcext:value-type="string">
            <text:p>2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8" draw:text-style-name="P2" svg:width="10.095cm" svg:height="5.336cm" svg:x="2.871cm" svg:y="28.839cm" draw:caption-point-x="2.264cm" draw:caption-point-y="0.826cm">
              <dc:date>2024-03-12T00:00:00</dc:date>
              <text:p text:style-name="P1"><text:span text:style-name="T1">This small sphere of thick glass weighs 1 pound. If you are within 60 feet of it, you can speak its command word and cause it to emanate the light or daylight spell. Once used, the daylight effect can't be used again until the next dawn.</text:span></text:p>
              <text:p text:style-name="P1"><text:span text:style-name="T1"/></text:p>
              <text:p text:style-name="P1"><text:span text:style-name="T1">You can speak another command word as an action to make the illuminated globe rise into the air and float no more than 5 feet off the ground. The globe hovers in this way until you or another creature grasps it. If you move more than 60 feet from the hovering globe, it follows you until it is within 60 feet of you. It takes the shortest route to do so. If prevented from moving, the globe sinks gently to the ground and becomes inactive, and its light winks out.</text:span></text:p>
            </office:annotation>
            <text:p>Driftglobe</text:p>
          </table:table-cell>
          <table:covered-table-cell/>
          <table:table-cell table:style-name="ce21" office:value-type="string" calcext:value-type="string">
            <text:p>75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2" draw:text-style-name="P2" svg:width="10.021cm" svg:height="18.766cm" svg:x="12.966cm" svg:y="26.847cm" draw:caption-point-x="2.19cm" draw:caption-point-y="2.818cm">
              <dc:date>2024-03-12T00:00:00</dc:date>
              <text:p text:style-name="P1"><text:span text:style-name="T1">This staff can be wielded as a magic quarterstaff that grants a +2 bonus to attack and damage rolls made with it. While holding it, you gain a +2 bonus to Armor Class, saving throws, and spell attack rolls.</text:span></text:p>
              <text:p text:style-name="P1"><text:span text:style-name="T1"/></text:p>
              <text:p text:style-name="P1"><text:span text:style-name="T1">The staff has 20 charges for the following properties. The staff regains 2d8 + 4 expended charges daily at dawn. If you expend the last charge, roll a d20. On a 1, the staff retains its +2 bonus to attack and damage roll but loses all other properties. On a 20, the staff regain 1d8 + 2 charges.</text:span></text:p>
              <text:p text:style-name="P1"><text:span text:style-name="T1"/></text:p>
              <text:p text:style-name="P1"><text:span text:style-name="T1">Power Strike: When you hit with a melee attack using the staff, you can expend 1 charge to deal an extra 1d6 force damage to the target.</text:span></text:p>
              <text:p text:style-name="P1"><text:span text:style-name="T1"/></text:p>
              <text:p text:style-name="P1"><text:span text:style-name="T1">Spells: While holding this staff, you can use an action to expend 1 or more of its charges to cast one of the following spells from it, using your spell save DC and spell attack bonus: cone of cold (5 charges), fireball (5th-level version, 5 charges), globe of invulnerability (6 charges), hold monster (5 charges), levitate (2 charges). lightning bolt (5th-level version, 5 charges), magic missile (1 charge), ray of enfeeblement (1 charge), or wall of force (5 charges).</text:span></text:p>
              <text:p text:style-name="P1"><text:span text:style-name="T1"/></text:p>
              <text:p text:style-name="P1"><text:span text:style-name="T1">Retributive Strike: You can use an action to break the staff over your knee or against a solid surface, performing a retributive strike. The staff is destroyed and releases its remaining magic in an explosion that expands to fill a 30-foot-radius sphere centered on it.</text:span></text:p>
              <text:p text:style-name="P1"><text:span text:style-name="T1"/></text:p>
              <text:p text:style-name="P1"><text:span text:style-name="T1">You have a 50 percent chance to instantly travel to a random plane of existence, avoiding the explosion. If you fail to avoid the effect, you take force damage equal to 16 x the number of charges in the staff. Every other creature in the area must make a DC 17 Dexterity saving throw. On a failed save, a creature takes an amount of damage based on how far away it is from the point of origin, as shown in the following table. On a successful save, a creature takes half as much damage.</text:span></text:p>
              <text:p text:style-name="P1"><text:span text:style-name="T1"/></text:p>
              <text:p text:style-name="P1"><text:span text:style-name="T1">Distance from Origin — Damage:</text:span></text:p>
              <text:p text:style-name="P1"><text:span text:style-name="T1"/></text:p>
              <text:p text:style-name="P1"><text:span text:style-name="T1">10 ft. away or closer — 8 x the number of charges in the staff</text:span></text:p>
              <text:p text:style-name="P1"><text:span text:style-name="T1"/></text:p>
              <text:p text:style-name="P1"><text:span text:style-name="T1">11 to 20 ft. away — 6 x the number of charges in the staff</text:span></text:p>
              <text:p text:style-name="P1"><text:span text:style-name="T1"/></text:p>
              <text:p text:style-name="P1"><text:span text:style-name="T1">21 to 30 ft. away — 4 x the number of charges in the staff</text:span></text:p>
              <text:p text:style-name="P1"><text:span text:style-name="T1">(Requires Attunement)</text:span></text:p>
            </office:annotation>
            <text:p>Staff of Power</text:p>
          </table:table-cell>
          <table:covered-table-cell/>
          <table:table-cell table:style-name="ce43" office:value-type="string" calcext:value-type="string">
            <text:p>95,5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 draw:text-style-name="P2" svg:width="10.095cm" svg:height="10.866cm" svg:x="2.871cm" svg:y="27.671cm" draw:caption-point-x="2.264cm" draw:caption-point-y="2.48cm">
              <dc:date>2024-03-12T00:00:00</dc:date>
              <text:p text:style-name="P1"><text:span text:style-name="T1">This trident is a magic weapon. It has 3 charges. While you carry it, you can use an action and expend 1 charge to cast dominate beast (save DC 15) from it on a beast that has an innate swimming speed. The trident regains 1d3 expended charges daily at dawn.</text:span></text:p>
              <text:p text:style-name="P1"><text:span text:style-name="T1"/></text:p>
              <text:p text:style-name="P1"><text:span text:style-name="T1">Range: A weapon that can be used to make a ranged attack has a range shown in parentheses after the ammunition or thrown property. The range lists two numbers. The first is the weapon's normal range in feet, and the second indicates the weapon's maximum range. When attacking a target beyond normal range, you have disadvantage on the attack roll. You can't attack a target beyond the weapon's long range</text:span></text:p>
              <text:p text:style-name="P1"><text:span text:style-name="T1"/></text:p>
              <text:p text:style-name="P1"><text:span text:style-name="T1">Thrown: If a weapon has the thrown property, you can throw the weapon to make a ranged attack. If the weapon is a melee weapon, you use the same ability modifier for that attack roll and damage roll that you would use for a melee attack with the weapon. For example, if you throw a handaxe, you use your Strength, but if you throw a dagger, you can use either your Strength or your Dexterity, since the dagger has the finesse property.</text:span></text:p>
              <text:p text:style-name="P1"><text:span text:style-name="T1"/></text:p>
              <text:p text:style-name="P1"><text:span text:style-name="T1">Versatile: This weapon can be used with one or two hands. A damage value in parentheses appears with the property — the damage when the weapon is used with two hands to make a melee attack.</text:span></text:p>
            </office:annotation>
            <text:p>Trident of Fish Command</text:p>
          </table:table-cell>
          <table:covered-table-cell/>
          <table:table-cell table:style-name="ce21" office:value-type="string" calcext:value-type="string">
            <text:p>8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5" draw:text-style-name="P2" svg:width="10.021cm" svg:height="11.656cm" svg:x="12.966cm" svg:y="28.11cm" draw:caption-point-x="2.19cm" draw:caption-point-y="2.041cm">
              <dc:date>2024-03-12T00:00:00</dc:date>
              <text:p text:style-name="P1"><text:span text:style-name="T1">This staff can be wielded as a magic quarterstaff that grants a +2 bonus to attack and damage rolls made with it. While holding it, you have a +2 bonus to spell attack rolls.</text:span></text:p>
              <text:p text:style-name="P1"><text:span text:style-name="T1"/></text:p>
              <text:p text:style-name="P1"><text:span text:style-name="T1">The staff has 10 charges for the following properties. It regains 1d6 + 4 expended charges daily at dawn. If you expend the last charge, roll a d20. On a 1, the staff loses its properties and becomes a nonmagical quarterstaff.</text:span></text:p>
              <text:p text:style-name="P1"><text:span text:style-name="T1"/></text:p>
              <text:p text:style-name="P1"><text:span text:style-name="T1">Spells: You can use an action to expend 1 or more of the staff's charges to cast one of the following spells from it, using your spell save DC: animal friendship (1 charge), awaken (5 charges), barkskin (2 charges), locate animals or plants (2 charges), speak with animals (1 charge), speak with plants (3 charges), or wall of thorns (6 charges).</text:span></text:p>
              <text:p text:style-name="P1"><text:span text:style-name="T1"/></text:p>
              <text:p text:style-name="P1"><text:span text:style-name="T1">You can also use an action to cast the pass without trace spell from the staff without using any charges.</text:span></text:p>
              <text:p text:style-name="P1"><text:span text:style-name="T1"/></text:p>
              <text:p text:style-name="P1"><text:span text:style-name="T1">Tree Form: You can use an action to plant one end of the staff in fertile earth and expend 1 charge to transform the staff into a healthy tree. The tree is 60 feet tall and has a 5-foot-diameter trunk, and its branches at the top spread out in a 20-foot radius. The tree appears ordinary but radiates a faint aura of transmutation magic if targeted by detect magic. While touching the tree and using another action to speak its command, word, you return the staff to its normal form. Any creature in the tree falls when it reverts to a staff.</text:span></text:p>
              <text:p text:style-name="P1"><text:span text:style-name="T1">(Requires Attunement)</text:span></text:p>
            </office:annotation>
            <text:p>Staff of the Woodlands</text:p>
          </table:table-cell>
          <table:covered-table-cell/>
          <table:table-cell table:style-name="ce43" office:value-type="string" calcext:value-type="string">
            <text:p>4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10.095cm" svg:height="2.176cm" svg:x="2.871cm" svg:y="30.836cm" draw:caption-point-x="2.264cm" draw:caption-point-y="-0.198cm">
              <dc:date>2024-03-12T00:00:00</dc:date>
              <text:p text:style-name="P1"><text:span text:style-name="T1">While wearing this cap underwater, you can speak its command word as an action to create a bubble of air around your head. It allows you to breathe normally underwater. This bubble stays with you until you speak the command word again, the cap is removed, or you are no longer underwater.</text:span></text:p>
            </office:annotation>
            <text:p>Cap of Water Breathing</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4" draw:text-style-name="P2" svg:width="10.021cm" svg:height="4.941cm" svg:x="12.966cm" svg:y="30.287cm" draw:caption-point-x="2.19cm" draw:caption-point-y="0.351cm">
              <dc:date>2024-03-12T00:00:00</dc:date>
              <text:p text:style-name="P1"><text:span text:style-name="T1">This wand has 7 charges. While holding it, you can use an action and expend 1 charge to speak its command word. For the next minute, you know the direction of the nearest creature hostile to you within 60 feet, but not its distance from you. The wand can sense the presence of hostile creatures that are ethereal, invisible, disguised, or hidden, as well as those in plain sight. The effect ends if you stop holding the wand.</text:span></text:p>
              <text:p text:style-name="P1"><text:span text:style-name="T1"/></text:p>
              <text:p text:style-name="P1"><text:span text:style-name="T1">The wand regains 1d6 + 1 expended charges daily at dawn. If you expend the wand's last charge, roll a d20. On a 1, the wand crumbles into ashes and is destroyed.</text:span></text:p>
              <text:p text:style-name="P1"><text:span text:style-name="T1">(Requires Attunement)</text:span></text:p>
            </office:annotation>
            <text:p>Wand of Enemy Detection</text:p>
          </table:table-cell>
          <table:covered-table-cell/>
          <table:table-cell table:style-name="ce43" office:value-type="string" calcext:value-type="string">
            <text:p>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4" draw:text-style-name="P2" svg:width="10.095cm" svg:height="5.731cm" svg:x="2.871cm" svg:y="30.101cm" draw:caption-point-x="2.264cm" draw:caption-point-y="1.024cm">
              <dc:date>2024-03-12T00:00:00</dc:date>
              <text:p text:style-name="P1"><text:span text:style-name="T1">Smoke leaks from the lead-stoppered mouth of this brass bottle, which weighs 1 pound. When you use an action to remove the stopper, a cloud of thick smoke pours out in a 60-foot radius from the bottle. The cloud's area is heavily obscured. Each minute the bottle remains open and within the cloud, the radius increases by 10 feet until it reaches its maximum radius of 120 feet.</text:span></text:p>
              <text:p text:style-name="P1"><text:span text:style-name="T1"/></text:p>
              <text:p text:style-name="P1"><text:span text:style-name="T1">The cloud persists as long as the bottle is open. Closing the bottle requires you to speak its command word as an action. Once the bottle is closed, the cloud disperses after 10 minutes. A moderate wind (11 to 20 miles per hour) can also disperse the smoke after 1 minute, and a strong wind (21 or more miles per hour) can do so after 1 round.</text:span></text:p>
            </office:annotation>
            <text:p>Eversmoking Bottle</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3" draw:text-style-name="P2" svg:width="10.021cm" svg:height="3.756cm" svg:x="12.966cm" svg:y="31.089cm" draw:caption-point-x="2.19cm" draw:caption-point-y="0.036cm">
              <dc:date>2024-03-12T00:00:00</dc:date>
              <text:p text:style-name="P1"><text:span text:style-name="T1">This wand has 7 charges. While holding it, you can use an action to expend 1 or more of its charges to cast the magic missile spell from it. For 1 charge, you cast the 1st-level version of the spell. You can increase the spell slot level by one for each additional charge you expend.</text:span></text:p>
              <text:p text:style-name="P1"><text:span text:style-name="T1"/></text:p>
              <text:p text:style-name="P1"><text:span text:style-name="T1">The wand regains 1d6 + 1 expended charges daily at dawn. If you expend the wand's last charge, roll a d20. On a 1, the wand crumbles into ashes and is destroyed.</text:span></text:p>
            </office:annotation>
            <text:p>Wand of Magic Missiles</text:p>
          </table:table-cell>
          <table:covered-table-cell/>
          <table:table-cell table:style-name="ce43" office:value-type="string" calcext:value-type="string">
            <text:p>5,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0" draw:text-style-name="P2" svg:width="10.095cm" svg:height="4.151cm" svg:x="2.871cm" svg:y="31.379cm" draw:caption-point-x="2.264cm" draw:caption-point-y="0.233cm">
              <dc:date>2024-03-12T00:00:00</dc:date>
              <text:p text:style-name="P1"><text:span text:style-name="T1">Each of the quiver's three compartments connects to an extradimensional space that allows the quiver to hold numerous items while never weighing more than 2 pounds. The shortest compartment can hold up to sixty arrows, bolts, or similar objects. The midsize compartment holds up to eighteen javelins or similar objects. The longest compartment holds up to six long objects, such as bows, quarterstaffs, or spears.</text:span></text:p>
              <text:p text:style-name="P1"><text:span text:style-name="T1"/></text:p>
              <text:p text:style-name="P1"><text:span text:style-name="T1">You can draw any item the quiver contains as if doing so from a regular quiver or scabbard.</text:span></text:p>
            </office:annotation>
            <text:p>Quiver of Ehlonna</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3" draw:text-style-name="P2" svg:width="10.021cm" svg:height="3.361cm" svg:x="12.966cm" svg:y="32.051cm" draw:caption-point-x="2.19cm" draw:caption-point-y="-0.439cm">
              <dc:date>2024-03-12T00:00:00</dc:date>
              <text:p text:style-name="P1"><text:span text:style-name="T1">This wand has 7 charges. While holding it, you can use an action to expend 1 of its charges to cast the web spell (save DC 15) from it.</text:span></text:p>
              <text:p text:style-name="P1"><text:span text:style-name="T1"/></text:p>
              <text:p text:style-name="P1"><text:span text:style-name="T1">The wand regains 1d6 + 1 expended charges daily at dawn. If you expend the wand's last charge, roll a d20. On a 1, the wand crumbles into ashes and is destroyed.</text:span></text:p>
              <text:p text:style-name="P1"><text:span text:style-name="T1">(Requires Attunement)</text:span></text:p>
            </office:annotation>
            <text:p>Wand of Web</text:p>
          </table:table-cell>
          <table:covered-table-cell/>
          <table:table-cell table:style-name="ce43" office:value-type="string" calcext:value-type="string">
            <text:p>8,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9" draw:text-style-name="P2" svg:width="10.095cm" svg:height="8.891cm" svg:x="2.871cm" svg:y="31.718cm" draw:caption-point-x="2.264cm" draw:caption-point-y="0.381cm">
              <dc:date>2024-03-12T00:00:00</dc:date>
              <text:p text:style-name="P1"><text:span text:style-name="T1">An Ioun stone is named after Ioun, a god of knowledge and prophecy revered on some worlds. Many types of Ioun stone exist, each type a distinct combination of shape and color.</text:span></text:p>
              <text:p text:style-name="P1"><text:span text:style-name="T1"/></text:p>
              <text:p text:style-name="P1"><text:span text:style-name="T1">When you use an action to toss one of these stones into the air, the stone orbits your head at a distance of 1d3 feet and confers a benefit to you. Thereafter, another creature must use an action to grasp or net the stone to separate it from you, either by making a successful attack roll against AC 24 or a successful DC 24 Dexterity (Acrobatics) check. You can use an action to seize and stow the stone, ending its effect.</text:span></text:p>
              <text:p text:style-name="P1"><text:span text:style-name="T1"/></text:p>
              <text:p text:style-name="P1"><text:span text:style-name="T1">A stone has AC 24, 10 hit points, and resistance to all damage. It is considered to be an object that is being worn while it orbits your head.</text:span></text:p>
              <text:p text:style-name="P1"><text:span text:style-name="T1"/></text:p>
              <text:p text:style-name="P1"><text:span text:style-name="T1">Sustenance.</text:span></text:p>
              <text:p text:style-name="P1"><text:span text:style-name="T1"/></text:p>
              <text:p text:style-name="P1"><text:span text:style-name="T1">You don't need to eat or drink while this clear spindle orbits your head</text:span></text:p>
              <text:p text:style-name="P1"><text:span text:style-name="T1"/></text:p>
              <text:p text:style-name="P1"><text:span text:style-name="T1">(Requires Attunement)</text:span></text:p>
            </office:annotation>
            <text:p>Ioun Stone Sustenance</text:p>
          </table:table-cell>
          <table:covered-table-cell/>
          <table:table-cell table:style-name="ce21" office:value-type="string" calcext:value-type="string">
            <text:p>1,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34" draw:text-style-name="P2" svg:width="10.021cm" svg:height="6.521cm" svg:x="12.966cm" svg:y="31.514cm" draw:caption-point-x="2.19cm" draw:caption-point-y="0.585cm">
              <dc:date>2024-03-12T00:00:00</dc:date>
              <text:p text:style-name="P1"><text:span text:style-name="T1">This wand has 7 charges for the following properties. It regains 1d6 + 1 expended charges daily at dawn. If you expend the wand's last charge, roll a d20. On a 1, the wand crumbles into ashes and is destroyed.</text:span></text:p>
              <text:p text:style-name="P1"><text:span text:style-name="T1"/></text:p>
              <text:p text:style-name="P1"><text:span text:style-name="T1">Spells: While holding the wand, you can use an action to expend some of its charges to cast one of the following spells (save DC 17): hold monster (5 charges) or hold person (2 charges).</text:span></text:p>
              <text:p text:style-name="P1"><text:span text:style-name="T1"/></text:p>
              <text:p text:style-name="P1"><text:span text:style-name="T1">Assisted Escape: While holding the wand, you can use your reaction to expend 1 charge and gain advantage on a saving throw you make to avoid being paralyzed or restrained, or you can expend 1 charge and gain advantage on any check you make to escape a grapple.</text:span></text:p>
              <text:p text:style-name="P1"><text:span text:style-name="T1">(Requires Attunement)</text:span></text:p>
            </office:annotation>
            <text:p>Wand of Binding</text:p>
          </table:table-cell>
          <table:covered-table-cell/>
          <table:table-cell table:style-name="ce43" office:value-type="string" calcext:value-type="string">
            <text:p>1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10.095cm" svg:height="2.176cm" svg:x="2.871cm" svg:y="32.785cm" draw:caption-point-x="2.264cm" draw:caption-point-y="-0.199cm">
              <dc:date>2024-03-12T00:00:00</dc:date>
              <text:p text:style-name="P1"><text:span text:style-name="T1">While wearing this necklace, you can breathe normally in any environment, and you have advantage on saving throws made against harmful gases and vapors (such as cloudkill and stinking cloud effects, inhaled poisons, and the breath weapons of some dragons).</text:span></text:p>
            </office:annotation>
            <text:p>Necklace of Adaption</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3" draw:text-style-name="P2" svg:width="10.021cm" svg:height="9.286cm" svg:x="12.966cm" svg:y="30.619cm" draw:caption-point-x="2.19cm" draw:caption-point-y="1.967cm">
              <dc:date>2024-03-12T00:00:00</dc:date>
              <text:p text:style-name="P1"><text:span text:style-name="T1">This wand has 7 charges for the following properties. It regains 1d6 + 1 expended charges daily at dawn. If you expend the wand's last charge, roll a d20. On a 1, the wand crumbles into ashes and is destroyed.</text:span></text:p>
              <text:p text:style-name="P1"><text:span text:style-name="T1"/></text:p>
              <text:p text:style-name="P1"><text:span text:style-name="T1">Command: While holding the wand, you can use an action to expend 1 charge and command another creature to flee or grovel, as with the command spell (save DC 15).</text:span></text:p>
              <text:p text:style-name="P1"><text:span text:style-name="T1"/></text:p>
              <text:p text:style-name="P1"><text:span text:style-name="T1">Cone of Fear: While holding the wand, you can use an action to expend 2 charges, causing the wand's tip to emit a 60-foot cone of amber light. Each creature in the cone must succeed on a DC 15 Wisdom saving throw or become frightened of you for 1 minute. While it is frightened in this way, a creature must spend its turns trying to move as far away from you as it can, and it can- willingly move to a space within 30 feet of you. It also can't take reactions. For its action, it can use only the Dash action or try to escape from an effect that prevent it from moving. If it has nowhere it can move, the creature can use the Dodge action. At the end of each of its turns, a creature can repeat the saving throw, ending the effect on itself on a success.</text:span></text:p>
              <text:p text:style-name="P1"><text:span text:style-name="T1">(Requires Attunement)</text:span></text:p>
            </office:annotation>
            <text:p>Wand of Fear</text:p>
          </table:table-cell>
          <table:covered-table-cell/>
          <table:table-cell table:style-name="ce43" office:value-type="string" calcext:value-type="string">
            <text:p>1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33.746cm" draw:caption-point-x="2.264cm" draw:caption-point-y="-0.674cm">
              <dc:date>2024-03-12T00:00:00</dc:date>
              <text:p text:style-name="P1"><text:span text:style-name="T1">While wearing these dark lenses, you have darkvision out to a range of 60 feet. If you already have darkvision. wearing the goggles increases its range by 60 feet.</text:span></text:p>
              <text:p text:style-name="P1"><text:span text:style-name="T1"/></text:p>
            </office:annotation>
            <text:p>Goggles of Night</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4" draw:text-style-name="P2" svg:width="10.021cm" svg:height="4.941cm" svg:x="12.966cm" svg:y="32.721cm" draw:caption-point-x="2.19cm" draw:caption-point-y="0.351cm">
              <dc:date>2024-03-12T00:00:00</dc:date>
              <text:p text:style-name="P1"><text:span text:style-name="T1">This wand has 7 charges. While holding it, you can use an action to expend 1 of its charges to cause a thin blue ray to streak from the tip toward a creature you can see within 60 feet of you. The target must succeed on a DC 15 Constitution saving throw or be paralyzed for 1 minute. At the end of each of the target's turns, it can repeat the saving throw, ending the effect on itself on a success.</text:span></text:p>
              <text:p text:style-name="P1"><text:span text:style-name="T1"/></text:p>
              <text:p text:style-name="P1"><text:span text:style-name="T1">The wand regains 1d6 + 1 expended charges daily at dawn. If you expend the wand's last charge, roll a d20. On a 1, the wand crumbles into ashes and is destroyed.</text:span></text:p>
              <text:p text:style-name="P1"><text:span text:style-name="T1">(Requires Attunement)</text:span></text:p>
            </office:annotation>
            <text:p>Wand of Paralysis</text:p>
          </table:table-cell>
          <table:covered-table-cell/>
          <table:table-cell table:style-name="ce43" office:value-type="string" calcext:value-type="string">
            <text:p>1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3" draw:text-style-name="P2" svg:width="10.095cm" svg:height="3.361cm" svg:x="2.871cm" svg:y="33.165cm" draw:caption-point-x="2.264cm" draw:caption-point-y="0.394cm">
              <dc:date>2024-03-12T00:00:00</dc:date>
              <text:p text:style-name="P1"><text:span text:style-name="T1">These iron horseshoes come in a set of four. While all four shoes are affixed to the hooves of a horse or similar creature, they allow the creature to move normally while floating 4 inches above the ground. This effect means the creature can cross or stand above nonsolid or unstable surfaces, such as water or lava. The creature leaves no tracks and ignores difficult terrain. In addition, the creature can move at normal speed for up to 12 hours a day without suffering exhaustion from a forced march.</text:span></text:p>
            </office:annotation>
            <text:p>Horseshoes of the Zephyr</text:p>
          </table:table-cell>
          <table:covered-table-cell/>
          <table:table-cell table:style-name="ce21" office:value-type="string" calcext:value-type="string">
            <text:p>1,5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30" draw:text-style-name="P2" svg:width="10.021cm" svg:height="4.151cm" svg:x="12.966cm" svg:y="33.603cm" draw:caption-point-x="2.19cm" draw:caption-point-y="-0.044cm">
              <dc:date>2024-03-12T00:00:00</dc:date>
              <text:p text:style-name="P1"><text:span text:style-name="T1">This wand has 7 charges. While holding it, you can use an action to expend 1 or more of its charges to cast the fireball spell (save DC 15) from it. For 1 charge, you cast the 3rd-level version of the spell. You can increase the spell slot level by one for each additional charge you expend.</text:span></text:p>
              <text:p text:style-name="P1"><text:span text:style-name="T1"/></text:p>
              <text:p text:style-name="P1"><text:span text:style-name="T1">The wand regains 1d6 + 1 expended charges daily at dawn. If you expend the wand's last charge, roll a d20. On a 1, the wand crumbles into ashes and is destroyed</text:span></text:p>
              <text:p text:style-name="P1"><text:span text:style-name="T1">(Requires Attunement)</text:span></text:p>
            </office:annotation>
            <text:p>Wand of Fireballs</text:p>
          </table:table-cell>
          <table:covered-table-cell/>
          <table:table-cell table:style-name="ce43" office:value-type="string" calcext:value-type="string">
            <text:p>3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9" draw:text-style-name="P2" svg:width="10.095cm" svg:height="1.386cm" svg:x="2.871cm" svg:y="34.64cm" draw:caption-point-x="2.264cm" draw:caption-point-y="-0.594cm">
              <dc:date>2024-03-12T00:00:00</dc:date>
              <text:p text:style-name="P1"><text:span text:style-name="T1">This wand has 3 charges. While holding it, you can expend 1 charge as an action to cast the detect magic spell from it. The wand regains 1d3 expended charges daily at dawn.</text:span></text:p>
            </office:annotation>
            <text:p>Wand of Magic Detection</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30" draw:text-style-name="P2" svg:width="10.021cm" svg:height="4.151cm" svg:x="12.966cm" svg:y="34.091cm" draw:caption-point-x="2.19cm" draw:caption-point-y="-0.045cm">
              <dc:date>2024-03-12T00:00:00</dc:date>
              <text:p text:style-name="P1"><text:span text:style-name="T1">This wand has 7 charges. While holding it, you can use an action to expend 1 or more of its charges to cast the lightning bolt spell (save DC 15) from it. For 1 charge, you cast the 3rd-level version of the spell. You can increase the spell slot level by one for each additional charge you expend.</text:span></text:p>
              <text:p text:style-name="P1"><text:span text:style-name="T1"/></text:p>
              <text:p text:style-name="P1"><text:span text:style-name="T1">The wand regains 1d6 + 1 expended charges daily at dawn. If you expend the wand's last charge, roll a d20. On a 1, the wand crumbles into ashes and is destroyed.</text:span></text:p>
              <text:p text:style-name="P1"><text:span text:style-name="T1">(Requires Attunement)</text:span></text:p>
            </office:annotation>
            <text:p>Wand of Lightning Bolts</text:p>
          </table:table-cell>
          <table:covered-table-cell/>
          <table:table-cell table:style-name="ce43" office:value-type="string" calcext:value-type="string">
            <text:p>3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10.095cm" svg:height="2.176cm" svg:x="2.871cm" svg:y="34.731cm" draw:caption-point-x="2.264cm" draw:caption-point-y="-0.198cm">
              <dc:date>2024-03-12T00:00:00</dc:date>
              <text:p text:style-name="P1"><text:span text:style-name="T1">The wand has 3 charges. While holding it. you can use an action to expend 1 of its charges, and if a secret door or trap is within 30 feet of you, the wand pulses and points at the one nearest to you. The wand regains 1d3 expended charges daily at dawn.</text:span></text:p>
            </office:annotation>
            <text:p>Wand of Secrets</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3" draw:text-style-name="P2" svg:width="10.021cm" svg:height="3.361cm" svg:x="12.966cm" svg:y="34.972cm" draw:caption-point-x="2.19cm" draw:caption-point-y="-0.439cm">
              <dc:date>2024-03-12T00:00:00</dc:date>
              <text:p text:style-name="P1"><text:span text:style-name="T1">This wand has 7 charges. While holding it, you can use an action to expend 1 of its charges to cast the polymorph spell (save DC 15) from it.</text:span></text:p>
              <text:p text:style-name="P1"><text:span text:style-name="T1"/></text:p>
              <text:p text:style-name="P1"><text:span text:style-name="T1">The wand regains 1d6 + 1 expended charges daily at dawn. If you expend the wand's last charge, roll a d20. On a 1, the wand crumbles into ashes and is destroyed.</text:span></text:p>
              <text:p text:style-name="P1"><text:span text:style-name="T1">(Requires Attunement)</text:span></text:p>
            </office:annotation>
            <text:p>Wand of Polymorph</text:p>
          </table:table-cell>
          <table:covered-table-cell/>
          <table:table-cell table:style-name="ce43" office:value-type="string" calcext:value-type="string">
            <text:p>4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35.694cm" draw:caption-point-x="2.264cm" draw:caption-point-y="-0.674cm">
              <dc:date>2024-03-12T00:00:00</dc:date>
              <text:p text:style-name="P1"><text:span text:style-name="T1">While wearing these gloves, climbing and swimming don't cost you extra movement, and you gain a +5 bonus to Strength (Athletics) checks made to climb or swim.</text:span></text:p>
              <text:p text:style-name="P1"><text:span text:style-name="T1">(Requires Attunement)</text:span></text:p>
            </office:annotation>
            <text:p>Gloves of Swimming and Climbin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35.694cm" draw:caption-point-x="2.19cm" draw:caption-point-y="-0.674cm">
              <dc:date>2024-03-12T00:00:00</dc:date>
              <text:p text:style-name="P1"><text:span text:style-name="T1">While you are holding this wand, you gain a +1 bonus to spell attack rolls. In addition, you ignore half cover when making a spell attack.</text:span></text:p>
              <text:p text:style-name="P1"><text:span text:style-name="T1">(Requires Attunement)</text:span></text:p>
            </office:annotation>
            <text:p>Wand of the War Mage +1</text:p>
          </table:table-cell>
          <table:covered-table-cell/>
          <table:table-cell table:style-name="ce43" office:value-type="string" calcext:value-type="string">
            <text:p>1,2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4" draw:text-style-name="P2" svg:width="10.095cm" svg:height="12.446cm" svg:x="2.871cm" svg:y="32.237cm" draw:caption-point-x="2.264cm" draw:caption-point-y="3.27cm">
              <dc:date>2024-03-12T00:00:00</dc:date>
              <text:p text:style-name="P1"><text:span text:style-name="T1">This backpack has a central pouch and two side pouches, each of which is an extradimensional space. Each side pouch can hold up to 20 pounds of material, not exceeding a volume of 2 cubic feet. The large central pouch can hold up to 8 cubic feet or 80 pounds of material. The backpack always weighs 5 pounds, regardless of its contents.</text:span></text:p>
              <text:p text:style-name="P1"><text:span text:style-name="T1"/></text:p>
              <text:p text:style-name="P1"><text:span text:style-name="T1">Placing an object in the haversack follows the normal rules for interacting with objects. Retrieving an item from the haversack requires you to use an action. When you reach into the haversack for a specific item, the item is always magically on top.</text:span></text:p>
              <text:p text:style-name="P1"><text:span text:style-name="T1"/></text:p>
              <text:p text:style-name="P1"><text:span text:style-name="T1">The haversack has a few limitations. If it is overloaded, or if a sharp object pierces it or tears it, the haversack ruptures and is destroyed. If the haversack is destroyed, its contents are lost forever, although an artifact always turns up again somewhere. If the haversack is turned inside out, its contents spill forth, unharmed, and the haversack must be put right before it can be used again. If a breathing creature is placed within the haversack, the creature can survive for up to 10 minutes, after which time it begins to suffocate.</text:span></text:p>
              <text:p text:style-name="P1"><text:span text:style-name="T1"/></text:p>
              <text:p text:style-name="P1"><text:span text:style-name="T1">Placing the haversack inside an extradimensional space created by a bag of holding, portable hole, or similar item instantly destroys both items and opens a gate to the Astral Plane. The gate originates where the one item was placed inside the other. Any creature within 10-feet of the gate is sucked through it and deposited in a random location on the Astral Plane. The gate then closes. The gate is one-way only and can't be reopened.</text:span></text:p>
            </office:annotation>
            <text:p>Heward's Handy Haversack</text:p>
          </table:table-cell>
          <table:covered-table-cell/>
          <table:table-cell table:style-name="ce21" office:value-type="string" calcext:value-type="string">
            <text:p>2,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0" draw:text-style-name="P2" svg:width="10.021cm" svg:height="1.781cm" svg:x="12.966cm" svg:y="36.181cm" draw:caption-point-x="2.19cm" draw:caption-point-y="-0.674cm">
              <dc:date>2024-03-12T00:00:00</dc:date>
              <text:p text:style-name="P1"><text:span text:style-name="T1">While you are holding this wand, you gain a +2 bonus to spell attack rolls. In addition, you ignore half cover when making a spell attack.</text:span></text:p>
              <text:p text:style-name="P1"><text:span text:style-name="T1">(Requires Attunement)</text:span></text:p>
            </office:annotation>
            <text:p>Wand of the War Mage +2</text:p>
          </table:table-cell>
          <table:covered-table-cell/>
          <table:table-cell table:style-name="ce43" office:value-type="string" calcext:value-type="string">
            <text:p>4,8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7" draw:text-style-name="P2" svg:width="10.095cm" svg:height="7.706cm" svg:x="2.871cm" svg:y="34.538cm" draw:caption-point-x="2.264cm" draw:caption-point-y="1.455cm">
              <dc:date>2024-03-12T00:00:00</dc:date>
              <text:p text:style-name="P1"><text:span text:style-name="T1">This 60-foot length of silk rope weighs 3 pounds and can hold up to 3,000 pounds. If you hold one end of the rope and use an action to speak the command word, the rope animates. As a bonus action, you can command the other end to move toward a destination you choose. That end moves 10 feet on your turn when you first command it and 10 feet on each of your turns until reaching its destination, up to its maximum length away, or until you tell it to stop. You can also tell the rope to fasten itself securely to an object or to unfasten itself, to knot or unknot itself, or to coil itself for carrying.</text:span></text:p>
              <text:p text:style-name="P1"><text:span text:style-name="T1"/></text:p>
              <text:p text:style-name="P1"><text:span text:style-name="T1">If you tell the rope to knot, large knots appear at 1-foot intervals along the rope. While knotted, the rope shortens to a 50-foot length and grants advantage on checks made to climb it.</text:span></text:p>
              <text:p text:style-name="P1"><text:span text:style-name="T1"/></text:p>
              <text:p text:style-name="P1"><text:span text:style-name="T1">The rope has AC 20 and 20 hit points. It regains 1 hit point every 5 minutes as long as it has at least 1 hit point. If the rope drops to 0 hit points, it is destroyed.</text:span></text:p>
            </office:annotation>
            <text:p>Rope of Climbin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36.667cm" draw:caption-point-x="2.19cm" draw:caption-point-y="-0.674cm">
              <dc:date>2024-03-12T00:00:00</dc:date>
              <text:p text:style-name="P1"><text:span text:style-name="T1">While you are holding this wand, you gain a +3 bonus to spell attack rolls. In addition, you ignore half cover when making a spell attack.</text:span></text:p>
              <text:p text:style-name="P1"><text:span text:style-name="T1">(Requires Attunement)</text:span></text:p>
            </office:annotation>
            <text:p>Wand of the War Mage +3</text:p>
          </table:table-cell>
          <table:covered-table-cell/>
          <table:table-cell table:style-name="ce43" office:value-type="string" calcext:value-type="string">
            <text:p>19,2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36.877cm" draw:caption-point-x="2.264cm" draw:caption-point-y="-0.397cm">
              <dc:date>2024-03-12T00:00:00</dc:date>
              <text:p text:style-name="P1"><text:span text:style-name="T1">While you wear these boots, your steps make no sound, regardless of the surface you are moving across. You also have advantage on Dexterity (Stealth) checks that rely on moving silently.</text:span></text:p>
            </office:annotation>
            <text:p>Boots of Elvenkind</text:p>
          </table:table-cell>
          <table:covered-table-cell/>
          <table:table-cell table:style-name="ce21" office:value-type="string" calcext:value-type="string">
            <text:p>2,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4" draw:text-style-name="P2" svg:width="10.021cm" svg:height="5.731cm" svg:x="12.966cm" svg:y="35.179cm" draw:caption-point-x="2.19cm" draw:caption-point-y="1.301cm">
              <dc:date>2024-03-12T00:00:00</dc:date>
              <text:p text:style-name="P1"><text:span text:style-name="T1">Made by the drow, this rod is a magic weapon that ends in three rubbery tentacles. While holding the rod, you can use an action to direct each tentacle to attack a creature you can see within 15 feet of you. Each tentacle makes a melee attack roll with a +9 bonus. On a hit, the tentacle deals 1d6 bludgeoning damage. If you hit a target with all three tentacles, it must make a DC 15 Constitution saving throw. On a failure, the creature's speed is halved, it has disadvantage on Dexterity saving throws, and it can't use reactions for 1 minute. Moreover, on each of its turns, it can take either an action or a bonus action, but not both. At the end of each of its turns, it can repeat the saving throw, ending the effect on itself on a success.</text:span></text:p>
              <text:p text:style-name="P1"><text:span text:style-name="T1">(Requires Attunement)</text:span></text:p>
            </office:annotation>
            <text:p>Tentacle Rod</text:p>
          </table:table-cell>
          <table:covered-table-cell/>
          <table:table-cell table:style-name="ce43" office:value-type="string" calcext:value-type="string">
            <text:p>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10.095cm" svg:height="2.571cm" svg:x="2.871cm" svg:y="37.246cm" draw:caption-point-x="2.264cm" draw:caption-point-y="-0.279cm">
              <dc:date>2024-03-12T00:00:00</dc:date>
              <text:p text:style-name="P1"><text:span text:style-name="T1">These crystal lenses fit over the eyes. While wearing them, you can see much better than normal out to a range of 1 foot. You have advantage on Intelligence (Investigation) checks that rely on sight while searching an area or studying an object within that range.</text:span></text:p>
              <text:p text:style-name="P1"><text:span text:style-name="T1"/></text:p>
            </office:annotation>
            <text:p>Eyes of Minute Seeing</text:p>
          </table:table-cell>
          <table:covered-table-cell/>
          <table:table-cell table:style-name="ce21" office:value-type="string" calcext:value-type="string">
            <text:p>2,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5" draw:text-style-name="P2" svg:width="10.021cm" svg:height="26.666cm" svg:x="12.966cm" svg:y="30.755cm" draw:caption-point-x="2.19cm" draw:caption-point-y="6.212cm">
              <dc:date>2024-03-12T00:00:00</dc:date>
              <text:p text:style-name="P1"><text:span text:style-name="T1">This rod has a flanged head, and it functions as a magic mace that grants a +3 bonus to attack and damage roll made with it. The rod has properties associated with six different buttons that are set in a row along the haft. It has three other properties as well, detailed below.</text:span></text:p>
              <text:p text:style-name="P1"><text:span text:style-name="T1"/></text:p>
              <text:p text:style-name="P1"><text:span text:style-name="T1">Six Buttons: You can press one of the rod's six buttons as a bonus action. A button's effect lasts until you push a different button or until you push the same button again, which causes the rod to revert to its normal form.</text:span></text:p>
              <text:p text:style-name="P1"><text:span text:style-name="T1"/></text:p>
              <text:p text:style-name="P1"><text:span text:style-name="T1">If you press button 1, the rod becomes a flame tongue as a fiery blade sprouts from the end opposite the rod's flanged head.</text:span></text:p>
              <text:p text:style-name="P1"><text:span text:style-name="T1"/></text:p>
              <text:p text:style-name="P1"><text:span text:style-name="T1">If you press button 2, the rod's flanged head folds down and two crescent-shaped blades spring out, transforming the rod into a magic battleaxe that grants a +3 bonus to attack and damage rolls made with it.</text:span></text:p>
              <text:p text:style-name="P1"><text:span text:style-name="T1"/></text:p>
              <text:p text:style-name="P1"><text:span text:style-name="T1">If you press button 3, the rod's flanged head folds down, a spear point springs from the rod's tip, and the rod's handle lengthens into a 6-foot haft, transforming the rod into a magic spear that grants a+3 bonus to attack and damage rolls made with it.</text:span></text:p>
              <text:p text:style-name="P1"><text:span text:style-name="T1"/></text:p>
              <text:p text:style-name="P1"><text:span text:style-name="T1">If you press button 4, the rod transforms into a climbing pole up to 50 feet long, as you specify. In surfaces as hard as granite, a spike at the bottom and three hooks at the top anchor the pole. Horizontal bars 3 inches long fold out from the sides, 1 foot apart, forming a ladder. The pole can bear up to 4,000 pounds. More weight or lack of solid anchoring causes the rod to revert to its normal form.</text:span></text:p>
              <text:p text:style-name="P1"><text:span text:style-name="T1"/></text:p>
              <text:p text:style-name="P1"><text:span text:style-name="T1">If you press button 5, the rod transforms into a handheld battering ram and gram its user a +10 bonus to Strength checks made to break through doors, barricades, and other barriers.</text:span></text:p>
              <text:p text:style-name="P1"><text:span text:style-name="T1"/></text:p>
              <text:p text:style-name="P1"><text:span text:style-name="T1">If you press button 6, the rod assumes or remains in its normal form and indicates magnetic north. (Nothing happens if this function of the rod is used in a location that has no magnetic north.) The rod also gives you knowledge of your approximate depth beneath the ground or your height above it.</text:span></text:p>
              <text:p text:style-name="P1"><text:span text:style-name="T1"/></text:p>
              <text:p text:style-name="P1"><text:span text:style-name="T1">Drain Life: When you hit a creature with a melee attack using the rod, you can force the target to make a DC 17 Constitution saving throw. On a failure, the target rakes an extra 4d6 necrotic damage, and you regain a number of hit points equal to half that necrotic damage. This property can't be used again until the next dawn.</text:span></text:p>
              <text:p text:style-name="P1"><text:span text:style-name="T1"/></text:p>
              <text:p text:style-name="P1"><text:span text:style-name="T1">Paralyze: When you hit a creature with a melee attack using the rod, you can force the target to make a DC 17 Strength saving throw. On a failure, the target is paralyzed for 1 minute. The target can repeat the saving throw at the end of each of its turns, ending the effect on a success. This property can't be used again until the next dawn.</text:span></text:p>
              <text:p text:style-name="P1"><text:span text:style-name="T1"/></text:p>
              <text:p text:style-name="P1"><text:span text:style-name="T1">Terrify: While holding the rod, you can use an action to force each creature you can see within 30 feet of you to make a DC 17 Wisdom saving throw. On a failure, a target is frightened of you for 1 minute. A frightened target can repeat the saving throw at the end of each of its turns, ending the effect on itself on a success. This property can't be used again until the next dawn.</text:span></text:p>
              <text:p text:style-name="P1"><text:span text:style-name="T1">(Requires Attunement)</text:span></text:p>
            </office:annotation>
            <text:p>Rod of Lordly Might</text:p>
          </table:table-cell>
          <table:covered-table-cell/>
          <table:table-cell table:style-name="ce43" office:value-type="string" calcext:value-type="string">
            <text:p>28,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10.095cm" svg:height="2.571cm" svg:x="2.871cm" svg:y="37.733cm" draw:caption-point-x="2.264cm" draw:caption-point-y="-0.279cm">
              <dc:date>2024-03-12T00:00:00</dc:date>
              <text:p text:style-name="P1"><text:span text:style-name="T1">These crystal lenses fit over the eyes. While wearing them, you have advantage on Wisdom (Perception) checks that rely on sight. In conditions of clear visibility, you can make out details of even extremely distant creatures and objects as small as 2 feet across.</text:span></text:p>
              <text:p text:style-name="P1"><text:span text:style-name="T1">(Requires Attunement)</text:span></text:p>
            </office:annotation>
            <text:p>Eyes of the Eagle</text:p>
          </table:table-cell>
          <table:covered-table-cell/>
          <table:table-cell table:style-name="ce21" office:value-type="string" calcext:value-type="string">
            <text:p>2,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9" draw:text-style-name="P2" svg:width="10.021cm" svg:height="8.891cm" svg:x="12.966cm" svg:y="36.795cm" draw:caption-point-x="2.19cm" draw:caption-point-y="0.659cm">
              <dc:date>2024-03-12T00:00:00</dc:date>
              <text:p text:style-name="P1"><text:span text:style-name="T1">This rod has a flanged head and the following properties.</text:span></text:p>
              <text:p text:style-name="P1"><text:span text:style-name="T1"/></text:p>
              <text:p text:style-name="P1"><text:span text:style-name="T1">Alertness: While holding the rod, you have advantage on Wisdom (Perception) checks and on rolls for initiative.</text:span></text:p>
              <text:p text:style-name="P1"><text:span text:style-name="T1"/></text:p>
              <text:p text:style-name="P1"><text:span text:style-name="T1">Spells: While holding the rod, you can use an action to cast one of the following spells from it: detect evil and good, detect magic, detect poison and disease, or see invisibility.</text:span></text:p>
              <text:p text:style-name="P1"><text:span text:style-name="T1"/></text:p>
              <text:p text:style-name="P1"><text:span text:style-name="T1">Protective Aura: As an action, you can plant the haft end of the rod in the ground, whereupon the rod's head sheds bright light in a 60-foot radius and dim light for an additional 60 feet. While in that bright light, you and any creature that is friendly to you gain a +1 bonus to AC and saving throws and can sense the location of any invisible hostile creature that is also in the bright light.</text:span></text:p>
              <text:p text:style-name="P1"><text:span text:style-name="T1"/></text:p>
              <text:p text:style-name="P1"><text:span text:style-name="T1">The rod's head stops glowing and the effect ends after 10 minutes, or when a creature uses an action to pull the rod from the ground. This property can't be used again until the next dawn.</text:span></text:p>
              <text:p text:style-name="P1"><text:span text:style-name="T1">(Requires Attunement)</text:span></text:p>
            </office:annotation>
            <text:p>Rod of Alertness</text:p>
          </table:table-cell>
          <table:covered-table-cell/>
          <table:table-cell table:style-name="ce43" office:value-type="string" calcext:value-type="string">
            <text:p>25,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4" draw:text-style-name="P2" svg:width="10.095cm" svg:height="5.731cm" svg:x="2.871cm" svg:y="36.918cm" draw:caption-point-x="2.264cm" draw:caption-point-y="1.023cm">
              <dc:date>2024-03-12T00:00:00</dc:date>
              <text:p text:style-name="P1"><text:span text:style-name="T1">You can use an action to place these shackles on an incapacitated creature. The shackles adjust to fit a creature of Small to Large size. In addition to serving as mundane manacles, the shackles prevent a creature bound by them from using any method of extradimensional movement, including teleportation or travel to a different plane of existence. They don't prevent the creature from passing-through an interdimensional portal.</text:span></text:p>
              <text:p text:style-name="P1"><text:span text:style-name="T1"/></text:p>
              <text:p text:style-name="P1"><text:span text:style-name="T1">You and any creature you designate when you use the shackles can use an action to remove them. Once every 30 days, the bound creature can make a DC 30 Strength Athletics) check. On a success, the creature breaks free and destroys the shackles.</text:span></text:p>
            </office:annotation>
            <text:p>Dimensional Shackles</text:p>
          </table:table-cell>
          <table:covered-table-cell/>
          <table:table-cell table:style-name="ce21" office:value-type="string" calcext:value-type="string">
            <text:p>3,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8" draw:text-style-name="P2" svg:width="10.021cm" svg:height="2.966cm" svg:x="12.966cm" svg:y="38.578cm" draw:caption-point-x="2.19cm" draw:caption-point-y="-0.637cm">
              <dc:date>2024-03-12T00:00:00</dc:date>
              <text:p text:style-name="P1"><text:span text:style-name="T1">While holding this rod, you gain a +1 bonus to spell attack rolls and to the saving throw DCs of your warlock spells.</text:span></text:p>
              <text:p text:style-name="P1"><text:span text:style-name="T1"/></text:p>
              <text:p text:style-name="P1"><text:span text:style-name="T1">In addition, you can regain one warlock spell slot as an action while holding the rod. You can't use this property again until you finish a long rest.</text:span></text:p>
              <text:p text:style-name="P1"><text:span text:style-name="T1">(Requires Attunement)</text:span></text:p>
            </office:annotation>
            <text:p>Rod of the Pact Keeper +1</text:p>
          </table:table-cell>
          <table:covered-table-cell/>
          <table:table-cell table:style-name="ce43" office:value-type="string" calcext:value-type="string">
            <text:p>12,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8" draw:text-style-name="P2" svg:width="10.095cm" svg:height="2.966cm" svg:x="2.871cm" svg:y="38.509cm" draw:caption-point-x="2.264cm" draw:caption-point-y="-0.081cm">
              <dc:date>2024-03-12T00:00:00</dc:date>
              <text:p text:style-name="P1"><text:span text:style-name="T1">These crystal lenses fit over the eyes. They have 3 charges. While wearing them, you can expend 1 charge as an action to cast the charm person spell (save DC 13) on a humanoid within 30 feet of you, provided that you and the target can see each other. The lenses regain all expended charges daily at dawn.</text:span></text:p>
              <text:p text:style-name="P1"><text:span text:style-name="T1">(Requires Attunement)</text:span></text:p>
            </office:annotation>
            <text:p>Eyes of Charming</text:p>
          </table:table-cell>
          <table:covered-table-cell/>
          <table:table-cell table:style-name="ce21" office:value-type="string" calcext:value-type="string">
            <text:p>3,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8" draw:text-style-name="P2" svg:width="10.021cm" svg:height="2.966cm" svg:x="12.966cm" svg:y="39.065cm" draw:caption-point-x="2.19cm" draw:caption-point-y="-0.637cm">
              <dc:date>2024-03-12T00:00:00</dc:date>
              <text:p text:style-name="P1"><text:span text:style-name="T1">While holding this rod, you gain a +2 bonus to spell attack rolls and to the saving throw DCs of your warlock spells.</text:span></text:p>
              <text:p text:style-name="P1"><text:span text:style-name="T1"/></text:p>
              <text:p text:style-name="P1"><text:span text:style-name="T1">In addition, you can regain one warlock spell slot as an action while holding the rod. You can't use this property again until you finish a long rest.</text:span></text:p>
              <text:p text:style-name="P1"><text:span text:style-name="T1">(Requires Attunement)</text:span></text:p>
            </office:annotation>
            <text:p>Rod of the Pact Keeper +2</text:p>
          </table:table-cell>
          <table:covered-table-cell/>
          <table:table-cell table:style-name="ce43" office:value-type="string" calcext:value-type="string">
            <text:p>1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6" draw:text-style-name="P2" svg:width="10.095cm" svg:height="13.236cm" svg:x="2.871cm" svg:y="35.805cm" draw:caption-point-x="2.264cm" draw:caption-point-y="3.109cm">
              <dc:date>2024-03-12T00:00:00</dc:date>
              <text:p text:style-name="P1"><text:span text:style-name="T1">This fine black cloth, soft as silk, is folded up to the dimensions of a handkerchief. It unfolds into a circular sheet 6 feet in diameter.</text:span></text:p>
              <text:p text:style-name="P1"><text:span text:style-name="T1"/></text:p>
              <text:p text:style-name="P1"><text:span text:style-name="T1">You can use an action to unfold a portable hole and place it on or against a solid surface, whereupon the portable hole creates an extradimensional hole 10 feet deep. The cylindrical space within the hole exists on a different plane, so it can't be used to create open passages. Any creature inside an open portable hole can exit the hole by climbing out of it.</text:span></text:p>
              <text:p text:style-name="P1"><text:span text:style-name="T1"/></text:p>
              <text:p text:style-name="P1"><text:span text:style-name="T1">You can use an action to close a portable hole by taking hold of the edges of the cloth and folding it up. Folding the cloth closes the hole, and any creatures or objects within remain in the extradimensional space. No matter what's in it, the hole weighs next to nothing.</text:span></text:p>
              <text:p text:style-name="P1"><text:span text:style-name="T1"/></text:p>
              <text:p text:style-name="P1"><text:span text:style-name="T1">If the hole is folded up, a creature within the hole's extradimensional space can use an action to make a DC 10 Strength check. On a successful check, the creature forces its way out and appears within 5 feet of the portable hole or the creature carrying it. A breathing creature within a closed portable hole can survive for up to 10 minutes, after which time it begins to suffocate.</text:span></text:p>
              <text:p text:style-name="P1"><text:span text:style-name="T1"/></text:p>
              <text:p text:style-name="P1"><text:span text:style-name="T1">Placing a portable hole inside an extradimensional space created by a bag of holding, Heward's handy haversack, or similar item instantly destroys both items and opens a gate to the Astral Plane. The gate originates where the one item was placed inside the other. Any creature within 10 feet of the gate is sucked through it and deposited in a random location on the Astral Plane. The gate then closes. The gate is one-way only and can't be reopened.</text:span></text:p>
            </office:annotation>
            <text:p>Portable Hole</text:p>
          </table:table-cell>
          <table:covered-table-cell/>
          <table:table-cell table:style-name="ce21" office:value-type="string" calcext:value-type="string">
            <text:p>6,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8" draw:text-style-name="P2" svg:width="10.021cm" svg:height="2.966cm" svg:x="12.966cm" svg:y="39.551cm" draw:caption-point-x="2.19cm" draw:caption-point-y="-0.637cm">
              <dc:date>2024-03-12T00:00:00</dc:date>
              <text:p text:style-name="P1"><text:span text:style-name="T1">While holding this rod, you gain a +3 bonus to spell attack rolls and to the saving throw DCs of your warlock spells.</text:span></text:p>
              <text:p text:style-name="P1"><text:span text:style-name="T1"/></text:p>
              <text:p text:style-name="P1"><text:span text:style-name="T1">In addition, you can regain one warlock spell slot as an action while holding the rod. You can't use this property again until you finish a long rest.</text:span></text:p>
              <text:p text:style-name="P1"><text:span text:style-name="T1">(Requires Attunement)</text:span></text:p>
            </office:annotation>
            <text:p>Rod of the Pact Keeper +3</text:p>
          </table:table-cell>
          <table:covered-table-cell/>
          <table:table-cell table:style-name="ce43" office:value-type="string" calcext:value-type="string">
            <text:p>28,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3" draw:text-style-name="P2" svg:width="10.095cm" svg:height="9.286cm" svg:x="2.871cm" svg:y="37.156cm" draw:caption-point-x="2.264cm" draw:caption-point-y="2.245cm">
              <dc:date>2024-03-12T00:00:00</dc:date>
              <text:p text:style-name="P1"><text:span text:style-name="T1">This bag has an interior space considerably larger than its outside dimensions, roughly 2 feet in diameter at the mouth and 4 feet deep. The bag can hold up to 500 pounds, not exceeding a volume of 64 cubic feet. The bag weighs 15 pounds, regardless of its contents. Retrieving an item from the bag requires an action.</text:span></text:p>
              <text:p text:style-name="P1"><text:span text:style-name="T1"/></text:p>
              <text:p text:style-name="P1"><text:span text:style-name="T1">If the bag is overloaded, pierced, or torn, it ruptures and is destroyed, and its contents are scattered in the Astral Plane. If the bag is turned inside out, its contents spill forth, unharmed, but the bag must be put right before it can be used again. Breathing creatures inside the bag can survive up to a number of minutes equal to 10 divided by the number of creatures (minimum 1 minute), after which time they begin to suffocate.</text:span></text:p>
              <text:p text:style-name="P1"><text:span text:style-name="T1"/></text:p>
              <text:p text:style-name="P1"><text:span text:style-name="T1">Placing a bag of holding inside an extradimensional space created by a Heward's handy haversack, portable hole, or similar item instantly destroys both items and opens a gate to the Astral Plane. The gate originates where the one item was placed inside the other. Any creature within 10 feet of the gate is sucked through it to a random location on the Astral Plane. The gate then closes. The gate is one-way only and can't be reopened.</text:span></text:p>
            </office:annotation>
            <text:p>Bag of Holdin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38" draw:text-style-name="P2" svg:width="10.021cm" svg:height="9.681cm" svg:x="12.966cm" svg:y="36.958cm" draw:caption-point-x="2.19cm" draw:caption-point-y="2.443cm">
              <dc:date>2024-03-12T00:00:00</dc:date>
              <text:p text:style-name="P1"><text:span text:style-name="T1">While holding this rod, you can use an action to activate it. The rod then instantly transports you and up to 199 other willing creatures you can see to a paradise that exists in an extraplanar space. You choose the form that the paradise takes. It could be a tranquil garden, lovely glade, cheery tavern, immense palace, tropical island, fantastic carnival, or whatever else you can imagine. Regardless of its nature, the paradise contains enough water and food to sustain its visitors. Everything else that can be interacted with inside the extraplanar space can exist only there. For example, a flower picked from a garden in the paradise disappears if it is taken outside the extraplanar space.</text:span></text:p>
              <text:p text:style-name="P1"><text:span text:style-name="T1"/></text:p>
              <text:p text:style-name="P1"><text:span text:style-name="T1">For each hour spent in the paradise, a visitor regains hit points as if it had spent 1 Hit Die. Also, creatures don't age while in the paradise, although time passes normally. Visitors can remain in the paradise for up to 200 days divided by the number of creatures present (round down).</text:span></text:p>
              <text:p text:style-name="P1"><text:span text:style-name="T1"/></text:p>
              <text:p text:style-name="P1"><text:span text:style-name="T1">When the time runs out or you use an action to end it, all visitors reappear in the location they occupied when you activated the rod, or an unoccupied space nearest that location. The rod can't be used again until ten days have passed.</text:span></text:p>
            </office:annotation>
            <text:p>Rod of Security</text:p>
          </table:table-cell>
          <table:covered-table-cell/>
          <table:table-cell table:style-name="ce43" office:value-type="string" calcext:value-type="string">
            <text:p>90,000 gp</text:p>
          </table:table-cell>
          <table:table-cell table:style-name="ce46" office:value-type="string" calcext:value-type="string">
            <text:p>Very Rare </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0" draw:text-style-name="P2" svg:width="10.095cm" svg:height="1.508cm" svg:x="2.871cm" svg:y="40.698cm" draw:caption-point-x="2.264cm" draw:caption-point-y="-0.81cm">
              <dc:date>2024-03-12T00:00:00</dc:date>
              <text:p text:style-name="P1"><text:span text:style-name="T1">While you wear these boots, you can use an action to cast the levitate spell on yourself at will.</text:span></text:p>
              <text:p text:style-name="P1"><text:span text:style-name="T1">(Requires Attunement)</text:span></text:p>
            </office:annotation>
            <text:p>Boots of Levitation</text:p>
          </table:table-cell>
          <table:covered-table-cell/>
          <table:table-cell table:style-name="ce21" office:value-type="string" calcext:value-type="string">
            <text:p>2,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7" draw:text-style-name="P2" svg:width="10.021cm" svg:height="3.175cm" svg:x="12.966cm" svg:y="40.698cm" draw:caption-point-x="2.19cm" draw:caption-point-y="-0.81cm">
              <dc:date>2024-03-12T00:00:00</dc:date>
              <text:p text:style-name="P1"><text:span text:style-name="T1">You have resistance to a type of damage while you wear this armor.</text:span></text:p>
              <text:p text:style-name="P1"><text:span text:style-name="T1"/></text:p>
              <text:p text:style-name="P1"><text:span text:style-name="T1">(Acid, Cold, Fire, Force, Lightning, Necrotic, Poison, Psychic, Radiant, Thunder)</text:span></text:p>
              <text:p text:style-name="P1"><text:span text:style-name="T1"/></text:p>
              <text:p text:style-name="P1"><text:span text:style-name="T1">(Requires Attunement)</text:span></text:p>
            </office:annotation>
            <text:p>Armor of Resistance</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8" draw:text-style-name="P2" svg:width="10.095cm" svg:height="2.966cm" svg:x="2.871cm" svg:y="40.457cm" draw:caption-point-x="2.264cm" draw:caption-point-y="-0.082cm">
              <dc:date>2024-03-12T00:00:00</dc:date>
              <text:p text:style-name="P1"><text:span text:style-name="T1">While you wear these boots, your walking speed becomes 30 feet, unless your walking speed is higher, and your speed isn't reduced if you are encumbered or wearing heavy armor. In addition, you can jump three times the normal distance, though you can't jump farther than your remaining movement would allow.</text:span></text:p>
              <text:p text:style-name="P1"><text:span text:style-name="T1">(Requires Attunement)</text:span></text:p>
            </office:annotation>
            <text:p>Boots of Striding and Springing</text:p>
          </table:table-cell>
          <table:covered-table-cell/>
          <table:table-cell table:style-name="ce21" office:value-type="string" calcext:value-type="string">
            <text:p>3,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41.049cm" draw:caption-point-x="2.19cm" draw:caption-point-y="-0.674cm">
              <dc:date>2024-03-12T00:00:00</dc:date>
              <text:p text:style-name="P1"><text:span text:style-name="T1">This suit of armor is reinforced with adamantine, one of the hardest substances in existence. While you're wearing it, any critical hit against you becomes a normal hit.</text:span></text:p>
              <text:p text:style-name="P1"><text:span text:style-name="T1"/></text:p>
            </office:annotation>
            <text:p>Adamantine Armor</text:p>
          </table:table-cell>
          <table:covered-table-cell/>
          <table:table-cell table:style-name="ce43" office:value-type="string" calcext:value-type="string">
            <text:p>Armor + 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7" draw:text-style-name="P2" svg:width="10.095cm" svg:height="7.706cm" svg:x="2.871cm" svg:y="41.351cm" draw:caption-point-x="2.264cm" draw:caption-point-y="-0.489cm">
              <dc:date>2024-03-12T00:00:00</dc:date>
              <text:p text:style-name="P1"><text:span text:style-name="T1">This fine garment is made of black silk interwoven with faint silvery threads. While wearing it, you gain the following benefits:</text:span></text:p>
              <text:p text:style-name="P1"><text:span text:style-name="T1"/></text:p>
              <text:p text:style-name="P1"><text:span text:style-name="T1">• </text:span><text:span text:style-name="T1">You have resistance to poison damage.</text:span></text:p>
              <text:p text:style-name="P1"><text:span text:style-name="T1"/></text:p>
              <text:p text:style-name="P1"><text:span text:style-name="T1">• </text:span><text:span text:style-name="T1">You have a climbing speed equal to your walking speed.</text:span></text:p>
              <text:p text:style-name="P1"><text:span text:style-name="T1"/></text:p>
              <text:p text:style-name="P1"><text:span text:style-name="T1">• </text:span><text:span text:style-name="T1">You can move up, down, and across vertical surfaces and upside down along ceilings, while leaving your hands free.</text:span></text:p>
              <text:p text:style-name="P1"><text:span text:style-name="T1"/></text:p>
              <text:p text:style-name="P1"><text:span text:style-name="T1">• </text:span><text:span text:style-name="T1">You can't be caught in webs of any sort and can move through webs as if they were difficult terrain.</text:span></text:p>
              <text:p text:style-name="P1"><text:span text:style-name="T1"/></text:p>
              <text:p text:style-name="P1"><text:span text:style-name="T1">• </text:span><text:span text:style-name="T1">You can use an action to cast the web spell (save DC 13). The web created by the spell fills twice its normal area. Once used, this property of the cloak can't be used again until the next dawn.</text:span></text:p>
              <text:p text:style-name="P1"><text:span text:style-name="T1">(Requires Attunement)</text:span></text:p>
            </office:annotation>
            <text:p>Cloak of Arachnida</text:p>
          </table:table-cell>
          <table:covered-table-cell/>
          <table:table-cell table:style-name="ce21" office:value-type="string" calcext:value-type="string">
            <text:p>3,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6" draw:text-style-name="P2" svg:width="10.021cm" svg:height="2.571cm" svg:x="12.966cm" svg:y="41.141cm" draw:caption-point-x="2.19cm" draw:caption-point-y="-0.279cm">
              <dc:date>2024-03-12T00:00:00</dc:date>
              <text:p text:style-name="P1"><text:span text:style-name="T1">Mithral is a light, flexible metal. A mithral chain shirt or breastplate can be worn under normal clothes. If the armor normally imposes disadvantage on Dexterity (Stealth) checks or has a Strength requirement, the mithral version of the armor doesn't.</text:span></text:p>
              <text:p text:style-name="P1"><text:span text:style-name="T1"/></text:p>
            </office:annotation>
            <text:p>Mithral Armor</text:p>
          </table:table-cell>
          <table:covered-table-cell/>
          <table:table-cell table:style-name="ce43" office:value-type="string" calcext:value-type="string">
            <text:p>Armor + 8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10.095cm" svg:height="2.571cm" svg:x="2.871cm" svg:y="41.628cm" draw:caption-point-x="2.264cm" draw:caption-point-y="-0.279cm">
              <dc:date>2024-03-12T00:00:00</dc:date>
              <text:p text:style-name="P1"><text:span text:style-name="T1">While you wear this cloak with its hood up, Wisdom (Perception) checks made to see you have disadvantage. and you have advantage on Dexterity (Stealth) checks made to hide, as the cloak's color shifts to camouflage you. Pulling the hood up or down requires an action.</text:span></text:p>
              <text:p text:style-name="P1"><text:span text:style-name="T1">(Requires Attunement)</text:span></text:p>
            </office:annotation>
            <text:p>Cloak of Elvenkind</text:p>
          </table:table-cell>
          <table:covered-table-cell/>
          <table:table-cell table:style-name="ce21" office:value-type="string" calcext:value-type="string">
            <text:p>4,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6" draw:text-style-name="P2" svg:width="10.021cm" svg:height="2.571cm" svg:x="12.966cm" svg:y="41.628cm" draw:caption-point-x="2.19cm" draw:caption-point-y="-0.279cm">
              <dc:date>2024-03-12T00:00:00</dc:date>
              <text:p text:style-name="P1"><text:span text:style-name="T1">While wearing this armor, you have a swimming speed equal to your walking speed. In addition, whenever you start your turn underwater with 0 hit points, the armor causes you to rise 60 feet toward the surface. The armor is decorated with fish and shell motifs</text:span></text:p>
              <text:p text:style-name="P1"><text:span text:style-name="T1"/></text:p>
            </office:annotation>
            <text:p>Mariner's Armor</text:p>
          </table:table-cell>
          <table:covered-table-cell/>
          <table:table-cell table:style-name="ce43" office:value-type="string" calcext:value-type="string">
            <text:p>1,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9" draw:text-style-name="P2" svg:width="10.095cm" svg:height="1.386cm" svg:x="2.871cm" svg:y="42.429cm" draw:caption-point-x="2.264cm" draw:caption-point-y="-0.594cm">
              <dc:date>2024-03-12T00:00:00</dc:date>
              <text:p text:style-name="P1"><text:span text:style-name="T1">These gloves are invisible while worn. While wearing them, you gain a +5 bonus to Dexterity (Sleight of Hand) checks and Dexterity checks made to pick locks.</text:span></text:p>
            </office:annotation>
            <text:p>Gloves of Thievery</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6" draw:text-style-name="P2" svg:width="10.021cm" svg:height="2.571cm" svg:x="12.966cm" svg:y="42.114cm" draw:caption-point-x="2.19cm" draw:caption-point-y="-0.279cm">
              <dc:date>2024-03-12T00:00:00</dc:date>
              <text:p text:style-name="P1"><text:span text:style-name="T1">While you're wearing this armor, you can speak its command word as an action to gain the effect of the etherealness spell, which last for 10 minutes or until you remove the armor or use an action to speak the command word again. This property of the armor can't be used again until the next dawn.</text:span></text:p>
              <text:p text:style-name="P1"><text:span text:style-name="T1">(Requires Attunement)</text:span></text:p>
            </office:annotation>
            <text:p>Plate Armor of Etherealness</text:p>
          </table:table-cell>
          <table:covered-table-cell/>
          <table:table-cell table:style-name="ce43" office:value-type="string" calcext:value-type="string">
            <text:p>48,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42.996cm" draw:caption-point-x="2.264cm" draw:caption-point-y="-0.674cm">
              <dc:date>2024-03-12T00:00:00</dc:date>
              <text:p text:style-name="P1"><text:span text:style-name="T1">While wearing this hat, you can use an action to cast the disguise self spell from it at will. The spell ends if the hat is removed.</text:span></text:p>
              <text:p text:style-name="P1"><text:span text:style-name="T1">(Requires Attunement)</text:span></text:p>
            </office:annotation>
            <text:p>Hat of Disguise</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6" draw:text-style-name="P2" svg:width="10.021cm" svg:height="2.571cm" svg:x="12.966cm" svg:y="42.601cm" draw:caption-point-x="2.19cm" draw:caption-point-y="-0.279cm">
              <dc:date>2024-03-12T00:00:00</dc:date>
              <text:p text:style-name="P1"><text:span text:style-name="T1">You have resistance to nonmagical damage while you wear this armor. Additionally, you can use an action to make yourself immune to nonmagical damage for 10 minutes or until you are no longer wearing the armor. Once this special action is used, it can't be used again until the next dawn.</text:span></text:p>
              <text:p text:style-name="P1"><text:span text:style-name="T1">(Requires Attunement)</text:span></text:p>
            </office:annotation>
            <text:p>Armor of Invulnerability</text:p>
          </table:table-cell>
          <table:covered-table-cell/>
          <table:table-cell table:style-name="ce43" office:value-type="string" calcext:value-type="string">
            <text:p>18,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19" draw:text-style-name="P2" svg:width="10.095cm" svg:height="1.386cm" svg:x="2.871cm" svg:y="43.402cm" draw:caption-point-x="2.264cm" draw:caption-point-y="-0.593cm">
              <dc:date>2024-03-12T00:00:00</dc:date>
              <text:p text:style-name="P1"><text:span text:style-name="T1">These iron horseshoes come in a set of four. While all four shoes are affixed to the hooves of a horse or similar creature, they increase the creature's walking speed by 30 feet.</text:span></text:p>
            </office:annotation>
            <text:p>Horseshoes of Speed</text:p>
          </table:table-cell>
          <table:covered-table-cell/>
          <table:table-cell table:style-name="ce21" office:value-type="string" calcext:value-type="string">
            <text:p>5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3" draw:text-style-name="P2" svg:width="10.021cm" svg:height="3.361cm" svg:x="12.966cm" svg:y="42.415cm" draw:caption-point-x="2.19cm" draw:caption-point-y="0.394cm">
              <dc:date>2024-03-12T00:00:00</dc:date>
              <text:p text:style-name="P1"><text:span text:style-name="T1">While wearing this armor, you gain a +1 bonus to AC. You can also use a bonus action to speak the armor's command word and cause the armor to assume the appearance of a normal set of clothing or some other kind of armor. You decide what it looks like, including color, style, and accessories, but the armor retains its normal bulk and weight. The illusory appearance last until you use this property again or remove the armor.</text:span></text:p>
            </office:annotation>
            <text:p>Glamoured Armor</text:p>
          </table:table-cell>
          <table:covered-table-cell/>
          <table:table-cell table:style-name="ce43" office:value-type="string" calcext:value-type="string">
            <text:p>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3" draw:text-style-name="P2" svg:width="10.095cm" svg:height="3.361cm" svg:x="2.871cm" svg:y="42.902cm" draw:caption-point-x="2.264cm" draw:caption-point-y="0.394cm">
              <dc:date>2024-03-12T00:00:00</dc:date>
              <text:p text:style-name="P1"><text:span text:style-name="T1">This flat iron rod has a button on one end. You can use an action to press the button, which causes the rod to become magically fixed in place. Until you or another creature uses an action to push the button again, the rod doesn't move, even if it is defying gravity. The rod can hold up to 8,000 pounds of weight. More weight causes the rod to deactivate and fall. A creature can use an action to make a DC 30 Strength check, moving the fixed rod up to 10 feet on a success</text:span></text:p>
            </office:annotation>
            <text:p>Immovable Rod</text:p>
          </table:table-cell>
          <table:covered-table-cell/>
          <table:table-cell table:style-name="ce21" office:value-type="string" calcext:value-type="string">
            <text:p>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4" draw:text-style-name="P2" svg:width="10.021cm" svg:height="5.731cm" svg:x="12.966cm" svg:y="42.55cm" draw:caption-point-x="2.19cm" draw:caption-point-y="0.746cm">
              <dc:date>2024-03-12T00:00:00</dc:date>
              <text:p text:style-name="P1"><text:span text:style-name="T1">Dragon scale mail is made of the scales of one kind of dragon. Sometimes dragons collect their cast-off scales and gift them to humanoids. Other times, hunters carefully skin and preserve the hide of a dead dragon. In either case, dragon scale mail is highly valued. While wearing this armor, you gain a +1 bonus to AC, you have advantage on saving throws against the Frightful Presence and breath weapons of dragons, and you have resistance to damage based on the color of the scales</text:span></text:p>
              <text:p text:style-name="P1"><text:span text:style-name="T1"/></text:p>
              <text:p text:style-name="P1"><text:span text:style-name="T1">Additionally, you can focus your senses as an action to magically discern the distance and direction to the closest same scaled dragon within 30 miles of you. This special action can't be used again until the next dawn.</text:span></text:p>
              <text:p text:style-name="P1"><text:span text:style-name="T1">(Requires Attunement)</text:span></text:p>
            </office:annotation>
            <text:p>Dragon Scale Mail</text:p>
          </table:table-cell>
          <table:covered-table-cell/>
          <table:table-cell table:style-name="ce43" office:value-type="string" calcext:value-type="string">
            <text:p>4,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8" draw:text-style-name="P2" svg:width="10.095cm" svg:height="2.966cm" svg:x="2.871cm" svg:y="43.864cm" draw:caption-point-x="2.264cm" draw:caption-point-y="-0.081cm">
              <dc:date>2024-03-12T00:00:00</dc:date>
              <text:p text:style-name="P1"><text:span text:style-name="T1">While lit, this hooded lantern burns for 6 hours on 1 pint of oil, shedding bright light in a 30-foot radius and dim light for an additional 30 feet. Invisible creatures and objects are visible as long as they are in the lantern's bright light. You can use an action to lower the hood, reducing the light to dim light in a 5-foot radius.</text:span></text:p>
              <text:p text:style-name="P1"><text:span text:style-name="T1"/></text:p>
            </office:annotation>
            <text:p>Lantern of Revealing</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4" draw:text-style-name="P2" svg:width="10.021cm" svg:height="2.176cm" svg:x="12.966cm" svg:y="44.259cm" draw:caption-point-x="2.19cm" draw:caption-point-y="-0.476cm">
              <dc:date>2024-03-12T00:00:00</dc:date>
              <text:p text:style-name="P1"><text:span text:style-name="T1">While wearing this armor, you gain a +2 bonus to AC. In addition, if an effect moves you against your will along the ground, you can use your reaction to reduce the distance you are moved by up to 10 feet.</text:span></text:p>
              <text:p text:style-name="P1"><text:span text:style-name="T1"/></text:p>
            </office:annotation>
            <text:p>Dwarven Plate</text:p>
          </table:table-cell>
          <table:covered-table-cell/>
          <table:table-cell table:style-name="ce43" office:value-type="string" calcext:value-type="string">
            <text:p>9,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44.667cm" draw:caption-point-x="2.264cm" draw:caption-point-y="-0.397cm">
              <dc:date>2024-03-12T00:00:00</dc:date>
              <text:p text:style-name="P1"><text:span text:style-name="T1">You are immune to contracting any disease while you wear this pendant. If you are already infected with a disease, the effects of the disease are suppressed you while you wear the pendant.</text:span></text:p>
            </office:annotation>
            <text:p>Periapt of Health</text:p>
          </table:table-cell>
          <table:covered-table-cell/>
          <table:table-cell table:style-name="ce21" office:value-type="string" calcext:value-type="string">
            <text:p>4,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9" draw:text-style-name="P2" svg:width="10.021cm" svg:height="1.386cm" svg:x="12.966cm" svg:y="44.864cm" draw:caption-point-x="2.19cm" draw:caption-point-y="-0.594cm">
              <dc:date>2024-03-12T00:00:00</dc:date>
              <text:p text:style-name="P1"><text:span text:style-name="T1">You gain a +1 bonus to AC while you wear this armor. You are considered proficient with this armor even if you lack proficiency with medium armor.</text:span></text:p>
            </office:annotation>
            <text:p>Elven Chain</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45.152cm" draw:caption-point-x="2.264cm" draw:caption-point-y="-0.396cm">
              <dc:date>2024-03-12T00:00:00</dc:date>
              <text:p text:style-name="P1"><text:span text:style-name="T1">This delicate silver chain has a brilliant-cut black gem pendant. While you wear it, poisons have no effect on you. You are immune to the poisoned condition and have immunity to poison damage.</text:span></text:p>
            </office:annotation>
            <text:p>Periapt of Proof Against Poison</text:p>
          </table:table-cell>
          <table:covered-table-cell/>
          <table:table-cell table:style-name="ce21" office:value-type="string" calcext:value-type="string">
            <text:p>5,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10" draw:text-style-name="P2" svg:width="10.021cm" svg:height="1.508cm" svg:x="12.966cm" svg:y="45.566cm" draw:caption-point-x="2.19cm" draw:caption-point-y="-0.81cm">
              <dc:date>2024-03-12T00:00:00</dc:date>
              <text:p text:style-name="P1"><text:span text:style-name="T1">You have advantage on saving throws against spells while you wear this cloak.</text:span></text:p>
              <text:p text:style-name="P1"><text:span text:style-name="T1">(Requires Attunement)</text:span></text:p>
            </office:annotation>
            <text:p>Mantle of Spell Resistance</text:p>
          </table:table-cell>
          <table:covered-table-cell/>
          <table:table-cell table:style-name="ce43" office:value-type="string" calcext:value-type="string">
            <text:p>1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8" draw:text-style-name="P2" svg:width="10.095cm" svg:height="2.966cm" svg:x="2.871cm" svg:y="45.324cm" draw:caption-point-x="2.264cm" draw:caption-point-y="-0.081cm">
              <dc:date>2024-03-12T00:00:00</dc:date>
              <text:p text:style-name="P1"><text:span text:style-name="T1">While you wear these light shoes, you can move up, down, and across vertical surfaces and upside down along ceilings, while leaving your hands free. You have a climbing speed equal to your walking speed. However, the slippers don't allow you to move this way on a slippery surface, such as one covered by ice or oil.</text:span></text:p>
              <text:p text:style-name="P1"><text:span text:style-name="T1">(Requires Attunement)</text:span></text:p>
            </office:annotation>
            <text:p>Slippers of Spider Climbin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35" draw:text-style-name="P2" svg:width="10.021cm" svg:height="6.916cm" svg:x="12.966cm" svg:y="44.46cm" draw:caption-point-x="2.19cm" draw:caption-point-y="0.783cm">
              <dc:date>2024-03-12T00:00:00</dc:date>
              <text:p text:style-name="P1"><text:span text:style-name="T1">This black or dark blue robe is embroidered with small white or silver stars. You gain a +1 bonus to saving throws while you wear it.</text:span></text:p>
              <text:p text:style-name="P1"><text:span text:style-name="T1"/></text:p>
              <text:p text:style-name="P1"><text:span text:style-name="T1">Six stars, located on the robe's upper front portion, are particularly large. While wearing this robe, you can use an action to pull off one of the stars and use it to cast magic missile as a 5th-level spell. Daily at dusk, 1d6 removed stars reappear on the robe.</text:span></text:p>
              <text:p text:style-name="P1"><text:span text:style-name="T1"/></text:p>
              <text:p text:style-name="P1"><text:span text:style-name="T1">While you wear the robe, you can use an action to enter the Astral Plane along with everything you are wearing and carrying. You remain there until you use an action to return to the plane you were on. You reappear in the last space you occupied, or if that space is occupied, the nearest unoccupied space.</text:span></text:p>
              <text:p text:style-name="P1"><text:span text:style-name="T1">(Requires Attunement)</text:span></text:p>
            </office:annotation>
            <text:p>Robe of Stars</text:p>
          </table:table-cell>
          <table:covered-table-cell/>
          <table:table-cell table:style-name="ce43" office:value-type="string" calcext:value-type="string">
            <text:p>3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8" draw:text-style-name="P2" svg:width="10.095cm" svg:height="5.336cm" svg:x="2.871cm" svg:y="45.182cm" draw:caption-point-x="2.264cm" draw:caption-point-y="0.548cm">
              <dc:date>2024-03-12T00:00:00</dc:date>
              <text:p text:style-name="P1"><text:span text:style-name="T1">While wearing this cloak, you have advantage on Dexterity (Stealth) checks. In an area of dim light or darkness, you can grip the edges of the cloak with both hands and use it to fly at a speed of 40 feet. If you ever fail to grip the cloak's edges while flying in this way, or if you are no longer in dim light or darkness, you lose this flying speed.</text:span></text:p>
              <text:p text:style-name="P1"><text:span text:style-name="T1"/></text:p>
              <text:p text:style-name="P1"><text:span text:style-name="T1">While wearing the cloak in an area of dim light or darkness, you can use your action to cast polymorph on yourself, transforming into a bat. While you are in the form of the bat, you retain your Intelligence, Wisdom, and Charisma scores. The cloak can't be used this way again until the next dawn.</text:span></text:p>
              <text:p text:style-name="P1"><text:span text:style-name="T1">(Requires Attunement)</text:span></text:p>
            </office:annotation>
            <text:p>Cloak of the Bat</text:p>
          </table:table-cell>
          <table:covered-table-cell/>
          <table:table-cell table:style-name="ce21" office:value-type="string" calcext:value-type="string">
            <text:p>3,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5" draw:text-style-name="P2" svg:width="10.021cm" svg:height="4.546cm" svg:x="12.966cm" svg:y="45.021cm" draw:caption-point-x="2.19cm" draw:caption-point-y="0.709cm">
              <dc:date>2024-03-12T00:00:00</dc:date>
              <text:p text:style-name="P1"><text:span text:style-name="T1">This robe has 3 charges, and it regains 1d3 expended charges daily at dawn. While you wear it, you can use an action and expend 1 charge to cause the garment to display a shifting pattern of dazzling hues until the end of your next turn. During this time, the robe sheds bright light in a 30-foot radius and dim light for an additional 30 feet. Creatures that can see you have disadvantage on attack rolls against you. In addition, any creature in the bright light that can see you when the robe's power is activated must succeed on a DC 15 Wisdom saving throw or become stunned until the effect ends.</text:span></text:p>
              <text:p text:style-name="P1"><text:span text:style-name="T1">(Requires Attunement)</text:span></text:p>
            </office:annotation>
            <text:p>Robe of Scintillating Colors</text:p>
          </table:table-cell>
          <table:covered-table-cell/>
          <table:table-cell table:style-name="ce43" office:value-type="string" calcext:value-type="string">
            <text:p>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46.891cm" draw:caption-point-x="2.264cm" draw:caption-point-y="-0.674cm">
              <dc:date>2024-03-12T00:00:00</dc:date>
              <text:p text:style-name="P1"><text:span text:style-name="T1">While wearing this cloak with its hood up, you can breathe underwater, and you have a swimming speed of 60 feet. Pulling the hood up or down requires an action.</text:span></text:p>
              <text:p text:style-name="P1"><text:span text:style-name="T1"/></text:p>
            </office:annotation>
            <text:p>Cloak of the Manta Ray</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2" draw:text-style-name="P2" svg:width="10.021cm" svg:height="7.311cm" svg:x="12.966cm" svg:y="46.348cm" draw:caption-point-x="2.19cm" draw:caption-point-y="-0.131cm">
              <dc:date>2024-03-12T00:00:00</dc:date>
              <text:p text:style-name="P1"><text:span text:style-name="T1">This elegant garment is made from exquisite cloth of white, gray, or black and adorned with silvery runes. The robe's color corresponds to the alignment for which the item was created. A white robe was made for good, gray for neutral, and black for evil. You can't attune to a robe of the archmagi that doesn't correspond to your alignment.</text:span></text:p>
              <text:p text:style-name="P1"><text:span text:style-name="T1"/></text:p>
              <text:p text:style-name="P1"><text:span text:style-name="T1">You gain these benefits while wearing the robe:</text:span></text:p>
              <text:p text:style-name="P1"><text:span text:style-name="T1"/></text:p>
              <text:p text:style-name="P1"><text:span text:style-name="T1">• </text:span><text:span text:style-name="T1">If you aren't wearing armor, your base Armor Class is 15 + your Dexterity modifier.</text:span></text:p>
              <text:p text:style-name="P1"><text:span text:style-name="T1"/></text:p>
              <text:p text:style-name="P1"><text:span text:style-name="T1">• </text:span><text:span text:style-name="T1">You have advantage on saving throws against spell and other magical effects.</text:span></text:p>
              <text:p text:style-name="P1"><text:span text:style-name="T1"/></text:p>
              <text:p text:style-name="P1"><text:span text:style-name="T1">• </text:span><text:span text:style-name="T1">Your spell save DC and spell attack bonus each increase by 2.</text:span></text:p>
              <text:p text:style-name="P1"><text:span text:style-name="T1">(Requires Attunement)</text:span></text:p>
            </office:annotation>
            <text:p>Robe of the Archmagi</text:p>
          </table:table-cell>
          <table:covered-table-cell/>
          <table:table-cell table:style-name="ce43" office:value-type="string" calcext:value-type="string">
            <text:p>5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 draw:text-style-name="P2" svg:width="10.095cm" svg:height="3.756cm" svg:x="2.871cm" svg:y="46.668cm" draw:caption-point-x="2.264cm" draw:caption-point-y="0.036cm">
              <dc:date>2024-03-12T00:00:00</dc:date>
              <text:p text:style-name="P1"><text:span text:style-name="T1">This cape smells faintly of brimstone. While wearing it, you can use it to cast the dimension door spell as an action. This property of the cape can't be used again until the next dawn.</text:span></text:p>
              <text:p text:style-name="P1"><text:span text:style-name="T1"/></text:p>
              <text:p text:style-name="P1"><text:span text:style-name="T1">When you disappear, you leave behind a cloud of smoke, and you appear in a similar cloud of smoke at your destination. The smoke lightly obscures the space you left and the space you appear in, and it dissipates at the end of your next turn. A light or stronger wind disperses the smoke.</text:span></text:p>
            </office:annotation>
            <text:p>Cape of the Mountebank</text:p>
          </table:table-cell>
          <table:covered-table-cell/>
          <table:table-cell table:style-name="ce21" office:value-type="string" calcext:value-type="string">
            <text:p>8,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32" draw:text-style-name="P2" svg:width="10.021cm" svg:height="8.496cm" svg:x="12.966cm" svg:y="46.798cm" draw:caption-point-x="2.19cm" draw:caption-point-y="-0.094cm">
              <dc:date>2024-03-12T00:00:00</dc:date>
              <text:p text:style-name="P1"><text:span text:style-name="T1">This robe is adorned with eyelike patterns. While you wear the robe, you gain the following benefits:</text:span></text:p>
              <text:p text:style-name="P1"><text:span text:style-name="T1"/></text:p>
              <text:p text:style-name="P1"><text:span text:style-name="T1">• </text:span><text:span text:style-name="T1">The robe lets you see in all directions, and you have advantage on Wisdom (Perception) checks that rely on sight.</text:span></text:p>
              <text:p text:style-name="P1"><text:span text:style-name="T1"/></text:p>
              <text:p text:style-name="P1"><text:span text:style-name="T1">• </text:span><text:span text:style-name="T1">You have darkvision out to a range of 120 feet.</text:span></text:p>
              <text:p text:style-name="P1"><text:span text:style-name="T1"/></text:p>
              <text:p text:style-name="P1"><text:span text:style-name="T1">• </text:span><text:span text:style-name="T1">You can see invisible creatures and objects, as well as see into the Ethereal Plane, out to a range of 120 feet.</text:span></text:p>
              <text:p text:style-name="P1"><text:span text:style-name="T1"/></text:p>
              <text:p text:style-name="P1"><text:span text:style-name="T1">The eyes on the robe can't be closed or averted. Although you can close or avert your own eyes, you are never considered to be doing so while wearing this robe.</text:span></text:p>
              <text:p text:style-name="P1"><text:span text:style-name="T1"/></text:p>
              <text:p text:style-name="P1"><text:span text:style-name="T1">A light spell cast on the robe or a daylight spell cast within 5 feet of the robe causes you to be blinded for 1 minute. At the end of each of your turns, you can make a Constitution saving throw (DC 11 for light or DC 15 for daylight), ending the blindness on a success</text:span></text:p>
              <text:p text:style-name="P1"><text:span text:style-name="T1">(Requires Attunement)</text:span></text:p>
            </office:annotation>
            <text:p>Robe of Eyes</text:p>
          </table:table-cell>
          <table:covered-table-cell/>
          <table:table-cell table:style-name="ce43" office:value-type="string" calcext:value-type="string">
            <text:p>2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8" draw:text-style-name="P2" svg:width="10.095cm" svg:height="2.966cm" svg:x="2.871cm" svg:y="47.272cm" draw:caption-point-x="2.264cm" draw:caption-point-y="-0.081cm">
              <dc:date>2024-03-12T00:00:00</dc:date>
              <text:p text:style-name="P1"><text:span text:style-name="T1">When you make an Intelligence (Arcana) check to control a sphere of annihilation while you are holding this talisman, you double your proficiency bonus on the check. In addition, when you start your turn with control over a sphere of annihilation, you can use an action to levitate it 10 feet plus a number of additional feet equal to 10 x your Intelligence modifier.</text:span></text:p>
              <text:p text:style-name="P1"><text:span text:style-name="T1">(Requires Attunement)</text:span></text:p>
            </office:annotation>
            <text:p>Talisman of the Sphere</text:p>
          </table:table-cell>
          <table:covered-table-cell/>
          <table:table-cell table:style-name="ce21" office:value-type="string" calcext:value-type="string">
            <text:p>2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20" draw:text-style-name="P2" svg:width="10.021cm" svg:height="1.781cm" svg:x="12.966cm" svg:y="47.865cm" draw:caption-point-x="2.19cm" draw:caption-point-y="-0.674cm">
              <dc:date>2024-03-12T00:00:00</dc:date>
              <text:p text:style-name="P1"><text:span text:style-name="T1">This helm has 3 charges. While wearing it, you can use an action and expend 1 charge to cast the teleport spell from it. The helm regains 1d3 expended charges daily at dawn.</text:span></text:p>
              <text:p text:style-name="P1"><text:span text:style-name="T1">(Requires Attunement)</text:span></text:p>
            </office:annotation>
            <text:p>Helm of Teleportation</text:p>
          </table:table-cell>
          <table:covered-table-cell/>
          <table:table-cell table:style-name="ce43" office:value-type="string" calcext:value-type="string">
            <text:p>4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8" draw:text-style-name="P2" svg:width="10.095cm" svg:height="27.456cm" svg:x="2.871cm" svg:y="46.07cm" draw:caption-point-x="2.264cm" draw:caption-point-y="1.607cm">
              <dc:date>2024-03-12T00:00:00</dc:date>
              <text:p text:style-name="P1"><text:span text:style-name="T1">This item first appears to be a Large sealed iron barrel weighing 500 pounds. The barrel has a hidden catch, which can be found with a successful DC 20 Intelligence (Investigation) check. Releasing the catch unlocks a hatch at one end of the barrel, allowing two Medium or smaller creatures to crawl inside. Ten levers are set in a row at the far end, each in a neutral position, able to move either up or down. When certain levers are used, the apparatus transforms to resemble a giant lobster.</text:span></text:p>
              <text:p text:style-name="P1"><text:span text:style-name="T1"/></text:p>
              <text:p text:style-name="P1"><text:span text:style-name="T1">The apparatus of Kwalish is a Large object with the following statistics:</text:span></text:p>
              <text:p text:style-name="P1"><text:span text:style-name="T1"/></text:p>
              <text:p text:style-name="P1"><text:span text:style-name="T1">Armor Class: 20</text:span></text:p>
              <text:p text:style-name="P1"><text:span text:style-name="T1"/></text:p>
              <text:p text:style-name="P1"><text:span text:style-name="T1">Hit Points: 200</text:span></text:p>
              <text:p text:style-name="P1"><text:span text:style-name="T1"/></text:p>
              <text:p text:style-name="P1"><text:span text:style-name="T1">Speed: 30 ft., swim 30 ft. (or 0 ft. for both if the legs and tail aren't extended)</text:span></text:p>
              <text:p text:style-name="P1"><text:span text:style-name="T1"/></text:p>
              <text:p text:style-name="P1"><text:span text:style-name="T1">Damage Immunities: poison, psychic</text:span></text:p>
              <text:p text:style-name="P1"><text:span text:style-name="T1"/></text:p>
              <text:p text:style-name="P1"><text:span text:style-name="T1">To be used as a vehicle, the apparatus requires one pilot. While the apparatus's hatch is closed, the compartment is airtight and watertight. The compartment holds enough air for 10 hours of breathing, divided by the number of breathing creatures inside.</text:span></text:p>
              <text:p text:style-name="P1"><text:span text:style-name="T1"/></text:p>
              <text:p text:style-name="P1"><text:span text:style-name="T1">The apparatus floats on water. It can also go underwater to a depth of 900 feet. Below that, the vehicle takes 2d6 bludgeoning damage per minute from pressure.</text:span></text:p>
              <text:p text:style-name="P1"><text:span text:style-name="T1"/></text:p>
              <text:p text:style-name="P1"><text:span text:style-name="T1">A creature in the compartment can use an action to move as many as two of the apparatus's levers up or down. After each use, a lever goes back to its neutral position. Each lever, from left to right, functions as shown in the Apparatus of Kwalish Levers table.</text:span></text:p>
              <text:p text:style-name="P1"><text:span text:style-name="T1"/></text:p>
              <text:p text:style-name="P1"><text:span text:style-name="T1">Apparatus of Kwalish Levers:</text:span></text:p>
              <text:p text:style-name="P1"><text:span text:style-name="T1"/></text:p>
              <text:p text:style-name="P1"><text:span text:style-name="T1">1 — Up: Legs and tail extend, allowing the apparatus to walk and swim.</text:span></text:p>
              <text:p text:style-name="P1"><text:span text:style-name="T1">1 — Down: Legs and tail retract, reducing the apparatus's speed to 0 and making it unable to benefit from bonuses to speed.</text:span></text:p>
              <text:p text:style-name="P1"><text:span text:style-name="T1">2 — Up: Forward window shutter opens.</text:span></text:p>
              <text:p text:style-name="P1"><text:span text:style-name="T1">2 — Down: Forward window shutter closes.</text:span></text:p>
              <text:p text:style-name="P1"><text:span text:style-name="T1">3 — Up: Side window shutters open (two per side).</text:span></text:p>
              <text:p text:style-name="P1"><text:span text:style-name="T1">3 — Down: Side window shutters close (two per side).</text:span></text:p>
              <text:p text:style-name="P1"><text:span text:style-name="T1">4 — Up: Two claws extend from the front sides of the apparatus.</text:span></text:p>
              <text:p text:style-name="P1"><text:span text:style-name="T1">4 — Down: The claws retract.</text:span></text:p>
              <text:p text:style-name="P1"><text:span text:style-name="T1">5 — Up: Each extended claw makes the following melee weapon attack: +8 to hit, reach 5 ft., one target. Hit: 7 (2d6) bludgeoning damage.</text:span></text:p>
              <text:p text:style-name="P1"><text:span text:style-name="T1">5 — Down: Each extended claw makes the following melee weapon attack: +8 to hit, reach 5 ft., one target. Hit: The target is grappled (escape DC 15).</text:span></text:p>
              <text:p text:style-name="P1"><text:span text:style-name="T1">6 — Up: The apparatus walks or swims forward.</text:span></text:p>
              <text:p text:style-name="P1"><text:span text:style-name="T1">6 — Down: The apparatus walks or swims backward.</text:span></text:p>
              <text:p text:style-name="P1"><text:span text:style-name="T1">7 — Up: The apparatus turns 90 degrees left.</text:span></text:p>
              <text:p text:style-name="P1"><text:span text:style-name="T1">7 — Down: The apparatus turns 90 degrees right.</text:span></text:p>
              <text:p text:style-name="P1"><text:span text:style-name="T1">8 — Up: Eyelike fixtures emit bright light in a 30-foot radius and dim light for an additional 30 feet.</text:span></text:p>
              <text:p text:style-name="P1"><text:span text:style-name="T1">8 — Down: The light turns off.</text:span></text:p>
              <text:p text:style-name="P1"><text:span text:style-name="T1">9 — Up: The apparatus sinks as much as 20 feet in liquid.</text:span></text:p>
              <text:p text:style-name="P1"><text:span text:style-name="T1">9 — Down: The apparatus rises up to 20 feet in liquid.</text:span></text:p>
              <text:p text:style-name="P1"><text:span text:style-name="T1">10 — Up: The rear hatch unseals and opens.</text:span></text:p>
              <text:p text:style-name="P1"><text:span text:style-name="T1">10 — Down: The rear hatch closes and seals.</text:span></text:p>
            </office:annotation>
            <text:p>Apparatus of Kwalish</text:p>
          </table:table-cell>
          <table:covered-table-cell/>
          <table:table-cell table:style-name="ce21" office:value-type="string" calcext:value-type="string">
            <text:p>1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3" draw:text-style-name="P2" svg:width="10.021cm" svg:height="3.756cm" svg:x="12.966cm" svg:y="47.363cm" draw:caption-point-x="2.19cm" draw:caption-point-y="0.314cm">
              <dc:date>2024-03-12T00:00:00</dc:date>
              <text:p text:style-name="P1"><text:span text:style-name="T1">While holding this shield, you can speak its command word as a bonus action to cause it to animate. The shield leaps into the air and hovers in your space to protect you as if you were wielding it, leaving your hands free. The shield remains animated for 1 minute, until you use a bonus action to end this effect, or until you are incapacitated or die, at which point the shield falls to the ground or into your hand if you have one free.</text:span></text:p>
              <text:p text:style-name="P1"><text:span text:style-name="T1">(Requires Attunement)</text:span></text:p>
            </office:annotation>
            <text:p>Animated Shield</text:p>
          </table:table-cell>
          <table:covered-table-cell/>
          <table:table-cell table:style-name="ce43" office:value-type="string" calcext:value-type="string">
            <text:p>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4" draw:text-style-name="P2" svg:width="10.095cm" svg:height="4.941cm" svg:x="2.871cm" svg:y="48.925cm" draw:caption-point-x="2.264cm" draw:caption-point-y="-0.761cm">
              <dc:date>2024-03-12T00:00:00</dc:date>
              <text:p text:style-name="P1"><text:span text:style-name="T1">These furred boots are snug and feel quite warm. While you wear them, you gain the following benefits:</text:span></text:p>
              <text:p text:style-name="P1"><text:span text:style-name="T1"/></text:p>
              <text:p text:style-name="P1"><text:span text:style-name="T1">• </text:span><text:span text:style-name="T1">You have resistance to cold damage.</text:span></text:p>
              <text:p text:style-name="P1"><text:span text:style-name="T1"/></text:p>
              <text:p text:style-name="P1"><text:span text:style-name="T1">• </text:span><text:span text:style-name="T1">You ignore difficult terrain created by ice or snow.</text:span></text:p>
              <text:p text:style-name="P1"><text:span text:style-name="T1"/></text:p>
              <text:p text:style-name="P1"><text:span text:style-name="T1">• </text:span><text:span text:style-name="T1">You can tolerate temperatures as low as -50 degrees Fahrenheit without any additional protection. If you wear heavy clothes, you can tolerate temperatures as low as -100 degrees Fahrenheit.</text:span></text:p>
              <text:p text:style-name="P1"><text:span text:style-name="T1">(Requires Attunement)</text:span></text:p>
            </office:annotation>
            <text:p>Boots of the Winterlands</text:p>
          </table:table-cell>
          <table:covered-table-cell/>
          <table:table-cell table:style-name="ce21" office:value-type="string" calcext:value-type="string">
            <text:p>5,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6" draw:text-style-name="P2" svg:width="10.021cm" svg:height="2.571cm" svg:x="12.966cm" svg:y="48.443cm" draw:caption-point-x="2.19cm" draw:caption-point-y="-0.279cm">
              <dc:date>2024-03-12T00:00:00</dc:date>
              <text:p text:style-name="P1"><text:span text:style-name="T1">You gain a +2 bonus to AC against ranged attacks while you wield this shield. This bonus is in addition to the shield's normal bonus to AC. In addition, whenever an attacker makes a ranged attack against a target within 5 feet of you, you can use your reaction to become the target of the attack instead</text:span></text:p>
              <text:p text:style-name="P1"><text:span text:style-name="T1">(Requires Attunement)</text:span></text:p>
            </office:annotation>
            <text:p>Arrow-Catching Shield</text:p>
          </table:table-cell>
          <table:covered-table-cell/>
          <table:table-cell table:style-name="ce43" office:value-type="string" calcext:value-type="string">
            <text:p>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7" draw:text-style-name="P2" svg:width="10.095cm" svg:height="10.471cm" svg:x="2.871cm" svg:y="46.924cm" draw:caption-point-x="2.264cm" draw:caption-point-y="1.727cm">
              <dc:date>2024-03-12T00:00:00</dc:date>
              <text:p text:style-name="P1"><text:span text:style-name="T1">This object appears as a wooden box that measures 12 inches long, 6 inches wide, and 6 inches deep. It weighs 4 pounds and floats. It can be opened to store items inside. This item also has three command words, each requiring you to use an action to speak it.</text:span></text:p>
              <text:p text:style-name="P1"><text:span text:style-name="T1"/></text:p>
              <text:p text:style-name="P1"><text:span text:style-name="T1">One command word causes the box to unfold into a boat 10 feet long, 4 feet wide, and 2 feet deep. The boat has one pair of oars, an anchor, a mast, and a lateen sail. The boat can hold up to four Medium creatures comfortably.</text:span></text:p>
              <text:p text:style-name="P1"><text:span text:style-name="T1"/></text:p>
              <text:p text:style-name="P1"><text:span text:style-name="T1">The second command word causes the box to unfold into a ship 24 feet long, 8 feet wide; and 6 feet deep. The ship has a deck, rowing seats, five sets of oars, a steering oar, an anchor, a deck cabin, and a mast with a square sail. The ship can hold fifteen Medium creatures comfortably.</text:span></text:p>
              <text:p text:style-name="P1"><text:span text:style-name="T1"/></text:p>
              <text:p text:style-name="P1"><text:span text:style-name="T1">When the box becomes a vessel, its weight becomes that of a normal vessel its size, and anything that was stored in the box remains in the boat.</text:span></text:p>
              <text:p text:style-name="P1"><text:span text:style-name="T1"/></text:p>
              <text:p text:style-name="P1"><text:span text:style-name="T1">The third command word causes the folding boat to fold back into a box, provided that no creatures are aboard. Any objects in the vessel that can't fit inside the box remain outside the box as it folds. Any objects in the vessel that can fit inside the box do so.</text:span></text:p>
            </office:annotation>
            <text:p>Folding Boat</text:p>
          </table:table-cell>
          <table:covered-table-cell/>
          <table:table-cell table:style-name="ce21" office:value-type="string" calcext:value-type="string">
            <text:p>10,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3" draw:text-style-name="P2" svg:width="10.021cm" svg:height="3.756cm" svg:x="12.966cm" svg:y="48.893cm" draw:caption-point-x="2.19cm" draw:caption-point-y="-0.242cm">
              <dc:date>2024-03-12T00:00:00</dc:date>
              <text:p text:style-name="P1"><text:span text:style-name="T1">While holding this shield, you have resistance to damage from ranged weapon attacks.</text:span></text:p>
              <text:p text:style-name="P1"><text:span text:style-name="T1"/></text:p>
              <text:p text:style-name="P1"><text:span text:style-name="T1">Curse. This shield is cursed. Attuning to it curses you until you are targeted by the remove curse spell or similar magic. Removing the shield fails to end the curse on you. Whenever a ranged weapon attack is made against a target within 10 feet of you, the curse causes you to become the target instead.</text:span></text:p>
              <text:p text:style-name="P1"><text:span text:style-name="T1">(Requires Attunement)</text:span></text:p>
            </office:annotation>
            <text:p>Shield of Missile Attraction</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4" draw:text-style-name="P2" svg:width="10.095cm" svg:height="4.941cm" svg:x="2.871cm" svg:y="48.787cm" draw:caption-point-x="2.264cm" draw:caption-point-y="0.351cm">
              <dc:date>2024-03-12T00:00:00</dc:date>
              <text:p text:style-name="P1"><text:span text:style-name="T1">While wearing this helm, you can use an action to cast the detect thoughts spell (save DC 13) from it. As long as you maintain concentration on the spell, you can use a bonus action to send a telepathic message to a creature you are focused on. It can reply — using a bonus action to do so — while your focus on it continues.</text:span></text:p>
              <text:p text:style-name="P1"><text:span text:style-name="T1"/></text:p>
              <text:p text:style-name="P1"><text:span text:style-name="T1">While focusing on a creature with detect thoughts, you can use an action to cast the suggestion spell (save DC 13) from the helm on that creature. Once used, the suggestion property can't be used again until the next dawn.</text:span></text:p>
              <text:p text:style-name="P1"><text:span text:style-name="T1">(Requires Attunement)</text:span></text:p>
            </office:annotation>
            <text:p>Helm of Telepathy</text:p>
          </table:table-cell>
          <table:covered-table-cell/>
          <table:table-cell table:style-name="ce21" office:value-type="string" calcext:value-type="string">
            <text:p>1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49.812cm" draw:caption-point-x="2.19cm" draw:caption-point-y="-0.674cm">
              <dc:date>2024-03-12T00:00:00</dc:date>
              <text:p text:style-name="P1"><text:span text:style-name="T1">While holding this shield, you have advantage on initiative rolls and Wisdom (Perception) checks. The shield is emblazoned with a symbol of an eye.</text:span></text:p>
              <text:p text:style-name="P1"><text:span text:style-name="T1">(Requires Attunement)</text:span></text:p>
            </office:annotation>
            <text:p>Sentinel Shield</text:p>
          </table:table-cell>
          <table:covered-table-cell/>
          <table:table-cell table:style-name="ce43" office:value-type="string" calcext:value-type="string">
            <text:p>9,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9" draw:text-style-name="P2" svg:width="10.095cm" svg:height="17.186cm" svg:x="2.871cm" svg:y="48.708cm" draw:caption-point-x="2.264cm" draw:caption-point-y="0.917cm">
              <dc:date>2024-03-12T00:00:00</dc:date>
              <text:p text:style-name="P1"><text:span text:style-name="T1">This cube is about an inch across. Each face has a distinct marking on it that can be pressed. The cube starts with 36 charges, and it regains 1d20 expended charges daily at dawn.</text:span></text:p>
              <text:p text:style-name="P1"><text:span text:style-name="T1"/></text:p>
              <text:p text:style-name="P1"><text:span text:style-name="T1">You can use an action to press one of the cube's faces, expending a number of charges based on the chosen face, as shown in the Cube of Force Faces table. Each face has a different effect. If the cube has insufficient charges remaining, nothing happens. Otherwise, a barrier of invisible force springs into existence, forming a cube 15 feet on a side. The barrier is centered on you, moves with you, and lasts for 1 minute, until you use an action to press the cube's sixth face, or the cube runs out of charges. You can change the barrier's effect by pressing a different face of the cube and expending the requisite number of charges, resetting the duration. If your movement causes the barrier to come into contact with a solid object that can't pass through the cube, you can't move any closer to that object as long as the barrier remains.</text:span></text:p>
              <text:p text:style-name="P1"><text:span text:style-name="T1"/></text:p>
              <text:p text:style-name="P1"><text:span text:style-name="T1">Cube of Force Faces:</text:span></text:p>
              <text:p text:style-name="P1"><text:span text:style-name="T1"/></text:p>
              <text:p text:style-name="P1"><text:span text:style-name="T1">Face — Charges — Effect:</text:span></text:p>
              <text:p text:style-name="P1"><text:span text:style-name="T1"/></text:p>
              <text:p text:style-name="P1"><text:span text:style-name="T1">1 — 1 — Gases, wind, and fog can't pass through the barrier.</text:span></text:p>
              <text:p text:style-name="P1"><text:span text:style-name="T1">2 — 2 — Nonliving matter can't pass through the barrier. Walls, floors, and ceilings can pass through at your discretion.</text:span></text:p>
              <text:p text:style-name="P1"><text:span text:style-name="T1">3 — 3 — Living matter can 't pass through the barrier.</text:span></text:p>
              <text:p text:style-name="P1"><text:span text:style-name="T1">4 — 4 — Spell effects can 't pass through the barrier.</text:span></text:p>
              <text:p text:style-name="P1"><text:span text:style-name="T1">5 — 5 — Nothing can pass through the barrier. Walls, floors, and ceilings can pass through at your discretion.</text:span></text:p>
              <text:p text:style-name="P1"><text:span text:style-name="T1">6 — 0 — The barrier deactivates.</text:span></text:p>
              <text:p text:style-name="P1"><text:span text:style-name="T1"/></text:p>
              <text:p text:style-name="P1"><text:span text:style-name="T1">The cube loses charges when the barrier is targeted by certain spells or comes into contact with certain spell or magic item effects, as shown in the table below.</text:span></text:p>
              <text:p text:style-name="P1"><text:span text:style-name="T1"/></text:p>
              <text:p text:style-name="P1"><text:span text:style-name="T1">Spell or item — Charges Lost:</text:span></text:p>
              <text:p text:style-name="P1"><text:span text:style-name="T1">Disintegrate — 1d12</text:span></text:p>
              <text:p text:style-name="P1"><text:span text:style-name="T1">Horn of Blasting — 1d10</text:span></text:p>
              <text:p text:style-name="P1"><text:span text:style-name="T1">Passwall — 1d6</text:span></text:p>
              <text:p text:style-name="P1"><text:span text:style-name="T1">Prismatic spray — 1d20</text:span></text:p>
              <text:p text:style-name="P1"><text:span text:style-name="T1">Wall of fire — 1d4</text:span></text:p>
              <text:p text:style-name="P1"><text:span text:style-name="T1">(Requires Attunement)</text:span></text:p>
            </office:annotation>
            <text:p>Cube of Force</text:p>
          </table:table-cell>
          <table:covered-table-cell/>
          <table:table-cell table:style-name="ce21" office:value-type="string" calcext:value-type="string">
            <text:p>16,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0" draw:text-style-name="P2" svg:width="10.021cm" svg:height="1.781cm" svg:x="12.966cm" svg:y="50.299cm" draw:caption-point-x="2.19cm" draw:caption-point-y="-0.674cm">
              <dc:date>2024-03-12T00:00:00</dc:date>
              <text:p text:style-name="P1"><text:span text:style-name="T1">While holding this shield, you have advantage on saving throws against spells and other magical effects, and spell attacks have disadvantage against you</text:span></text:p>
              <text:p text:style-name="P1"><text:span text:style-name="T1">(Requires Attunement)</text:span></text:p>
            </office:annotation>
            <text:p>Spellguard Shield</text:p>
          </table:table-cell>
          <table:covered-table-cell/>
          <table:table-cell table:style-name="ce43" office:value-type="string" calcext:value-type="string">
            <text:p>36,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0" draw:text-style-name="P2" svg:width="10.095cm" svg:height="4.151cm" svg:x="2.871cm" svg:y="49.601cm" draw:caption-point-x="2.264cm" draw:caption-point-y="0.511cm">
              <dc:date>2024-03-12T00:00:00</dc:date>
              <text:p text:style-name="P1"><text:span text:style-name="T1">You can use an action to present the rod and command obedience from each creature of your choice that you can see within 120 feet of you. Each target must succeed on a DC 15 Wisdom saving throw or be charmed by you for 8 hours. While charmed in this way, the creature regards you as its trusted leader. If harmed by you or your companions, or commanded to do something contrary to its nature, a target ceases to be charmed in this way. The rod can't be used again until the next dawn.</text:span></text:p>
              <text:p text:style-name="P1"><text:span text:style-name="T1">(Requires Attunement)</text:span></text:p>
            </office:annotation>
            <text:p>Rod of Rulership</text:p>
          </table:table-cell>
          <table:covered-table-cell/>
          <table:table-cell table:style-name="ce21" office:value-type="string" calcext:value-type="string">
            <text:p>16,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0" draw:text-style-name="P2" svg:width="10.021cm" svg:height="1.781cm" svg:x="12.966cm" svg:y="50.786cm" draw:caption-point-x="2.19cm" draw:caption-point-y="-0.674cm">
              <dc:date>2024-03-12T00:00:00</dc:date>
              <text:p text:style-name="P1"><text:span text:style-name="T1">While wearing these bracers, you have proficiency with the longbow and shortbow, and you gain a +2 bonus to damage rolls on ranged attacks made with such weapons.</text:span></text:p>
              <text:p text:style-name="P1"><text:span text:style-name="T1">(Requires Attunement)</text:span></text:p>
            </office:annotation>
            <text:p>Bracers of Archery</text:p>
          </table:table-cell>
          <table:covered-table-cell/>
          <table:table-cell table:style-name="ce43" office:value-type="string" calcext:value-type="string">
            <text:p>1,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50" draw:text-style-name="P2" svg:width="10.095cm" svg:height="17.976cm" svg:x="2.871cm" svg:y="46.23cm" draw:caption-point-x="2.264cm" draw:caption-point-y="4.368cm">
              <dc:date>2024-03-12T00:00:00</dc:date>
              <text:p text:style-name="P1"><text:span text:style-name="T1">When this 4-foot-tall mirror is viewed indirectly, its surface shows faint images of creatures. The mirror weighs 50 pounds, and it has AC 11, 10 hit points, and vulnerability to bludgeoning damage. It shatters and is destroyed when reduced to 0 hit points.</text:span></text:p>
              <text:p text:style-name="P1"><text:span text:style-name="T1"/></text:p>
              <text:p text:style-name="P1"><text:span text:style-name="T1">If the mirror is hanging on a vertical surface and you are within 5 feet of it, you can use an action to speak its command word and activate it. It remains activated until you use an action to speak the command word again.</text:span></text:p>
              <text:p text:style-name="P1"><text:span text:style-name="T1"/></text:p>
              <text:p text:style-name="P1"><text:span text:style-name="T1">Any creature other than you that sees its reflection in the activated mirror while within 30 feet of it must succeed on a DC 15 Charisma saving throw or be trapped, along with anything it is wearing or carrying, in one of the mirror's twelve extradimensional cells. This saving throw is made with advantage if the creature knows the mirror's nature, and constructs succeed on the saving throw automatically.</text:span></text:p>
              <text:p text:style-name="P1"><text:span text:style-name="T1"/></text:p>
              <text:p text:style-name="P1"><text:span text:style-name="T1">An extradimensional cell is an infinite expanse filled with thick fog that reduces visibility to 10 feet. Creatures trapped in the mirror's cells don't age, and they don't need to eat, drink, or sleep. A creature trapped within a cell can escape using magic that permits planar travel. Otherwise, the creature is confined to the cell until freed.</text:span></text:p>
              <text:p text:style-name="P1"><text:span text:style-name="T1"/></text:p>
              <text:p text:style-name="P1"><text:span text:style-name="T1">If the mirror traps a creature but its twelve extradimensional cells are already occupied, the mirror frees one trapped creature at random to accommodate the new prisoner. A freed creature appears in an unoccupied space within sight of the mirror but facing away from it. If the mirror is shattered, all creatures it contains are freed and appear in unoccupied spaces near it.</text:span></text:p>
              <text:p text:style-name="P1"><text:span text:style-name="T1"/></text:p>
              <text:p text:style-name="P1"><text:span text:style-name="T1">While within 5 feet of the mirror, you can use an action to speak the name of one creature trapped in it or call out a particular cell by number. The creature named or contained in the named cell appears as an image on the mirror's surface. You and the creature can then communicate normally.</text:span></text:p>
              <text:p text:style-name="P1"><text:span text:style-name="T1"/></text:p>
              <text:p text:style-name="P1"><text:span text:style-name="T1">In a similar way, you can use an action to speak a second command word and free one creature trapped in the mirror. The freed creature appears, along with its possessions, in the unoccupied space nearest to the mirror and facing away from it.</text:span></text:p>
            </office:annotation>
            <text:p>Mirror of Life Trapping</text:p>
          </table:table-cell>
          <table:covered-table-cell/>
          <table:table-cell table:style-name="ce21" office:value-type="string" calcext:value-type="string">
            <text:p>18,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4" draw:text-style-name="P2" svg:width="10.021cm" svg:height="2.176cm" svg:x="12.966cm" svg:y="51.074cm" draw:caption-point-x="2.19cm" draw:caption-point-y="-0.476cm">
              <dc:date>2024-03-12T00:00:00</dc:date>
              <text:p text:style-name="P1"><text:span text:style-name="T1">While you wear this pendant, you stabilize whenever you are dying at the start of your turn. In addition, whenever you roll a Hit Die to regain hit points, double the number of hit points it restores.</text:span></text:p>
              <text:p text:style-name="P1"><text:span text:style-name="T1">(Requires Attunement)</text:span></text:p>
            </office:annotation>
            <text:p>Periapt of Wound Closure</text:p>
          </table:table-cell>
          <table:covered-table-cell/>
          <table:table-cell table:style-name="ce43" office:value-type="string" calcext:value-type="string">
            <text:p>5,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51.759cm" draw:caption-point-x="2.264cm" draw:caption-point-y="-0.674cm">
              <dc:date>2024-03-12T00:00:00</dc:date>
              <text:p text:style-name="P1"><text:span text:style-name="T1">While wearing this amulet, you are hidden from divination magic. You can't be targeted by such magic or perceived through magical scrying sensors.</text:span></text:p>
              <text:p text:style-name="P1"><text:span text:style-name="T1">(Requires Attunement)</text:span></text:p>
            </office:annotation>
            <text:p>Amulet of Proof Against Detection and Location</text:p>
          </table:table-cell>
          <table:covered-table-cell/>
          <table:table-cell table:style-name="ce21" office:value-type="string" calcext:value-type="string">
            <text:p>10,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30" draw:text-style-name="P2" svg:width="10.021cm" svg:height="4.151cm" svg:x="12.966cm" svg:y="51.129cm" draw:caption-point-x="2.19cm" draw:caption-point-y="-0.044cm">
              <dc:date>2024-03-12T00:00:00</dc:date>
              <text:p text:style-name="P1"><text:span text:style-name="T1">While you wear these boots, you can use a bonus action and click the boots' heels together. If you do, the boots double your walking speed, and any creature that makes an opportunity attack against you has disadvantage on the attack roll. If you click your heels together again, you end the effect.</text:span></text:p>
              <text:p text:style-name="P1"><text:span text:style-name="T1"/></text:p>
              <text:p text:style-name="P1"><text:span text:style-name="T1">When the boots' property has been used for a total of 10 minutes, the magic ceases to function until you finish a long rest.</text:span></text:p>
              <text:p text:style-name="P1"><text:span text:style-name="T1">(Requires Attunement)</text:span></text:p>
            </office:annotation>
            <text:p>Boots of Speed</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4" draw:text-style-name="P2" svg:width="10.095cm" svg:height="2.176cm" svg:x="2.871cm" svg:y="52.048cm" draw:caption-point-x="2.264cm" draw:caption-point-y="-0.476cm">
              <dc:date>2024-03-12T00:00:00</dc:date>
              <text:p text:style-name="P1"><text:span text:style-name="T1">The medallion has 3 charges. While wearing it, you can use an action and expend 1 charge to cast the detect thoughts spell (save DC 13) from it. The medallion regains 1d3 expended charges daily at dawn.</text:span></text:p>
              <text:p text:style-name="P1"><text:span text:style-name="T1">(Requires Attunement)</text:span></text:p>
            </office:annotation>
            <text:p>Medallion of Thoughts</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9" draw:text-style-name="P2" svg:width="10.021cm" svg:height="8.891cm" svg:x="12.966cm" svg:y="50.358cm" draw:caption-point-x="2.19cm" draw:caption-point-y="1.214cm">
              <dc:date>2024-03-12T00:00:00</dc:date>
              <text:p text:style-name="P1"><text:span text:style-name="T1">This rusty iron sphere measures 3 inches in diameter and weighs 1 pound. You can use an action to speak the command word and throw the sphere at a Huge or smaller creature you can see within 60 feet of you. As the sphere moves through the air, it opens into a tangle of metal bands.</text:span></text:p>
              <text:p text:style-name="P1"><text:span text:style-name="T1"/></text:p>
              <text:p text:style-name="P1"><text:span text:style-name="T1">Make a ranged attack roll with an attack bonus equal to your Dexterity modifier plus your proficiency bonus. On a hit, the target is restrained until you take a bonus action to speak the command word again to release it. Doing so, or missing with the attack, causes the bands to contract and become a sphere once more.</text:span></text:p>
              <text:p text:style-name="P1"><text:span text:style-name="T1"/></text:p>
              <text:p text:style-name="P1"><text:span text:style-name="T1">A creature, including the one restrained, can use an action to make a DC 20 Strength check to break the iron bands. On a success, the item is destroyed, and the restrained creature is freed. If the check fails, any further attempts made by that creature automatically fail until 24 hours have elapsed.</text:span></text:p>
              <text:p text:style-name="P1"><text:span text:style-name="T1"/></text:p>
              <text:p text:style-name="P1"><text:span text:style-name="T1">Once the bands are used, they can't be used again until the next dawn.</text:span></text:p>
              <text:p text:style-name="P1"><text:span text:style-name="T1"/></text:p>
            </office:annotation>
            <text:p>Iron Bands of Bilarro</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7" draw:text-style-name="P2" svg:width="10.095cm" svg:height="10.471cm" svg:x="2.871cm" svg:y="52.556cm" draw:caption-point-x="2.264cm" draw:caption-point-y="-0.497cm">
              <dc:date>2024-03-12T00:00:00</dc:date>
              <text:p text:style-name="P1"><text:span text:style-name="T1">This ceramic jug appears to be able to hold a gallon of liquid and weighs 12 pounds whether full or empty. Sloshing sounds can be heard from within the jug when it is shaken, even if the jug is empty.</text:span></text:p>
              <text:p text:style-name="P1"><text:span text:style-name="T1"/></text:p>
              <text:p text:style-name="P1"><text:span text:style-name="T1">You can use an action and name one liquid from the table below to cause the jug to produce the chosen liquid. Afterward, you can uncork the jug as an action and pour that liquid out, up to 2 gallons per minute. The maximum amount of liquid the jug can produce depends on the liquid you named.</text:span></text:p>
              <text:p text:style-name="P1"><text:span text:style-name="T1"/></text:p>
              <text:p text:style-name="P1"><text:span text:style-name="T1">Once the jug starts producing a liquid, it can't produce a different one, or more of one that has reached its maximum, until the next dawn.</text:span></text:p>
              <text:p text:style-name="P1"><text:span text:style-name="T1"/></text:p>
              <text:p text:style-name="P1"><text:span text:style-name="T1">Liquid — Max Amount:</text:span></text:p>
              <text:p text:style-name="P1"><text:span text:style-name="T1">Acid — 8 ounces</text:span></text:p>
              <text:p text:style-name="P1"><text:span text:style-name="T1">Basic poison — 1/2 ounce</text:span></text:p>
              <text:p text:style-name="P1"><text:span text:style-name="T1">Beer — 4 gallons</text:span></text:p>
              <text:p text:style-name="P1"><text:span text:style-name="T1">Honey — 1 gallon</text:span></text:p>
              <text:p text:style-name="P1"><text:span text:style-name="T1">Mayonnaise — 2 gallons</text:span></text:p>
              <text:p text:style-name="P1"><text:span text:style-name="T1">Oil — 1 quart</text:span></text:p>
              <text:p text:style-name="P1"><text:span text:style-name="T1">Vinegar — 2 gallons</text:span></text:p>
              <text:p text:style-name="P1"><text:span text:style-name="T1">Water, fresh — 8 gallons</text:span></text:p>
              <text:p text:style-name="P1"><text:span text:style-name="T1">Water, salt — 12 gallons</text:span></text:p>
              <text:p text:style-name="P1"><text:span text:style-name="T1">Wine — 1 gallon</text:span></text:p>
            </office:annotation>
            <text:p>Alchemy Jug</text:p>
          </table:table-cell>
          <table:covered-table-cell/>
          <table:table-cell table:style-name="ce21" office:value-type="string" calcext:value-type="string">
            <text:p>2,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52.456cm" draw:caption-point-x="2.19cm" draw:caption-point-y="-0.397cm">
              <dc:date>2024-03-12T00:00:00</dc:date>
              <text:p text:style-name="P1"><text:span text:style-name="T1">While wearing this circlet, you can use an action to cast the scorching ray spell with it. When you make the spell's attacks, you do so with an attack bonus of +5. The circlet can't be used this way again until the next dawn.</text:span></text:p>
            </office:annotation>
            <text:p>Circlet of Blasting</text:p>
          </table:table-cell>
          <table:covered-table-cell/>
          <table:table-cell table:style-name="ce43" office:value-type="string" calcext:value-type="string">
            <text:p>1,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1" table:number-columns-spanned="2" table:number-rows-spanned="1"/>
          <table:covered-table-cell/>
          <table:table-cell table:style-name="ce65"/>
          <table:table-cell table:style-name="ce69"/>
          <table:table-cell table:number-columns-repeated="1008"/>
        </table:table-row>
        <table:table-row table:style-name="ro3">
          <table:table-cell table:style-name="ce9" office:value-type="string" calcext:value-type="string" table:number-columns-spanned="2" table:number-rows-spanned="1">
            <office:annotation draw:style-name="gr30" draw:text-style-name="P2" svg:width="10.095cm" svg:height="4.151cm" svg:x="2.871cm" svg:y="52.313cm" draw:caption-point-x="2.264cm" draw:caption-point-y="0.233cm">
              <dc:date>2024-03-12T00:00:00</dc:date>
              <text:p text:style-name="P1"><text:span text:style-name="T1">Sending stones come in pairs, with each smooth stone carved to match the other so the pairing is easily recognized. While you touch one stone, you can use an action to cast the sending spell from it. The target is the bearer of the other stone. If no creature bears the other stone, you know that fact as soon as you use the stone and don't cast the spell.</text:span></text:p>
              <text:p text:style-name="P1"><text:span text:style-name="T1"/></text:p>
              <text:p text:style-name="P1"><text:span text:style-name="T1">Once sending is cast through the stones, they can't be used again until the next dawn. If one of the stones in a pair is destroyed, the other one becomes nonmagical.</text:span></text:p>
            </office:annotation>
            <text:p>Sending Stones</text:p>
          </table:table-cell>
          <table:covered-table-cell/>
          <table:table-cell table:style-name="ce21" office:value-type="string" calcext:value-type="string">
            <text:p>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36" draw:text-style-name="P2" svg:width="10.021cm" svg:height="12.841cm" svg:x="12.966cm" svg:y="48.801cm" draw:caption-point-x="2.19cm" draw:caption-point-y="3.745cm">
              <dc:date>2024-03-12T00:00:00</dc:date>
              <text:p text:style-name="P1"><text:span text:style-name="T1">You must be proficient with wind instruments to use these pipes. While you are attuned to the pipes, ordinary rats and giant rats are indifferent toward you and will not attack you unless you threaten or harm them.</text:span></text:p>
              <text:p text:style-name="P1"><text:span text:style-name="T1"/></text:p>
              <text:p text:style-name="P1"><text:span text:style-name="T1">The pipes have 3 charges. If you play the pipes as an action, you can use a bonus action to expend 1 to 3 charges, calling forth one swarm of rats (see the Monster Manual for statistics) with each expended charge, provided that enough rats are within half a mile of you to be called in this fashion (as determined by the DM). If there aren't enough rats to form a swarm, the charge is wasted. Called swarms move toward the music by the shortest available route but aren't under your control otherwise. The pipes regain 1d3 expended charges daily at dawn.</text:span></text:p>
              <text:p text:style-name="P1"><text:span text:style-name="T1"/></text:p>
              <text:p text:style-name="P1"><text:span text:style-name="T1">Whenever a swarm of rats that isn't under another creature's control comes within 30 feet of you while you are playing the pipes, you can make a Charisma check contested by the swarm's Wisdom check. If you lose the contest, the swarm behaves as it normally would and can't be swayed by the pipes' music for the next 24 hours. If you win the contest, the swarm is swayed by the pipes' music and becomes friendly to you and your companions for as long as you continue to play the pipes each round as an action. A friendly swarm obeys your commands. If you issue no commands to a friendly swarm, it defends itself but otherwise takes no actions. If a friendly swarm starts its turn and can't hear the pipes' music, your control over that swarm ends, and the swarm behaves as it normally would and can't be swayed by the pipes' music for the next 24 hours.</text:span></text:p>
              <text:p text:style-name="P1"><text:span text:style-name="T1">(Requires Attunement)</text:span></text:p>
            </office:annotation>
            <text:p>Pipes of the Sewers</text:p>
          </table:table-cell>
          <table:covered-table-cell/>
          <table:table-cell table:style-name="ce43" office:value-type="string" calcext:value-type="string">
            <text:p>2,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2" office:value-type="string" calcext:value-type="string" table:number-columns-spanned="4" table:number-rows-spanned="1">
            <text:p>Xanathar’s Guide to Everything</text:p>
          </table:table-cell>
          <table:covered-table-cell table:number-columns-repeated="3" table:style-name="ce17"/>
          <table:table-cell table:number-columns-repeated="1008"/>
        </table:table-row>
        <table:table-row table:style-name="ro3">
          <table:table-cell table:style-name="ce9" office:value-type="string" calcext:value-type="string" table:number-columns-spanned="2" table:number-rows-spanned="1">
            <office:annotation draw:style-name="gr14" draw:text-style-name="P2" svg:width="10.095cm" svg:height="5.731cm" svg:x="2.871cm" svg:y="52.565cm" draw:caption-point-x="2.264cm" draw:caption-point-y="0.468cm">
              <dc:date>2024-03-12T00:00:00</dc:date>
              <text:p text:style-name="P1"><text:span text:style-name="T1">This cube is 3 inches across and radiates palpable magical energy. The six sides of the cube are each keyed to a different plane of existence, one of which is the Material Plane. The other sides are linked to planes determined by the DM.</text:span></text:p>
              <text:p text:style-name="P1"><text:span text:style-name="T1"/></text:p>
              <text:p text:style-name="P1"><text:span text:style-name="T1">You can use an action to press one side of the cube to cast the gate spell with it, opening a portal to the plane keyed to that side. Alternatively, if you use an action to press one side twice, you can cast the plane shift spell (save DC 17) with the cube and transport the targets to the plane keyed to that side.</text:span></text:p>
              <text:p text:style-name="P1"><text:span text:style-name="T1"/></text:p>
              <text:p text:style-name="P1"><text:span text:style-name="T1">The cube has 3 charges. Each use of the cube expends 1 charge. The cube regains 1d3 expended charges daily at dawn.</text:span></text:p>
            </office:annotation>
            <text:p>Cubic Gate</text:p>
          </table:table-cell>
          <table:covered-table-cell/>
          <table:table-cell table:style-name="ce21" office:value-type="string" calcext:value-type="string">
            <text:p>4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22" draw:text-style-name="P2" svg:width="10.021cm" svg:height="7.311cm" svg:x="12.966cm" svg:y="52.053cm" draw:caption-point-x="2.19cm" draw:caption-point-y="0.98cm">
              <dc:date>2024-03-12T00:00:00</dc:date>
              <text:p text:style-name="P1"><text:span text:style-name="T1">This rope is 30 feet long and weighs 3 pounds. If you hold one end of the rope and use an action to speak its command word, the other end darts forward to entangle a creature you can see within 20 feet of you. The target must succeed on a DC 15 Dexterity saving throw or become restrained.</text:span></text:p>
              <text:p text:style-name="P1"><text:span text:style-name="T1"/></text:p>
              <text:p text:style-name="P1"><text:span text:style-name="T1">You can release the creature by using a bonus action to speak a second command word. A target restrained by the rope can use an action to make a DC 15 Strength or Dexterity check (target's choice). On a success, the creature is no longer restrained by the rope.</text:span></text:p>
              <text:p text:style-name="P1"><text:span text:style-name="T1"/></text:p>
              <text:p text:style-name="P1"><text:span text:style-name="T1">The rope has AC 20 and 20 hit points. It regains 1 hit point every 5 minutes as long as it has at least 1 hit point. If the rope drops to 0 hit points, it is destroyed. You can release the creature by using a bonus action to speak a second command word. A target restrained</text:span></text:p>
              <text:p text:style-name="P1"><text:span text:style-name="T1"/></text:p>
            </office:annotation>
            <text:p>Rope of Entanglement</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3" office:value-type="string" calcext:value-type="string" table:number-columns-spanned="2" table:number-rows-spanned="1">
            <text:p>Name</text:p>
          </table:table-cell>
          <table:covered-table-cell table:style-name="ce17"/>
          <table:table-cell table:style-name="ce66" office:value-type="string" calcext:value-type="string">
            <text:p>Price</text:p>
          </table:table-cell>
          <table:table-cell table:style-name="ce66" office:value-type="string" calcext:value-type="string">
            <text:p>Rarity</text:p>
          </table:table-cell>
          <table:table-cell table:number-columns-repeated="1008"/>
        </table:table-row>
        <table:table-row table:style-name="ro3">
          <table:table-cell table:style-name="ce9" office:value-type="string" calcext:value-type="string" table:number-columns-spanned="2" table:number-rows-spanned="1">
            <office:annotation draw:style-name="gr16" draw:text-style-name="P2" svg:width="10.095cm" svg:height="11.261cm" svg:x="2.871cm" svg:y="52.787cm" draw:caption-point-x="2.264cm" draw:caption-point-y="0.732cm">
              <dc:date>2024-03-12T00:00:00</dc:date>
              <text:p text:style-name="P1"><text:span text:style-name="T1">This crystal ball is about 6 inches in diameter. While touching it, you can cast the scrying spell (save DC 17) with it.</text:span></text:p>
              <text:p text:style-name="P1"><text:span text:style-name="T1"/></text:p>
              <text:p text:style-name="P1"><text:span text:style-name="T1">(Requires Attunement)</text:span></text:p>
              <text:p text:style-name="P1"><text:span text:style-name="T1"/></text:p>
              <text:p text:style-name="P1"><text:span text:style-name="T1">three more versions of this item exist. but are far harder to come by.</text:span></text:p>
              <text:p text:style-name="P1"><text:span text:style-name="T1"/></text:p>
              <text:p text:style-name="P1"><text:span text:style-name="T1">(Telepathy)</text:span></text:p>
              <text:p text:style-name="P1"><text:span text:style-name="T1">While scrying with the crystal ball, you can communicate telepathically with creatures you can see within 30 feet of the spell's sensor. You can also use an action to cast the suggestion spell (save DC 17) through the sensor on one of those creatures. You don't need to concentrate on this suggestion to maintain it during its duration, but it ends if scrying ends. Once used, the suggestion power of the crystal ball can't be used again until the next dawn.</text:span></text:p>
              <text:p text:style-name="P1"><text:span text:style-name="T1"/></text:p>
              <text:p text:style-name="P1"><text:span text:style-name="T1">(Mind Reading) </text:span></text:p>
              <text:p text:style-name="P1"><text:span text:style-name="T1">You can use an action to cast the detect thoughts spell (save DC 17) while you are scrying with the crystal ball, targeting creatures you can see within 30 feet of the spell's sensor. You don't need to concentrate on this detect thoughts to maintain it during its duration, but it ends if scrying ends.</text:span></text:p>
              <text:p text:style-name="P1"><text:span text:style-name="T1"/></text:p>
              <text:p text:style-name="P1"><text:span text:style-name="T1">(True Sight)</text:span></text:p>
              <text:p text:style-name="P1"><text:span text:style-name="T1">While scrying with the crystal ball, you have truesight with a radius of 120 feet centered on the spell's sensor.</text:span></text:p>
            </office:annotation>
            <text:p>Crystal Ball</text:p>
          </table:table-cell>
          <table:covered-table-cell/>
          <table:table-cell table:style-name="ce21" office:value-type="string" calcext:value-type="string">
            <text:p>50,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51" draw:text-style-name="P2" svg:width="10.021cm" svg:height="2.064cm" svg:x="12.966cm" svg:y="54.329cm" draw:caption-point-x="2.19cm" draw:caption-point-y="-0.81cm">
              <dc:date>2024-03-12T00:00:00</dc:date>
              <text:p text:style-name="P1"><text:span text:style-name="T1">While this polished agate is on your person, you gain a +1 bonus to ability checks and saving throws.</text:span></text:p>
              <text:p text:style-name="P1"><text:span text:style-name="T1">(Requires Attunement)</text:span></text:p>
              <text:p text:style-name="P1"><text:span text:style-name="T1"/></text:p>
            </office:annotation>
            <text:p>Luckstone</text:p>
          </table:table-cell>
          <table:covered-table-cell/>
          <table:table-cell table:style-name="ce43" office:value-type="string" calcext:value-type="string">
            <text:p>4,2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9" draw:text-style-name="P2" svg:width="9.899cm" svg:height="0.953cm" svg:x="32.886cm" svg:y="54.329cm" draw:caption-point-x="2.068cm" draw:caption-point-y="-0.81cm">
              <dc:date>2024-03-12T00:00:00</dc:date>
              <text:p text:style-name="P1"><text:span text:style-name="T1">This armor never gets dirty.</text:span></text:p>
            </office:annotation>
            <text:p>Armor of Gleaming (Any)</text:p>
          </table:table-cell>
          <table:covered-table-cell/>
          <table:table-cell table:style-name="ce67" office:value-type="string" calcext:value-type="string">
            <text:p>Armor + 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6" draw:text-style-name="P2" svg:width="10.095cm" svg:height="12.841cm" svg:x="2.871cm" svg:y="50.539cm" draw:caption-point-x="2.264cm" draw:caption-point-y="3.467cm">
              <dc:date>2024-03-12T00:00:00</dc:date>
              <text:p text:style-name="P1"><text:span text:style-name="T1">You can use an action to place this 1-inch metal cube on the ground and speak its command word. The cube rapidly grows into a fortress that remains until you use an action to speak the command word that dismisses it, which works only if the fortress is empty.</text:span></text:p>
              <text:p text:style-name="P1"><text:span text:style-name="T1"/></text:p>
              <text:p text:style-name="P1"><text:span text:style-name="T1">The fortress is a square tower, 20 feet on a side and 30 feet high, with arrow slits on all sides and a battlement atop it. Its interior is divided into two floors. with a ladder running along one wall to connect them. The ladder ends at a trapdoor leading to the roof. When activated, the tower has a small door on the side facing you. The door opens only at your command, which you can speak as a bonus action. It is immune to the knock spell and similar magic, such as that of a chime of opening.</text:span></text:p>
              <text:p text:style-name="P1"><text:span text:style-name="T1"/></text:p>
              <text:p text:style-name="P1"><text:span text:style-name="T1">Each creature in the area where the fortress appears must make a DC 15 Dexterity saving throw, taking 10d10 bludgeoning damage on a failed save, or half as much damage on a successful one. In either case, the creature is pushed to an unoccupied space outside but next to the fortress. Objects in the area that aren't being worn or carried take this damage and are pushed automatically.</text:span></text:p>
              <text:p text:style-name="P1"><text:span text:style-name="T1"/></text:p>
              <text:p text:style-name="P1"><text:span text:style-name="T1">The tower is made of adamantine, and its magic prevents it from being tipped over. The roof, the door, and the walls each have 100 hit points, immunity to damage from nonmagical weapons excluding siege weapons, and resistance to all other damage. Only a wish spell can repair the fortress (this use of the spell counts as replicating a spell of 8th level or lower). Each casting of wish causes the roof, the door, or one wall to regain 50 hit points.</text:span></text:p>
            </office:annotation>
            <text:p>Daern's Instant Fortress</text:p>
          </table:table-cell>
          <table:covered-table-cell/>
          <table:table-cell table:style-name="ce21" office:value-type="string" calcext:value-type="string">
            <text:p>75,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0" draw:text-style-name="P2" svg:width="10.021cm" svg:height="1.781cm" svg:x="12.966cm" svg:y="54.68cm" draw:caption-point-x="2.19cm" draw:caption-point-y="-0.674cm">
              <dc:date>2024-03-12T00:00:00</dc:date>
              <text:p text:style-name="P1"><text:span text:style-name="T1">While in this saddle on a mount, you can't be dismounted against your will if you're conscious, and attack rolls against the mount have disadvantage.</text:span></text:p>
              <text:p text:style-name="P1"><text:span text:style-name="T1"/></text:p>
            </office:annotation>
            <text:p>Saddle of the Cavalier</text:p>
          </table:table-cell>
          <table:covered-table-cell/>
          <table:table-cell table:style-name="ce43" office:value-type="string" calcext:value-type="string">
            <text:p>2,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9.899cm" svg:height="2.176cm" svg:x="32.886cm" svg:y="54.76cm" draw:caption-point-x="2.068cm" draw:caption-point-y="-0.754cm">
              <dc:date>2024-03-12T00:00:00</dc:date>
              <text:p text:style-name="P1"><text:span text:style-name="T1">This spongy, flavorless, gelatinous bead dissolves on your tongue and provides as much nourishment as 1 day of rations.</text:span></text:p>
              <text:p text:style-name="P1"><text:span text:style-name="T1"/></text:p>
              <text:p text:style-name="P1"><text:span text:style-name="T1">Source: Xanathar’s Guide to Everything, page 136</text:span></text:p>
            </office:annotation>
            <text:p>Bead of Nourishment</text:p>
          </table:table-cell>
          <table:covered-table-cell/>
          <table:table-cell table:style-name="ce67" office:value-type="string" calcext:value-type="string">
            <text:p>1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6" draw:text-style-name="P2" svg:width="10.095cm" svg:height="2.571cm" svg:x="2.871cm" svg:y="54.772cm" draw:caption-point-x="2.264cm" draw:caption-point-y="-0.279cm">
              <dc:date>2024-03-12T00:00:00</dc:date>
              <text:p text:style-name="P1"><text:span text:style-name="T1">While wearing this cloak, you can pull its hood over your head to cause yourself to become invisible. While you are invisible, anything you are carrying or wearing is invisible with you. You become visible when you cease wearing the hood. Pulling the hood up or down requires an action.</text:span></text:p>
              <text:p text:style-name="P1"><text:span text:style-name="T1">(Requires Attunement)</text:span></text:p>
            </office:annotation>
            <text:p>Cloak of Invisibility</text:p>
          </table:table-cell>
          <table:covered-table-cell/>
          <table:table-cell table:style-name="ce21" office:value-type="string" calcext:value-type="string">
            <text:p>5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4" draw:text-style-name="P2" svg:width="10.021cm" svg:height="2.176cm" svg:x="12.966cm" svg:y="54.691cm" draw:caption-point-x="2.19cm" draw:caption-point-y="-0.198cm">
              <dc:date>2024-03-12T00:00:00</dc:date>
              <text:p text:style-name="P1"><text:span text:style-name="T1">While holding this fan, you can use an action to cast the gust of wind spell (save DC 13) from it. Once used, the fan shouldn't be used again until the next dawn. Each time it is used again before then, it has a cumulative 20 percent chance of not working and tearing into useless, nonmagical tatters.</text:span></text:p>
            </office:annotation>
            <text:p>Wind Fan</text:p>
          </table:table-cell>
          <table:covered-table-cell/>
          <table:table-cell table:style-name="ce43" office:value-type="string" calcext:value-type="string">
            <text:p>1,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6" draw:text-style-name="P2" svg:width="9.899cm" svg:height="2.571cm" svg:x="32.886cm" svg:y="55.049cm" draw:caption-point-x="2.068cm" draw:caption-point-y="-0.556cm">
              <dc:date>2024-03-12T00:00:00</dc:date>
              <text:p text:style-name="P1"><text:span text:style-name="T1">This spongy, flavorless, gelatinous bead dissolves in liquid, transforming up to a pint of the liquid into fresh, cold drinking water. The bead has no effect on magical liquids or harmful substances such as poison.</text:span></text:p>
              <text:p text:style-name="P1"><text:span text:style-name="T1"/></text:p>
              <text:p text:style-name="P1"><text:span text:style-name="T1">Source: Xanathar’s Guide to Everything, page 136</text:span></text:p>
            </office:annotation>
            <text:p>Bead of Refreshment</text:p>
          </table:table-cell>
          <table:covered-table-cell/>
          <table:table-cell table:style-name="ce67" office:value-type="string" calcext:value-type="string">
            <text:p>1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9" draw:text-style-name="P2" svg:width="10.095cm" svg:height="8.891cm" svg:x="2.871cm" svg:y="54.044cm" draw:caption-point-x="2.264cm" draw:caption-point-y="0.936cm">
              <dc:date>2024-03-12T00:00:00</dc:date>
              <text:p text:style-name="P1"><text:span text:style-name="T1">This stoppered flask sloshes when shaken, as if it contains water. The decanter weighs 2 pounds.</text:span></text:p>
              <text:p text:style-name="P1"><text:span text:style-name="T1"/></text:p>
              <text:p text:style-name="P1"><text:span text:style-name="T1">You can use an action to remove the stopper and speak one of three command words, whereupon an amount of fresh water or salt water (your choice) pours out of the flask. The water stops pouring out at the start of your next turn. Choose from the following options:</text:span></text:p>
              <text:p text:style-name="P1"><text:span text:style-name="T1"/></text:p>
              <text:p text:style-name="P1"><text:span text:style-name="T1">• </text:span><text:span text:style-name="T1">"Stream" produces 1 gallon of water.</text:span></text:p>
              <text:p text:style-name="P1"><text:span text:style-name="T1"/></text:p>
              <text:p text:style-name="P1"><text:span text:style-name="T1">• </text:span><text:span text:style-name="T1">"Fountain" produces 5 gallons of water.</text:span></text:p>
              <text:p text:style-name="P1"><text:span text:style-name="T1"/></text:p>
              <text:p text:style-name="P1"><text:span text:style-name="T1">• </text:span><text:span text:style-name="T1">"Geyser" produces 30 gallons of water that gushes forth in a geyser 30 feet long and 1 foot wide. As a bonus action while holding the decanter, you can aim the geyser at a creature you can see within 30 feet of you. The target must succeed on a DC 13 Strength saving throw or take 1d4 bludgeoning damage and fall prone. Instead of a creature, you can target an object that isn't being worn or carried and that weighs no more than 200 pounds. The object is either knocked over or pushed up to 15 feet away from you.</text:span></text:p>
            </office:annotation>
            <text:p>Decanter of Endless Water</text:p>
          </table:table-cell>
          <table:covered-table-cell/>
          <table:table-cell table:style-name="ce21" office:value-type="string" calcext:value-type="string">
            <text:p>5,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3" draw:text-style-name="P2" svg:width="10.021cm" svg:height="3.361cm" svg:x="12.966cm" svg:y="54.864cm" draw:caption-point-x="2.19cm" draw:caption-point-y="0.116cm">
              <dc:date>2024-03-12T00:00:00</dc:date>
              <text:p text:style-name="P1"><text:span text:style-name="T1">These gloves seem to almost meld into your hands when you don them. When a ranged weapon attack hits you while you're wearing them, you can use your reaction to reduce the damage by 1d10 +your Dexterity modifier. provided that you have a free hand. If you reduce the damage to 0, you can catch the missile if it is small enough for you to hold in that hand.</text:span></text:p>
              <text:p text:style-name="P1"><text:span text:style-name="T1">(Requires Attunement)</text:span></text:p>
            </office:annotation>
            <text:p>Gloves of Missile Snaring</text:p>
          </table:table-cell>
          <table:covered-table-cell/>
          <table:table-cell table:style-name="ce43" office:value-type="string" calcext:value-type="string">
            <text:p>3,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1" draw:text-style-name="P2" svg:width="9.899cm" svg:height="2.619cm" svg:x="32.886cm" svg:y="55.79cm" draw:caption-point-x="2.068cm" draw:caption-point-y="-0.81cm">
              <dc:date>2024-03-12T00:00:00</dc:date>
              <text:p text:style-name="P1"><text:span text:style-name="T1"><text:s/></text:span><text:span text:style-name="T1">Only humanoids can wear these boots. While wearing the boots, you can choose to have them leave tracks like those of another kind of humanoid of your size.</text:span></text:p>
              <text:p text:style-name="P1"><text:span text:style-name="T1"/></text:p>
              <text:p text:style-name="P1"><text:span text:style-name="T1">Source: Xanathar’s Guide to Everything, page 136</text:span></text:p>
              <text:p text:style-name="P1"><text:span text:style-name="T1"/></text:p>
            </office:annotation>
            <text:p>Boots of False Tracks</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 draw:text-style-name="P2" svg:width="10.095cm" svg:height="3.756cm" svg:x="2.871cm" svg:y="55.153cm" draw:caption-point-x="2.264cm" draw:caption-point-y="0.314cm">
              <dc:date>2024-03-12T00:00:00</dc:date>
              <text:p text:style-name="P1"><text:span text:style-name="T1">While wearing this amulet, you can use an action to name a location that you are familiar with on another plane of existence. Then make a DC 15 Intelligence check. On a successful check, you cast the plane shift spell. On a failure, you and each creature and object within 15 feet of you travel to a random destination. Roll a d100. On a 1-60, you travel to a random location on the plane you named. On a 61-100, you travel to a randomly determined plane of existence.</text:span></text:p>
              <text:p text:style-name="P1"><text:span text:style-name="T1">(Requires Attunement)</text:span></text:p>
            </office:annotation>
            <text:p>Amulet of the Planes</text:p>
          </table:table-cell>
          <table:covered-table-cell/>
          <table:table-cell table:style-name="ce21" office:value-type="string" calcext:value-type="string">
            <text:p>160,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10" draw:text-style-name="P2" svg:width="10.021cm" svg:height="1.508cm" svg:x="12.966cm" svg:y="56.277cm" draw:caption-point-x="2.19cm" draw:caption-point-y="-0.81cm">
              <dc:date>2024-03-12T00:00:00</dc:date>
              <text:p text:style-name="P1"><text:span text:style-name="T1">You gain a +1 bonus to AC and saving throws while you wear this cloak.</text:span></text:p>
              <text:p text:style-name="P1"><text:span text:style-name="T1">(Requires Attunement)</text:span></text:p>
            </office:annotation>
            <text:p>Cloak of Protection</text:p>
          </table:table-cell>
          <table:covered-table-cell/>
          <table:table-cell table:style-name="ce43" office:value-type="string" calcext:value-type="string">
            <text:p>3,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6" draw:text-style-name="P2" svg:width="9.899cm" svg:height="2.063cm" svg:x="32.886cm" svg:y="56.277cm" draw:caption-point-x="2.068cm" draw:caption-point-y="-0.81cm">
              <dc:date>2024-03-12T00:00:00</dc:date>
              <text:p text:style-name="P1"><text:span text:style-name="T1">The flame of this candle is not extinguished when immersed in water. It gives off light and heat like a normal candle.</text:span></text:p>
              <text:p text:style-name="P1"><text:span text:style-name="T1"/></text:p>
              <text:p text:style-name="P1"><text:span text:style-name="T1">Source: Xanathar’s Guide to Everything, page 136</text:span></text:p>
            </office:annotation>
            <text:p>Candle of the Deep</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8" draw:text-style-name="P2" svg:width="10.095cm" svg:height="2.966cm" svg:x="2.871cm" svg:y="56.592cm" draw:caption-point-x="2.264cm" draw:caption-point-y="-0.638cm">
              <dc:date>2024-03-12T00:00:00</dc:date>
              <text:p text:style-name="P1"><text:span text:style-name="T1">This gem has 3 charges. As an action, you can speak the gem's command word and expend 1 charge. For the next 10 minutes, you have truesight out to 120 feet when you peer through the gem.</text:span></text:p>
              <text:p text:style-name="P1"><text:span text:style-name="T1"/></text:p>
              <text:p text:style-name="P1"><text:span text:style-name="T1">The gem regains 1d3 expended charges daily at dawn.</text:span></text:p>
              <text:p text:style-name="P1"><text:span text:style-name="T1">(Requires Attunement)</text:span></text:p>
            </office:annotation>
            <text:p>Gem of Seeing</text:p>
          </table:table-cell>
          <table:covered-table-cell/>
          <table:table-cell table:style-name="ce21" office:value-type="string" calcext:value-type="string">
            <text:p>10,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3" draw:text-style-name="P2" svg:width="10.021cm" svg:height="9.286cm" svg:x="12.966cm" svg:y="56.765cm" draw:caption-point-x="2.19cm" draw:caption-point-y="-0.811cm">
              <dc:date>2024-03-12T00:00:00</dc:date>
              <text:p text:style-name="P1"><text:span text:style-name="T1">While wearing this belt, you gain the following benefits:</text:span></text:p>
              <text:p text:style-name="P1"><text:span text:style-name="T1"/></text:p>
              <text:p text:style-name="P1"><text:span text:style-name="T1">• </text:span><text:span text:style-name="T1">Your Constitution score increases by 2, to a maximum of 20.</text:span></text:p>
              <text:p text:style-name="P1"><text:span text:style-name="T1"/></text:p>
              <text:p text:style-name="P1"><text:span text:style-name="T1">• </text:span><text:span text:style-name="T1">You have advantage on Charisma (Persuasion) checks made to interact with dwarves.</text:span></text:p>
              <text:p text:style-name="P1"><text:span text:style-name="T1"/></text:p>
              <text:p text:style-name="P1"><text:span text:style-name="T1">In addition, while attuned to the belt, you have a 50 percent chance each day at dawn of growing a full beard if you're capable of growing one, or a visibly thicker beard if you already have one.</text:span></text:p>
              <text:p text:style-name="P1"><text:span text:style-name="T1"/></text:p>
              <text:p text:style-name="P1"><text:span text:style-name="T1">If you aren't a dwarf, you gain the following additional benefits while wearing the belt:</text:span></text:p>
              <text:p text:style-name="P1"><text:span text:style-name="T1"/></text:p>
              <text:p text:style-name="P1"><text:span text:style-name="T1">• </text:span><text:span text:style-name="T1">You have advantage on saving throws against poison, and you have resistance against poison damage.</text:span></text:p>
              <text:p text:style-name="P1"><text:span text:style-name="T1"/></text:p>
              <text:p text:style-name="P1"><text:span text:style-name="T1">• </text:span><text:span text:style-name="T1">You have darkvision out to a range of 60 feet.</text:span></text:p>
              <text:p text:style-name="P1"><text:span text:style-name="T1"/></text:p>
              <text:p text:style-name="P1"><text:span text:style-name="T1">• </text:span><text:span text:style-name="T1">You can speak, read, and write Dwarvish.</text:span></text:p>
              <text:p text:style-name="P1"><text:span text:style-name="T1">(Requires Attunement)</text:span></text:p>
            </office:annotation>
            <text:p>Belt of Dwarvenkind</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1" draw:text-style-name="P2" svg:width="9.899cm" svg:height="0.952cm" svg:x="32.886cm" svg:y="56.765cm" draw:caption-point-x="2.068cm" draw:caption-point-y="-0.811cm">
              <dc:date>2024-03-12T00:00:00</dc:date>
              <text:p text:style-name="P1"><text:span text:style-name="T1">You can doff this armor as an action.</text:span></text:p>
            </office:annotation>
            <text:p>Cast-Off Armor (Any)</text:p>
          </table:table-cell>
          <table:covered-table-cell/>
          <table:table-cell table:style-name="ce67" office:value-type="string" calcext:value-type="string">
            <text:p>Armor + 2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4" draw:text-style-name="P2" svg:width="10.095cm" svg:height="6.521cm" svg:x="2.871cm" svg:y="55.855cm" draw:caption-point-x="2.264cm" draw:caption-point-y="0.585cm">
              <dc:date>2024-03-12T00:00:00</dc:date>
              <text:p text:style-name="P1"><text:span text:style-name="T1">While wearing this ring, you are immune to magic that allows other creatures to read your thoughts, determine whether you are lying, know your alignment, or know your creature type. Creatures can telepathically communicate with you only if you allow it.</text:span></text:p>
              <text:p text:style-name="P1"><text:span text:style-name="T1"/></text:p>
              <text:p text:style-name="P1"><text:span text:style-name="T1">You can use an action to cause the ring to become invisible until you use another action to make it visible, until you remove the ring, or until you die.</text:span></text:p>
              <text:p text:style-name="P1"><text:span text:style-name="T1"/></text:p>
              <text:p text:style-name="P1"><text:span text:style-name="T1">If you die while wearing the ring, your soul enters it, unless it already houses a soul. You can remain in the ring or depart for the afterlife. As long as your soul is in the ring, you can telepathically communicate with any creature wearing it. A wearer can't prevent this telepathic communication.</text:span></text:p>
              <text:p text:style-name="P1"><text:span text:style-name="T1">(Requires Attunement)</text:span></text:p>
            </office:annotation>
            <text:p>Ring of Mind Shielding</text:p>
          </table:table-cell>
          <table:covered-table-cell/>
          <table:table-cell table:style-name="ce21" office:value-type="string" calcext:value-type="string">
            <text:p>16,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57.114cm" draw:caption-point-x="2.19cm" draw:caption-point-y="-0.674cm">
              <dc:date>2024-03-12T00:00:00</dc:date>
              <text:p text:style-name="P1"><text:span text:style-name="T1">While wearing this belt, your Strength score changes to 21. The item has no effect on your if your Strength without the belt is equal to or greater than the belt's score.</text:span></text:p>
              <text:p text:style-name="P1"><text:span text:style-name="T1">(Requires Attunement)</text:span></text:p>
            </office:annotation>
            <text:p>Belt of Hill Giant Strength</text:p>
          </table:table-cell>
          <table:covered-table-cell/>
          <table:table-cell table:style-name="ce43" office:value-type="string" calcext:value-type="string">
            <text:p>1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1" draw:text-style-name="P2" svg:width="9.899cm" svg:height="2.619cm" svg:x="32.886cm" svg:y="57.25cm" draw:caption-point-x="2.068cm" draw:caption-point-y="-0.81cm">
              <dc:date>2024-03-12T00:00:00</dc:date>
              <text:p text:style-name="P1"><text:span text:style-name="T1">Whenever you roll this six—sided die, you can control which number it rolls.</text:span></text:p>
              <text:p text:style-name="P1"><text:span text:style-name="T1"/></text:p>
              <text:p text:style-name="P1"><text:span text:style-name="T1">Source: Xanathar’s Guide to Everything, page 136</text:span></text:p>
              <text:p text:style-name="P1"><text:span text:style-name="T1">(Requires Attunement)</text:span></text:p>
            </office:annotation>
            <text:p>Charlatan's Die</text:p>
          </table:table-cell>
          <table:covered-table-cell/>
          <table:table-cell table:style-name="ce67" office:value-type="string" calcext:value-type="string">
            <text:p>5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3" draw:text-style-name="P2" svg:width="10.095cm" svg:height="3.361cm" svg:x="2.871cm" svg:y="57.366cm" draw:caption-point-x="2.264cm" draw:caption-point-y="-0.439cm">
              <dc:date>2024-03-12T00:00:00</dc:date>
              <text:p text:style-name="P1"><text:span text:style-name="T1"/></text:p>
              <text:p text:style-name="P1"><text:span text:style-name="T1"/></text:p>
              <text:p text:style-name="P1"><text:span text:style-name="T1">While wearing this ring, you can turn invisible as an action. Anything you are wearing or carrying is invisible with you. You remain invisible until the ring is removed, until you attack or cast a spell, or until you use a bonus action to become visible again.</text:span></text:p>
              <text:p text:style-name="P1"><text:span text:style-name="T1">(Requires Attunement)</text:span></text:p>
            </office:annotation>
            <text:p>Ring of Invisibility</text:p>
          </table:table-cell>
          <table:covered-table-cell/>
          <table:table-cell table:style-name="ce21" office:value-type="string" calcext:value-type="string">
            <text:p>1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20" draw:text-style-name="P2" svg:width="10.021cm" svg:height="1.781cm" svg:x="12.966cm" svg:y="57.601cm" draw:caption-point-x="2.19cm" draw:caption-point-y="-0.674cm">
              <dc:date>2024-03-12T00:00:00</dc:date>
              <text:p text:style-name="P1"><text:span text:style-name="T1">While wearing this belt, your Strength score changes to 23. The item has no effect on your if your Strength without the belt is equal to or greater than the belt's score.</text:span></text:p>
              <text:p text:style-name="P1"><text:span text:style-name="T1">(Requires Attunement)</text:span></text:p>
            </office:annotation>
            <text:p>Belt of Stone Giant Strength</text:p>
          </table:table-cell>
          <table:covered-table-cell/>
          <table:table-cell table:style-name="ce43" office:value-type="string" calcext:value-type="string">
            <text:p>25,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6" draw:text-style-name="P2" svg:width="9.899cm" svg:height="2.063cm" svg:x="32.886cm" svg:y="57.737cm" draw:caption-point-x="2.068cm" draw:caption-point-y="-0.81cm">
              <dc:date>2024-03-12T00:00:00</dc:date>
              <text:p text:style-name="P1"><text:span text:style-name="T1">While wearing this cloak, you can use a bonus action to make it billow dramatically.</text:span></text:p>
              <text:p text:style-name="P1"><text:span text:style-name="T1"/></text:p>
              <text:p text:style-name="P1"><text:span text:style-name="T1">Source: Xanathar’s Guide to Everything, page 136</text:span></text:p>
            </office:annotation>
            <text:p>Cloak of Billowing</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8" draw:text-style-name="P2" svg:width="10.095cm" svg:height="5.336cm" svg:x="2.871cm" svg:y="56.866cm" draw:caption-point-x="2.264cm" draw:caption-point-y="0.548cm">
              <dc:date>2024-03-12T00:00:00</dc:date>
              <text:p text:style-name="P1"><text:span text:style-name="T1">While wearing this ring, you can use an action to speak its command word. When you do so, you can see into and through solid matter for 1 minute. This vision has a radius of 30 feet. To you, solid objects within that radius appear transparent and don't prevent light from passing through them. The vision can penetrate 1 foot of stone, 1 inch of common metal, or up to 3 feet of wood or dirt. Thicker substances block the vision, as does a thin sheet of lead.</text:span></text:p>
              <text:p text:style-name="P1"><text:span text:style-name="T1"/></text:p>
              <text:p text:style-name="P1"><text:span text:style-name="T1">Whenever you use the ring again before taking a long rest, you must succeed on a DC 15 Constitution saving throw or gain one level of exhaustion.</text:span></text:p>
              <text:p text:style-name="P1"><text:span text:style-name="T1">(Requires Attunement)</text:span></text:p>
            </office:annotation>
            <text:p>Ring of X-Ray Vision</text:p>
          </table:table-cell>
          <table:covered-table-cell/>
          <table:table-cell table:style-name="ce21" office:value-type="string" calcext:value-type="string">
            <text:p>6,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20" draw:text-style-name="P2" svg:width="10.021cm" svg:height="1.781cm" svg:x="12.966cm" svg:y="58.088cm" draw:caption-point-x="2.19cm" draw:caption-point-y="-0.674cm">
              <dc:date>2024-03-12T00:00:00</dc:date>
              <text:p text:style-name="P1"><text:span text:style-name="T1">While wearing this belt, your Strength score changes to 23. The item has no effect on your if your Strength without the belt is equal to or greater than the belt's score.</text:span></text:p>
              <text:p text:style-name="P1"><text:span text:style-name="T1">(Requires Attunement)</text:span></text:p>
            </office:annotation>
            <text:p>Belt of Frost Giant Strength</text:p>
          </table:table-cell>
          <table:covered-table-cell/>
          <table:table-cell table:style-name="ce43" office:value-type="string" calcext:value-type="string">
            <text:p>25,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3" draw:text-style-name="P2" svg:width="9.899cm" svg:height="3.361cm" svg:x="32.886cm" svg:y="57.576cm" draw:caption-point-x="2.068cm" draw:caption-point-y="-0.162cm">
              <dc:date>2024-03-12T00:00:00</dc:date>
              <text:p text:style-name="P1"><text:span text:style-name="T1">While wearing this cloak, you can use a bonus action to change the style, color, and apparent quality of the garment. The cloak's weight doesn't change. Regardless of its appearance, the cloak can't be anything but a cloak. Although it can duplicate the appearance of other magic cloaks, it doesn't gain their magical properties.</text:span></text:p>
              <text:p text:style-name="P1"><text:span text:style-name="T1"/></text:p>
              <text:p text:style-name="P1"><text:span text:style-name="T1">Source: Xanathar’s Guide to Everything, page 136</text:span></text:p>
            </office:annotation>
            <text:p>Cloak of Many Fashions</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58.575cm" draw:caption-point-x="2.264cm" draw:caption-point-y="-0.674cm">
              <dc:date>2024-03-12T00:00:00</dc:date>
              <text:p text:style-name="P1"><text:span text:style-name="T1">While wearing this ring, you can cast the telekinesis spell at will, but you can target only objects that aren't being worn or carried.</text:span></text:p>
              <text:p text:style-name="P1"><text:span text:style-name="T1">(Requires Attunement)</text:span></text:p>
            </office:annotation>
            <text:p>Ring of Telekinesis</text:p>
          </table:table-cell>
          <table:covered-table-cell/>
          <table:table-cell table:style-name="ce21" office:value-type="string" calcext:value-type="string">
            <text:p>80,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20" draw:text-style-name="P2" svg:width="10.021cm" svg:height="1.781cm" svg:x="12.966cm" svg:y="58.575cm" draw:caption-point-x="2.19cm" draw:caption-point-y="-0.674cm">
              <dc:date>2024-03-12T00:00:00</dc:date>
              <text:p text:style-name="P1"><text:span text:style-name="T1">While wearing this belt, your Strength score changes to 25. The item has no effect on your if your Strength without the belt is equal to or greater than the belt's score.</text:span></text:p>
              <text:p text:style-name="P1"><text:span text:style-name="T1">(Requires Attunement)</text:span></text:p>
            </office:annotation>
            <text:p>Belt of Fire Giant Strength</text:p>
          </table:table-cell>
          <table:covered-table-cell/>
          <table:table-cell table:style-name="ce43" office:value-type="string" calcext:value-type="string">
            <text:p>6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0" draw:text-style-name="P2" svg:width="9.899cm" svg:height="4.151cm" svg:x="32.886cm" svg:y="58.223cm" draw:caption-point-x="2.068cm" draw:caption-point-y="-0.322cm">
              <dc:date>2024-03-12T00:00:00</dc:date>
              <text:p text:style-name="P1"><text:span text:style-name="T1">This copper amulet contains tiny interlocking gears and is powered by magic from Mechanus, a plane of clockwork predictability. A creature that puts an ear to the amulet can hear faint ticking and whirring noises coming from within.</text:span></text:p>
              <text:p text:style-name="P1"><text:span text:style-name="T1"/></text:p>
              <text:p text:style-name="P1"><text:span text:style-name="T1">When you make an attack roll while wearing the amulet, you can forgo rolling the d20 to get a 10 on the die. Once used. this property can't be used again until the next dawn.</text:span></text:p>
              <text:p text:style-name="P1"><text:span text:style-name="T1"/></text:p>
              <text:p text:style-name="P1"><text:span text:style-name="T1">Source: Xanathar’s Guide to Everything, page 137</text:span></text:p>
            </office:annotation>
            <text:p>Clockwork Amulet</text:p>
          </table:table-cell>
          <table:covered-table-cell/>
          <table:table-cell table:style-name="ce67" office:value-type="string" calcext:value-type="string">
            <text:p>2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59.062cm" draw:caption-point-x="2.264cm" draw:caption-point-y="-0.674cm">
              <dc:date>2024-03-12T00:00:00</dc:date>
              <text:p text:style-name="P1"><text:span text:style-name="T1">While wearing this ring, you can use an action to expend 1 of its 3 charges to cast the Wish spell from it. The ring becomes nonmagical when you use the last charge.</text:span></text:p>
              <text:p text:style-name="P1"><text:span text:style-name="T1">(Requires Attunement)</text:span></text:p>
            </office:annotation>
            <text:p>Ring of Three Wishes</text:p>
          </table:table-cell>
          <table:covered-table-cell/>
          <table:table-cell table:style-name="ce21" office:value-type="string" calcext:value-type="string">
            <text:p>15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20" draw:text-style-name="P2" svg:width="10.021cm" svg:height="1.781cm" svg:x="12.966cm" svg:y="59.062cm" draw:caption-point-x="2.19cm" draw:caption-point-y="-0.674cm">
              <dc:date>2024-03-12T00:00:00</dc:date>
              <text:p text:style-name="P1"><text:span text:style-name="T1">While wearing this belt, your Strength score changes to 27. The item has no effect on your if your Strength without the belt is equal to or greater than the belt's score.</text:span></text:p>
              <text:p text:style-name="P1"><text:span text:style-name="T1">(Requires Attunement)</text:span></text:p>
            </office:annotation>
            <text:p>Belt of Cloud Giant Strength</text:p>
          </table:table-cell>
          <table:covered-table-cell/>
          <table:table-cell table:style-name="ce43" office:value-type="string" calcext:value-type="string">
            <text:p>15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9.899cm" svg:height="2.176cm" svg:x="32.886cm" svg:y="59.142cm" draw:caption-point-x="2.068cm" draw:caption-point-y="-0.754cm">
              <dc:date>2024-03-12T00:00:00</dc:date>
              <text:p text:style-name="P1"><text:span text:style-name="T1">This elegant outfit of traveler's clothes magically mends itself to counteract daily wear and tear. Pieces of the outfit that are destroyed can't be repaired in this way.</text:span></text:p>
              <text:p text:style-name="P1"><text:span text:style-name="T1"/></text:p>
              <text:p text:style-name="P1"><text:span text:style-name="T1">Source: Xanathar’s Guide to Everything, page 137</text:span></text:p>
            </office:annotation>
            <text:p>Clothes of Mending</text:p>
          </table:table-cell>
          <table:covered-table-cell/>
          <table:table-cell table:style-name="ce67" office:value-type="string" calcext:value-type="string">
            <text:p>5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3" draw:text-style-name="P2" svg:width="10.095cm" svg:height="10.076cm" svg:x="2.871cm" svg:y="58.735cm" draw:caption-point-x="2.264cm" draw:caption-point-y="0.14cm">
              <dc:date>2024-03-12T00:00:00</dc:date>
              <text:p text:style-name="P1"><text:span text:style-name="T1">While wearing this ring, you have advantage on attack rolls against elementals from the Elemental Plane of Air, and they have disadvantage on attack rolls against you. In addition, you have access to properties based on the Elemental Plane of Air.</text:span></text:p>
              <text:p text:style-name="P1"><text:span text:style-name="T1"/></text:p>
              <text:p text:style-name="P1"><text:span text:style-name="T1">The ring has 5 charges. It regains 1d4 + 1 expended charges daily at dawn. Spells cast from the ring have a save DC of 17.</text:span></text:p>
              <text:p text:style-name="P1"><text:span text:style-name="T1"/></text:p>
              <text:p text:style-name="P1"><text:span text:style-name="T1">You can expend 2 of the ring's charges to cast dominate monster on an air elemental. In addition, when you fall, you descend 60 feet per round and take no damage from falling. You can also speak and understand Auran.</text:span></text:p>
              <text:p text:style-name="P1"><text:span text:style-name="T1"/></text:p>
              <text:p text:style-name="P1"><text:span text:style-name="T1">If you help slay an air elemental while attuned to the ring, you gain access to the following additional properties:</text:span></text:p>
              <text:p text:style-name="P1"><text:span text:style-name="T1"/></text:p>
              <text:p text:style-name="P1"><text:span text:style-name="T1">• </text:span><text:span text:style-name="T1">You have resistance to lightning damage.</text:span></text:p>
              <text:p text:style-name="P1"><text:span text:style-name="T1"/></text:p>
              <text:p text:style-name="P1"><text:span text:style-name="T1">• </text:span><text:span text:style-name="T1">You have a flying speed equal to your walking speed and can hover.</text:span></text:p>
              <text:p text:style-name="P1"><text:span text:style-name="T1"/></text:p>
              <text:p text:style-name="P1"><text:span text:style-name="T1">• </text:span><text:span text:style-name="T1">You can cast the following spells from the ring, expending the necessary number of charges: chain lightning (3 charges), gust of wind (2 charges), or wind wall (1 charge).</text:span></text:p>
              <text:p text:style-name="P1"><text:span text:style-name="T1">(Requires Attunement)</text:span></text:p>
            </office:annotation>
            <text:p>Ring of Air Elemental Command</text:p>
          </table:table-cell>
          <table:covered-table-cell/>
          <table:table-cell table:style-name="ce21" office:value-type="string" calcext:value-type="string">
            <text:p>35,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20" draw:text-style-name="P2" svg:width="10.021cm" svg:height="1.781cm" svg:x="12.966cm" svg:y="59.549cm" draw:caption-point-x="2.19cm" draw:caption-point-y="-0.674cm">
              <dc:date>2024-03-12T00:00:00</dc:date>
              <text:p text:style-name="P1"><text:span text:style-name="T1">While wearing this belt, your Strength score changes to 29. The item has no effect on your if your Strength without the belt is equal to or greater than the belt's score.</text:span></text:p>
              <text:p text:style-name="P1"><text:span text:style-name="T1">(Requires Attunement)</text:span></text:p>
            </office:annotation>
            <text:p>Belt of Storm Giant Strength</text:p>
          </table:table-cell>
          <table:covered-table-cell/>
          <table:table-cell table:style-name="ce43" office:value-type="string" calcext:value-type="string">
            <text:p>Your Soul</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2" draw:text-style-name="P2" svg:width="9.899cm" svg:height="7.311cm" svg:x="32.886cm" svg:y="58.729cm" draw:caption-point-x="2.068cm" draw:caption-point-y="0.146cm">
              <dc:date>2024-03-12T00:00:00</dc:date>
              <text:p text:style-name="P1"><text:span text:style-name="T1">This amulet is fashioned from a single shard of resilient extraplanar material originating from the realm of your warlock patron. While you are wearing it, you gain the following benefits:</text:span></text:p>
              <text:p text:style-name="P1"><text:span text:style-name="T1"/></text:p>
              <text:p text:style-name="P1"><text:span text:style-name="T1"><text:s text:c="4"/></text:span><text:span text:style-name="T1">You can use the amulet as a spellcasting focus for your warlock spells.</text:span></text:p>
              <text:p text:style-name="P1"><text:span text:style-name="T1"/></text:p>
              <text:p text:style-name="P1"><text:span text:style-name="T1"><text:s text:c="4"/></text:span><text:span text:style-name="T1">You can try to cast a cantrip that you don't know. The cantrip must be on the warlock spell list, and you must make a DC 10 Intelligence (Arcana) check. If the check succeeds, you cast the spell. If the check fails, so does the spell, and the action used to cast the spell is wasted. In either case, you can't use this property again until you finish a long rest.</text:span></text:p>
              <text:p text:style-name="P1"><text:span text:style-name="T1"/></text:p>
              <text:p text:style-name="P1"><text:span text:style-name="T1">Source: Xanathar’s Guide to Everything, page 137</text:span></text:p>
              <text:p text:style-name="P1"><text:span text:style-name="T1"/></text:p>
              <text:p text:style-name="P1"><text:span text:style-name="T1">(Requires Attunement by a Warlock)</text:span></text:p>
            </office:annotation>
            <text:p>Dark Shard Amulet</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5" draw:text-style-name="P2" svg:width="10.095cm" svg:height="11.656cm" svg:x="2.871cm" svg:y="58.431cm" draw:caption-point-x="2.264cm" draw:caption-point-y="0.93cm">
              <dc:date>2024-03-12T00:00:00</dc:date>
              <text:p text:style-name="P1"><text:span text:style-name="T1">While wearing this ring, you have advantage on attack rolls against elementals from the Elemental Plane of Earth and they have disadvantage on attack rolls against you. In addition, you have access to properties based on the Elemental Plane of Earth.</text:span></text:p>
              <text:p text:style-name="P1"><text:span text:style-name="T1"/></text:p>
              <text:p text:style-name="P1"><text:span text:style-name="T1">The ring has 5 charges. It regains 1d4 + 1 expended charges daily at dawn. Spells cast from the ring have a save DC of 17.</text:span></text:p>
              <text:p text:style-name="P1"><text:span text:style-name="T1"/></text:p>
              <text:p text:style-name="P1"><text:span text:style-name="T1">You can expend 2 of the ring's charges to cast dominate monster on an earth elemental. In addition, you can move in difficult terrain that is composed of rubble, rocks, or dirt as if it were normal terrain. You can also speak and understand Terran.</text:span></text:p>
              <text:p text:style-name="P1"><text:span text:style-name="T1"/></text:p>
              <text:p text:style-name="P1"><text:span text:style-name="T1">If you help slay an earth elemental while attuned to the ring, you gain access to the following additional properties:</text:span></text:p>
              <text:p text:style-name="P1"><text:span text:style-name="T1"/></text:p>
              <text:p text:style-name="P1"><text:span text:style-name="T1">• </text:span><text:span text:style-name="T1">You have resistance to acid damage.</text:span></text:p>
              <text:p text:style-name="P1"><text:span text:style-name="T1"/></text:p>
              <text:p text:style-name="P1"><text:span text:style-name="T1">• </text:span><text:span text:style-name="T1">You can move through solid earth or rock as if those areas were difficult terrain. If you end your turn there, you are shunted out to the nearest unoccupied space you last occupied.</text:span></text:p>
              <text:p text:style-name="P1"><text:span text:style-name="T1"/></text:p>
              <text:p text:style-name="P1"><text:span text:style-name="T1">• </text:span><text:span text:style-name="T1">You can cast the following spells from the ring, expending the necessary number of charges: stone shape (2 charges), stoneskin (3 charges), or wall of stone (3 charges).</text:span></text:p>
              <text:p text:style-name="P1"><text:span text:style-name="T1">(Requires Attunement)</text:span></text:p>
            </office:annotation>
            <text:p>Ring of Earth Elemental Command</text:p>
          </table:table-cell>
          <table:covered-table-cell/>
          <table:table-cell table:style-name="ce21" office:value-type="string" calcext:value-type="string">
            <text:p>31,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10" draw:text-style-name="P2" svg:width="10.021cm" svg:height="1.508cm" svg:x="12.966cm" svg:y="60.171cm" draw:caption-point-x="2.19cm" draw:caption-point-y="-0.81cm">
              <dc:date>2024-03-12T00:00:00</dc:date>
              <text:p text:style-name="P1"><text:span text:style-name="T1">While wearing these bracers, you gain a +2 bonus to AC if you are wearing no armor and using no shield.</text:span></text:p>
              <text:p text:style-name="P1"><text:span text:style-name="T1">(Requires Attunement)</text:span></text:p>
            </office:annotation>
            <text:p>Bracers of Defense</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 draw:text-style-name="P2" svg:width="9.899cm" svg:height="0.991cm" svg:x="32.886cm" svg:y="60.152cm" draw:caption-point-x="2.068cm" draw:caption-point-y="-0.791cm">
              <dc:date>2024-03-12T00:00:00</dc:date>
              <text:p text:style-name="P1"><text:span text:style-name="T1">This fearsome steel helm makes your eyes glow red while you wear it.</text:span></text:p>
            </office:annotation>
            <text:p>Dread Helm</text:p>
          </table:table-cell>
          <table:covered-table-cell/>
          <table:table-cell table:style-name="ce67" office:value-type="string" calcext:value-type="string">
            <text:p>2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5" draw:text-style-name="P2" svg:width="10.095cm" svg:height="4.841cm" svg:x="2.871cm" svg:y="60.659cm" draw:caption-point-x="2.264cm" draw:caption-point-y="-0.811cm">
              <dc:date>2024-03-12T00:00:00</dc:date>
              <text:p text:style-name="P1"><text:span text:style-name="T1">This ring has 3 charges, and it regains 1d3 expended charges daily at dawn. While wearing the ring, you can use an action to expend 1 of its charges to cast one of the following spells:</text:span></text:p>
              <text:p text:style-name="P1"><text:span text:style-name="T1"/></text:p>
              <text:p text:style-name="P1"><text:span text:style-name="T1">• </text:span><text:span text:style-name="T1">Animal friendship (save DC 13)</text:span></text:p>
              <text:p text:style-name="P1"><text:span text:style-name="T1"/></text:p>
              <text:p text:style-name="P1"><text:span text:style-name="T1">• </text:span><text:span text:style-name="T1">Fear (save DC 13), targeting only beasts that have an Intelligence of 3 or lower</text:span></text:p>
              <text:p text:style-name="P1"><text:span text:style-name="T1"/></text:p>
              <text:p text:style-name="P1"><text:span text:style-name="T1">• </text:span><text:span text:style-name="T1">Speak with animals</text:span></text:p>
              <text:p text:style-name="P1"><text:span text:style-name="T1"/></text:p>
            </office:annotation>
            <text:p>Ring of Animal Influence</text:p>
          </table:table-cell>
          <table:covered-table-cell/>
          <table:table-cell table:style-name="ce21" office:value-type="string" calcext:value-type="string">
            <text:p>4,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6" draw:text-style-name="P2" svg:width="10.021cm" svg:height="2.571cm" svg:x="12.966cm" svg:y="60.127cm" draw:caption-point-x="2.19cm" draw:caption-point-y="-0.279cm">
              <dc:date>2024-03-12T00:00:00</dc:date>
              <text:p text:style-name="P1"><text:span text:style-name="T1">While this pearl is on your person, you can use an action to speak its command word and regain one expended spell slot. If the expended slot of of 4th level or higher, the new slot is 3rd level. Once you have used the pearl, it can't be used again until the next dawn.</text:span></text:p>
              <text:p text:style-name="P1"><text:span text:style-name="T1">(Requires Attunement)</text:span></text:p>
            </office:annotation>
            <text:p>Pearl of Power</text:p>
          </table:table-cell>
          <table:covered-table-cell/>
          <table:table-cell table:style-name="ce43" office:value-type="string" calcext:value-type="string">
            <text:p>6,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6" draw:text-style-name="P2" svg:width="9.899cm" svg:height="2.063cm" svg:x="32.886cm" svg:y="60.659cm" draw:caption-point-x="2.068cm" draw:caption-point-y="-0.811cm">
              <dc:date>2024-03-12T00:00:00</dc:date>
              <text:p text:style-name="P1"><text:span text:style-name="T1">While held up to your ear, this horn suppresses the effects of the deafened condition on you, allowing you to hear normally.</text:span></text:p>
              <text:p text:style-name="P1"><text:span text:style-name="T1"/></text:p>
              <text:p text:style-name="P1"><text:span text:style-name="T1">Source: Xanathar’s Guide to Everything, page 137</text:span></text:p>
            </office:annotation>
            <text:p>Ear Horn of Hearing</text:p>
          </table:table-cell>
          <table:covered-table-cell/>
          <table:table-cell table:style-name="ce67" office:value-type="string" calcext:value-type="string">
            <text:p>1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10" draw:text-style-name="P2" svg:width="10.095cm" svg:height="1.508cm" svg:x="2.871cm" svg:y="61.145cm" draw:caption-point-x="2.264cm" draw:caption-point-y="-0.81cm">
              <dc:date>2024-03-12T00:00:00</dc:date>
              <text:p text:style-name="P1"><text:span text:style-name="T1">You have a swimming speed of 40 feet while wearing this ring.</text:span></text:p>
              <text:p text:style-name="P1"><text:span text:style-name="T1"/></text:p>
            </office:annotation>
            <text:p>Ring of Swimming</text:p>
          </table:table-cell>
          <table:covered-table-cell/>
          <table:table-cell table:style-name="ce21" office:value-type="string" calcext:value-type="string">
            <text:p>3,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8" draw:text-style-name="P2" svg:width="10.021cm" svg:height="5.336cm" svg:x="12.966cm" svg:y="59.231cm" draw:caption-point-x="2.19cm" draw:caption-point-y="1.104cm">
              <dc:date>2024-03-12T00:00:00</dc:date>
              <text:p text:style-name="P1"><text:span text:style-name="T1">You must be proficient with wind instruments to use these pipes. They have 3 charges. You can use an action to play them and expend 1 charge to create an eerie, spellbinding tune. Each creature within 30 feet of you that hears you play must succeed on a DC 15 Wisdom saving throw or become frightened of you for 1 minute. If you wish, all creatures in the area that aren't hostile toward you automatically succeed on the saving throw. A creature that fails the saving throw can repeat it at the end of each of its turns, ending the effect on itself on a success. A creature that succeeds on its saving throw is immune to the effect of these pipes for 24 hours. The pipes regain 1d3 expended charges daily at dawn.</text:span></text:p>
              <text:p text:style-name="P1"><text:span text:style-name="T1"/></text:p>
            </office:annotation>
            <text:p>Pipes of Haunting</text:p>
          </table:table-cell>
          <table:covered-table-cell/>
          <table:table-cell table:style-name="ce43" office:value-type="string" calcext:value-type="string">
            <text:p>2,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9.899cm" svg:height="2.176cm" svg:x="32.886cm" svg:y="61.089cm" draw:caption-point-x="2.068cm" draw:caption-point-y="-0.754cm">
              <dc:date>2024-03-12T00:00:00</dc:date>
              <text:p text:style-name="P1"><text:span text:style-name="T1">This spellbook, along with anything written on its pages, can't be damaged by fire or immersion in water. In addition, the spellbook doesn't deteriorate with age.</text:span></text:p>
              <text:p text:style-name="P1"><text:span text:style-name="T1"/></text:p>
              <text:p text:style-name="P1"><text:span text:style-name="T1">Source: Xanathar’s Guide to Everything, page 137</text:span></text:p>
            </office:annotation>
            <text:p>Enduring Spellbook</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61.496cm" draw:caption-point-x="2.264cm" draw:caption-point-y="-0.674cm">
              <dc:date>2024-03-12T00:00:00</dc:date>
              <text:p text:style-name="P1"><text:span text:style-name="T1">While wearing this ring, you can cast the jump spell from it as a bonus action at will, but can target only yourself when you do so.</text:span></text:p>
              <text:p text:style-name="P1"><text:span text:style-name="T1">(Requires Attunement)</text:span></text:p>
            </office:annotation>
            <text:p>Ring of Jumping</text:p>
          </table:table-cell>
          <table:covered-table-cell/>
          <table:table-cell table:style-name="ce21" office:value-type="string" calcext:value-type="string">
            <text:p>2,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61.496cm" draw:caption-point-x="2.19cm" draw:caption-point-y="-0.674cm">
              <dc:date>2024-03-12T00:00:00</dc:date>
              <text:p text:style-name="P1"><text:span text:style-name="T1">While wearing this brooch, you have resistance to force damage, and you have immunity to damage from the magic missile spell.</text:span></text:p>
              <text:p text:style-name="P1"><text:span text:style-name="T1">(Requires Attunement)</text:span></text:p>
            </office:annotation>
            <text:p>Brooch of Shielding</text:p>
          </table:table-cell>
          <table:covered-table-cell/>
          <table:table-cell table:style-name="ce43" office:value-type="string" calcext:value-type="string">
            <text:p>7,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8" draw:text-style-name="P2" svg:width="9.899cm" svg:height="2.966cm" svg:x="32.886cm" svg:y="61.181cm" draw:caption-point-x="2.068cm" draw:caption-point-y="-0.359cm">
              <dc:date>2024-03-12T00:00:00</dc:date>
              <text:p text:style-name="P1"><text:span text:style-name="T1">This artificial eye replaces a real one that was lost or removed. While the ersata eye is embedded in your eye socket, it can't be removed by anyone other than you, and you can see through the tiny orb as though it were a normal eye.</text:span></text:p>
              <text:p text:style-name="P1"><text:span text:style-name="T1"/></text:p>
              <text:p text:style-name="P1"><text:span text:style-name="T1">Source: Xanathar’s Guide to Everything, page 137</text:span></text:p>
            </office:annotation>
            <text:p>Ersatz Eye</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 draw:text-style-name="P2" svg:width="10.095cm" svg:height="0.991cm" svg:x="2.871cm" svg:y="62.1cm" draw:caption-point-x="2.264cm" draw:caption-point-y="-0.791cm">
              <dc:date>2024-03-12T00:00:00</dc:date>
              <text:p text:style-name="P1"><text:span text:style-name="T1">While wearing this ring, you can stand on and move across any liquid surface as if it were solid ground.</text:span></text:p>
            </office:annotation>
            <text:p>Ring of Water Walking</text:p>
          </table:table-cell>
          <table:covered-table-cell/>
          <table:table-cell table:style-name="ce21" office:value-type="string" calcext:value-type="string">
            <text:p>1,5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61.983cm" draw:caption-point-x="2.19cm" draw:caption-point-y="-0.674cm">
              <dc:date>2024-03-12T00:00:00</dc:date>
              <text:p text:style-name="P1"><text:span text:style-name="T1">Your Constitution score is 19 while you wear this amulet. It has no effect on you if your Constitution score is already 19 or higher without it.</text:span></text:p>
              <text:p text:style-name="P1"><text:span text:style-name="T1">(Requires Attunement)</text:span></text:p>
            </office:annotation>
            <text:p>Amulet of Health</text:p>
          </table:table-cell>
          <table:covered-table-cell/>
          <table:table-cell table:style-name="ce43" office:value-type="string" calcext:value-type="string">
            <text:p>8,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5" draw:text-style-name="P2" svg:width="9.899cm" svg:height="4.546cm" svg:x="32.886cm" svg:y="60.878cm" draw:caption-point-x="2.068cm" draw:caption-point-y="0.431cm">
              <dc:date>2024-03-12T00:00:00</dc:date>
              <text:p text:style-name="P1"><text:span text:style-name="T1">This hat has 3 charges. While holding the hat, you can use an action to expend 1 of its charges and speak a command word that summons your choice of a bat, a frog, or a rat. The summoned creature magically appears in the hat and tries to get away from you as quickly as possible. The creature is neither friendly nor hostile, and it isn't under your control. It behaves as an ordinary creature of its kind and disappears after 1 hour or when it drops to 0 hit points. The hat regains all expended charges daily at dawn.</text:span></text:p>
              <text:p text:style-name="P1"><text:span text:style-name="T1"/></text:p>
              <text:p text:style-name="P1"><text:span text:style-name="T1">Source: Xanathar’s Guide to Everything, page 137</text:span></text:p>
            </office:annotation>
            <text:p>Hat of Vermin</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0" draw:text-style-name="P2" svg:width="10.095cm" svg:height="1.781cm" svg:x="2.871cm" svg:y="62.47cm" draw:caption-point-x="2.264cm" draw:caption-point-y="-0.674cm">
              <dc:date>2024-03-12T00:00:00</dc:date>
              <text:p text:style-name="P1"><text:span text:style-name="T1">While wearing this ring, you have resistance to cold damage. In addition, you and everything you wear and carry are unharmed by temperatures as low as -50 degrees Fahrenheit.</text:span></text:p>
              <text:p text:style-name="P1"><text:span text:style-name="T1">(Requires Attunement)</text:span></text:p>
            </office:annotation>
            <text:p>Ring of Warmth</text:p>
          </table:table-cell>
          <table:covered-table-cell/>
          <table:table-cell table:style-name="ce21" office:value-type="string" calcext:value-type="string">
            <text:p>1,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62.47cm" draw:caption-point-x="2.19cm" draw:caption-point-y="-0.674cm">
              <dc:date>2024-03-12T00:00:00</dc:date>
              <text:p text:style-name="P1"><text:span text:style-name="T1">Your Strength score is 19 while you wear these gauntlets. They have no effect on you if your Strength is already 19 or higher without them.</text:span></text:p>
              <text:p text:style-name="P1"><text:span text:style-name="T1">(Requires Attunement)</text:span></text:p>
            </office:annotation>
            <text:p>Gauntlets of Ogre Power</text:p>
          </table:table-cell>
          <table:covered-table-cell/>
          <table:table-cell table:style-name="ce43" office:value-type="string" calcext:value-type="string">
            <text:p>8,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4" draw:text-style-name="P2" svg:width="9.899cm" svg:height="6.521cm" svg:x="32.886cm" svg:y="61.767cm" draw:caption-point-x="2.068cm" draw:caption-point-y="0.029cm">
              <dc:date>2024-03-12T00:00:00</dc:date>
              <text:p text:style-name="P1"><text:span text:style-name="T1">This antiquated, cone—shaped hat is adorned with gold crescent moons and stars. While you are wearing it, you gain the following benefits:</text:span></text:p>
              <text:p text:style-name="P1"><text:span text:style-name="T1"/></text:p>
              <text:p text:style-name="P1"><text:span text:style-name="T1"><text:s text:c="4"/></text:span><text:span text:style-name="T1">You can use the hat as a spellcasting focus for your wizard spells.</text:span></text:p>
              <text:p text:style-name="P1"><text:span text:style-name="T1"><text:s text:c="4"/></text:span><text:span text:style-name="T1">You can try to cast a cantrip that you don't know. The cantrip must be on the wizard spell list, and you must make a DC 10 Intelligence (Arcana) check. If the check succeeds, you cast the spell. If the check fails, so does the spell, and the action used to cast the spell is wasted. In either case, you can't use this property again until you finish a long rest.</text:span></text:p>
              <text:p text:style-name="P1"><text:span text:style-name="T1"/></text:p>
              <text:p text:style-name="P1"><text:span text:style-name="T1">Source: Xanathar’s Guide to Everything, page 137</text:span></text:p>
              <text:p text:style-name="P1"><text:span text:style-name="T1">(Requires Attunement by a Wizard)</text:span></text:p>
              <text:p text:style-name="P1"><text:span text:style-name="T1"/></text:p>
            </office:annotation>
            <text:p>Hat of Wizardry</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4" draw:text-style-name="P2" svg:width="10.095cm" svg:height="4.941cm" svg:x="2.871cm" svg:y="61.653cm" draw:caption-point-x="2.264cm" draw:caption-point-y="0.629cm">
              <dc:date>2024-03-12T00:00:00</dc:date>
              <text:p text:style-name="P1"><text:span text:style-name="T1">This wooden broom, which weighs 3 pounds, functions like a mundane broom until you stand astride it and speak its command word. It then hovers beneath you and can be ridden in the air. It has a flying speed of 50 feet. It can carry up to 400 pounds, but its flying speed becomes 30 feet while carrying over 200 pounds. The broom stops hovering when you land.</text:span></text:p>
              <text:p text:style-name="P1"><text:span text:style-name="T1"/></text:p>
              <text:p text:style-name="P1"><text:span text:style-name="T1">You can send the broom to travel alone to a destination within 1 mile of you if you speak the command word, name the location, and are familiar with that place. The broom comes back to you when you speak another command word, provided that the broom is still within 1 mile of you.</text:span></text:p>
            </office:annotation>
            <text:p>Broom of Flying</text:p>
          </table:table-cell>
          <table:covered-table-cell/>
          <table:table-cell table:style-name="ce21" office:value-type="string" calcext:value-type="string">
            <text:p>5,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20" draw:text-style-name="P2" svg:width="10.021cm" svg:height="1.781cm" svg:x="12.966cm" svg:y="62.956cm" draw:caption-point-x="2.19cm" draw:caption-point-y="-0.674cm">
              <dc:date>2024-03-12T00:00:00</dc:date>
              <text:p text:style-name="P1"><text:span text:style-name="T1">Your Intelligence score is 19 while you wear this headband. It has no effect on you if your Intelligence is already 19 or higher without it.</text:span></text:p>
              <text:p text:style-name="P1"><text:span text:style-name="T1">(Requires Attunement)</text:span></text:p>
            </office:annotation>
            <text:p>Headband of Intellect</text:p>
          </table:table-cell>
          <table:covered-table-cell/>
          <table:table-cell table:style-name="ce43" office:value-type="string" calcext:value-type="string">
            <text:p>8,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9.899cm" svg:height="3.756cm" svg:x="32.886cm" svg:y="62.246cm" draw:caption-point-x="2.068cm" draw:caption-point-y="0.036cm">
              <dc:date>2024-03-12T00:00:00</dc:date>
              <text:p text:style-name="P1"><text:span text:style-name="T1">This belt pouch appears empty and has 10 charges. While holding the pouch, you can use an action to expend 1 of its charges, speak the name of any nonmagical food seasoning (such as salt, pepper, saffron, or cilantro), and remove a pinch of the desired seasoning from the pouch. A pinch is enough to season a single meal. The pouch regains 1d6+4 expended charges daily at dawn.</text:span></text:p>
              <text:p text:style-name="P1"><text:span text:style-name="T1"/></text:p>
              <text:p text:style-name="P1"><text:span text:style-name="T1">Source: Xanathar’s Guide to Everything, page 137</text:span></text:p>
            </office:annotation>
            <text:p>Heward's Handy Spice Pouch</text:p>
          </table:table-cell>
          <table:covered-table-cell/>
          <table:table-cell table:style-name="ce67" office:value-type="string" calcext:value-type="string">
            <text:p>4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8" draw:text-style-name="P2" svg:width="10.095cm" svg:height="2.966cm" svg:x="2.871cm" svg:y="62.85cm" draw:caption-point-x="2.264cm" draw:caption-point-y="-0.081cm">
              <dc:date>2024-03-12T00:00:00</dc:date>
              <text:p text:style-name="P1"><text:span text:style-name="T1">While wearing this cloak, you can use an action to speak its command word. This turns the cloak into a pair of bat wings or bird wings on your back for 1 hour or until you repeat the command word as an action. The wings give you a flying speed of 60 feet. When they disappear, you can't use them again for 1d12 hours.</text:span></text:p>
              <text:p text:style-name="P1"><text:span text:style-name="T1">(Requires Attunement)</text:span></text:p>
            </office:annotation>
            <text:p>Wings of Flying</text:p>
          </table:table-cell>
          <table:covered-table-cell/>
          <table:table-cell table:style-name="ce21" office:value-type="string" calcext:value-type="string">
            <text:p>5,000 gp</text:p>
          </table:table-cell>
          <table:table-cell table:style-name="ce31" office:value-type="string" calcext:value-type="string">
            <text:p>Rare</text:p>
          </table:table-cell>
          <table:table-cell table:style-name="ce42" office:value-type="string" calcext:value-type="string" table:number-columns-spanned="2" table:number-rows-spanned="1">
            <office:annotation draw:style-name="gr47" draw:text-style-name="P2" svg:width="10.021cm" svg:height="3.175cm" svg:x="12.966cm" svg:y="63.579cm" draw:caption-point-x="2.19cm" draw:caption-point-y="-0.81cm">
              <dc:date>2024-03-12T00:00:00</dc:date>
              <text:p text:style-name="P1"><text:span text:style-name="T1">You have resistance to a type of damage while you wear this armor.</text:span></text:p>
              <text:p text:style-name="P1"><text:span text:style-name="T1"/></text:p>
              <text:p text:style-name="P1"><text:span text:style-name="T1">(Acid, Cold, Fire, Force, Lightning, Necrotic, Poison, Psychic, Radiant, Thunder)</text:span></text:p>
              <text:p text:style-name="P1"><text:span text:style-name="T1"/></text:p>
              <text:p text:style-name="P1"><text:span text:style-name="T1">(Requires Attunement)</text:span></text:p>
            </office:annotation>
            <text:p>Ring of Resistance</text:p>
          </table:table-cell>
          <table:covered-table-cell/>
          <table:table-cell table:style-name="ce43" office:value-type="string" calcext:value-type="string">
            <text:p>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8" draw:text-style-name="P2" svg:width="9.899cm" svg:height="2.966cm" svg:x="32.886cm" svg:y="63.128cm" draw:caption-point-x="2.068cm" draw:caption-point-y="-0.359cm">
              <dc:date>2024-03-12T00:00:00</dc:date>
              <text:p text:style-name="P1"><text:span text:style-name="T1">This horn has 4 charges. When you use an action to blow it, one creature of your choice can hear the horns blare, provided the creature is within 600 feet of the horn and not deafened. No other creature hears sound coming from the horn. The horn regains 1d4 expended charges daily at dawn.</text:span></text:p>
              <text:p text:style-name="P1"><text:span text:style-name="T1"/></text:p>
              <text:p text:style-name="P1"><text:span text:style-name="T1">Source: Xanathar’s Guide to Everything, page 137</text:span></text:p>
            </office:annotation>
            <text:p>Horn of Silent Alarm</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0" draw:text-style-name="P2" svg:width="10.095cm" svg:height="4.151cm" svg:x="2.871cm" svg:y="63.3cm" draw:caption-point-x="2.264cm" draw:caption-point-y="-0.044cm">
              <dc:date>2024-03-12T00:00:00</dc:date>
              <text:p text:style-name="P1"><text:span text:style-name="T1">While you wear these boots, you have a flying speed equal to your walking speed. You can use the boots to fly for up to 4 hours, all at once or in several shorter flights, each one using a minimum of 1 minute from the duration. If you are flying when the duration expires, you descend at a rate of 30 feet per round until you land.</text:span></text:p>
              <text:p text:style-name="P1"><text:span text:style-name="T1"/></text:p>
              <text:p text:style-name="P1"><text:span text:style-name="T1">The boots regain 2 hours of flying capability for every 12 hours they aren't in use.</text:span></text:p>
              <text:p text:style-name="P1"><text:span text:style-name="T1">(Requires Attunement)</text:span></text:p>
            </office:annotation>
            <text:p>Winged Boots</text:p>
          </table:table-cell>
          <table:covered-table-cell/>
          <table:table-cell table:style-name="ce21" office:value-type="string" calcext:value-type="string">
            <text:p>4,000 gp</text:p>
          </table:table-cell>
          <table:table-cell table:style-name="ce30" office:value-type="string" calcext:value-type="string">
            <text:p>Uncommon</text:p>
          </table:table-cell>
          <table:table-cell table:style-name="ce42" office:value-type="string" calcext:value-type="string" table:number-columns-spanned="2" table:number-rows-spanned="1">
            <office:annotation draw:style-name="gr10" draw:text-style-name="P2" svg:width="10.021cm" svg:height="1.508cm" svg:x="12.966cm" svg:y="64.066cm" draw:caption-point-x="2.19cm" draw:caption-point-y="-0.81cm">
              <dc:date>2024-03-12T00:00:00</dc:date>
              <text:p text:style-name="P1"><text:span text:style-name="T1">You gain a +1 bonus to AC and saving throws while wearing this ring.</text:span></text:p>
              <text:p text:style-name="P1"><text:span text:style-name="T1">(Requires Attunement)</text:span></text:p>
            </office:annotation>
            <text:p>Ring of Protection</text:p>
          </table:table-cell>
          <table:covered-table-cell/>
          <table:table-cell table:style-name="ce43" office:value-type="string" calcext:value-type="string">
            <text:p>3,5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52" draw:text-style-name="P2" svg:width="9.899cm" svg:height="19.556cm" svg:x="32.886cm" svg:y="62.265cm" draw:caption-point-x="2.068cm" draw:caption-point-y="0.991cm">
              <dc:date>2024-03-12T00:00:00</dc:date>
              <text:p text:style-name="P1"><text:span text:style-name="T1">While you are playing this musical instrument, you can create harmless, illusory visual effects within a 5-foot-radius sphere centered on the instrument. If you are a bard, the radius increases to 15 feet. Sample visual effects include luminous musical notes, a spectral dancer, butterflies, and gently falling snow. The magical effects have neither substance nor sound, and they are obviously illusory. The effects end when you stop playing.</text:span></text:p>
              <text:p text:style-name="P1"><text:span text:style-name="T1"/></text:p>
              <text:p text:style-name="P1"><text:span text:style-name="T1">If you have proficiency with a given musical instrument, you can add your proficiency bonus to any ability checks you make to play music with the instrument.</text:span></text:p>
              <text:p text:style-name="P1"><text:span text:style-name="T1"/></text:p>
              <text:p text:style-name="P1"><text:span text:style-name="T1">A bard can use a musical instrument as a spellcasting focus, substituting it for any material component that does not list a cost.</text:span></text:p>
              <text:p text:style-name="P1"><text:span text:style-name="T1"/></text:p>
              <text:p text:style-name="P1"><text:span text:style-name="T1">Each type of musical instrument requires a separate proficiency.</text:span></text:p>
              <text:p text:style-name="P1"><text:span text:style-name="T1"/></text:p>
              <text:p text:style-name="P1"><text:span text:style-name="T1">See the Tool Proficiencies entry of the Variant and Optional rules page for more information</text:span></text:p>
              <text:p text:style-name="P1"><text:span text:style-name="T1"/></text:p>
              <text:p text:style-name="P1"><text:span text:style-name="T1">Proficiency with a musical instrument indicates you are familiar with the techniques used to play it. You also have knowledge of some songs commonly performed with that instrument.</text:span></text:p>
              <text:p text:style-name="P1"><text:span text:style-name="T1">History.</text:span></text:p>
              <text:p text:style-name="P1"><text:span text:style-name="T1"/></text:p>
              <text:p text:style-name="P1"><text:span text:style-name="T1">Your expertise aids you in recalling lore related to your instrument.</text:span></text:p>
              <text:p text:style-name="P1"><text:span text:style-name="T1">Performance.</text:span></text:p>
              <text:p text:style-name="P1"><text:span text:style-name="T1"/></text:p>
              <text:p text:style-name="P1"><text:span text:style-name="T1">Your ability to put on a good show is improved when you incorporate an instrument into your act.</text:span></text:p>
              <text:p text:style-name="P1"><text:span text:style-name="T1">Compose a Tune.</text:span></text:p>
              <text:p text:style-name="P1"><text:span text:style-name="T1"/></text:p>
              <text:p text:style-name="P1"><text:span text:style-name="T1">As part of a long rest, you can compose a new tune and lyrics for your instrument. You might use this ability to impress a noble or spread scandalous rumors with a catchy tune.</text:span></text:p>
              <text:p text:style-name="P1"><text:span text:style-name="T1">Musical InstrumentActivity</text:span><text:span text:style-name="T1"><text:tab/></text:span><text:span text:style-name="T1">DC</text:span></text:p>
              <text:p text:style-name="P1"><text:span text:style-name="T1">Identify a tune</text:span><text:span text:style-name="T1"><text:tab/></text:span><text:span text:style-name="T1">10</text:span></text:p>
              <text:p text:style-name="P1"><text:span text:style-name="T1">Improvise a tune</text:span><text:span text:style-name="T1"><text:tab/></text:span><text:span text:style-name="T1">20</text:span></text:p>
              <text:p text:style-name="P1"><text:span text:style-name="T1">Source: Xanathar’s Guide to </text:span></text:p>
              <text:p text:style-name="P1"><text:span text:style-name="T1"/></text:p>
              <text:p text:style-name="P1"><text:span text:style-name="T1">Everything, page 137. Additional information from Xanathar’s Guide to Everything, page 83.</text:span></text:p>
              <text:p text:style-name="P1"><text:span text:style-name="T1"/></text:p>
              <text:p text:style-name="P1"><text:span text:style-name="T1">(Requires Attunement)</text:span></text:p>
            </office:annotation>
            <text:p>Instrument of Illusion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3" draw:text-style-name="P2" svg:width="10.095cm" svg:height="3.756cm" svg:x="2.871cm" svg:y="63.986cm" draw:caption-point-x="2.264cm" draw:caption-point-y="-0.243cm">
              <dc:date>2024-03-12T00:00:00</dc:date>
              <text:p text:style-name="P1"><text:span text:style-name="T1">You can speak the carpet's command word as an action to make the carpet hover and fly. It moves according to your spoken directions, provided that you are within 30 feet of it.</text:span></text:p>
              <text:p text:style-name="P1"><text:span text:style-name="T1"/></text:p>
              <text:p text:style-name="P1"><text:span text:style-name="T1">A 3 ft. x 5 ft. carpet can carry up to 200 lb. at a fly speed of 80 feet. A carpet can carry up to twice the weight shown on the table, but it flies at half speed if it carries more than its normal capacity.</text:span></text:p>
              <text:p text:style-name="P1"><text:span text:style-name="T1"/></text:p>
            </office:annotation>
            <text:p>Carpet of Flying 3x5</text:p>
          </table:table-cell>
          <table:covered-table-cell/>
          <table:table-cell table:style-name="ce21" office:value-type="string" calcext:value-type="string">
            <text:p>8,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4" draw:text-style-name="P2" svg:width="10.021cm" svg:height="2.176cm" svg:x="12.966cm" svg:y="64.22cm" draw:caption-point-x="2.19cm" draw:caption-point-y="-0.477cm">
              <dc:date>2024-03-12T00:00:00</dc:date>
              <text:p text:style-name="P1"><text:span text:style-name="T1">This ring has 3 charges, and it regains 1d3 expended charges daily at dawn. When you fail a Dexterity saving throw while wearing it, you can use your reaction to expend 1 of its charges to succeed on that saving throw instead.</text:span></text:p>
              <text:p text:style-name="P1"><text:span text:style-name="T1">(Requires Attunement)</text:span></text:p>
            </office:annotation>
            <text:p>Ring of Evasion</text:p>
          </table:table-cell>
          <table:covered-table-cell/>
          <table:table-cell table:style-name="ce43" office:value-type="string" calcext:value-type="string">
            <text:p>5,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53" draw:text-style-name="P2" svg:width="9.899cm" svg:height="19.951cm" svg:x="32.886cm" svg:y="62.278cm" draw:caption-point-x="2.068cm" draw:caption-point-y="1.465cm">
              <dc:date>2024-03-12T00:00:00</dc:date>
              <text:p text:style-name="P1"><text:span text:style-name="T1">This musical instrument has 3 charges. While you are playing it, you can use an action to expend 1 charge from the instrument and write a magical message on a nonmagical object or surface that you can see within 30 feet of you. The message can be up to six words long and is written in a language you know. If you are a bard, you can scribe an additional seven words and choose to make the message glow faintly, allowing it to be seen in nonmagical darkness. Casting dispel magic on the message erases it. Otherwise, the message fades away after 24 hours.</text:span></text:p>
              <text:p text:style-name="P1"><text:span text:style-name="T1"/></text:p>
              <text:p text:style-name="P1"><text:span text:style-name="T1">The instrument regains all expended charges daily at dawn.</text:span></text:p>
              <text:p text:style-name="P1"><text:span text:style-name="T1"/></text:p>
              <text:p text:style-name="P1"><text:span text:style-name="T1">If you have proficiency with a given musical instrument, you can add your proficiency bonus to any ability checks you make to play music with the instrument.</text:span></text:p>
              <text:p text:style-name="P1"><text:span text:style-name="T1"/></text:p>
              <text:p text:style-name="P1"><text:span text:style-name="T1">A bard can use a musical instrument as a spellcasting focus, substituting it for any material component that does not list a cost.</text:span></text:p>
              <text:p text:style-name="P1"><text:span text:style-name="T1"/></text:p>
              <text:p text:style-name="P1"><text:span text:style-name="T1">Each type of musical instrument requires a separate proficiency.</text:span></text:p>
              <text:p text:style-name="P1"><text:span text:style-name="T1"/></text:p>
              <text:p text:style-name="P1"><text:span text:style-name="T1">See the Tool Proficiencies entry of the Variant and Optional rules page for more information</text:span></text:p>
              <text:p text:style-name="P1"><text:span text:style-name="T1"/></text:p>
              <text:p text:style-name="P1"><text:span text:style-name="T1">Proficiency with a musical instrument indicates you are familiar with the techniques used to play it. You also have knowledge of some songs commonly performed with that instrument.</text:span></text:p>
              <text:p text:style-name="P1"><text:span text:style-name="T1">History.</text:span></text:p>
              <text:p text:style-name="P1"><text:span text:style-name="T1"/></text:p>
              <text:p text:style-name="P1"><text:span text:style-name="T1">Your expertise aids you in recalling lore related to your instrument.</text:span></text:p>
              <text:p text:style-name="P1"><text:span text:style-name="T1">Performance.</text:span></text:p>
              <text:p text:style-name="P1"><text:span text:style-name="T1"/></text:p>
              <text:p text:style-name="P1"><text:span text:style-name="T1">Your ability to put on a good show is improved when you incorporate an instrument into your act.</text:span></text:p>
              <text:p text:style-name="P1"><text:span text:style-name="T1">Compose a Tune.</text:span></text:p>
              <text:p text:style-name="P1"><text:span text:style-name="T1"/></text:p>
              <text:p text:style-name="P1"><text:span text:style-name="T1">As part of a long rest, you can compose a new tune and lyrics for your instrument. You might use this ability to impress a noble or spread scandalous rumors with a catchy tune.</text:span></text:p>
              <text:p text:style-name="P1"><text:span text:style-name="T1">Musical InstrumentActivity</text:span><text:span text:style-name="T1"><text:tab/></text:span><text:span text:style-name="T1">DC</text:span></text:p>
              <text:p text:style-name="P1"><text:span text:style-name="T1">Identify a tune</text:span><text:span text:style-name="T1"><text:tab/></text:span><text:span text:style-name="T1">10</text:span></text:p>
              <text:p text:style-name="P1"><text:span text:style-name="T1">Improvise a tune</text:span><text:span text:style-name="T1"><text:tab/></text:span><text:span text:style-name="T1">20</text:span></text:p>
              <text:p text:style-name="P1"><text:span text:style-name="T1">Source: Xanathar’s Guide to Everything, page 138. Additional information from Xanathar’s Guide to Everything, page 83.</text:span></text:p>
              <text:p text:style-name="P1"><text:span text:style-name="T1">(Requires Attunement)</text:span></text:p>
            </office:annotation>
            <text:p>Instrument of Scribing</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3" draw:text-style-name="P2" svg:width="10.095cm" svg:height="3.361cm" svg:x="2.871cm" svg:y="64.392cm" draw:caption-point-x="2.264cm" draw:caption-point-y="-0.162cm">
              <dc:date>2024-03-12T00:00:00</dc:date>
              <text:p text:style-name="P1"><text:span text:style-name="T1">You can speak the carpet's command word as an action to make the carpet hover and fly. It moves according to your spoken directions, provided that you are within 30 feet of it.</text:span></text:p>
              <text:p text:style-name="P1"><text:span text:style-name="T1"/></text:p>
              <text:p text:style-name="P1"><text:span text:style-name="T1">A 4 ft. x 6 ft. carpet can carry up to 400 lb. at a fly speed of 60 feet. A carpet can carry up to twice the weight shown on the table, but it flies at half speed if it carries more than its normal capacity.</text:span></text:p>
            </office:annotation>
            <text:p>Carpet of Flying 4x6</text:p>
          </table:table-cell>
          <table:covered-table-cell/>
          <table:table-cell table:style-name="ce21" office:value-type="string" calcext:value-type="string">
            <text:p>16,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54" draw:text-style-name="P2" svg:width="10.021cm" svg:height="15.606cm" svg:x="12.966cm" svg:y="61.881cm" draw:caption-point-x="2.19cm" draw:caption-point-y="2.349cm">
              <dc:date>2024-03-12T00:00:00</dc:date>
              <text:p text:style-name="P1"><text:span text:style-name="T1">While wearing this ring in dim light or darkness, you can cast dancing lights and light from the ring at will. Casting either spell from the ring requires an action.</text:span></text:p>
              <text:p text:style-name="P1"><text:span text:style-name="T1"/></text:p>
              <text:p text:style-name="P1"><text:span text:style-name="T1">The ring has 6 charges for the following other properties. The ring regains 1d6 expended charges daily at dawn.</text:span></text:p>
              <text:p text:style-name="P1"><text:span text:style-name="T1"/></text:p>
              <text:p text:style-name="P1"><text:span text:style-name="T1">Faerie Fire: You can expend 1 charge as an action to cast faerie fire from the ring.</text:span></text:p>
              <text:p text:style-name="P1"><text:span text:style-name="T1"/></text:p>
              <text:p text:style-name="P1"><text:span text:style-name="T1">Ball Lightning: You can expend 2 charges as an, action to create one to four 3-foot-diameter spheres of lightning. The more spheres you create, the less powerful each sphere is individually.</text:span></text:p>
              <text:p text:style-name="P1"><text:span text:style-name="T1"/></text:p>
              <text:p text:style-name="P1"><text:span text:style-name="T1">Each sphere appears in an unoccupied space you can see within 120 feet of you. The spheres last as long as you concentrate (as if concentrating on a spell), up to 1 minute. Each sphere sheds dim light in a 30-foot radius.</text:span></text:p>
              <text:p text:style-name="P1"><text:span text:style-name="T1"/></text:p>
              <text:p text:style-name="P1"><text:span text:style-name="T1">As a bonus action, you can move each sphere up to 30 feet, but no farther than 120 feet away from you. When a creature other than you comes within 5 feet of a sphere, the sphere discharges lightning at that creature and disappears. That creature must make a DC 15 Dexterity saving throw. On a failed save, the creature takes lightning damage based on the number of spheres you created. (4 spheres = 2d4, 3 spheres = 2d6, 2 spheres = 5d4, 1 sphere = 4d12)</text:span></text:p>
              <text:p text:style-name="P1"><text:span text:style-name="T1"/></text:p>
              <text:p text:style-name="P1"><text:span text:style-name="T1">Shooting Stars.</text:span></text:p>
              <text:p text:style-name="P1"><text:span text:style-name="T1"/></text:p>
              <text:p text:style-name="P1"><text:span text:style-name="T1">You can expend 1 to 3 charges as an action. For every charge you expend, you launch a glowing mote of light from the ring at a point you can see within 60 feet of you. Each creature within a 15-foot cube originating from that point is showered in sparks and must make a DC 15 Dexterity saving throw. taking 5d4 fire damage on a failed save, or half as much damage on a successful one.</text:span></text:p>
              <text:p text:style-name="P1"><text:span text:style-name="T1">(Requires Attunement)</text:span></text:p>
            </office:annotation>
            <text:p>Ring of Shooting Stars</text:p>
          </table:table-cell>
          <table:covered-table-cell/>
          <table:table-cell table:style-name="ce43" office:value-type="string" calcext:value-type="string">
            <text:p>15,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8" draw:text-style-name="P2" svg:width="9.899cm" svg:height="2.966cm" svg:x="32.886cm" svg:y="64.589cm" draw:caption-point-x="2.068cm" draw:caption-point-y="-0.359cm">
              <dc:date>2024-03-12T00:00:00</dc:date>
              <text:p text:style-name="P1"><text:span text:style-name="T1">This lock appears to be an ordinary lock (of the type described in chapter 5 of the Player's Handbook) and comes with a single key. The tumblers in this lock magically adjust to thwart burglars. Dexterity checks made to pick the lock have disadvantage.</text:span></text:p>
              <text:p text:style-name="P1"><text:span text:style-name="T1"/></text:p>
              <text:p text:style-name="P1"><text:span text:style-name="T1">Source: Xanathar’s Guide to Everything, page 138</text:span></text:p>
            </office:annotation>
            <text:p>Lock of Trickery</text:p>
          </table:table-cell>
          <table:covered-table-cell/>
          <table:table-cell table:style-name="ce67" office:value-type="string" calcext:value-type="string">
            <text:p>1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3" draw:text-style-name="P2" svg:width="10.095cm" svg:height="3.361cm" svg:x="2.871cm" svg:y="64.878cm" draw:caption-point-x="2.264cm" draw:caption-point-y="-0.161cm">
              <dc:date>2024-03-12T00:00:00</dc:date>
              <text:p text:style-name="P1"><text:span text:style-name="T1">You can speak the carpet's command word as an action to make the carpet hover and fly. It moves according to your spoken directions, provided that you are within 30 feet of it.</text:span></text:p>
              <text:p text:style-name="P1"><text:span text:style-name="T1"/></text:p>
              <text:p text:style-name="P1"><text:span text:style-name="T1">A 5 ft. x 7 ft. carpet can carry up to 600 lb. at a fly speed of 40 feet. A carpet can carry up to twice the weight shown on the table, but it flies at half speed if it carries more than its normal capacity.</text:span></text:p>
            </office:annotation>
            <text:p>Carpet of Flying 5x7</text:p>
          </table:table-cell>
          <table:covered-table-cell/>
          <table:table-cell table:style-name="ce21" office:value-type="string" calcext:value-type="string">
            <text:p>24,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29" draw:text-style-name="P2" svg:width="10.021cm" svg:height="8.891cm" svg:x="12.966cm" svg:y="64.614cm" draw:caption-point-x="2.19cm" draw:caption-point-y="0.103cm">
              <dc:date>2024-03-12T00:00:00</dc:date>
              <text:p text:style-name="P1"><text:span text:style-name="T1">While wearing this ring, you have advantage on attack rolls against elementals from the Elemental Plane of Fire and they have disadvantage on attack rolls against you. In addition, you have access to properties based on the Elemental Plane of Fire.</text:span></text:p>
              <text:p text:style-name="P1"><text:span text:style-name="T1"/></text:p>
              <text:p text:style-name="P1"><text:span text:style-name="T1">The ring has 5 charges. It regains 1d4 + 1 expended charges daily at dawn. Spells cast from the ring have a save DC of 17.</text:span></text:p>
              <text:p text:style-name="P1"><text:span text:style-name="T1"/></text:p>
              <text:p text:style-name="P1"><text:span text:style-name="T1">You can expend 2 of the ring's charges to cast dominate monster on a fire elemental. In addition, you have resistance to fire damage. You can also speak and understand Ignan.</text:span></text:p>
              <text:p text:style-name="P1"><text:span text:style-name="T1"/></text:p>
              <text:p text:style-name="P1"><text:span text:style-name="T1">If you help slay a fire elemental while attuned to the ring, you gain access to the following additional properties:</text:span></text:p>
              <text:p text:style-name="P1"><text:span text:style-name="T1"/></text:p>
              <text:p text:style-name="P1"><text:span text:style-name="T1">• </text:span><text:span text:style-name="T1">You are immune to fire damage.</text:span></text:p>
              <text:p text:style-name="P1"><text:span text:style-name="T1"/></text:p>
              <text:p text:style-name="P1"><text:span text:style-name="T1">• </text:span><text:span text:style-name="T1">You can cast the following spells from the ring, expending the necessary number of charges: burning hands (1 charge), fireball (2 charges), and wall of fire (3 charges).</text:span></text:p>
              <text:p text:style-name="P1"><text:span text:style-name="T1">(Requires Attunement)</text:span></text:p>
            </office:annotation>
            <text:p>Ring of Fire Elemental Command</text:p>
          </table:table-cell>
          <table:covered-table-cell/>
          <table:table-cell table:style-name="ce43" office:value-type="string" calcext:value-type="string">
            <text:p>15,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9.899cm" svg:height="2.176cm" svg:x="32.886cm" svg:y="65.471cm" draw:caption-point-x="2.068cm" draw:caption-point-y="-0.754cm">
              <dc:date>2024-03-12T00:00:00</dc:date>
              <text:p text:style-name="P1"><text:span text:style-name="T1">In darkness, the unsheathed blade of this sword sheds moonlight, creating bright light in a 15-foot radius and dim light for an additional 15 feet.</text:span></text:p>
              <text:p text:style-name="P1"><text:span text:style-name="T1"/></text:p>
              <text:p text:style-name="P1"><text:span text:style-name="T1">Source: Xanathar’s Guide to Everything, page 138</text:span></text:p>
            </office:annotation>
            <text:p>Moon-Touched Sword (Any)</text:p>
          </table:table-cell>
          <table:covered-table-cell/>
          <table:table-cell table:style-name="ce67" office:value-type="string" calcext:value-type="string">
            <text:p>500 g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3" draw:text-style-name="P2" svg:width="10.095cm" svg:height="3.361cm" svg:x="2.871cm" svg:y="65.365cm" draw:caption-point-x="2.264cm" draw:caption-point-y="-0.162cm">
              <dc:date>2024-03-12T00:00:00</dc:date>
              <text:p text:style-name="P1"><text:span text:style-name="T1">You can speak the carpet's command word as an action to make the carpet hover and fly. It moves according to your spoken directions, provided that you are within 30 feet of it.</text:span></text:p>
              <text:p text:style-name="P1"><text:span text:style-name="T1"/></text:p>
              <text:p text:style-name="P1"><text:span text:style-name="T1">A 6 ft. x 9 ft. carpet can carry up to 800 lb. at a fly speed of 30 feet. A carpet can carry up to twice the weight shown on the table, but it flies at half speed if it carries more than its normal capacity.</text:span></text:p>
            </office:annotation>
            <text:p>Carpet of Flying 6x9</text:p>
          </table:table-cell>
          <table:covered-table-cell/>
          <table:table-cell table:style-name="ce21" office:value-type="string" calcext:value-type="string">
            <text:p>32,000 gp</text:p>
          </table:table-cell>
          <table:table-cell table:style-name="ce32" office:value-type="string" calcext:value-type="string">
            <text:p>Very Rare</text:p>
          </table:table-cell>
          <table:table-cell table:style-name="ce42" office:value-type="string" calcext:value-type="string" table:number-columns-spanned="2" table:number-rows-spanned="1">
            <office:annotation draw:style-name="gr20" draw:text-style-name="P2" svg:width="10.021cm" svg:height="1.781cm" svg:x="12.966cm" svg:y="65.877cm" draw:caption-point-x="2.19cm" draw:caption-point-y="-0.674cm">
              <dc:date>2024-03-12T00:00:00</dc:date>
              <text:p text:style-name="P1"><text:span text:style-name="T1">While you wear this ring, difficult terrain doesn't cost you extra movement. In addition, magic can neither reduce your speed nor cause you to be paralyzed or restrained.</text:span></text:p>
              <text:p text:style-name="P1"><text:span text:style-name="T1">(Requires Attunement)</text:span></text:p>
            </office:annotation>
            <text:p>Ring of Free Action</text:p>
          </table:table-cell>
          <table:covered-table-cell/>
          <table:table-cell table:style-name="ce43" office:value-type="string" calcext:value-type="string">
            <text:p>1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9.899cm" svg:height="2.176cm" svg:x="32.886cm" svg:y="65.957cm" draw:caption-point-x="2.068cm" draw:caption-point-y="-0.754cm">
              <dc:date>2024-03-12T00:00:00</dc:date>
              <text:p text:style-name="P1"><text:span text:style-name="T1">A question mark is worked into the head of this key. The key has a 5 percent chance of unlocking any lock into which it's inserted. Once it unlocks something, the key disappears.</text:span></text:p>
              <text:p text:style-name="P1"><text:span text:style-name="T1"/></text:p>
              <text:p text:style-name="P1"><text:span text:style-name="T1">Source: Xanathar’s Guide to Everything, page 138</text:span></text:p>
            </office:annotation>
            <text:p>Mystery Key</text:p>
          </table:table-cell>
          <table:covered-table-cell/>
          <table:table-cell table:style-name="ce67" office:value-type="string" calcext:value-type="string">
            <text:p>5 sp</text:p>
          </table:table-cell>
          <table:table-cell table:style-name="ce71" office:value-type="string" calcext:value-type="string">
            <text:p>Common</text:p>
          </table:table-cell>
          <table:table-cell table:number-columns-repeated="1008"/>
        </table:table-row>
        <table:table-row table:style-name="ro3">
          <table:table-cell table:style-name="ce9" office:value-type="string" calcext:value-type="string" table:number-columns-spanned="2" table:number-rows-spanned="1">
            <office:annotation draw:style-name="gr23" draw:text-style-name="P2" svg:width="10.095cm" svg:height="3.361cm" svg:x="2.871cm" svg:y="66.129cm" draw:caption-point-x="2.264cm" draw:caption-point-y="-0.439cm">
              <dc:date>2024-03-12T00:00:00</dc:date>
              <text:p text:style-name="P1"><text:span text:style-name="T1">The rod has 5 charges,while holding it you can use an action to cast one of the following spells; Heal (expends one charge) or Ressurection (expends 5 charges)</text:span></text:p>
              <text:p text:style-name="P1"><text:span text:style-name="T1">The rod gains 1 expended charge daily at dawn, if the rod is reduced to zero charges roll 1d20, on a 1 the rod disappears in a burst of radiance.</text:span></text:p>
              <text:p text:style-name="P1"><text:span text:style-name="T1"/></text:p>
              <text:p text:style-name="P1"><text:span text:style-name="T1">(Requires Attunement by Cleric, Druid, or Paladin)</text:span></text:p>
            </office:annotation>
            <text:p>Rod of Ressurection</text:p>
          </table:table-cell>
          <table:covered-table-cell/>
          <table:table-cell table:style-name="ce21" office:value-type="string" calcext:value-type="string">
            <text:p>50,000 gp</text:p>
          </table:table-cell>
          <table:table-cell table:style-name="ce33" office:value-type="string" calcext:value-type="string">
            <text:p>Legendary</text:p>
          </table:table-cell>
          <table:table-cell table:style-name="ce42" office:value-type="string" calcext:value-type="string" table:number-columns-spanned="2" table:number-rows-spanned="1">
            <office:annotation draw:style-name="gr33" draw:text-style-name="P2" svg:width="10.021cm" svg:height="10.076cm" svg:x="12.966cm" svg:y="64.994cm" draw:caption-point-x="2.19cm" draw:caption-point-y="0.696cm">
              <dc:date>2024-03-12T00:00:00</dc:date>
              <text:p text:style-name="P1"><text:span text:style-name="T1">While wearing this ring, you have advantage on attack rolls against elementals from the Elemental Plane of Water and they have disadvantage on attack rolls against you. In addition, you have access to properties based on the Elemental Plane of Water.</text:span></text:p>
              <text:p text:style-name="P1"><text:span text:style-name="T1"/></text:p>
              <text:p text:style-name="P1"><text:span text:style-name="T1">The ring has 5 charges. It regains 1d4 + 1 expended charges daily at dawn. Spells cast from the ring have a save DC of 17.</text:span></text:p>
              <text:p text:style-name="P1"><text:span text:style-name="T1"/></text:p>
              <text:p text:style-name="P1"><text:span text:style-name="T1">You can expend 2 of the ring's charges to cast dominate monster on a water elemental. In addition, you can stand on and walk across liquid surfaces as if they were solid ground. You can also speak and understand Aquan.</text:span></text:p>
              <text:p text:style-name="P1"><text:span text:style-name="T1"/></text:p>
              <text:p text:style-name="P1"><text:span text:style-name="T1">If you help slay a water elemental while attuned to the ring, you gain access to the following additional properties:</text:span></text:p>
              <text:p text:style-name="P1"><text:span text:style-name="T1"/></text:p>
              <text:p text:style-name="P1"><text:span text:style-name="T1">• </text:span><text:span text:style-name="T1">You can breathe underwater and have a swimming speed equal to your walking speed.</text:span></text:p>
              <text:p text:style-name="P1"><text:span text:style-name="T1"/></text:p>
              <text:p text:style-name="P1"><text:span text:style-name="T1">• </text:span><text:span text:style-name="T1">You can cast the following spells from the ring, expending the necessary number of charges: create or destroy water (1 charge), control water (3 charges), ice storm (2 charges), or wall of ice (3 charges).</text:span></text:p>
              <text:p text:style-name="P1"><text:span text:style-name="T1">(Requires Attunement)</text:span></text:p>
            </office:annotation>
            <text:p>Ring of Water Elemental Command</text:p>
          </table:table-cell>
          <table:covered-table-cell/>
          <table:table-cell table:style-name="ce43" office:value-type="string" calcext:value-type="string">
            <text:p>2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9.899cm" svg:height="2.176cm" svg:x="32.886cm" svg:y="66.444cm" draw:caption-point-x="2.068cm" draw:caption-point-y="-0.754cm">
              <dc:date>2024-03-12T00:00:00</dc:date>
              <text:p text:style-name="P1"><text:span text:style-name="T1">While holding this orb, you can use an action to determine which way is north. This property functions only on the Material Plane.</text:span></text:p>
              <text:p text:style-name="P1"><text:span text:style-name="T1"/></text:p>
              <text:p text:style-name="P1"><text:span text:style-name="T1">Source: Xanathar’s Guide to Everything, page 138</text:span></text:p>
            </office:annotation>
            <text:p>Orb of Direction</text:p>
          </table:table-cell>
          <table:covered-table-cell/>
          <table:table-cell table:style-name="ce67" office:value-type="string" calcext:value-type="string">
            <text:p>2 gp</text:p>
          </table:table-cell>
          <table:table-cell table:style-name="ce71" office:value-type="string" calcext:value-type="string">
            <text:p>Common</text:p>
          </table:table-cell>
          <table:table-cell table:number-columns-repeated="1008"/>
        </table:table-row>
        <table:table-row table:style-name="ro3">
          <table:table-cell table:style-name="ce10" office:value-type="string" calcext:value-type="string" table:number-columns-spanned="4" table:number-rows-spanned="1">
            <text:p>Summons / Pets</text:p>
          </table:table-cell>
          <table:covered-table-cell table:number-columns-repeated="2" table:style-name="ce16"/>
          <table:covered-table-cell table:style-name="ce211"/>
          <table:table-cell table:style-name="ce42" office:value-type="string" calcext:value-type="string" table:number-columns-spanned="2" table:number-rows-spanned="1">
            <office:annotation draw:style-name="gr35" draw:text-style-name="P2" svg:width="10.021cm" svg:height="6.916cm" svg:x="12.966cm" svg:y="65.394cm" draw:caption-point-x="2.19cm" draw:caption-point-y="0.783cm">
              <dc:date>2024-03-12T00:00:00</dc:date>
              <text:p text:style-name="P1"><text:span text:style-name="T1">This ring stores spells cast into it, holding them until the attuned wearer uses them. The ring can store up to 5 levels worth of spells at a time. When found, it contains 1d6 - 1 levels of stored spells chosen by the DM.</text:span></text:p>
              <text:p text:style-name="P1"><text:span text:style-name="T1"/></text:p>
              <text:p text:style-name="P1"><text:span text:style-name="T1">Any creature can cast a spell of 1st through 5th level into the ring by touching the ring as the spell is cast. The spell has no effect, other than to be stored in the ring. If the ring can't hold the spell, the spell is expended without effect. The level of the slot used to cast the spell determines how much space it uses.</text:span></text:p>
              <text:p text:style-name="P1"><text:span text:style-name="T1"/></text:p>
              <text:p text:style-name="P1"><text:span text:style-name="T1">While wearing this ring, you can cast any spell stored in it. The spell uses the slot level, spell save DC, spell attack bonus, and spellcasting ability of the original caster, but is otherwise treated as if you cast the spell. The spell cast from the ring is no longer stored in it, freeing up space.</text:span></text:p>
              <text:p text:style-name="P1"><text:span text:style-name="T1">(Requires Attunement)</text:span></text:p>
            </office:annotation>
            <text:p>Ring of Spell Storing</text:p>
          </table:table-cell>
          <table:covered-table-cell/>
          <table:table-cell table:style-name="ce43" office:value-type="string" calcext:value-type="string">
            <text:p>19,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0" draw:text-style-name="P2" svg:width="9.899cm" svg:height="1.781cm" svg:x="32.886cm" svg:y="66.851cm" draw:caption-point-x="2.068cm" draw:caption-point-y="-0.674cm">
              <dc:date>2024-03-12T00:00:00</dc:date>
              <text:p text:style-name="P1"><text:span text:style-name="T1">While holding this orb, you can use an action to determine whether it is morning, afternoon, evening, or nighttime outside. This property functions only on the Material Plane.</text:span></text:p>
              <text:p text:style-name="P1"><text:span text:style-name="T1">Source: Xanathar’s Guide to Everything, page 138</text:span></text:p>
            </office:annotation>
            <text:p>Orb of Time</text:p>
          </table:table-cell>
          <table:covered-table-cell/>
          <table:table-cell table:style-name="ce67" office:value-type="string" calcext:value-type="string">
            <text:p>2 gp</text:p>
          </table:table-cell>
          <table:table-cell table:style-name="ce71" office:value-type="string" calcext:value-type="string">
            <text:p>Common</text:p>
          </table:table-cell>
          <table:table-cell table:number-columns-repeated="1008"/>
        </table:table-row>
        <table:table-row table:style-name="ro3">
          <table:table-cell table:style-name="ce11" office:value-type="string" calcext:value-type="string" table:number-columns-spanned="2" table:number-rows-spanned="1">
            <text:p>Name</text:p>
          </table:table-cell>
          <table:covered-table-cell table:style-name="ce16"/>
          <table:table-cell table:style-name="ce22" office:value-type="string" calcext:value-type="string">
            <text:p>Price</text:p>
          </table:table-cell>
          <table:table-cell table:style-name="ce22" office:value-type="string" calcext:value-type="string">
            <text:p>Rarity</text:p>
          </table:table-cell>
          <table:table-cell table:style-name="ce42" office:value-type="string" calcext:value-type="string" table:number-columns-spanned="2" table:number-rows-spanned="1">
            <office:annotation draw:style-name="gr28" draw:text-style-name="P2" svg:width="10.021cm" svg:height="2.966cm" svg:x="12.966cm" svg:y="66.745cm" draw:caption-point-x="2.19cm" draw:caption-point-y="-0.081cm">
              <dc:date>2024-03-12T00:00:00</dc:date>
              <text:p text:style-name="P1"><text:span text:style-name="T1">While wearing this ring, you have advantage on saving throws against any spell that targets only you (not in an area of effect). In addition, if you roll a 20 for the save and the spell is 7th level or lower, the spell has no effect on you and instead targets the caster, using the slot level, spell save DC, attack bonus, and spellcasting ability of the caster.</text:span></text:p>
              <text:p text:style-name="P1"><text:span text:style-name="T1">(Requires Attunement)</text:span></text:p>
            </office:annotation>
            <text:p>Ring of Spell Turning</text:p>
          </table:table-cell>
          <table:covered-table-cell/>
          <table:table-cell table:style-name="ce43" office:value-type="string" calcext:value-type="string">
            <text:p>2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3" draw:text-style-name="P2" svg:width="9.899cm" svg:height="3.361cm" svg:x="32.886cm" svg:y="66.826cm" draw:caption-point-x="2.068cm" draw:caption-point-y="-0.162cm">
              <dc:date>2024-03-12T00:00:00</dc:date>
              <text:p text:style-name="P1"><text:span text:style-name="T1">This tiny vial contains magic perfume, enough for one use. You can use an action to apply the perfume to yourself, and its effect lasts 1 hour. For the duration, you have advantage on all Charisma checks directed at humanoids of challenge rating 1 or lower. Those subjected to the perfume's effect are not aware that they've been influenced by magic.</text:span></text:p>
              <text:p text:style-name="P1"><text:span text:style-name="T1"/></text:p>
              <text:p text:style-name="P1"><text:span text:style-name="T1">Source: Xanathar’s Guide to Everything, page 138</text:span></text:p>
            </office:annotation>
            <text:p>Perfume of Bewitching</text:p>
          </table:table-cell>
          <table:covered-table-cell/>
          <table:table-cell table:style-name="ce67" office:value-type="string" calcext:value-type="string">
            <text:p>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3" draw:text-style-name="P2" svg:width="10.095cm" svg:height="3.756cm" svg:x="2.871cm" svg:y="67.671cm" draw:caption-point-x="2.264cm" draw:caption-point-y="-0.52cm">
              <dc:date>2024-03-12T00:00:00</dc:date>
              <text:p text:style-name="P1"><text:span text:style-name="T1">Ivory Goats.</text:span></text:p>
              <text:p text:style-name="P1"><text:span text:style-name="T1"/></text:p>
              <text:p text:style-name="P1"><text:span text:style-name="T1">These ivory statuettes of goats are always created in sets of three. Each goat looks unique and functions differently from the others. Their properties are as follows:</text:span></text:p>
              <text:p text:style-name="P1"><text:span text:style-name="T1"/></text:p>
              <text:p text:style-name="P1"><text:span text:style-name="T1">• </text:span><text:span text:style-name="T1">The goat of travail becomes a giant goat for up to 3 hours. Once it has been used, it can't be used again until 30 days have passed.</text:span></text:p>
            </office:annotation>
            <text:p>Ivory Goat (Travail)</text:p>
          </table:table-cell>
          <table:covered-table-cell/>
          <table:table-cell table:style-name="ce23" office:value-type="string" calcext:value-type="string">
            <text:p>4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8" draw:text-style-name="P2" svg:width="10.021cm" svg:height="5.336cm" svg:x="12.966cm" svg:y="66.603cm" draw:caption-point-x="2.19cm" draw:caption-point-y="0.548cm">
              <dc:date>2024-03-12T00:00:00</dc:date>
              <text:p text:style-name="P1"><text:span text:style-name="T1">This ring has 3 charges, and it regains 1d3 expended charges daily at dawn. While wearing the ring, you can use an action to expend 1 to 3 of its charges to attack one creature you can see within 60 feet of you. The ring produces a spectral ram's head and makes its attack roll with a +7 bonus. On a hit, for each charge you spend, the target takes 2d10 force damage and is pushed 5 feet away from you.</text:span></text:p>
              <text:p text:style-name="P1"><text:span text:style-name="T1"/></text:p>
              <text:p text:style-name="P1"><text:span text:style-name="T1">Alternatively, you can expend 1 to 3 of the ring's charges as an action to try to break an object you can see within 60 feet of you that isn't being worn or carried. The ring makes a Strength check with a +5 bonus for each charge you spend.</text:span></text:p>
              <text:p text:style-name="P1"><text:span text:style-name="T1">(Requires Attunement)</text:span></text:p>
            </office:annotation>
            <text:p>Ring of the Ram</text:p>
          </table:table-cell>
          <table:covered-table-cell/>
          <table:table-cell table:style-name="ce43" office:value-type="string" calcext:value-type="string">
            <text:p>3,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8" draw:text-style-name="P2" svg:width="9.899cm" svg:height="2.966cm" svg:x="32.886cm" svg:y="67.51cm" draw:caption-point-x="2.068cm" draw:caption-point-y="-0.359cm">
              <dc:date>2024-03-12T00:00:00</dc:date>
              <text:p text:style-name="P1"><text:span text:style-name="T1">While smoking this pipe, you can use an action to exhale a puff of smoke that takes the form of a single creature, such as a dragon, a flumph, or a froghemoth. The form must be small enough to fit in a 1-foot cube and loses its shape after a few seconds, becoming an ordinary puff of smoke.</text:span></text:p>
              <text:p text:style-name="P1"><text:span text:style-name="T1"/></text:p>
              <text:p text:style-name="P1"><text:span text:style-name="T1">Source: Xanathar’s Guide to Everything, page 138</text:span></text:p>
            </office:annotation>
            <text:p>Pipe of Smoke Monsters</text:p>
          </table:table-cell>
          <table:covered-table-cell/>
          <table:table-cell table:style-name="ce67" office:value-type="string" calcext:value-type="string">
            <text:p>1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4" draw:text-style-name="P2" svg:width="10.095cm" svg:height="5.731cm" svg:x="2.871cm" svg:y="67.727cm" draw:caption-point-x="2.264cm" draw:caption-point-y="-0.089cm">
              <dc:date>2024-03-12T00:00:00</dc:date>
              <text:p text:style-name="P1"><text:span text:style-name="T1">Ivory Goats.</text:span></text:p>
              <text:p text:style-name="P1"><text:span text:style-name="T1"/></text:p>
              <text:p text:style-name="P1"><text:span text:style-name="T1">These ivory statuettes of goats are always created in sets of three. Each goat looks unique and functions differently from the others. Their properties are as follows:</text:span></text:p>
              <text:p text:style-name="P1"><text:span text:style-name="T1"/></text:p>
              <text:p text:style-name="P1"><text:span text:style-name="T1">• </text:span><text:span text:style-name="T1">The goat of traveling can become a Large goat with the same statistics as a riding horse. It has 24 charges, and each hour or portion thereof it spends in beast form costs 1 charge. While it has charges, you can use it as often as you wish. When it runs out of charges, it reverts to a figurine and can't be used again until 7 days have passed, when it regains all its charges.</text:span></text:p>
              <text:p text:style-name="P1"><text:span text:style-name="T1"/></text:p>
              <text:p text:style-name="P1"><text:span text:style-name="T1"/></text:p>
            </office:annotation>
            <text:p>Ivory Goat (Traveling)</text:p>
          </table:table-cell>
          <table:covered-table-cell/>
          <table:table-cell table:style-name="ce23" office:value-type="string" calcext:value-type="string">
            <text:p>1,000 gp</text:p>
          </table:table-cell>
          <table:table-cell table:style-name="ce35" office:value-type="string" calcext:value-type="string">
            <text:p>Rare</text:p>
          </table:table-cell>
          <table:table-cell table:style-name="ce41" office:value-type="string" calcext:value-type="string" table:number-columns-spanned="2" table:number-rows-spanned="1">
            <office:annotation draw:style-name="gr55" draw:text-style-name="P2" svg:width="10.021cm" svg:height="1.507cm" svg:x="12.966cm" svg:y="68.449cm" draw:caption-point-x="2.19cm" draw:caption-point-y="-0.811cm">
              <dc:date>2024-03-12T00:00:00</dc:date>
              <text:p text:style-name="P1"><text:span text:style-name="T1">When you fall while wearing this ring, you descend 60 feet per round and take no damage from falling.</text:span></text:p>
              <text:p text:style-name="P1"><text:span text:style-name="T1">(Requires Attunement)</text:span></text:p>
            </office:annotation>
            <text:p>Ring of Feather Falling</text:p>
          </table:table-cell>
          <table:covered-table-cell/>
          <table:table-cell table:style-name="ce43" office:value-type="string" calcext:value-type="string">
            <text:p>1,5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6" draw:text-style-name="P2" svg:width="9.899cm" svg:height="2.571cm" svg:x="32.886cm" svg:y="68.195cm" draw:caption-point-x="2.068cm" draw:caption-point-y="-0.557cm">
              <dc:date>2024-03-12T00:00:00</dc:date>
              <text:p text:style-name="P1"><text:span text:style-name="T1">While holding this 10-foot pole, you can speak a command word and transform it into a fishing pole with a hook, a line, and a reel. Speaking the command word again changes the fishing pole back into a normal 10-foot pole.</text:span></text:p>
              <text:p text:style-name="P1"><text:span text:style-name="T1"/></text:p>
              <text:p text:style-name="P1"><text:span text:style-name="T1">Source: Xanathar’s Guide to Everything, page 138</text:span></text:p>
            </office:annotation>
            <text:p>Pole of Angling</text:p>
          </table:table-cell>
          <table:covered-table-cell/>
          <table:table-cell table:style-name="ce67" office:value-type="string" calcext:value-type="string">
            <text:p>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29" draw:text-style-name="P2" svg:width="10.095cm" svg:height="8.891cm" svg:x="2.871cm" svg:y="66.076cm" draw:caption-point-x="2.264cm" draw:caption-point-y="2.048cm">
              <dc:date>2024-03-12T00:00:00</dc:date>
              <text:p text:style-name="P1"><text:span text:style-name="T1">Ivory Goats.</text:span></text:p>
              <text:p text:style-name="P1"><text:span text:style-name="T1"/></text:p>
              <text:p text:style-name="P1"><text:span text:style-name="T1">These ivory statuettes of goats are always created in sets of three. Each goat looks unique and functions differently from the others. Their properties are as follows:</text:span></text:p>
              <text:p text:style-name="P1"><text:span text:style-name="T1"/></text:p>
              <text:p text:style-name="P1"><text:span text:style-name="T1">• </text:span><text:span text:style-name="T1">The goat of terror becomes a giant goat for up to 3 hours. The goat can't attack, but you can remove its horns and use them as weapons. One horn becomes a +1 lance, and the other becomes a +2 longsword. Removing a horn requires an action, and the weapons disappear and the horns return when the goat reverts to figurine form. In addition, the goat radiates a 30-foot-radius aura of terror while you are riding it. Any creature hostile to you that starts its turn in the aura must succeed on a DC 15 Wisdom saving throw or be frightened of the goat for 1 minute, or until the goat reverts to figurine form. The frightened creature can repeat the saving throw at the end of each of its turns, ending the effect on itself on a success. Once it successfully saves against the effect, a creature is immune to the goat's aura for the next 24 hours. Once the figurine has been used, it can't be used again until 15 days have passed.</text:span></text:p>
            </office:annotation>
            <text:p>Ivory Goat (Terror)</text:p>
          </table:table-cell>
          <table:covered-table-cell/>
          <table:table-cell table:style-name="ce23" office:value-type="string" calcext:value-type="string">
            <text:p>15,000 gp</text:p>
          </table:table-cell>
          <table:table-cell table:style-name="ce35" office:value-type="string" calcext:value-type="string">
            <text:p>Rare</text:p>
          </table:table-cell>
          <table:table-cell table:style-name="ce41" office:value-type="string" calcext:value-type="string" table:number-columns-spanned="2" table:number-rows-spanned="1">
            <office:annotation draw:style-name="gr6" draw:text-style-name="P2" svg:width="10.021cm" svg:height="2.571cm" svg:x="12.966cm" svg:y="68.403cm" draw:caption-point-x="2.19cm" draw:caption-point-y="-0.279cm">
              <dc:date>2024-03-12T00:00:00</dc:date>
              <text:p text:style-name="P1"><text:span text:style-name="T1">While wearing this ring, you regain 1d6 hit points every 10 minutes, provided that you have at least 1 hit point. If you lose a body part, the ring causes the missing part to regrow and return to full functionality after 1d6 + 1 days if you have at least 1 hit point the whole time.</text:span></text:p>
              <text:p text:style-name="P1"><text:span text:style-name="T1">(Requires Attunement)</text:span></text:p>
            </office:annotation>
            <text:p>Ring of Regeneration</text:p>
          </table:table-cell>
          <table:covered-table-cell/>
          <table:table-cell table:style-name="ce43" office:value-type="string" calcext:value-type="string">
            <text:p>1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3" draw:text-style-name="P2" svg:width="9.899cm" svg:height="3.361cm" svg:x="32.886cm" svg:y="68.286cm" draw:caption-point-x="2.068cm" draw:caption-point-y="-0.162cm">
              <dc:date>2024-03-12T00:00:00</dc:date>
              <text:p text:style-name="P1"><text:span text:style-name="T1">While holding this 10-foot pole, you can use an action to speak a command word and cause it to collapse into a 1-foot-long rod, for ease of storage. The poles weight doesn't change. You can use an action to speak a different command word and cause the rod to revert to a pole; however, the rod will elongate only as far as the surrounding space allows.</text:span></text:p>
              <text:p text:style-name="P1"><text:span text:style-name="T1"/></text:p>
              <text:p text:style-name="P1"><text:span text:style-name="T1">Source: Xanathar’s Guide to Everything, page 138</text:span></text:p>
            </office:annotation>
            <text:p>Pole of Collapsing</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35" draw:text-style-name="P2" svg:width="10.095cm" svg:height="6.916cm" svg:x="2.871cm" svg:y="67.551cm" draw:caption-point-x="2.264cm" draw:caption-point-y="1.06cm">
              <dc:date>2024-03-12T00:00:00</dc:date>
              <text:p text:style-name="P1"><text:span text:style-name="T1"><text:s/></text:span><text:span text:style-name="T1">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text:span></text:p>
              <text:p text:style-name="P1"><text:span text:style-name="T1"/></text:p>
              <text:p text:style-name="P1"><text:span text:style-name="T1">The creature is friendly to you and your companions. It understands your languages and obeys your spoken commands. If you issue no commands, the creature defends itself but takes no other actions. See the Monster Manual for the creature's statistics</text:span></text:p>
              <text:p text:style-name="P1"><text:span text:style-name="T1"/></text:p>
              <text:p text:style-name="P1"><text:span text:style-name="T1">These gold statuettes of lions are always created in pairs. You can use one figurine or both simultaneously. Each can become a lion for up to 1 hour. Once a lion has been used, it can't be used again until 7 days have passed.</text:span></text:p>
            </office:annotation>
            <text:p>Goldean Lion</text:p>
          </table:table-cell>
          <table:covered-table-cell/>
          <table:table-cell table:style-name="ce23" office:value-type="string" calcext:value-type="string">
            <text:p>6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4" draw:text-style-name="P2" svg:width="10.021cm" svg:height="5.731cm" svg:x="12.966cm" svg:y="68.421cm" draw:caption-point-x="2.19cm" draw:caption-point-y="0.19cm">
              <dc:date>2024-03-12T00:00:00</dc:date>
              <text:p text:style-name="P1"><text:span text:style-name="T1">If you hold this beetle-shaped medallion in your hand for 1 round, an inscription appears on its surface revealing its magical nature. It provides two benefits while it is on your person:</text:span></text:p>
              <text:p text:style-name="P1"><text:span text:style-name="T1"/></text:p>
              <text:p text:style-name="P1"><text:span text:style-name="T1">• </text:span><text:span text:style-name="T1">You have advantage on saving throws against spells.</text:span></text:p>
              <text:p text:style-name="P1"><text:span text:style-name="T1"/></text:p>
              <text:p text:style-name="P1"><text:span text:style-name="T1">• </text:span><text:span text:style-name="T1">The scarab has 12 charges. If you fail a saving throw against a necromancy spell or a harmful effect originating from an undead creature, you can use your reaction to expend 1 charge and turn the failed save into a successful one. The scarab crumbles into powder and is destroyed when its last charge is expended.</text:span></text:p>
              <text:p text:style-name="P1"><text:span text:style-name="T1">(Requires Attunement)</text:span></text:p>
            </office:annotation>
            <text:p>Scarab of Protection</text:p>
          </table:table-cell>
          <table:covered-table-cell/>
          <table:table-cell table:style-name="ce43" office:value-type="string" calcext:value-type="string">
            <text:p>3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 draw:text-style-name="P2" svg:width="9.899cm" svg:height="3.756cm" svg:x="32.886cm" svg:y="69.131cm" draw:caption-point-x="2.068cm" draw:caption-point-y="-0.52cm">
              <dc:date>2024-03-12T00:00:00</dc:date>
              <text:p text:style-name="P1"><text:span text:style-name="T1">If you plant an ordinary shrub in this 10-pound clay pot and let it grow for 30 days, the shrub magically transforms into an awakened shrub at the end of that time. When the shrub awakens, its roots break the pot, destroying it.</text:span></text:p>
              <text:p text:style-name="P1"><text:span text:style-name="T1"/></text:p>
              <text:p text:style-name="P1"><text:span text:style-name="T1">The awakened shrub is friendly toward you. Absent commands from you, it does nothing.</text:span></text:p>
              <text:p text:style-name="P1"><text:span text:style-name="T1"/></text:p>
              <text:p text:style-name="P1"><text:span text:style-name="T1">Source: Xanathar’s Guide to Everything, page 138</text:span></text:p>
            </office:annotation>
            <text:p>Pot of Awakening</text:p>
          </table:table-cell>
          <table:covered-table-cell/>
          <table:table-cell table:style-name="ce67" office:value-type="string" calcext:value-type="string">
            <text:p>20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27" draw:text-style-name="P2" svg:width="10.095cm" svg:height="7.706cm" svg:x="2.871cm" svg:y="67.921cm" draw:caption-point-x="2.264cm" draw:caption-point-y="1.177cm">
              <dc:date>2024-03-12T00:00:00</dc:date>
              <text:p text:style-name="P1"><text:span text:style-name="T1">You can use an action to speak this staff's command word and throw the staff on the ground within 10 feet of you. The staff becomes a giant constrictor snake (see the Monster Manual for statistics) under your control and acts on its own initiative count. By using a bonus action to speak the command word again, you return the staff to its normal form in a space formerly occupied by the snake.</text:span></text:p>
              <text:p text:style-name="P1"><text:span text:style-name="T1"/></text:p>
              <text:p text:style-name="P1"><text:span text:style-name="T1">On your turn, you can mentally command the snake if it is within 60 feet of you and you aren't incapacitated. You decide what action the snake takes and where it moves during its next turn, or you can issue it a general command, such as to attack your enemies or guard a location.</text:span></text:p>
              <text:p text:style-name="P1"><text:span text:style-name="T1"/></text:p>
              <text:p text:style-name="P1"><text:span text:style-name="T1">If the snake is reduced to 0 hit points, it dies and reverts to its staff form. The staff then shatters and is destroyed. If the snake reverts to staff form before losing all its hit points, it regains all of them.</text:span></text:p>
              <text:p text:style-name="P1"><text:span text:style-name="T1">(Requires Attunement)</text:span></text:p>
            </office:annotation>
            <text:p>Staff of the Python</text:p>
          </table:table-cell>
          <table:covered-table-cell/>
          <table:table-cell table:style-name="ce23" office:value-type="string" calcext:value-type="string">
            <text:p>1,000 gp</text:p>
          </table:table-cell>
          <table:table-cell table:style-name="ce36" office:value-type="string" calcext:value-type="string">
            <text:p>Uncommon</text:p>
          </table:table-cell>
          <table:table-cell table:style-name="ce42" office:value-type="string" calcext:value-type="string" table:number-columns-spanned="2" table:number-rows-spanned="1">
            <office:annotation draw:style-name="gr23" draw:text-style-name="P2" svg:width="10.021cm" svg:height="3.361cm" svg:x="12.966cm" svg:y="68.982cm" draw:caption-point-x="2.19cm" draw:caption-point-y="0.116cm">
              <dc:date>2024-03-12T00:00:00</dc:date>
              <text:p text:style-name="P1"><text:span text:style-name="T1">While you wear this cloak, it projects an illusion that makes you appear to be standing in a place near your actual location, causing any creature to have disadvantage on attack rolls against you. If you take damage, the property ceases to function until the start of your next turn. This property is suppressed while you are incapacitated, restrained, or otherwise unable to move.</text:span></text:p>
              <text:p text:style-name="P1"><text:span text:style-name="T1">(Requires Attunement)</text:span></text:p>
            </office:annotation>
            <text:p>Cloak of Displacement</text:p>
          </table:table-cell>
          <table:covered-table-cell/>
          <table:table-cell table:style-name="ce43" office:value-type="string" calcext:value-type="string">
            <text:p>1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3" draw:text-style-name="P2" svg:width="9.899cm" svg:height="3.361cm" svg:x="32.886cm" svg:y="69.26cm" draw:caption-point-x="2.068cm" draw:caption-point-y="-0.162cm">
              <dc:date>2024-03-12T00:00:00</dc:date>
              <text:p text:style-name="P1"><text:span text:style-name="T1">You can cut this 50-foot coil of hempen rope into any number of smaller pieces, and then use an action to speak a command word and cause the pieces to knit back together. The pieces must be in contact with each other and not otherwise in use. A rope of mending is forever shortened if a section of it is lost or destroyed.</text:span></text:p>
              <text:p text:style-name="P1"><text:span text:style-name="T1"/></text:p>
              <text:p text:style-name="P1"><text:span text:style-name="T1">Source: Xanathar’s Guide to Everything, page 138</text:span></text:p>
            </office:annotation>
            <text:p>Rope of Mending</text:p>
          </table:table-cell>
          <table:covered-table-cell/>
          <table:table-cell table:style-name="ce67" office:value-type="string" calcext:value-type="string">
            <text:p>4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56" draw:text-style-name="P2" svg:width="10.095cm" svg:height="12.051cm" svg:x="2.871cm" svg:y="67.068cm" draw:caption-point-x="2.264cm" draw:caption-point-y="2.517cm">
              <dc:date>2024-03-12T00:00:00</dc:date>
              <text:p text:style-name="P1"><text:span text:style-name="T1">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text:span></text:p>
              <text:p text:style-name="P1"><text:span text:style-name="T1"/></text:p>
              <text:p text:style-name="P1"><text:span text:style-name="T1">The creature is friendly to you and your companions. It understands your languages and obeys your spoken commands. If you issue no commands, the creature defends itself but takes no other actions. See the Monster Manual for the creature's statistics, except for the giant fly.</text:span></text:p>
              <text:p text:style-name="P1"><text:span text:style-name="T1"/></text:p>
              <text:p text:style-name="P1"><text:span text:style-name="T1">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text:span></text:p>
              <text:p text:style-name="P1"><text:span text:style-name="T1"/></text:p>
              <text:p text:style-name="P1"><text:span text:style-name="T1">Onyx Dog.</text:span></text:p>
              <text:p text:style-name="P1"><text:span text:style-name="T1"/></text:p>
              <text:p text:style-name="P1"><text:span text:style-name="T1">This onyx statuette of a dog can become a mastiff for up to 6 hours. The mastiff has an Intelligence of 8 and can speak Common. It also has dark vision out to a range of 60 feet and can see invisible creatures and objects within that range. Once it has been used, it can't be used again until 7 days have passed.</text:span></text:p>
            </office:annotation>
            <text:p>Onyx Dog</text:p>
          </table:table-cell>
          <table:covered-table-cell/>
          <table:table-cell table:style-name="ce23" office:value-type="string" calcext:value-type="string">
            <text:p>2,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7" draw:text-style-name="P2" svg:width="10.021cm" svg:height="6.126cm" svg:x="12.966cm" svg:y="69.197cm" draw:caption-point-x="2.19cm" draw:caption-point-y="0.388cm">
              <dc:date>2024-03-12T00:00:00</dc:date>
              <text:p text:style-name="P1"><text:span text:style-name="T1">This necklace has a magic bead made from aquamarine, black pearl, or topaz. It also has many nonmagical beads made from stones such as amber, bloodstone, citrine, coral, jade, pearl, or quartz. If a magic bead is removed from the necklace, that bead loses its magic.</text:span></text:p>
              <text:p text:style-name="P1"><text:span text:style-name="T1"/></text:p>
              <text:p text:style-name="P1"><text:span text:style-name="T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span></text:p>
              <text:p text:style-name="P1"><text:span text:style-name="T1"/></text:p>
              <text:p text:style-name="P1"><text:span text:style-name="T1">Bless spell</text:span></text:p>
              <text:p text:style-name="P1"><text:span text:style-name="T1"/></text:p>
            </office:annotation>
            <text:p>Prayer Bead - Bless</text:p>
          </table:table-cell>
          <table:covered-table-cell/>
          <table:table-cell table:style-name="ce43" office:value-type="string" calcext:value-type="string">
            <text:p>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4" draw:text-style-name="P2" svg:width="9.899cm" svg:height="4.941cm" svg:x="32.886cm" svg:y="69.512cm" draw:caption-point-x="2.068cm" draw:caption-point-y="0.073cm">
              <dc:date>2024-03-12T00:00:00</dc:date>
              <text:p text:style-name="P1"><text:span text:style-name="T1">Etched with eldritch runes, this 1—inch-diameter ruby allows you to use a simple or martial weapon as a spellcasting focus for your spells. For this property to work, you must attach the ruby to the weapon by pressing the ruby against it for at least 10 minutes. Thereafter, the ruby can't be removed unless you detach it as an action or the weapon is destroyed. Not even an antimagic field causes it to fall off. The ruby does fall off the weapon if your attunement to the ruby ends.</text:span></text:p>
              <text:p text:style-name="P1"><text:span text:style-name="T1"/></text:p>
              <text:p text:style-name="P1"><text:span text:style-name="T1">Source: Xanathar’s Guide to Everything, page 138</text:span></text:p>
              <text:p text:style-name="P1"><text:span text:style-name="T1"/></text:p>
              <text:p text:style-name="P1"><text:span text:style-name="T1">(Requires Attunement by a Spellcaster)</text:span></text:p>
            </office:annotation>
            <text:p>Ruby of the War Mage</text:p>
          </table:table-cell>
          <table:covered-table-cell/>
          <table:table-cell table:style-name="ce67" office:value-type="string" calcext:value-type="string">
            <text:p>2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6" draw:text-style-name="P2" svg:width="10.095cm" svg:height="11.261cm" svg:x="2.871cm" svg:y="67.95cm" draw:caption-point-x="2.264cm" draw:caption-point-y="2.122cm">
              <dc:date>2024-03-12T00:00:00</dc:date>
              <text:p text:style-name="P1"><text:span text:style-name="T1">A figurine of wondrous power is a statuette of a beast small enough to fit in a pocket. If you use an action to speak the command word and throw the figurine to a point on the ground within 60 feet of you, the figurine becomes a living creature. If the space where the creature would appear is occupied by other creatures or objects, or if there isn't enough space for the creature, the figurine doesn't become a creature.</text:span></text:p>
              <text:p text:style-name="P1"><text:span text:style-name="T1"/></text:p>
              <text:p text:style-name="P1"><text:span text:style-name="T1">The creature is friendly to you and your companions. It understands your languages and obeys your spoken commands. If you issue no commands, the creature defends itself but takes no other actions. See the Monster Manual for the creature's statistics, except for the giant fly.</text:span></text:p>
              <text:p text:style-name="P1"><text:span text:style-name="T1"/></text:p>
              <text:p text:style-name="P1"><text:span text:style-name="T1">The creature exists for a duration specific to each figurine. At the end of the duration, the creature reverts to its figurine form. It reverts to a figurine early if it drops to 0 hit points or if you use an action to speak the command word again while touching it. When the creature becomes a figurine again, its property can't be used again until a certain amount of time has passed, as specified in the figurine's description.</text:span></text:p>
              <text:p text:style-name="P1"><text:span text:style-name="T1"/></text:p>
              <text:p text:style-name="P1"><text:span text:style-name="T1">Silver Raven.</text:span></text:p>
              <text:p text:style-name="P1"><text:span text:style-name="T1"/></text:p>
              <text:p text:style-name="P1"><text:span text:style-name="T1">This silver statuette of a raven can become a raven for up to 12 hours. Once it has been used, it can't be used again until 2 days have passed. While in raven form, the figurine allows you to cast the animal messenger spell on it at will.</text:span></text:p>
            </office:annotation>
            <text:p>Silver Raven</text:p>
          </table:table-cell>
          <table:covered-table-cell/>
          <table:table-cell table:style-name="ce23" office:value-type="string" calcext:value-type="string">
            <text:p>5,000 gp</text:p>
          </table:table-cell>
          <table:table-cell table:style-name="ce36" office:value-type="string" calcext:value-type="string">
            <text:p>Uncommon</text:p>
          </table:table-cell>
          <table:table-cell table:style-name="ce42" office:value-type="string" calcext:value-type="string" table:number-columns-spanned="2" table:number-rows-spanned="1">
            <office:annotation draw:style-name="gr14" draw:text-style-name="P2" svg:width="10.021cm" svg:height="5.731cm" svg:x="12.966cm" svg:y="69.604cm" draw:caption-point-x="2.19cm" draw:caption-point-y="0.468cm">
              <dc:date>2024-03-12T00:00:00</dc:date>
              <text:p text:style-name="P1"><text:span text:style-name="T1">This necklace has a magic bead made from aquamarine, black pearl, or topaz. It also has many nonmagical beads made from stones such as amber, bloodstone, citrine, coral, jade, pearl, or quartz. If a magic bead is removed from the necklace, that bead loses its magic.</text:span></text:p>
              <text:p text:style-name="P1"><text:span text:style-name="T1"/></text:p>
              <text:p text:style-name="P1"><text:span text:style-name="T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span></text:p>
              <text:p text:style-name="P1"><text:span text:style-name="T1"/></text:p>
              <text:p text:style-name="P1"><text:span text:style-name="T1">Branding smite spell</text:span></text:p>
            </office:annotation>
            <text:p>Prayer Bead - Smiting</text:p>
          </table:table-cell>
          <table:covered-table-cell/>
          <table:table-cell table:style-name="ce43" office:value-type="string" calcext:value-type="string">
            <text:p>1,5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57" draw:text-style-name="P2" svg:width="9.899cm" svg:height="3.174cm" svg:x="32.886cm" svg:y="70.882cm" draw:caption-point-x="2.068cm" draw:caption-point-y="-0.81cm">
              <dc:date>2024-03-12T00:00:00</dc:date>
              <text:p text:style-name="P1"><text:span text:style-name="T1"/></text:p>
              <text:p text:style-name="P1"><text:span text:style-name="T1"/></text:p>
              <text:p text:style-name="P1"><text:span text:style-name="T1">The front of this shield is shaped in the likeness of a face. While bearing the shield, you can use a bonus action to alter the faces expression.</text:span></text:p>
              <text:p text:style-name="P1"><text:span text:style-name="T1"/></text:p>
              <text:p text:style-name="P1"><text:span text:style-name="T1">Source: Xanathar’s Guide to Everything, page 139</text:span></text:p>
            </office:annotation>
            <text:p>Shield of Expression</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24" draw:text-style-name="P2" svg:width="10.095cm" svg:height="4.941cm" svg:x="2.871cm" svg:y="70.764cm" draw:caption-point-x="2.264cm" draw:caption-point-y="-0.205cm">
              <dc:date>2024-03-12T00:00:00</dc:date>
              <text:p text:style-name="P1"><text:span text:style-name="T1">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text:span></text:p>
              <text:p text:style-name="P1"><text:span text:style-name="T1"/></text:p>
              <text:p text:style-name="P1"><text:span text:style-name="T1">The silver horn summons 2d4 + 2 berserkers.</text:span></text:p>
              <text:p text:style-name="P1"><text:span text:style-name="T1"/></text:p>
              <text:p text:style-name="P1"><text:span text:style-name="T1">The berserkers are friendly to you and your companions and follow your commands.</text:span></text:p>
              <text:p text:style-name="P1"><text:span text:style-name="T1"/></text:p>
            </office:annotation>
            <text:p>Silver Horn of Valhalla</text:p>
          </table:table-cell>
          <table:covered-table-cell/>
          <table:table-cell table:style-name="ce23" office:value-type="string" calcext:value-type="string">
            <text:p>5,6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4" draw:text-style-name="P2" svg:width="10.021cm" svg:height="5.731cm" svg:x="12.966cm" svg:y="70.091cm" draw:caption-point-x="2.19cm" draw:caption-point-y="0.468cm">
              <dc:date>2024-03-12T00:00:00</dc:date>
              <text:p text:style-name="P1"><text:span text:style-name="T1">This necklace has a magic bead made from aquamarine, black pearl, or topaz. It also has many nonmagical beads made from stones such as amber, bloodstone, citrine, coral, jade, pearl, or quartz. If a magic bead is removed from the necklace, that bead loses its magic.</text:span></text:p>
              <text:p text:style-name="P1"><text:span text:style-name="T1"/></text:p>
              <text:p text:style-name="P1"><text:span text:style-name="T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span></text:p>
              <text:p text:style-name="P1"><text:span text:style-name="T1"/></text:p>
              <text:p text:style-name="P1"><text:span text:style-name="T1">Cure wounds (2nd level) or lesser restoration</text:span></text:p>
            </office:annotation>
            <text:p>Prayer Bead - Curing</text:p>
          </table:table-cell>
          <table:covered-table-cell/>
          <table:table-cell table:style-name="ce43" office:value-type="string" calcext:value-type="string">
            <text:p>4,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51" draw:text-style-name="P2" svg:width="9.899cm" svg:height="2.064cm" svg:x="32.886cm" svg:y="71.369cm" draw:caption-point-x="2.068cm" draw:caption-point-y="-0.81cm">
              <dc:date>2024-03-12T00:00:00</dc:date>
              <text:p text:style-name="P1"><text:span text:style-name="T1">Wisps of harmless, odorless smoke rise from this armor while it is worn.</text:span></text:p>
              <text:p text:style-name="P1"><text:span text:style-name="T1"/></text:p>
              <text:p text:style-name="P1"><text:span text:style-name="T1">Source: Xanathar’s Guide to Everything, page 139</text:span></text:p>
            </office:annotation>
            <text:p>Smoldering Armor</text:p>
          </table:table-cell>
          <table:covered-table-cell/>
          <table:table-cell table:style-name="ce67" office:value-type="string" calcext:value-type="string">
            <text:p>10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9" draw:text-style-name="P2" svg:width="10.095cm" svg:height="1.386cm" svg:x="2.871cm" svg:y="71.638cm" draw:caption-point-x="2.264cm" draw:caption-point-y="-0.593cm">
              <dc:date>2024-03-12T00:00:00</dc:date>
              <text:p text:style-name="P1"><text:span text:style-name="T1">This marble statuette is about 4 inches high and long. It can become an elephant for up to 24 hours. Once it has been used, it can't be used again until 7 days have passed.</text:span></text:p>
            </office:annotation>
            <text:p>Marble Elephant</text:p>
          </table:table-cell>
          <table:covered-table-cell/>
          <table:table-cell table:style-name="ce23" office:value-type="string" calcext:value-type="string">
            <text:p>5,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4" draw:text-style-name="P2" svg:width="10.021cm" svg:height="5.731cm" svg:x="12.966cm" svg:y="70.577cm" draw:caption-point-x="2.19cm" draw:caption-point-y="0.468cm">
              <dc:date>2024-03-12T00:00:00</dc:date>
              <text:p text:style-name="P1"><text:span text:style-name="T1">This necklace has a magic bead made from aquamarine, black pearl, or topaz. It also has many nonmagical beads made from stones such as amber, bloodstone, citrine, coral, jade, pearl, or quartz. If a magic bead is removed from the necklace, that bead loses its magic.</text:span></text:p>
              <text:p text:style-name="P1"><text:span text:style-name="T1"/></text:p>
              <text:p text:style-name="P1"><text:span text:style-name="T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span></text:p>
              <text:p text:style-name="P1"><text:span text:style-name="T1"/></text:p>
              <text:p text:style-name="P1"><text:span text:style-name="T1">Wind walk Spell</text:span></text:p>
            </office:annotation>
            <text:p>Prayer Bead - Wind Walking</text:p>
          </table:table-cell>
          <table:covered-table-cell/>
          <table:table-cell table:style-name="ce43" office:value-type="string" calcext:value-type="string">
            <text:p>96,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0" draw:text-style-name="P2" svg:width="9.899cm" svg:height="4.151cm" svg:x="32.886cm" svg:y="70.811cm" draw:caption-point-x="2.068cm" draw:caption-point-y="0.234cm">
              <dc:date>2024-03-12T00:00:00</dc:date>
              <text:p text:style-name="P1"><text:span text:style-name="T1">If you place an object weighing no more than 1 pound (such as a shard of crystal, an egg, or a stone) above the tip of the staff while holding it, the object floats an inch from the staff's tip and remains there until it is removed or until the staff is no longer in your possession. The staff can have up to three such objects floating over its tip at any given time. While holding the staff, you can make one or more of the objects slowly spin or turn in place.</text:span></text:p>
              <text:p text:style-name="P1"><text:span text:style-name="T1"/></text:p>
              <text:p text:style-name="P1"><text:span text:style-name="T1">Source: Xanathar’s Guide to Everything, page 139</text:span></text:p>
            </office:annotation>
            <text:p>Staff of Adornment</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28" draw:text-style-name="P2" svg:width="10.095cm" svg:height="2.966cm" svg:x="2.871cm" svg:y="71.892cm" draw:caption-point-x="2.264cm" draw:caption-point-y="-0.36cm">
              <dc:date>2024-03-12T00:00:00</dc:date>
              <text:p text:style-name="P1"><text:span text:style-name="T1">While this bowl is filled with water, you can use an action to speak the bowl's command word and summon a water elemental, as if you had cast the conjure elemental spell. The bowl can't be used this way again until the next dawn.</text:span></text:p>
              <text:p text:style-name="P1"><text:span text:style-name="T1"/></text:p>
              <text:p text:style-name="P1"><text:span text:style-name="T1">The bowl is about 1 foot in diameter and half as deep. It weighs 3 pounds and holds about 3 gallons.</text:span></text:p>
            </office:annotation>
            <text:p>Bowl of Commanding Water Elementals</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4" draw:text-style-name="P2" svg:width="10.021cm" svg:height="5.731cm" svg:x="12.966cm" svg:y="71.065cm" draw:caption-point-x="2.19cm" draw:caption-point-y="0.467cm">
              <dc:date>2024-03-12T00:00:00</dc:date>
              <text:p text:style-name="P1"><text:span text:style-name="T1">This necklace has a magic bead made from aquamarine, black pearl, or topaz. It also has many nonmagical beads made from stones such as amber, bloodstone, citrine, coral, jade, pearl, or quartz. If a magic bead is removed from the necklace, that bead loses its magic.</text:span></text:p>
              <text:p text:style-name="P1"><text:span text:style-name="T1"/></text:p>
              <text:p text:style-name="P1"><text:span text:style-name="T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span></text:p>
              <text:p text:style-name="P1"><text:span text:style-name="T1"/></text:p>
              <text:p text:style-name="P1"><text:span text:style-name="T1">Greater restoration Spell</text:span></text:p>
            </office:annotation>
            <text:p>Prayer Bead - Favor</text:p>
          </table:table-cell>
          <table:covered-table-cell/>
          <table:table-cell table:style-name="ce43" office:value-type="string" calcext:value-type="string">
            <text:p>3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14" draw:text-style-name="P2" svg:width="9.899cm" svg:height="5.731cm" svg:x="32.886cm" svg:y="71.065cm" draw:caption-point-x="2.068cm" draw:caption-point-y="0.467cm">
              <dc:date>2024-03-12T00:00:00</dc:date>
              <text:p text:style-name="P1"><text:span text:style-name="T1">This wooden staff is decorated with bird carvings. It has 10 charges. While holding it, you can use an action to expend 1 charge from the staff and cause it to create one of the following sounds out to a range of 60 feet: a finch's chirp, a raven's caw, a duck's quack, a chicken's cluck, a goose's book, a loon's call, a turkey's gobble, a seagull's cry, an owl's hoot, or an eagle's shriek.</text:span></text:p>
              <text:p text:style-name="P1"><text:span text:style-name="T1"/></text:p>
              <text:p text:style-name="P1"><text:span text:style-name="T1">The staff regains 1d6+4 expended charges daily at dawn. If you expend the last charge, roll a d20. On a 1, the staff explodes in a harmless cloud of bird feathers and is lost forever.</text:span></text:p>
              <text:p text:style-name="P1"><text:span text:style-name="T1"/></text:p>
              <text:p text:style-name="P1"><text:span text:style-name="T1">Source: Xanathar’s Guide to Everything, page 139</text:span></text:p>
            </office:annotation>
            <text:p>Staff of Birdcall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6" draw:text-style-name="P2" svg:width="10.095cm" svg:height="2.571cm" svg:x="2.871cm" svg:y="72.576cm" draw:caption-point-x="2.264cm" draw:caption-point-y="-0.557cm">
              <dc:date>2024-03-12T00:00:00</dc:date>
              <text:p text:style-name="P1"><text:span text:style-name="T1">While a fire burns in this brass brazier, you can use an action to speak the brazier's command word and summon a fire elemental, as if you had cast the conjure elemental spell. The brazier can't be used this way again until the next dawn.</text:span></text:p>
              <text:p text:style-name="P1"><text:span text:style-name="T1"/></text:p>
              <text:p text:style-name="P1"><text:span text:style-name="T1">The brazier weighs 5 pounds.</text:span></text:p>
            </office:annotation>
            <text:p>Brazier of Commanding Fire Elementals</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4" draw:text-style-name="P2" svg:width="10.021cm" svg:height="5.731cm" svg:x="12.966cm" svg:y="71.551cm" draw:caption-point-x="2.19cm" draw:caption-point-y="0.468cm">
              <dc:date>2024-03-12T00:00:00</dc:date>
              <text:p text:style-name="P1"><text:span text:style-name="T1">This necklace has a magic bead made from aquamarine, black pearl, or topaz. It also has many nonmagical beads made from stones such as amber, bloodstone, citrine, coral, jade, pearl, or quartz. If a magic bead is removed from the necklace, that bead loses its magic.</text:span></text:p>
              <text:p text:style-name="P1"><text:span text:style-name="T1"/></text:p>
              <text:p text:style-name="P1"><text:span text:style-name="T1">A necklace can have more than one bead of the same type. To use one, you must be wearing the necklace. Each bead contains a spell that you can cast from it as a bonus action (using your spell save DC if a save is necessary). Once a magic bead's spell is cast, that bead can't be used again until the next dawn.</text:span></text:p>
              <text:p text:style-name="P1"><text:span text:style-name="T1"/></text:p>
              <text:p text:style-name="P1"><text:span text:style-name="T1">Planar ally Spell</text:span></text:p>
            </office:annotation>
            <text:p>Prayer Bead - Summons</text:p>
          </table:table-cell>
          <table:covered-table-cell/>
          <table:table-cell table:style-name="ce43" office:value-type="string" calcext:value-type="string">
            <text:p>128,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5" draw:text-style-name="P2" svg:width="9.899cm" svg:height="4.546cm" svg:x="32.886cm" svg:y="71.588cm" draw:caption-point-x="2.068cm" draw:caption-point-y="0.431cm">
              <dc:date>2024-03-12T00:00:00</dc:date>
              <text:p text:style-name="P1"><text:span text:style-name="T1">This wooden staff has 10 charges. While holding it, you can use an action to expend 1 charge from the staff and cause a flower to sprout from a patch of earth or soil within 5 feet of you, or from the staff itself. Unless you choose a specific kind of flower, the staff creates a mildscented daisy. The flower is harmless and nonmagical, and it grows or withers as a normal flower would. The staff regains 1d6+4 expended charges daily at dawn. If you expend the last charge, roll a d20. On a 1, the staff turns into flower petals and is lost forever.</text:span></text:p>
              <text:p text:style-name="P1"><text:span text:style-name="T1"/></text:p>
              <text:p text:style-name="P1"><text:span text:style-name="T1">Source: Xanathar’s Guide to Everything, page 139</text:span></text:p>
            </office:annotation>
            <text:p>Staff of Flower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1" draw:text-style-name="P2" svg:width="10.095cm" svg:height="0.952cm" svg:x="2.871cm" svg:y="73.316cm" draw:caption-point-x="2.264cm" draw:caption-point-y="-0.81cm">
              <dc:date>2024-03-12T00:00:00</dc:date>
              <text:p text:style-name="P1"><text:span text:style-name="T1">Censer of Controlling Air Elementals</text:span><text:span text:style-name="T1"><text:tab/></text:span></text:p>
            </office:annotation>
            <text:p>Censer of Controlling Air Elementals</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 draw:text-style-name="P2" svg:width="10.021cm" svg:height="10.866cm" svg:x="12.966cm" svg:y="70.86cm" draw:caption-point-x="2.19cm" draw:caption-point-y="1.646cm">
              <dc:date>2024-03-12T00:00:00</dc:date>
              <text:p text:style-name="P1"><text:span text:style-name="T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span></text:p>
              <text:p text:style-name="P1"><text:span text:style-name="T1"/></text:p>
              <text:p text:style-name="P1"><text:span text:style-name="T1">You can use an action to play the instrument and cast one of its spells. Once the instrument has been used to cast a spell, it can't be used to cast that spell again until the next dawn. The spells use your spellcasting ability and spell save DC.</text:span></text:p>
              <text:p text:style-name="P1"><text:span text:style-name="T1"/></text:p>
              <text:p text:style-name="P1"><text:span text:style-name="T1">When you use the instrument to cast a spell that causes targets to become charmed on a failed save, the targets have disadvantage on the saving throw. This effect applies whether you are using the instrument as the source of the spell or as a spellcasting focus</text:span></text:p>
              <text:p text:style-name="P1"><text:span text:style-name="T1"/></text:p>
              <text:p text:style-name="P1"><text:span text:style-name="T1">All instruments of the bards can be used to cast the following spells: fly, invisibility, levitate, and protection from evil and good.</text:span></text:p>
              <text:p text:style-name="P1"><text:span text:style-name="T1"/></text:p>
              <text:p text:style-name="P1"><text:span text:style-name="T1">In addition, the Cli lyre can be used to cast stone shape, wall of fire, and wind wall.</text:span></text:p>
              <text:p text:style-name="P1"><text:span text:style-name="T1">(Requires Attunement)</text:span></text:p>
            </office:annotation>
            <text:p>Instrument of the Bards - Cli Lyre</text:p>
          </table:table-cell>
          <table:covered-table-cell/>
          <table:table-cell table:style-name="ce43" office:value-type="string" calcext:value-type="string">
            <text:p>20,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5" draw:text-style-name="P2" svg:width="9.899cm" svg:height="4.546cm" svg:x="32.886cm" svg:y="72.075cm" draw:caption-point-x="2.068cm" draw:caption-point-y="0.431cm">
              <dc:date>2024-03-12T00:00:00</dc:date>
              <text:p text:style-name="P1"><text:span text:style-name="T1">While this stuffed doll is within 5 feet of you, you can spend a short rest telling it to say up to six phrases, none of which can be more than six words long, and set a condition under which the doll speaks each phrase. You can also replace old phrases with new ones. Whatever the condition, it must occur within 5 feet of the doll to make it speak. For example, whenever someone picks up the doll, it might say, "I want a piece of candy." The doll's phrases are lost when your attunement to the doll ends.</text:span></text:p>
              <text:p text:style-name="P1"><text:span text:style-name="T1"/></text:p>
              <text:p text:style-name="P1"><text:span text:style-name="T1">Source: Xanathar’s Guide to Everything, page 139</text:span></text:p>
            </office:annotation>
            <text:p>Talking Doll</text:p>
          </table:table-cell>
          <table:covered-table-cell/>
          <table:table-cell table:style-name="ce67" office:value-type="string" calcext:value-type="string">
            <text:p>2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4" draw:text-style-name="P2" svg:width="10.095cm" svg:height="2.176cm" svg:x="2.871cm" svg:y="73.192cm" draw:caption-point-x="2.264cm" draw:caption-point-y="-0.199cm">
              <dc:date>2024-03-12T00:00:00</dc:date>
              <text:p text:style-name="P1"><text:span text:style-name="T1">If the stone is touching the ground, you can use an action to speak its command word and summon an earth elemental, as if you had cast the conjure elemental spell. The stone can't be used this way again until the next dawn. The stone weighs 5 pounds.</text:span></text:p>
            </office:annotation>
            <text:p>Stone of Controlling Earth Elementals</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 draw:text-style-name="P2" svg:width="10.021cm" svg:height="10.866cm" svg:x="12.966cm" svg:y="71.347cm" draw:caption-point-x="2.19cm" draw:caption-point-y="1.646cm">
              <dc:date>2024-03-12T00:00:00</dc:date>
              <text:p text:style-name="P1"><text:span text:style-name="T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span></text:p>
              <text:p text:style-name="P1"><text:span text:style-name="T1"/></text:p>
              <text:p text:style-name="P1"><text:span text:style-name="T1">You can use an action to play the instrument and cast one of its spells. Once the instrument has been used to cast a spell, it can't be used to cast that spell again until the next dawn. The spells use your spellcasting ability and spell save DC.</text:span></text:p>
              <text:p text:style-name="P1"><text:span text:style-name="T1"/></text:p>
              <text:p text:style-name="P1"><text:span text:style-name="T1">When you use the instrument to cast a spell that causes targets to become charmed on a failed save, the targets have disadvantage on the saving throw. This effect applies whether you are using the instrument as the source of the spell or as a spellcasting focus</text:span></text:p>
              <text:p text:style-name="P1"><text:span text:style-name="T1"/></text:p>
              <text:p text:style-name="P1"><text:span text:style-name="T1">All instruments of the bards can be used to cast the following spells: fly, invisibility, levitate, and protection from evil and good.</text:span></text:p>
              <text:p text:style-name="P1"><text:span text:style-name="T1"/></text:p>
              <text:p text:style-name="P1"><text:span text:style-name="T1">In addition, the Fochlucan bandore can be used to cast entangle, faerie fire, shillelagh, and speak with animals.</text:span></text:p>
              <text:p text:style-name="P1"><text:span text:style-name="T1">(Requires Attunement)</text:span></text:p>
            </office:annotation>
            <text:p>Instrument of the Bards - Fochulan Bandlore</text:p>
          </table:table-cell>
          <table:covered-table-cell/>
          <table:table-cell table:style-name="ce43" office:value-type="string" calcext:value-type="string">
            <text:p>15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8" draw:text-style-name="P2" svg:width="9.899cm" svg:height="2.966cm" svg:x="32.886cm" svg:y="73.352cm" draw:caption-point-x="2.068cm" draw:caption-point-y="-0.359cm">
              <dc:date>2024-03-12T00:00:00</dc:date>
              <text:p text:style-name="P1"><text:span text:style-name="T1">This tankard has a stern face sculpted into one side. You can drink ale, wine, or any other nonmagical alcoholic beverage poured into it without becoming inebriated. The tankard has no effect on magical liquids or harmful substances such as poison.</text:span></text:p>
              <text:p text:style-name="P1"><text:span text:style-name="T1"/></text:p>
              <text:p text:style-name="P1"><text:span text:style-name="T1">Source: Xanathar’s Guide to Everything, page 139</text:span></text:p>
            </office:annotation>
            <text:p>Tankard of Sobriety</text:p>
          </table:table-cell>
          <table:covered-table-cell/>
          <table:table-cell table:style-name="ce67" office:value-type="string" calcext:value-type="string">
            <text:p>2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4" draw:text-style-name="P2" svg:width="10.095cm" svg:height="5.731cm" svg:x="2.871cm" svg:y="73.012cm" draw:caption-point-x="2.264cm" draw:caption-point-y="0.468cm">
              <dc:date>2024-03-12T00:00:00</dc:date>
              <text:p text:style-name="P1"><text:span text:style-name="T1">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text:span></text:p>
              <text:p text:style-name="P1"><text:span text:style-name="T1"/></text:p>
              <text:p text:style-name="P1"><text:span text:style-name="T1">A brass horn summons 3d4 + 3 berserkers. To use the brass horn, you must be proficient with all simple weapons.</text:span></text:p>
              <text:p text:style-name="P1"><text:span text:style-name="T1"/></text:p>
              <text:p text:style-name="P1"><text:span text:style-name="T1">If you blow the horn without meeting its requirement, the summoned berserkers attack you. If you meet the requirement, they are friendly to you and your companions and follow your commands.</text:span></text:p>
            </office:annotation>
            <text:p>Brass Horn of Valhalla</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 draw:text-style-name="P2" svg:width="10.021cm" svg:height="10.866cm" svg:x="12.966cm" svg:y="71.834cm" draw:caption-point-x="2.19cm" draw:caption-point-y="1.646cm">
              <dc:date>2024-03-12T00:00:00</dc:date>
              <text:p text:style-name="P1"><text:span text:style-name="T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span></text:p>
              <text:p text:style-name="P1"><text:span text:style-name="T1"/></text:p>
              <text:p text:style-name="P1"><text:span text:style-name="T1">You can use an action to play the instrument and cast one of its spells. Once the instrument has been used to cast a spell, it can't be used to cast that spell again until the next dawn. The spells use your spellcasting ability and spell save DC.</text:span></text:p>
              <text:p text:style-name="P1"><text:span text:style-name="T1"/></text:p>
              <text:p text:style-name="P1"><text:span text:style-name="T1">When you use the instrument to cast a spell that causes targets to become charmed on a failed save, the targets have disadvantage on the saving throw. This effect applies whether you are using the instrument as the source of the spell or as a spellcasting focus</text:span></text:p>
              <text:p text:style-name="P1"><text:span text:style-name="T1"/></text:p>
              <text:p text:style-name="P1"><text:span text:style-name="T1">All instruments of the bards can be used to cast the following spells: fly, invisibility, levitate, and protection from evil and good.</text:span></text:p>
              <text:p text:style-name="P1"><text:span text:style-name="T1"/></text:p>
              <text:p text:style-name="P1"><text:span text:style-name="T1">In addition, the Mac-Fuirmidh cittern can be used to cast barkskin, cure wounds, and fog cloud.</text:span></text:p>
              <text:p text:style-name="P1"><text:span text:style-name="T1">(Requires Attunement)</text:span></text:p>
            </office:annotation>
            <text:p>Instrument of the Bards - Mac-Fuirmidh Cittern</text:p>
          </table:table-cell>
          <table:covered-table-cell/>
          <table:table-cell table:style-name="ce43" office:value-type="string" calcext:value-type="string">
            <text:p>17,0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51" draw:text-style-name="P2" svg:width="9.899cm" svg:height="2.064cm" svg:x="32.886cm" svg:y="74.29cm" draw:caption-point-x="2.068cm" draw:caption-point-y="-0.81cm">
              <dc:date>2024-03-12T00:00:00</dc:date>
              <text:p text:style-name="P1"><text:span text:style-name="T1">his arrow can't be broken, except when it is within an antimagic field.</text:span></text:p>
              <text:p text:style-name="P1"><text:span text:style-name="T1"/></text:p>
              <text:p text:style-name="P1"><text:span text:style-name="T1">Source: Xanathar’s Guide to Everything, page 139</text:span></text:p>
            </office:annotation>
            <text:p>Unbreakable Arrow</text:p>
          </table:table-cell>
          <table:covered-table-cell/>
          <table:table-cell table:style-name="ce67" office:value-type="string" calcext:value-type="string">
            <text:p>1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4" draw:text-style-name="P2" svg:width="10.095cm" svg:height="5.731cm" svg:x="2.871cm" svg:y="73.498cm" draw:caption-point-x="2.264cm" draw:caption-point-y="0.468cm">
              <dc:date>2024-03-12T00:00:00</dc:date>
              <text:p text:style-name="P1"><text:span text:style-name="T1">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text:span></text:p>
              <text:p text:style-name="P1"><text:span text:style-name="T1"/></text:p>
              <text:p text:style-name="P1"><text:span text:style-name="T1">A bronze horn summons 4d4 + 4 berserkers. To use the bronze horn, you must be proficient with medium armor.</text:span></text:p>
              <text:p text:style-name="P1"><text:span text:style-name="T1"/></text:p>
              <text:p text:style-name="P1"><text:span text:style-name="T1">If you blow the horn without meeting its requirement, the summoned berserkers attack you. If you meet the requirement, they are friendly to you and your companions and follow your commands.</text:span></text:p>
            </office:annotation>
            <text:p>Bronze Horn of Valhalla</text:p>
          </table:table-cell>
          <table:covered-table-cell/>
          <table:table-cell table:style-name="ce23" office:value-type="string" calcext:value-type="string">
            <text:p>11,000 gp</text:p>
          </table:table-cell>
          <table:table-cell table:style-name="ce37" office:value-type="string" calcext:value-type="string">
            <text:p>Very Rare</text:p>
          </table:table-cell>
          <table:table-cell table:style-name="ce42" office:value-type="string" calcext:value-type="string" table:number-columns-spanned="2" table:number-rows-spanned="1">
            <office:annotation draw:style-name="gr16" draw:text-style-name="P2" svg:width="10.021cm" svg:height="11.261cm" svg:x="12.966cm" svg:y="72.122cm" draw:caption-point-x="2.19cm" draw:caption-point-y="1.844cm">
              <dc:date>2024-03-12T00:00:00</dc:date>
              <text:p text:style-name="P1"><text:span text:style-name="T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span></text:p>
              <text:p text:style-name="P1"><text:span text:style-name="T1"/></text:p>
              <text:p text:style-name="P1"><text:span text:style-name="T1">You can use an action to play the instrument and cast one of its spells. Once the instrument has been used to cast a spell, it can't be used to cast that spell again until the next dawn. The spells use your spellcasting ability and spell save DC.</text:span></text:p>
              <text:p text:style-name="P1"><text:span text:style-name="T1"/></text:p>
              <text:p text:style-name="P1"><text:span text:style-name="T1">When you use the instrument to cast a spell that causes targets to become charmed on a failed save, the targets have disadvantage on the saving throw. This effect applies whether you are using the instrument as the source of the spell or as a spellcasting focus</text:span></text:p>
              <text:p text:style-name="P1"><text:span text:style-name="T1"/></text:p>
              <text:p text:style-name="P1"><text:span text:style-name="T1">All instruments of the bards can be used to cast the following spells: fly, invisibility, levitate, and protection from evil and good.</text:span></text:p>
              <text:p text:style-name="P1"><text:span text:style-name="T1"/></text:p>
              <text:p text:style-name="P1"><text:span text:style-name="T1">In addition, the Doss lute can be used to cast animal friendship, protection from energy (fire only), and protection from poison.</text:span></text:p>
              <text:p text:style-name="P1"><text:span text:style-name="T1">(Requires Attunement)</text:span></text:p>
            </office:annotation>
            <text:p>Instrument of the Bards - Doss Lute</text:p>
          </table:table-cell>
          <table:covered-table-cell/>
          <table:table-cell table:style-name="ce43" office:value-type="string" calcext:value-type="string">
            <text:p>18,500 gp</text:p>
          </table:table-cell>
          <table:table-cell table:style-name="ce44" office:value-type="string" calcext:value-type="string">
            <text:p>Uncommon</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9.899cm" svg:height="2.176cm" svg:x="32.886cm" svg:y="74.72cm" draw:caption-point-x="2.068cm" draw:caption-point-y="-0.754cm">
              <dc:date>2024-03-12T00:00:00</dc:date>
              <text:p text:style-name="P1"><text:span text:style-name="T1">When you grasp this walking cane and use a bonus action to speak the command word, it transforms into an ordinary longsword and ceases to be magical.</text:span></text:p>
              <text:p text:style-name="P1"><text:span text:style-name="T1"/></text:p>
              <text:p text:style-name="P1"><text:span text:style-name="T1">Source: Xanathar’s Guide to Everything, page 139</text:span></text:p>
            </office:annotation>
            <text:p>Veteran's Cane</text:p>
          </table:table-cell>
          <table:covered-table-cell/>
          <table:table-cell table:style-name="ce67" office:value-type="string" calcext:value-type="string">
            <text:p>3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4" draw:text-style-name="P2" svg:width="10.095cm" svg:height="5.731cm" svg:x="2.871cm" svg:y="73.985cm" draw:caption-point-x="2.264cm" draw:caption-point-y="0.468cm">
              <dc:date>2024-03-12T00:00:00</dc:date>
              <text:p text:style-name="P1"><text:span text:style-name="T1">You can use an action to blow this horn. In response, warrior spirits from the plane of Ysgard appear within 60 feet of you. These spirits use the berserker statistics from the Monster Manual. They return to Ysgard after 1 hour or when they drop to 0 hit points. Once you use the horn, it can't be used again until 7 days have passed.</text:span></text:p>
              <text:p text:style-name="P1"><text:span text:style-name="T1"/></text:p>
              <text:p text:style-name="P1"><text:span text:style-name="T1">The iron horn summons 5d4 + 5 berserkers. To use the iron horn, you must be proficient with all martial weapons.</text:span></text:p>
              <text:p text:style-name="P1"><text:span text:style-name="T1"/></text:p>
              <text:p text:style-name="P1"><text:span text:style-name="T1">If you blow the horn without meeting its requirement, the summoned berserkers attack you. If you meet the requirement, they are friendly to you and your companions and follow your commands.</text:span></text:p>
            </office:annotation>
            <text:p>Iron Horn of Valhalla</text:p>
          </table:table-cell>
          <table:covered-table-cell/>
          <table:table-cell table:style-name="ce23" office:value-type="string" calcext:value-type="string">
            <text:p>14,000 gp</text:p>
          </table:table-cell>
          <table:table-cell table:style-name="ce38" office:value-type="string" calcext:value-type="string">
            <text:p>Legendary</text:p>
          </table:table-cell>
          <table:table-cell table:style-name="ce42" office:value-type="string" calcext:value-type="string" table:number-columns-spanned="2" table:number-rows-spanned="1">
            <office:annotation draw:style-name="gr16" draw:text-style-name="P2" svg:width="10.021cm" svg:height="11.261cm" svg:x="12.966cm" svg:y="72.609cm" draw:caption-point-x="2.19cm" draw:caption-point-y="1.844cm">
              <dc:date>2024-03-12T00:00:00</dc:date>
              <text:p text:style-name="P1"><text:span text:style-name="T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span></text:p>
              <text:p text:style-name="P1"><text:span text:style-name="T1"/></text:p>
              <text:p text:style-name="P1"><text:span text:style-name="T1">You can use an action to play the instrument and cast one of its spells. Once the instrument has been used to cast a spell, it can't be used to cast that spell again until the next dawn. The spells use your spellcasting ability and spell save DC.</text:span></text:p>
              <text:p text:style-name="P1"><text:span text:style-name="T1"/></text:p>
              <text:p text:style-name="P1"><text:span text:style-name="T1">When you use the instrument to cast a spell that causes targets to become charmed on a failed save, the targets have disadvantage on the saving throw. This effect applies whether you are using the instrument as the source of the spell or as a spellcasting focus</text:span></text:p>
              <text:p text:style-name="P1"><text:span text:style-name="T1"/></text:p>
              <text:p text:style-name="P1"><text:span text:style-name="T1">All instruments of the bards can be used to cast the following spells: fly, invisibility, levitate, and protection from evil and good.</text:span></text:p>
              <text:p text:style-name="P1"><text:span text:style-name="T1"/></text:p>
              <text:p text:style-name="P1"><text:span text:style-name="T1">In addition, the Canaith mandolin can be used to cast cure wounds (3rd level), dispel magic, and protection from energy (lightning only).</text:span></text:p>
              <text:p text:style-name="P1"><text:span text:style-name="T1">(Requires Attunement)</text:span></text:p>
            </office:annotation>
            <text:p>Instrument of the Bards - Canaith Mandolin</text:p>
          </table:table-cell>
          <table:covered-table-cell/>
          <table:table-cell table:style-name="ce43" office:value-type="string" calcext:value-type="string">
            <text:p>22,000 gp</text:p>
          </table:table-cell>
          <table:table-cell table:style-name="ce47" office:value-type="string" calcext:value-type="string">
            <text:p>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4" draw:text-style-name="P2" svg:width="9.899cm" svg:height="2.176cm" svg:x="32.886cm" svg:y="75.207cm" draw:caption-point-x="2.068cm" draw:caption-point-y="-0.754cm">
              <dc:date>2024-03-12T00:00:00</dc:date>
              <text:p text:style-name="P1"><text:span text:style-name="T1"><text:s/></text:span><text:span text:style-name="T1">This ammunition packs a wallop. A creature hit by the ammunition must succeed on a DC 10 Strength saving throw or be knocked prone.</text:span></text:p>
              <text:p text:style-name="P1"><text:span text:style-name="T1"/></text:p>
              <text:p text:style-name="P1"><text:span text:style-name="T1">Source: Xanathar’s Guide to Everything, page 139</text:span></text:p>
            </office:annotation>
            <text:p>Walloping Arrow</text:p>
          </table:table-cell>
          <table:covered-table-cell/>
          <table:table-cell table:style-name="ce67" office:value-type="string" calcext:value-type="string">
            <text:p>2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4" draw:text-style-name="P2" svg:width="10.095cm" svg:height="2.176cm" svg:x="2.871cm" svg:y="75.138cm" draw:caption-point-x="2.264cm" draw:caption-point-y="-0.198cm">
              <dc:date>2024-03-12T00:00:00</dc:date>
              <text:p text:style-name="P1"><text:span text:style-name="T1">This serpentine statuette of an owl can become a giant owl for up to 8 hours. Once it has been used, it can't be used again until 2 days have passed. The owl can telepathically communicate with you at any range if you and it are on the same plane of existence.</text:span></text:p>
            </office:annotation>
            <text:p>Serpentine Owl</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1" draw:text-style-name="P2" svg:width="10.021cm" svg:height="10.866cm" svg:x="12.966cm" svg:y="73.294cm" draw:caption-point-x="2.19cm" draw:caption-point-y="1.646cm">
              <dc:date>2024-03-12T00:00:00</dc:date>
              <text:p text:style-name="P1"><text:span text:style-name="T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15 Wisdom saving throw or take 2d4 psychic damage.</text:span></text:p>
              <text:p text:style-name="P1"><text:span text:style-name="T1"/></text:p>
              <text:p text:style-name="P1"><text:span text:style-name="T1">You can use an action to play the instrument and cast one of its spells. Once the instrument has been used to cast a spell, it can't be used to cast that spell again until the next dawn. The spells use your spellcasting ability and spell save DC.</text:span></text:p>
              <text:p text:style-name="P1"><text:span text:style-name="T1"/></text:p>
              <text:p text:style-name="P1"><text:span text:style-name="T1">When you use the instrument to cast a spell that causes targets to become charmed on a failed save, the targets have disadvantage on the saving throw. This effect applies whether you are using the instrument as the source of the spell or as a spellcasting focus</text:span></text:p>
              <text:p text:style-name="P1"><text:span text:style-name="T1"/></text:p>
              <text:p text:style-name="P1"><text:span text:style-name="T1">All instruments of the bards can be used to cast the following spells: fly, invisibility, levitate, and protection from evil and good.</text:span></text:p>
              <text:p text:style-name="P1"><text:span text:style-name="T1"/></text:p>
              <text:p text:style-name="P1"><text:span text:style-name="T1">In addition, the Anstruth harp can be used to cast control weather, cure wounds (5th level), and wall of thorns.</text:span></text:p>
              <text:p text:style-name="P1"><text:span text:style-name="T1">(Requires Attunement)</text:span></text:p>
            </office:annotation>
            <text:p>Instrument of the Bards - Anstruth Harp</text:p>
          </table:table-cell>
          <table:covered-table-cell/>
          <table:table-cell table:style-name="ce43" office:value-type="string" calcext:value-type="string">
            <text:p>5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0" draw:text-style-name="P2" svg:width="9.899cm" svg:height="4.151cm" svg:x="32.886cm" svg:y="75.262cm" draw:caption-point-x="2.068cm" draw:caption-point-y="-0.322cm">
              <dc:date>2024-03-12T00:00:00</dc:date>
              <text:p text:style-name="P1"><text:span text:style-name="T1">This wand has 3 charges. While holding it, you can use an action to expend 1 of its charges and create orchestral music by waving it around. The music can be heard out to a range of 60 feet and ends when you stop waving the wand.</text:span></text:p>
              <text:p text:style-name="P1"><text:span text:style-name="T1"/></text:p>
              <text:p text:style-name="P1"><text:span text:style-name="T1">The wand regains all expended charges daily at dawn. If you expend the wand's last charge, roll a d20. On a 1, a sad tuba sound plays as the wand crumbles to dust and is destroyed.</text:span></text:p>
              <text:p text:style-name="P1"><text:span text:style-name="T1"/></text:p>
              <text:p text:style-name="P1"><text:span text:style-name="T1">Source: Xanathar’s Guide to Everything, page 140</text:span></text:p>
            </office:annotation>
            <text:p>Wand of Conducting</text:p>
          </table:table-cell>
          <table:covered-table-cell/>
          <table:table-cell table:style-name="ce67" office:value-type="string" calcext:value-type="string">
            <text:p>35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19" draw:text-style-name="P2" svg:width="10.095cm" svg:height="1.386cm" svg:x="2.871cm" svg:y="76.021cm" draw:caption-point-x="2.264cm" draw:caption-point-y="-0.594cm">
              <dc:date>2024-03-12T00:00:00</dc:date>
              <text:p text:style-name="P1"><text:span text:style-name="T1">This bronze statuette is of a griffon rampant. It can become a griffon for up to 6 hours. Once it has been used, it can't be used again until 5 days have passed.</text:span></text:p>
            </office:annotation>
            <text:p>Bronze Griffon</text:p>
          </table:table-cell>
          <table:covered-table-cell/>
          <table:table-cell table:style-name="ce23" office:value-type="string" calcext:value-type="string">
            <text:p>8,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29" draw:text-style-name="P2" svg:width="10.021cm" svg:height="8.891cm" svg:x="12.966cm" svg:y="74.213cm" draw:caption-point-x="2.19cm" draw:caption-point-y="1.214cm">
              <dc:date>2024-03-12T00:00:00</dc:date>
              <text:p text:style-name="P1"><text:span text:style-name="T1">An instrument of the bards is an exquisite example of its kind, superior to an ordinary instrument in every way. Seven types of these instruments exist, each named after a legendary bard college. The following table lists the spells common to all instruments, as well as the spells specific to each one and its rarity. A creature that attempts to play the instrument without being attuned to it must succeed on a DC WIS saving throw or take 2d4 psychic Dmg.</text:span></text:p>
              <text:p text:style-name="P1"><text:span text:style-name="T1"/></text:p>
              <text:p text:style-name="P1"><text:span text:style-name="T1">You can use an action to play the instrument and cast 1 of its spells. Once the instrument has been used to cast a spell, it can’t be used to cast that spell again until the next dawn. The spells use your spellcasting ability and spell save DC.</text:span></text:p>
              <text:p text:style-name="P1"><text:span text:style-name="T1"/></text:p>
              <text:p text:style-name="P1"><text:span text:style-name="T1">When you use the instrument to cast a spell that causes targets to become charmed on a failed save, the targets have Disadvantage on the saving throw. This effect applies whether you are using the instrument as the source of the spell or as a spellcasting focus.</text:span></text:p>
              <text:p text:style-name="P1"><text:span text:style-name="T1"/></text:p>
              <text:p text:style-name="P1"><text:span text:style-name="T1"/></text:p>
              <text:p text:style-name="P1"><text:span text:style-name="T1">(Requires Attunement)</text:span></text:p>
            </office:annotation>
            <text:p>Instrument of the Bards - Ollamh Harp</text:p>
          </table:table-cell>
          <table:covered-table-cell/>
          <table:table-cell table:style-name="ce43" office:value-type="string" calcext:value-type="string">
            <text:p>7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8" draw:text-style-name="P2" svg:width="9.899cm" svg:height="5.336cm" svg:x="32.886cm" svg:y="75.157cm" draw:caption-point-x="2.068cm" draw:caption-point-y="0.27cm">
              <dc:date>2024-03-12T00:00:00</dc:date>
              <text:p text:style-name="P1"><text:span text:style-name="T1">This wand has 7 charges. While holding it, you can use an action to expend 1 of its charges and create a harmless burst of multicolored light at a point you can see up to 60 feet away. The burst of light is accompanied by a crackling noise that can be heard up to 300 feet away. The light is as bright as a torch flame but lasts only a second.</text:span></text:p>
              <text:p text:style-name="P1"><text:span text:style-name="T1"/></text:p>
              <text:p text:style-name="P1"><text:span text:style-name="T1">The wand regains 1d6+1 expended charges daily at dawn. If you expend the wand's last charge, roll a d20. On a 1, the wand erupts in a harmless pyrotechnic display and is destroyed.</text:span></text:p>
              <text:p text:style-name="P1"><text:span text:style-name="T1"/></text:p>
              <text:p text:style-name="P1"><text:span text:style-name="T1">Source: Xanathar’s Guide to Everything, page 140</text:span></text:p>
            </office:annotation>
            <text:p>Wand of Pyrotechnic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2" office:value-type="string" calcext:value-type="string" table:number-columns-spanned="2" table:number-rows-spanned="1">
            <office:annotation draw:style-name="gr20" draw:text-style-name="P2" svg:width="10.095cm" svg:height="1.781cm" svg:x="2.871cm" svg:y="76.31cm" draw:caption-point-x="2.264cm" draw:caption-point-y="-0.396cm">
              <dc:date>2024-03-12T00:00:00</dc:date>
              <text:p text:style-name="P1"><text:span text:style-name="T1">This ebony statuette is carved in the likeness of a horsefly. It can become a giant fly for up to 12 hours and can be ridden as a mount. Once it has been used, it can't be used again until 2 days have passed.</text:span></text:p>
            </office:annotation>
            <text:p>Ebony Fly</text:p>
          </table:table-cell>
          <table:covered-table-cell/>
          <table:table-cell table:style-name="ce23" office:value-type="string" calcext:value-type="string">
            <text:p>6,000 gp</text:p>
          </table:table-cell>
          <table:table-cell table:style-name="ce35" office:value-type="string" calcext:value-type="string">
            <text:p>Rare</text:p>
          </table:table-cell>
          <table:table-cell table:style-name="ce42" office:value-type="string" calcext:value-type="string" table:number-columns-spanned="2" table:number-rows-spanned="1">
            <office:annotation draw:style-name="gr34" draw:text-style-name="P2" svg:width="10.021cm" svg:height="6.521cm" svg:x="12.966cm" svg:y="75.885cm" draw:caption-point-x="2.19cm" draw:caption-point-y="0.029cm">
              <dc:date>2024-03-12T00:00:00</dc:date>
              <text:p text:style-name="P1"><text:span text:style-name="T1">Weapon (any sword)</text:span></text:p>
              <text:p text:style-name="P1"><text:span text:style-name="T1"/></text:p>
              <text:p text:style-name="P1"><text:span text:style-name="T1">You gain a +1 bonus to attack and damage rolls made with this magic weapon. While the sword is on your person, you also gain a +1 bonus to saving throws.</text:span></text:p>
              <text:p text:style-name="P1"><text:span text:style-name="T1"/></text:p>
              <text:p text:style-name="P1"><text:span text:style-name="T1">Luck. If the sword is on your person, you can call on its luck (no action required) to reroll one attack roll, ability check, or saving throw you dislike. You must use the second roll. This property can’t be used again until the next dawn.</text:span></text:p>
              <text:p text:style-name="P1"><text:span text:style-name="T1"/></text:p>
              <text:p text:style-name="P1"><text:span text:style-name="T1">Wish. The sword has 1d4-1 charges. While holding it, you can use an action to expend 1 charge and cast the Wish spell from it. This property can’t be used again until the next dawn. The sword loses this property if it has no charges.</text:span></text:p>
              <text:p text:style-name="P1"><text:span text:style-name="T1">(Requires Attunement)</text:span></text:p>
            </office:annotation>
            <text:p>Luck Blade (Per Charge)</text:p>
          </table:table-cell>
          <table:covered-table-cell/>
          <table:table-cell table:style-name="ce43" office:value-type="string" calcext:value-type="string">
            <text:p>50,000 gp</text:p>
          </table:table-cell>
          <table:table-cell table:style-name="ce48" office:value-type="string" calcext:value-type="string">
            <text:p>Legendary</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30" draw:text-style-name="P2" svg:width="9.899cm" svg:height="4.151cm" svg:x="32.886cm" svg:y="75.958cm" draw:caption-point-x="2.068cm" draw:caption-point-y="-0.044cm">
              <dc:date>2024-03-12T00:00:00</dc:date>
              <text:p text:style-name="P1"><text:span text:style-name="T1">This wand has 3 charges. While holding it, you can use an action to expend 1 of its charges and target a humanoid you can see within 30 feet of you. The target must succeed on a DC 10 Charisma saving throw or be forced to scowl for 1 minute.</text:span></text:p>
              <text:p text:style-name="P1"><text:span text:style-name="T1"/></text:p>
              <text:p text:style-name="P1"><text:span text:style-name="T1">The wand regains all expended charges daily at dawn. If you expend the wand's last charge, roll a d20. On a 1, the wand transforms into a wand of smiles.</text:span></text:p>
              <text:p text:style-name="P1"><text:span text:style-name="T1">Source: Xanathar’s Guide to Everything, page 140</text:span></text:p>
            </office:annotation>
            <text:p>Wand of Scowl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3">
          <table:table-cell table:style-name="ce13" office:value-type="string" calcext:value-type="string" table:number-columns-spanned="2" table:number-rows-spanned="1">
            <office:annotation draw:style-name="gr25" draw:text-style-name="P2" svg:width="10.095cm" svg:height="4.546cm" svg:x="2.871cm" svg:y="75.97cm" draw:caption-point-x="2.264cm" draw:caption-point-y="0.431cm">
              <dc:date>2024-03-12T00:00:00</dc:date>
              <text:p text:style-name="P1"><text:span text:style-name="T1">This polished obsidian horse can become a nightmare for up to 24 hours. The nightmare fights only to defend itself. Once it has been used, it can't be used again until 5 days have passed.</text:span></text:p>
              <text:p text:style-name="P1"><text:span text:style-name="T1"/></text:p>
              <text:p text:style-name="P1"><text:span text:style-name="T1">If you have a good alignment, the figurine has a 10 percent chance each time you use it to ignore your orders, including a command to revert to figurine form. If you mount the nightmare while it is ignoring your orders, you and the nightmare are instantly transported to a random location on the plane of Hades, where the nightmare reverts to figurine form.</text:span></text:p>
            </office:annotation>
            <text:p>Obsidian Steed</text:p>
          </table:table-cell>
          <table:covered-table-cell/>
          <table:table-cell table:style-name="ce23" office:value-type="string" calcext:value-type="string">
            <text:p>150,000 gp</text:p>
          </table:table-cell>
          <table:table-cell table:style-name="ce37" office:value-type="string" calcext:value-type="string">
            <text:p>Very Rare</text:p>
          </table:table-cell>
          <table:table-cell table:style-name="ce42" office:value-type="string" calcext:value-type="string" table:number-columns-spanned="2" table:number-rows-spanned="1">
            <office:annotation draw:style-name="gr58" draw:text-style-name="P2" svg:width="10.021cm" svg:height="16.001cm" svg:x="12.966cm" svg:y="73.298cm" draw:caption-point-x="2.19cm" draw:caption-point-y="3.103cm">
              <dc:date>2024-03-12T00:00:00</dc:date>
              <text:p text:style-name="P1"><text:span text:style-name="T1">This dazzling helm is set with 1d10 diamonds, 2d10 rubies, 3d10 fire opals, and 4d10 opals. Any gem pried from the helm crumbles to dust. When all the gems are removed or destroyed, the helm loses its magic.</text:span></text:p>
              <text:p text:style-name="P1"><text:span text:style-name="T1"/></text:p>
              <text:p text:style-name="P1"><text:span text:style-name="T1">You gain the following benefits while wearing it:</text:span></text:p>
              <text:p text:style-name="P1"><text:span text:style-name="T1"/></text:p>
              <text:p text:style-name="P1"><text:span text:style-name="T1">• </text:span><text:span text:style-name="T1">You can use an action to cast one of the following Spells (save DC 18), using one of the helm's gems of the specified type as a component: Daylight (opal), Fireball (fire opal), Prismatic Spray (diamond), or Wall of Fire (ruby). The gem is destroyed when the spell is cast and disappears from the helm.</text:span></text:p>
              <text:p text:style-name="P1"><text:span text:style-name="T1"/></text:p>
              <text:p text:style-name="P1"><text:span text:style-name="T1">• </text:span><text:span text:style-name="T1">As long as it has at least one diamond, the helm emits dim light in a 30-foot radius when at least one Undead is within that area. Any Undead that starts its turn in that area takes 1d6 radiant damage.</text:span></text:p>
              <text:p text:style-name="P1"><text:span text:style-name="T1"/></text:p>
              <text:p text:style-name="P1"><text:span text:style-name="T1">• </text:span><text:span text:style-name="T1">As long as the helm has at least one ruby, you have Resistance to fire damage.</text:span></text:p>
              <text:p text:style-name="P1"><text:span text:style-name="T1"/></text:p>
              <text:p text:style-name="P1"><text:span text:style-name="T1">• </text:span><text:span text:style-name="T1">As long as the helm has at least one fire opal, you can use an action and speak a Command Word to cause one weapon you are holding to burst into flames. The flames emit bright light in a 10-foot radius and dim light for an additional 10 feet. The flames are harmless to you and the weapon. When you hit with an Attack using the blazing weapon, the target takes an extra 1d6 fire damage. The flames last until you use a Bonus Action to speak the Command Word again or until you drop or stow the weapon.</text:span></text:p>
              <text:p text:style-name="P1"><text:span text:style-name="T1"/></text:p>
              <text:p text:style-name="P1"><text:span text:style-name="T1">Roll a d20 if you are wearing the helm and take fire damage as a result of failing a saving throw against a spell. On a roll of 1, the helm emits beams of light from its remaining gems. Each creature within 60 feet of the helm other than you must succeed on a DC 17 Dexterity saving throw or be struck by a beam, taking radiant damage equal to the number of gems in the helm. The helm and its gems are then destroyed.</text:span></text:p>
              <text:p text:style-name="P1"><text:span text:style-name="T1">(Requires Attunement)</text:span></text:p>
            </office:annotation>
            <text:p>Helm of Brilliance</text:p>
          </table:table-cell>
          <table:covered-table-cell/>
          <table:table-cell table:style-name="ce43" office:value-type="string" calcext:value-type="string">
            <text:p>40,000 gp</text:p>
          </table:table-cell>
          <table:table-cell table:style-name="ce46" office:value-type="string" calcext:value-type="string">
            <text:p>Very Rare</text:p>
          </table:table-cell>
          <table:table-cell table:style-name="ce51" table:number-columns-spanned="2" table:number-rows-spanned="1"/>
          <table:covered-table-cell/>
          <table:table-cell table:style-name="ce52"/>
          <table:table-cell table:style-name="ce57"/>
          <table:table-cell table:style-name="ce64" office:value-type="string" calcext:value-type="string" table:number-columns-spanned="2" table:number-rows-spanned="1">
            <office:annotation draw:style-name="gr25" draw:text-style-name="P2" svg:width="9.899cm" svg:height="4.546cm" svg:x="32.886cm" svg:y="76.526cm" draw:caption-point-x="2.068cm" draw:caption-point-y="-0.125cm">
              <dc:date>2024-03-12T00:00:00</dc:date>
              <text:p text:style-name="P1"><text:span text:style-name="T1">This wand has 3 charges. While holding it, you can use an action to expend 1 of its charges and target a humanoid you can see within 30 feet of you. The target must succeed on a DC 10 Charisma saving throw or be forced to smile for 1 minute.</text:span></text:p>
              <text:p text:style-name="P1"><text:span text:style-name="T1"/></text:p>
              <text:p text:style-name="P1"><text:span text:style-name="T1">The wand regains all expended charges daily at dawn. If you expend the wand's last charge, roll a d20. On a 1, the wand transforms into a wand of scowls.</text:span></text:p>
              <text:p text:style-name="P1"><text:span text:style-name="T1"/></text:p>
              <text:p text:style-name="P1"><text:span text:style-name="T1">Source: Xanathar’s Guide to Everything, page 140</text:span></text:p>
            </office:annotation>
            <text:p>Wand of Smiles</text:p>
          </table:table-cell>
          <table:covered-table-cell/>
          <table:table-cell table:style-name="ce67" office:value-type="string" calcext:value-type="string">
            <text:p>50 gp</text:p>
          </table:table-cell>
          <table:table-cell table:style-name="ce71" office:value-type="string" calcext:value-type="string">
            <text:p>Common</text:p>
          </table:table-cell>
          <table:table-cell table:number-columns-repeated="1008"/>
        </table:table-row>
        <table:table-row table:style-name="ro4">
          <table:table-cell table:style-name="ce14" table:number-columns-spanned="16" table:number-rows-spanned="5"/>
          <table:covered-table-cell table:number-columns-repeated="15"/>
          <table:table-cell table:number-columns-repeated="1008"/>
        </table:table-row>
        <table:table-row table:style-name="ro5">
          <table:covered-table-cell table:number-columns-repeated="16"/>
          <table:table-cell table:number-columns-repeated="1008"/>
        </table:table-row>
        <table:table-row table:style-name="ro5">
          <table:covered-table-cell table:number-columns-repeated="16"/>
          <table:table-cell table:number-columns-repeated="1008"/>
        </table:table-row>
        <table:table-row table:style-name="ro5">
          <table:covered-table-cell table:number-columns-repeated="16"/>
          <table:table-cell table:number-columns-repeated="1008"/>
        </table:table-row>
        <table:table-row table:style-name="ro5">
          <table:covered-table-cell table:number-columns-repeated="16"/>
          <table:table-cell table:number-columns-repeated="1008"/>
        </table:table-row>
        <table:table-row table:style-name="ro5" table:number-rows-repeated="1048414">
          <table:table-cell table:number-columns-repeated="1024"/>
        </table:table-row>
        <table:table-row table:style-name="ro5">
          <table:table-cell table:number-columns-repeated="1024"/>
        </table:table-row>
      </table:table>
      <table:table table:name="Mundane" table:style-name="ta2">
        <office:forms form:automatic-focus="false" form:apply-design-mode="false"/>
        <table:table-column table:style-name="co1" table:number-columns-repeated="2"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1" table:number-columns-repeated="2" table:default-cell-style-name="Default"/>
        <table:table-column table:style-name="co8" table:default-cell-style-name="Default"/>
        <table:table-column table:style-name="co9" table:default-cell-style-name="Default"/>
        <table:table-column table:style-name="co1" table:number-columns-repeated="4" table:default-cell-style-name="Default"/>
        <table:table-column table:style-name="co10" table:default-cell-style-name="Default"/>
        <table:table-column table:style-name="co1" table:number-columns-repeated="1009" table:default-cell-style-name="Default"/>
        <table:table-row table:style-name="ro4">
          <table:table-cell table:style-name="ce72" office:value-type="string" calcext:value-type="string" table:number-columns-spanned="19" table:number-rows-spanned="2">
            <text:p>5E Mundane Items</text:p>
          </table:table-cell>
          <table:covered-table-cell table:number-columns-repeated="17" table:style-name="ce15"/>
          <table:covered-table-cell table:style-name="ce68"/>
          <table:table-cell table:number-columns-repeated="1005"/>
        </table:table-row>
        <table:table-row table:style-name="ro6">
          <table:covered-table-cell table:style-name="ce2"/>
          <table:covered-table-cell table:number-columns-repeated="17" table:style-name="ce16"/>
          <table:covered-table-cell table:style-name="ce211"/>
          <table:table-cell table:number-columns-repeated="1005"/>
        </table:table-row>
        <table:table-row table:style-name="ro3">
          <table:table-cell table:style-name="ce73" office:value-type="string" calcext:value-type="string" table:number-columns-spanned="9" table:number-rows-spanned="1">
            <text:p>WEAPONS</text:p>
          </table:table-cell>
          <table:covered-table-cell table:number-columns-repeated="7" table:style-name="ce17"/>
          <table:covered-table-cell table:style-name="ce18"/>
          <table:table-cell table:style-name="ce86"/>
          <table:table-cell table:style-name="ce266" office:value-type="string" calcext:value-type="string" table:number-columns-spanned="4" table:number-rows-spanned="1">
            <text:p>ADVENTURING GEAR</text:p>
          </table:table-cell>
          <table:covered-table-cell table:number-columns-repeated="3" table:style-name="ce17"/>
          <table:table-cell table:style-name="ce148"/>
          <table:table-cell table:style-name="ce266" office:value-type="string" calcext:value-type="string" table:number-columns-spanned="4" table:number-rows-spanned="1">
            <text:p>ADVENTURING GEAR</text:p>
          </table:table-cell>
          <table:covered-table-cell table:number-columns-repeated="3" table:style-name="ce17"/>
          <table:table-cell table:number-columns-repeated="1005"/>
        </table:table-row>
        <table:table-row table:style-name="ro3">
          <table:table-cell table:style-name="ce253" office:value-type="string" calcext:value-type="string" table:number-columns-spanned="2" table:number-rows-spanned="1">
            <text:p>Name</text:p>
          </table:table-cell>
          <table:covered-table-cell table:style-name="ce18"/>
          <table:table-cell table:style-name="ce253" office:value-type="string" calcext:value-type="string">
            <text:p>Price</text:p>
          </table:table-cell>
          <table:table-cell table:style-name="ce253" office:value-type="string" calcext:value-type="string">
            <text:p>Damage</text:p>
          </table:table-cell>
          <table:table-cell table:style-name="ce253" office:value-type="string" calcext:value-type="string">
            <text:p>Weight</text:p>
          </table:table-cell>
          <table:table-cell table:style-name="ce253" office:value-type="string" calcext:value-type="string" table:number-columns-spanned="4" table:number-rows-spanned="1">
            <text:p>Properties</text:p>
          </table:table-cell>
          <table:covered-table-cell table:number-columns-repeated="2" table:style-name="ce17"/>
          <table:covered-table-cell table:style-name="ce18"/>
          <table:table-cell table:style-name="ce86"/>
          <table:table-cell table:style-name="ce253" office:value-type="string" calcext:value-type="string" table:number-columns-spanned="2" table:number-rows-spanned="1">
            <text:p>Name</text:p>
          </table:table-cell>
          <table:covered-table-cell table:style-name="ce18"/>
          <table:table-cell table:style-name="ce253" office:value-type="string" calcext:value-type="string">
            <text:p>Price</text:p>
          </table:table-cell>
          <table:table-cell table:style-name="ce253" office:value-type="string" calcext:value-type="string">
            <text:p>Weight</text:p>
          </table:table-cell>
          <table:table-cell table:style-name="ce86"/>
          <table:table-cell table:style-name="ce280" office:value-type="string" calcext:value-type="string" table:number-columns-spanned="2" table:number-rows-spanned="1">
            <text:p>Name</text:p>
          </table:table-cell>
          <table:covered-table-cell table:style-name="ce18"/>
          <table:table-cell table:style-name="ce280" office:value-type="string" calcext:value-type="string">
            <text:p>Price</text:p>
          </table:table-cell>
          <table:table-cell table:style-name="ce280" office:value-type="string" calcext:value-type="string">
            <text:p>Weight</text:p>
          </table:table-cell>
          <table:table-cell table:number-columns-repeated="1005"/>
        </table:table-row>
        <table:table-row table:style-name="ro3">
          <table:table-cell table:style-name="ce75" office:value-type="string" calcext:value-type="string" table:number-columns-spanned="2" table:number-rows-spanned="1">
            <text:p>Simple Melee Weapons</text:p>
          </table:table-cell>
          <table:covered-table-cell/>
          <table:table-cell table:style-name="ce97"/>
          <table:table-cell table:style-name="ce104"/>
          <table:table-cell table:style-name="ce97"/>
          <table:table-cell table:style-name="ce116" table:number-columns-spanned="4" table:number-rows-spanned="1"/>
          <table:covered-table-cell table:number-columns-repeated="2"/>
          <table:covered-table-cell table:style-name="ce132"/>
          <table:table-cell table:style-name="ce86"/>
          <table:table-cell table:style-name="ce135" office:value-type="string" calcext:value-type="string" table:number-columns-spanned="2" table:number-rows-spanned="1">
            <text:p>Abacus</text:p>
          </table:table-cell>
          <table:covered-table-cell/>
          <table:table-cell table:style-name="ce99" office:value-type="string" calcext:value-type="string">
            <text:p>2 gp</text:p>
          </table:table-cell>
          <table:table-cell table:style-name="ce99" office:value-type="string" calcext:value-type="string">
            <text:p>2 lb.</text:p>
          </table:table-cell>
          <table:table-cell table:style-name="ce86"/>
          <table:table-cell table:style-name="ce149" office:value-type="string" calcext:value-type="string" table:number-columns-spanned="2" table:number-rows-spanned="1">
            <text:p>Holy Symbol</text:p>
          </table:table-cell>
          <table:covered-table-cell/>
          <table:table-cell table:style-name="ce98" table:number-columns-repeated="2"/>
          <table:table-cell table:number-columns-repeated="1005"/>
        </table:table-row>
        <table:table-row table:style-name="ro3">
          <table:table-cell table:style-name="ce76" office:value-type="string" calcext:value-type="string" table:number-columns-spanned="2" table:number-rows-spanned="1">
            <text:p>Club</text:p>
          </table:table-cell>
          <table:covered-table-cell/>
          <table:table-cell table:style-name="ce98" office:value-type="string" calcext:value-type="string">
            <text:p>1 sp</text:p>
          </table:table-cell>
          <table:table-cell table:style-name="ce95" office:value-type="string" calcext:value-type="string">
            <text:p>1d4 Bludgeon</text:p>
          </table:table-cell>
          <table:table-cell table:style-name="ce98" office:value-type="string" calcext:value-type="string">
            <text:p>2 lb.</text:p>
          </table:table-cell>
          <table:table-cell table:style-name="ce117" office:value-type="string" calcext:value-type="string" table:number-columns-spanned="4" table:number-rows-spanned="1">
            <text:p>Light</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Acid (vial)</text:p>
          </table:table-cell>
          <table:covered-table-cell/>
          <table:table-cell table:style-name="ce98" office:value-type="string" calcext:value-type="string">
            <text:p>25 gp</text:p>
          </table:table-cell>
          <table:table-cell table:style-name="ce98" office:value-type="string" calcext:value-type="string">
            <text:p>1 lb.</text:p>
          </table:table-cell>
          <table:table-cell table:style-name="ce86"/>
          <table:table-cell table:style-name="ce141" office:value-type="string" calcext:value-type="string" table:number-columns-spanned="2" table:number-rows-spanned="1">
            <text:p>Amulet </text:p>
          </table:table-cell>
          <table:covered-table-cell/>
          <table:table-cell table:style-name="ce99" office:value-type="string" calcext:value-type="string">
            <text:p>5 gp</text:p>
          </table:table-cell>
          <table:table-cell table:style-name="ce99" office:value-type="string" calcext:value-type="string">
            <text:p><text:s/>1 Ib</text:p>
          </table:table-cell>
          <table:table-cell table:number-columns-repeated="1005"/>
        </table:table-row>
        <table:table-row table:style-name="ro3">
          <table:table-cell table:style-name="ce77" office:value-type="string" calcext:value-type="string" table:number-columns-spanned="2" table:number-rows-spanned="1">
            <text:p>Dagger</text:p>
          </table:table-cell>
          <table:covered-table-cell/>
          <table:table-cell table:style-name="ce99" office:value-type="string" calcext:value-type="string">
            <text:p>2 gp</text:p>
          </table:table-cell>
          <table:table-cell table:style-name="ce96" office:value-type="string" calcext:value-type="string">
            <text:p>1d4 Piercing</text:p>
          </table:table-cell>
          <table:table-cell table:style-name="ce99" office:value-type="string" calcext:value-type="string">
            <text:p>1 lb.</text:p>
          </table:table-cell>
          <table:table-cell table:style-name="ce118" office:value-type="string" calcext:value-type="string" table:number-columns-spanned="4" table:number-rows-spanned="1">
            <text:p>Finesse, Light, Thrown (20/60)</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Alchemist's Fire (flask)</text:p>
          </table:table-cell>
          <table:covered-table-cell/>
          <table:table-cell table:style-name="ce99" office:value-type="string" calcext:value-type="string">
            <text:p>50 g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Emblem </text:p>
          </table:table-cell>
          <table:covered-table-cell/>
          <table:table-cell table:style-name="ce98" office:value-type="string" calcext:value-type="string">
            <text:p><text:s/>5 g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Greatclub</text:p>
          </table:table-cell>
          <table:covered-table-cell/>
          <table:table-cell table:style-name="ce98" office:value-type="string" calcext:value-type="string">
            <text:p>2 sp</text:p>
          </table:table-cell>
          <table:table-cell table:style-name="ce95" office:value-type="string" calcext:value-type="string">
            <text:p>1d8 Bludgeon</text:p>
          </table:table-cell>
          <table:table-cell table:style-name="ce98" office:value-type="string" calcext:value-type="string">
            <text:p>10 lb.</text:p>
          </table:table-cell>
          <table:table-cell table:style-name="ce117" office:value-type="string" calcext:value-type="string" table:number-columns-spanned="4" table:number-rows-spanned="1">
            <text:p>Two-handed</text:p>
          </table:table-cell>
          <table:covered-table-cell table:number-columns-repeated="2"/>
          <table:covered-table-cell table:style-name="ce132"/>
          <table:table-cell table:style-name="ce86"/>
          <table:table-cell table:style-name="ce137" office:value-type="string" calcext:value-type="string" table:number-columns-spanned="2" table:number-rows-spanned="1">
            <text:p>Ammunition</text:p>
          </table:table-cell>
          <table:covered-table-cell/>
          <table:table-cell table:style-name="ce98" table:number-columns-repeated="2"/>
          <table:table-cell table:style-name="ce86"/>
          <table:table-cell table:style-name="ce141" office:value-type="string" calcext:value-type="string" table:number-columns-spanned="2" table:number-rows-spanned="1">
            <text:p>Reliquary </text:p>
          </table:table-cell>
          <table:covered-table-cell/>
          <table:table-cell table:style-name="ce99" office:value-type="string" calcext:value-type="string">
            <text:p>5 gp</text:p>
          </table:table-cell>
          <table:table-cell table:style-name="ce99" office:value-type="string" calcext:value-type="string">
            <text:p>2 lb.</text:p>
          </table:table-cell>
          <table:table-cell table:number-columns-repeated="1005"/>
        </table:table-row>
        <table:table-row table:style-name="ro3">
          <table:table-cell table:style-name="ce77" office:value-type="string" calcext:value-type="string" table:number-columns-spanned="2" table:number-rows-spanned="1">
            <text:p>Handaxe</text:p>
          </table:table-cell>
          <table:covered-table-cell/>
          <table:table-cell table:style-name="ce99" office:value-type="string" calcext:value-type="string">
            <text:p>5 gp</text:p>
          </table:table-cell>
          <table:table-cell table:style-name="ce96" office:value-type="string" calcext:value-type="string">
            <text:p>1d6 Slashing</text:p>
          </table:table-cell>
          <table:table-cell table:style-name="ce99" office:value-type="string" calcext:value-type="string">
            <text:p>2 lb.</text:p>
          </table:table-cell>
          <table:table-cell table:style-name="ce118" office:value-type="string" calcext:value-type="string" table:number-columns-spanned="4" table:number-rows-spanned="1">
            <text:p>Light, Thrown (20/60)</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Arrows (20)</text:p>
          </table:table-cell>
          <table:covered-table-cell/>
          <table:table-cell table:style-name="ce99" office:value-type="string" calcext:value-type="string">
            <text:p>1 gp</text:p>
          </table:table-cell>
          <table:table-cell table:style-name="ce99" office:value-type="string" calcext:value-type="string">
            <text:p>1 lb.</text:p>
          </table:table-cell>
          <table:table-cell table:style-name="ce86"/>
          <table:table-cell table:style-name="ce140" table:number-columns-spanned="2" table:number-rows-spanned="1"/>
          <table:covered-table-cell/>
          <table:table-cell table:style-name="ce98" table:number-columns-repeated="2"/>
          <table:table-cell table:number-columns-repeated="1005"/>
        </table:table-row>
        <table:table-row table:style-name="ro3">
          <table:table-cell table:style-name="ce76" office:value-type="string" calcext:value-type="string" table:number-columns-spanned="2" table:number-rows-spanned="1">
            <text:p>Javelin</text:p>
          </table:table-cell>
          <table:covered-table-cell/>
          <table:table-cell table:style-name="ce98" office:value-type="string" calcext:value-type="string">
            <text:p>5 sp</text:p>
          </table:table-cell>
          <table:table-cell table:style-name="ce95" office:value-type="string" calcext:value-type="string">
            <text:p>1d6 Piercing</text:p>
          </table:table-cell>
          <table:table-cell table:style-name="ce98" office:value-type="string" calcext:value-type="string">
            <text:p>2 lb.</text:p>
          </table:table-cell>
          <table:table-cell table:style-name="ce117" office:value-type="string" calcext:value-type="string" table:number-columns-spanned="4" table:number-rows-spanned="1">
            <text:p>Thrown (30/120)</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lowgun Needle (50)</text:p>
          </table:table-cell>
          <table:covered-table-cell/>
          <table:table-cell table:style-name="ce98" office:value-type="string" calcext:value-type="string">
            <text:p>1 gp</text:p>
          </table:table-cell>
          <table:table-cell table:style-name="ce98" office:value-type="string" calcext:value-type="string">
            <text:p>1 lb.</text:p>
          </table:table-cell>
          <table:table-cell table:style-name="ce86"/>
          <table:table-cell table:style-name="ce141" office:value-type="string" calcext:value-type="string" table:number-columns-spanned="2" table:number-rows-spanned="1">
            <text:p>Holy water (flask)</text:p>
          </table:table-cell>
          <table:covered-table-cell/>
          <table:table-cell table:style-name="ce99" office:value-type="string" calcext:value-type="string">
            <text:p>25 gp</text:p>
          </table:table-cell>
          <table:table-cell table:style-name="ce99" office:value-type="string" calcext:value-type="string">
            <text:p>1 lb.</text:p>
          </table:table-cell>
          <table:table-cell table:number-columns-repeated="1005"/>
        </table:table-row>
        <table:table-row table:style-name="ro3">
          <table:table-cell table:style-name="ce77" office:value-type="string" calcext:value-type="string" table:number-columns-spanned="2" table:number-rows-spanned="1">
            <text:p>Light hammer</text:p>
          </table:table-cell>
          <table:covered-table-cell/>
          <table:table-cell table:style-name="ce99" office:value-type="string" calcext:value-type="string">
            <text:p>2 gp</text:p>
          </table:table-cell>
          <table:table-cell table:style-name="ce96" office:value-type="string" calcext:value-type="string">
            <text:p>1d4 Bludgeon</text:p>
          </table:table-cell>
          <table:table-cell table:style-name="ce99" office:value-type="string" calcext:value-type="string">
            <text:p>2 lb.</text:p>
          </table:table-cell>
          <table:table-cell table:style-name="ce118" office:value-type="string" calcext:value-type="string" table:number-columns-spanned="4" table:number-rows-spanned="1">
            <text:p>Light, Thrown (20/60)</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rossbow Bolts (20)</text:p>
          </table:table-cell>
          <table:covered-table-cell/>
          <table:table-cell table:style-name="ce99" office:value-type="string" calcext:value-type="string">
            <text:p>1 gp</text:p>
          </table:table-cell>
          <table:table-cell table:style-name="ce99" office:value-type="string" calcext:value-type="string">
            <text:p>1.5 lb.</text:p>
          </table:table-cell>
          <table:table-cell table:style-name="ce86"/>
          <table:table-cell table:style-name="ce140" office:value-type="string" calcext:value-type="string" table:number-columns-spanned="2" table:number-rows-spanned="1">
            <text:p>Hourglass </text:p>
          </table:table-cell>
          <table:covered-table-cell/>
          <table:table-cell table:style-name="ce98" office:value-type="string" calcext:value-type="string">
            <text:p>25 g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Mace</text:p>
          </table:table-cell>
          <table:covered-table-cell/>
          <table:table-cell table:style-name="ce98" office:value-type="string" calcext:value-type="string">
            <text:p>5 gp</text:p>
          </table:table-cell>
          <table:table-cell table:style-name="ce95" office:value-type="string" calcext:value-type="string">
            <text:p>1d6 Bludgeon</text:p>
          </table:table-cell>
          <table:table-cell table:style-name="ce98" office:value-type="string" calcext:value-type="string">
            <text:p>5 lb.</text:p>
          </table:table-cell>
          <table:table-cell table:style-name="ce117" office:value-type="string" calcext:value-type="string" table:number-columns-spanned="4" table:number-rows-spanned="1">
            <text:p>-</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Sling Bullets (20)</text:p>
          </table:table-cell>
          <table:covered-table-cell/>
          <table:table-cell table:style-name="ce98" office:value-type="string" calcext:value-type="string">
            <text:p>4 cp</text:p>
          </table:table-cell>
          <table:table-cell table:style-name="ce98" office:value-type="string" calcext:value-type="string">
            <text:p>1.5 lb.</text:p>
          </table:table-cell>
          <table:table-cell table:style-name="ce86"/>
          <table:table-cell table:style-name="ce141" office:value-type="string" calcext:value-type="string" table:number-columns-spanned="2" table:number-rows-spanned="1">
            <text:p>Hunting Trap</text:p>
          </table:table-cell>
          <table:covered-table-cell/>
          <table:table-cell table:style-name="ce99" office:value-type="string" calcext:value-type="string">
            <text:p>5 gp</text:p>
          </table:table-cell>
          <table:table-cell table:style-name="ce99" office:value-type="string" calcext:value-type="string">
            <text:p>25 lb.</text:p>
          </table:table-cell>
          <table:table-cell table:number-columns-repeated="1005"/>
        </table:table-row>
        <table:table-row table:style-name="ro3">
          <table:table-cell table:style-name="ce77" office:value-type="string" calcext:value-type="string" table:number-columns-spanned="2" table:number-rows-spanned="1">
            <text:p>Quarterstaff</text:p>
          </table:table-cell>
          <table:covered-table-cell/>
          <table:table-cell table:style-name="ce99" office:value-type="string" calcext:value-type="string">
            <text:p>2 sp</text:p>
          </table:table-cell>
          <table:table-cell table:style-name="ce96" office:value-type="string" calcext:value-type="string">
            <text:p>1d6 Bludgeon</text:p>
          </table:table-cell>
          <table:table-cell table:style-name="ce99" office:value-type="string" calcext:value-type="string">
            <text:p>5 lb.</text:p>
          </table:table-cell>
          <table:table-cell table:style-name="ce118" office:value-type="string" calcext:value-type="string" table:number-columns-spanned="4" table:number-rows-spanned="1">
            <text:p>Versatile (1d8)</text:p>
          </table:table-cell>
          <table:covered-table-cell table:number-columns-repeated="2"/>
          <table:covered-table-cell table:style-name="ce132"/>
          <table:table-cell table:style-name="ce86"/>
          <table:table-cell table:style-name="ce135" table:number-columns-spanned="2" table:number-rows-spanned="1"/>
          <table:covered-table-cell/>
          <table:table-cell table:style-name="ce99" table:number-columns-repeated="2"/>
          <table:table-cell table:style-name="ce86"/>
          <table:table-cell table:style-name="ce140" office:value-type="string" calcext:value-type="string" table:number-columns-spanned="2" table:number-rows-spanned="1">
            <text:p>Ink (1 ounce bottle)</text:p>
          </table:table-cell>
          <table:covered-table-cell/>
          <table:table-cell table:style-name="ce98" office:value-type="string" calcext:value-type="string">
            <text:p>10 g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Sickle</text:p>
          </table:table-cell>
          <table:covered-table-cell/>
          <table:table-cell table:style-name="ce98" office:value-type="string" calcext:value-type="string">
            <text:p>1 gp</text:p>
          </table:table-cell>
          <table:table-cell table:style-name="ce95" office:value-type="string" calcext:value-type="string">
            <text:p>1d4 Slashing</text:p>
          </table:table-cell>
          <table:table-cell table:style-name="ce98" office:value-type="string" calcext:value-type="string">
            <text:p>2 lb.</text:p>
          </table:table-cell>
          <table:table-cell table:style-name="ce117" office:value-type="string" calcext:value-type="string" table:number-columns-spanned="4" table:number-rows-spanned="1">
            <text:p>Light</text:p>
          </table:table-cell>
          <table:covered-table-cell table:number-columns-repeated="2"/>
          <table:covered-table-cell table:style-name="ce132"/>
          <table:table-cell table:style-name="ce86"/>
          <table:table-cell table:style-name="ce137" office:value-type="string" calcext:value-type="string" table:number-columns-spanned="2" table:number-rows-spanned="1">
            <text:p>Arcane Focus</text:p>
          </table:table-cell>
          <table:covered-table-cell/>
          <table:table-cell table:style-name="ce98" table:number-columns-repeated="2"/>
          <table:table-cell table:style-name="ce86"/>
          <table:table-cell table:style-name="ce141" office:value-type="string" calcext:value-type="string" table:number-columns-spanned="2" table:number-rows-spanned="1">
            <text:p>Ink pen</text:p>
          </table:table-cell>
          <table:covered-table-cell/>
          <table:table-cell table:style-name="ce99" office:value-type="string" calcext:value-type="string">
            <text:p>2 cp</text:p>
          </table:table-cell>
          <table:table-cell table:style-name="ce99"/>
          <table:table-cell table:number-columns-repeated="1005"/>
        </table:table-row>
        <table:table-row table:style-name="ro3">
          <table:table-cell table:style-name="ce77" office:value-type="string" calcext:value-type="string" table:number-columns-spanned="2" table:number-rows-spanned="1">
            <text:p>Spear</text:p>
          </table:table-cell>
          <table:covered-table-cell/>
          <table:table-cell table:style-name="ce99" office:value-type="string" calcext:value-type="string">
            <text:p>1 gp</text:p>
          </table:table-cell>
          <table:table-cell table:style-name="ce96" office:value-type="string" calcext:value-type="string">
            <text:p>1d4 Piercing</text:p>
          </table:table-cell>
          <table:table-cell table:style-name="ce99" office:value-type="string" calcext:value-type="string">
            <text:p>3 lb.</text:p>
          </table:table-cell>
          <table:table-cell table:style-name="ce118" office:value-type="string" calcext:value-type="string" table:number-columns-spanned="4" table:number-rows-spanned="1">
            <text:p>Thrown (20/60), Versatile (1d8)</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rystal</text:p>
          </table:table-cell>
          <table:covered-table-cell/>
          <table:table-cell table:style-name="ce99" office:value-type="string" calcext:value-type="string">
            <text:p>10 g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Jug or pitcher</text:p>
          </table:table-cell>
          <table:covered-table-cell/>
          <table:table-cell table:style-name="ce98" office:value-type="string" calcext:value-type="string">
            <text:p>2 cp</text:p>
          </table:table-cell>
          <table:table-cell table:style-name="ce98" office:value-type="string" calcext:value-type="string">
            <text:p>4 lb.</text:p>
          </table:table-cell>
          <table:table-cell table:number-columns-repeated="1005"/>
        </table:table-row>
        <table:table-row table:style-name="ro3">
          <table:table-cell table:style-name="ce78" office:value-type="string" calcext:value-type="string" table:number-columns-spanned="2" table:number-rows-spanned="1">
            <text:p>Simple Ranged Weapons</text:p>
          </table:table-cell>
          <table:covered-table-cell/>
          <table:table-cell table:style-name="ce100"/>
          <table:table-cell table:style-name="ce105"/>
          <table:table-cell table:style-name="ce100"/>
          <table:table-cell table:style-name="ce119" table:number-columns-spanned="4" table:number-rows-spanned="1"/>
          <table:covered-table-cell table:number-columns-repeated="2"/>
          <table:covered-table-cell table:style-name="ce132"/>
          <table:table-cell table:style-name="ce86"/>
          <table:table-cell table:style-name="ce136" office:value-type="string" calcext:value-type="string" table:number-columns-spanned="2" table:number-rows-spanned="1">
            <text:p>Orb</text:p>
          </table:table-cell>
          <table:covered-table-cell/>
          <table:table-cell table:style-name="ce98" office:value-type="string" calcext:value-type="string">
            <text:p>20 gp</text:p>
          </table:table-cell>
          <table:table-cell table:style-name="ce98" office:value-type="string" calcext:value-type="string">
            <text:p>3 lb.</text:p>
          </table:table-cell>
          <table:table-cell table:style-name="ce86"/>
          <table:table-cell table:style-name="ce141" office:value-type="string" calcext:value-type="string" table:number-columns-spanned="2" table:number-rows-spanned="1">
            <text:p>Ladder (10-foot)</text:p>
          </table:table-cell>
          <table:covered-table-cell/>
          <table:table-cell table:style-name="ce99" office:value-type="string" calcext:value-type="string">
            <text:p>1 sp</text:p>
          </table:table-cell>
          <table:table-cell table:style-name="ce99" office:value-type="string" calcext:value-type="string">
            <text:p>25 lb.</text:p>
          </table:table-cell>
          <table:table-cell table:number-columns-repeated="1005"/>
        </table:table-row>
        <table:table-row table:style-name="ro3">
          <table:table-cell table:style-name="ce77" office:value-type="string" calcext:value-type="string" table:number-columns-spanned="2" table:number-rows-spanned="1">
            <text:p>Crossbow, light</text:p>
          </table:table-cell>
          <table:covered-table-cell/>
          <table:table-cell table:style-name="ce99" office:value-type="string" calcext:value-type="string">
            <text:p>25 gp</text:p>
          </table:table-cell>
          <table:table-cell table:style-name="ce96" office:value-type="string" calcext:value-type="string">
            <text:p>1d6 Piercing</text:p>
          </table:table-cell>
          <table:table-cell table:style-name="ce99" office:value-type="string" calcext:value-type="string">
            <text:p>5 lb.</text:p>
          </table:table-cell>
          <table:table-cell table:style-name="ce118" office:value-type="string" calcext:value-type="string" table:number-columns-spanned="4" table:number-rows-spanned="1">
            <text:p>Ammunition (80/320), Loading, Two-handed</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Rod</text:p>
          </table:table-cell>
          <table:covered-table-cell/>
          <table:table-cell table:style-name="ce99" office:value-type="string" calcext:value-type="string">
            <text:p>10 gp</text:p>
          </table:table-cell>
          <table:table-cell table:style-name="ce99" office:value-type="string" calcext:value-type="string">
            <text:p>2 lb.</text:p>
          </table:table-cell>
          <table:table-cell table:style-name="ce86"/>
          <table:table-cell table:style-name="ce140" office:value-type="string" calcext:value-type="string" table:number-columns-spanned="2" table:number-rows-spanned="1">
            <text:p>Lamp</text:p>
          </table:table-cell>
          <table:covered-table-cell/>
          <table:table-cell table:style-name="ce98" office:value-type="string" calcext:value-type="string">
            <text:p>5 s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Dart</text:p>
          </table:table-cell>
          <table:covered-table-cell/>
          <table:table-cell table:style-name="ce98" office:value-type="string" calcext:value-type="string">
            <text:p>5 cp</text:p>
          </table:table-cell>
          <table:table-cell table:style-name="ce95" office:value-type="string" calcext:value-type="string">
            <text:p>1d4 Piercing</text:p>
          </table:table-cell>
          <table:table-cell table:style-name="ce98" office:value-type="string" calcext:value-type="string">
            <text:p>.25 lb.</text:p>
          </table:table-cell>
          <table:table-cell table:style-name="ce117" office:value-type="string" calcext:value-type="string" table:number-columns-spanned="4" table:number-rows-spanned="1">
            <text:p>Finesse, Thrown (20/60)</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Staff</text:p>
          </table:table-cell>
          <table:covered-table-cell/>
          <table:table-cell table:style-name="ce98" office:value-type="string" calcext:value-type="string">
            <text:p>5 gp</text:p>
          </table:table-cell>
          <table:table-cell table:style-name="ce98" office:value-type="string" calcext:value-type="string">
            <text:p>4 lb.</text:p>
          </table:table-cell>
          <table:table-cell table:style-name="ce86"/>
          <table:table-cell table:style-name="ce141" office:value-type="string" calcext:value-type="string" table:number-columns-spanned="2" table:number-rows-spanned="1">
            <text:p>Lantern, Bullseye</text:p>
          </table:table-cell>
          <table:covered-table-cell/>
          <table:table-cell table:style-name="ce99" office:value-type="string" calcext:value-type="string">
            <text:p>10 gp</text:p>
          </table:table-cell>
          <table:table-cell table:style-name="ce99" office:value-type="string" calcext:value-type="string">
            <text:p>2 lb.</text:p>
          </table:table-cell>
          <table:table-cell table:number-columns-repeated="1005"/>
        </table:table-row>
        <table:table-row table:style-name="ro3">
          <table:table-cell table:style-name="ce77" office:value-type="string" calcext:value-type="string" table:number-columns-spanned="2" table:number-rows-spanned="1">
            <text:p>Shortbow</text:p>
          </table:table-cell>
          <table:covered-table-cell/>
          <table:table-cell table:style-name="ce99" office:value-type="string" calcext:value-type="string">
            <text:p>25 gp</text:p>
          </table:table-cell>
          <table:table-cell table:style-name="ce96" office:value-type="string" calcext:value-type="string">
            <text:p>1d6 Piercing</text:p>
          </table:table-cell>
          <table:table-cell table:style-name="ce99" office:value-type="string" calcext:value-type="string">
            <text:p>2 lb.</text:p>
          </table:table-cell>
          <table:table-cell table:style-name="ce118" office:value-type="string" calcext:value-type="string" table:number-columns-spanned="4" table:number-rows-spanned="1">
            <text:p>Ammunition (80/320), Two-handed</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Wand</text:p>
          </table:table-cell>
          <table:covered-table-cell/>
          <table:table-cell table:style-name="ce99" office:value-type="string" calcext:value-type="string">
            <text:p>10 g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Lantern, hooded</text:p>
          </table:table-cell>
          <table:covered-table-cell/>
          <table:table-cell table:style-name="ce98" office:value-type="string" calcext:value-type="string">
            <text:p>5 gp</text:p>
          </table:table-cell>
          <table:table-cell table:style-name="ce98" office:value-type="string" calcext:value-type="string">
            <text:p>2 lb.</text:p>
          </table:table-cell>
          <table:table-cell table:number-columns-repeated="1005"/>
        </table:table-row>
        <table:table-row table:style-name="ro3">
          <table:table-cell table:style-name="ce76" office:value-type="string" calcext:value-type="string" table:number-columns-spanned="2" table:number-rows-spanned="1">
            <text:p>Sling</text:p>
          </table:table-cell>
          <table:covered-table-cell/>
          <table:table-cell table:style-name="ce98" office:value-type="string" calcext:value-type="string">
            <text:p>1 sp</text:p>
          </table:table-cell>
          <table:table-cell table:style-name="ce95" office:value-type="string" calcext:value-type="string">
            <text:p>1d4 Bludgeon</text:p>
          </table:table-cell>
          <table:table-cell table:style-name="ce98" office:value-type="string" calcext:value-type="string">
            <text:p>-</text:p>
          </table:table-cell>
          <table:table-cell table:style-name="ce117" office:value-type="string" calcext:value-type="string" table:number-columns-spanned="4" table:number-rows-spanned="1">
            <text:p>Ammunition (30/120)</text:p>
          </table:table-cell>
          <table:covered-table-cell table:number-columns-repeated="2"/>
          <table:covered-table-cell table:style-name="ce132"/>
          <table:table-cell table:style-name="ce86"/>
          <table:table-cell table:style-name="ce136" table:number-columns-spanned="2" table:number-rows-spanned="1"/>
          <table:covered-table-cell/>
          <table:table-cell table:style-name="ce98" table:number-columns-repeated="2"/>
          <table:table-cell table:style-name="ce86"/>
          <table:table-cell table:style-name="ce141" office:value-type="string" calcext:value-type="string" table:number-columns-spanned="2" table:number-rows-spanned="1">
            <text:p>Lock</text:p>
          </table:table-cell>
          <table:covered-table-cell/>
          <table:table-cell table:style-name="ce99" office:value-type="string" calcext:value-type="string">
            <text:p>10 gp</text:p>
          </table:table-cell>
          <table:table-cell table:style-name="ce99" office:value-type="string" calcext:value-type="string">
            <text:p>1 lb.</text:p>
          </table:table-cell>
          <table:table-cell table:number-columns-repeated="1005"/>
        </table:table-row>
        <table:table-row table:style-name="ro3">
          <table:table-cell table:style-name="ce75" office:value-type="string" calcext:value-type="string" table:number-columns-spanned="2" table:number-rows-spanned="1">
            <text:p>Martial Melee Weapons</text:p>
          </table:table-cell>
          <table:covered-table-cell/>
          <table:table-cell table:style-name="ce97"/>
          <table:table-cell table:style-name="ce106"/>
          <table:table-cell table:style-name="ce97"/>
          <table:table-cell table:style-name="ce120" table:number-columns-spanned="4" table:number-rows-spanned="1"/>
          <table:covered-table-cell table:number-columns-repeated="2"/>
          <table:covered-table-cell table:style-name="ce132"/>
          <table:table-cell table:style-name="ce86"/>
          <table:table-cell table:style-name="ce135" office:value-type="string" calcext:value-type="string" table:number-columns-spanned="2" table:number-rows-spanned="1">
            <text:p>Backpack</text:p>
          </table:table-cell>
          <table:covered-table-cell/>
          <table:table-cell table:style-name="ce99" office:value-type="string" calcext:value-type="string">
            <text:p>2 gp</text:p>
          </table:table-cell>
          <table:table-cell table:style-name="ce99" office:value-type="string" calcext:value-type="string">
            <text:p>5 lb.</text:p>
          </table:table-cell>
          <table:table-cell table:style-name="ce86"/>
          <table:table-cell table:style-name="ce140" office:value-type="string" calcext:value-type="string" table:number-columns-spanned="2" table:number-rows-spanned="1">
            <text:p>Magnifying glass</text:p>
          </table:table-cell>
          <table:covered-table-cell/>
          <table:table-cell table:style-name="ce98" office:value-type="string" calcext:value-type="string">
            <text:p>100 g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Battleaxe</text:p>
          </table:table-cell>
          <table:covered-table-cell/>
          <table:table-cell table:style-name="ce98" office:value-type="string" calcext:value-type="string">
            <text:p>10 gp</text:p>
          </table:table-cell>
          <table:table-cell table:style-name="ce95" office:value-type="string" calcext:value-type="string">
            <text:p>1d8 Slashing</text:p>
          </table:table-cell>
          <table:table-cell table:style-name="ce98" office:value-type="string" calcext:value-type="string">
            <text:p>4 lb.</text:p>
          </table:table-cell>
          <table:table-cell table:style-name="ce117" office:value-type="string" calcext:value-type="string" table:number-columns-spanned="4" table:number-rows-spanned="1">
            <text:p>Versatile (1d10)</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all Bearings (bag of 1000)</text:p>
          </table:table-cell>
          <table:covered-table-cell/>
          <table:table-cell table:style-name="ce98" office:value-type="string" calcext:value-type="string">
            <text:p>1 g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Manacles</text:p>
          </table:table-cell>
          <table:covered-table-cell/>
          <table:table-cell table:style-name="ce99" office:value-type="string" calcext:value-type="string">
            <text:p>2 gp</text:p>
          </table:table-cell>
          <table:table-cell table:style-name="ce99" office:value-type="string" calcext:value-type="string">
            <text:p>6 lb.</text:p>
          </table:table-cell>
          <table:table-cell table:number-columns-repeated="1005"/>
        </table:table-row>
        <table:table-row table:style-name="ro3">
          <table:table-cell table:style-name="ce77" office:value-type="string" calcext:value-type="string" table:number-columns-spanned="2" table:number-rows-spanned="1">
            <text:p>Flail</text:p>
          </table:table-cell>
          <table:covered-table-cell/>
          <table:table-cell table:style-name="ce99" office:value-type="string" calcext:value-type="string">
            <text:p>10 gp</text:p>
          </table:table-cell>
          <table:table-cell table:style-name="ce96" office:value-type="string" calcext:value-type="string">
            <text:p>1d8 Bludgeon</text:p>
          </table:table-cell>
          <table:table-cell table:style-name="ce99" office:value-type="string" calcext:value-type="string">
            <text:p>2 lb.</text:p>
          </table:table-cell>
          <table:table-cell table:style-name="ce118" office:value-type="string" calcext:value-type="string" table:number-columns-spanned="4" table:number-rows-spanned="1">
            <text:p>-</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arrel</text:p>
          </table:table-cell>
          <table:covered-table-cell/>
          <table:table-cell table:style-name="ce99" office:value-type="string" calcext:value-type="string">
            <text:p>2 gp</text:p>
          </table:table-cell>
          <table:table-cell table:style-name="ce99" office:value-type="string" calcext:value-type="string">
            <text:p>70 lb.</text:p>
          </table:table-cell>
          <table:table-cell table:style-name="ce86"/>
          <table:table-cell table:style-name="ce140" office:value-type="string" calcext:value-type="string" table:number-columns-spanned="2" table:number-rows-spanned="1">
            <text:p>Mess ki</text:p>
          </table:table-cell>
          <table:covered-table-cell/>
          <table:table-cell table:style-name="ce98" office:value-type="string" calcext:value-type="string">
            <text:p>2 s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Glaive</text:p>
          </table:table-cell>
          <table:covered-table-cell/>
          <table:table-cell table:style-name="ce98" office:value-type="string" calcext:value-type="string">
            <text:p>20 gp</text:p>
          </table:table-cell>
          <table:table-cell table:style-name="ce95" office:value-type="string" calcext:value-type="string">
            <text:p>1d10 Slashing</text:p>
          </table:table-cell>
          <table:table-cell table:style-name="ce98" office:value-type="string" calcext:value-type="string">
            <text:p>6 lb.</text:p>
          </table:table-cell>
          <table:table-cell table:style-name="ce117" office:value-type="string" calcext:value-type="string" table:number-columns-spanned="4" table:number-rows-spanned="1">
            <text:p>Heavy, Reach,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asket</text:p>
          </table:table-cell>
          <table:covered-table-cell/>
          <table:table-cell table:style-name="ce98" office:value-type="string" calcext:value-type="string">
            <text:p>4 s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Mirror, steel</text:p>
          </table:table-cell>
          <table:covered-table-cell/>
          <table:table-cell table:style-name="ce99" office:value-type="string" calcext:value-type="string">
            <text:p>5 gp</text:p>
          </table:table-cell>
          <table:table-cell table:style-name="ce99" office:value-type="string" calcext:value-type="string">
            <text:p>.25 lb.</text:p>
          </table:table-cell>
          <table:table-cell table:number-columns-repeated="1005"/>
        </table:table-row>
        <table:table-row table:style-name="ro3">
          <table:table-cell table:style-name="ce77" office:value-type="string" calcext:value-type="string" table:number-columns-spanned="2" table:number-rows-spanned="1">
            <text:p>Greataxe</text:p>
          </table:table-cell>
          <table:covered-table-cell/>
          <table:table-cell table:style-name="ce99" office:value-type="string" calcext:value-type="string">
            <text:p>30 gp</text:p>
          </table:table-cell>
          <table:table-cell table:style-name="ce96" office:value-type="string" calcext:value-type="string">
            <text:p>1d12 Slashing</text:p>
          </table:table-cell>
          <table:table-cell table:style-name="ce99" office:value-type="string" calcext:value-type="string">
            <text:p>7 lb.</text:p>
          </table:table-cell>
          <table:table-cell table:style-name="ce118" office:value-type="string" calcext:value-type="string" table:number-columns-spanned="4" table:number-rows-spanned="1">
            <text:p>Heavy, Two-handed</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edroll</text:p>
          </table:table-cell>
          <table:covered-table-cell/>
          <table:table-cell table:style-name="ce99" office:value-type="string" calcext:value-type="string">
            <text:p>1 gp</text:p>
          </table:table-cell>
          <table:table-cell table:style-name="ce99" office:value-type="string" calcext:value-type="string">
            <text:p>7 lb.</text:p>
          </table:table-cell>
          <table:table-cell table:style-name="ce86"/>
          <table:table-cell table:style-name="ce140" office:value-type="string" calcext:value-type="string" table:number-columns-spanned="2" table:number-rows-spanned="1">
            <text:p>Oil (flask)</text:p>
          </table:table-cell>
          <table:covered-table-cell/>
          <table:table-cell table:style-name="ce98" office:value-type="string" calcext:value-type="string">
            <text:p>1 s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Greatsword</text:p>
          </table:table-cell>
          <table:covered-table-cell/>
          <table:table-cell table:style-name="ce98" office:value-type="string" calcext:value-type="string">
            <text:p>50 gp</text:p>
          </table:table-cell>
          <table:table-cell table:style-name="ce95" office:value-type="string" calcext:value-type="string">
            <text:p>2d6 Slashing</text:p>
          </table:table-cell>
          <table:table-cell table:style-name="ce98" office:value-type="string" calcext:value-type="string">
            <text:p>6 lb.</text:p>
          </table:table-cell>
          <table:table-cell table:style-name="ce117" office:value-type="string" calcext:value-type="string" table:number-columns-spanned="4" table:number-rows-spanned="1">
            <text:p>Heavy,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ell</text:p>
          </table:table-cell>
          <table:covered-table-cell/>
          <table:table-cell table:style-name="ce98" office:value-type="string" calcext:value-type="string">
            <text:p>1 gp</text:p>
          </table:table-cell>
          <table:table-cell table:style-name="ce98" office:value-type="string" calcext:value-type="string">
            <text:p>-</text:p>
          </table:table-cell>
          <table:table-cell table:style-name="ce86"/>
          <table:table-cell table:style-name="ce141" office:value-type="string" calcext:value-type="string" table:number-columns-spanned="2" table:number-rows-spanned="1">
            <text:p>Paper (one sheet)</text:p>
          </table:table-cell>
          <table:covered-table-cell/>
          <table:table-cell table:style-name="ce99" office:value-type="string" calcext:value-type="string">
            <text:p>2 sp</text:p>
          </table:table-cell>
          <table:table-cell table:style-name="ce99" office:value-type="string" calcext:value-type="string">
            <text:p>-</text:p>
          </table:table-cell>
          <table:table-cell table:number-columns-repeated="1005"/>
        </table:table-row>
        <table:table-row table:style-name="ro3">
          <table:table-cell table:style-name="ce77" office:value-type="string" calcext:value-type="string" table:number-columns-spanned="2" table:number-rows-spanned="1">
            <text:p>Halberd</text:p>
          </table:table-cell>
          <table:covered-table-cell/>
          <table:table-cell table:style-name="ce99" office:value-type="string" calcext:value-type="string">
            <text:p>20 gp</text:p>
          </table:table-cell>
          <table:table-cell table:style-name="ce96" office:value-type="string" calcext:value-type="string">
            <text:p>1d10 Slashing</text:p>
          </table:table-cell>
          <table:table-cell table:style-name="ce99" office:value-type="string" calcext:value-type="string">
            <text:p>6 lb.</text:p>
          </table:table-cell>
          <table:table-cell table:style-name="ce118" office:value-type="string" calcext:value-type="string" table:number-columns-spanned="4" table:number-rows-spanned="1">
            <text:p>Heavy, Reach, Two-handed</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lanket</text:p>
          </table:table-cell>
          <table:covered-table-cell/>
          <table:table-cell table:style-name="ce99" office:value-type="string" calcext:value-type="string">
            <text:p>5 sp</text:p>
          </table:table-cell>
          <table:table-cell table:style-name="ce99" office:value-type="string" calcext:value-type="string">
            <text:p>3 lb.</text:p>
          </table:table-cell>
          <table:table-cell table:style-name="ce86"/>
          <table:table-cell table:style-name="ce140" office:value-type="string" calcext:value-type="string" table:number-columns-spanned="2" table:number-rows-spanned="1">
            <text:p>Parchment (one sheet)</text:p>
          </table:table-cell>
          <table:covered-table-cell/>
          <table:table-cell table:style-name="ce98" office:value-type="string" calcext:value-type="string">
            <text:p>1 s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Lance</text:p>
          </table:table-cell>
          <table:covered-table-cell/>
          <table:table-cell table:style-name="ce98" office:value-type="string" calcext:value-type="string">
            <text:p>10 gp</text:p>
          </table:table-cell>
          <table:table-cell table:style-name="ce95" office:value-type="string" calcext:value-type="string">
            <text:p>1d12 Piercing</text:p>
          </table:table-cell>
          <table:table-cell table:style-name="ce98" office:value-type="string" calcext:value-type="string">
            <text:p>6 lb.</text:p>
          </table:table-cell>
          <table:table-cell table:style-name="ce117" office:value-type="string" calcext:value-type="string" table:number-columns-spanned="4" table:number-rows-spanned="1">
            <text:p>Reach, Special</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lock and Tackle</text:p>
          </table:table-cell>
          <table:covered-table-cell/>
          <table:table-cell table:style-name="ce98" office:value-type="string" calcext:value-type="string">
            <text:p>1 gp</text:p>
          </table:table-cell>
          <table:table-cell table:style-name="ce98" office:value-type="string" calcext:value-type="string">
            <text:p>5 lb.</text:p>
          </table:table-cell>
          <table:table-cell table:style-name="ce86"/>
          <table:table-cell table:style-name="ce141" office:value-type="string" calcext:value-type="string" table:number-columns-spanned="2" table:number-rows-spanned="1">
            <text:p>Perfume (vial)</text:p>
          </table:table-cell>
          <table:covered-table-cell/>
          <table:table-cell table:style-name="ce99" office:value-type="string" calcext:value-type="string">
            <text:p>5 gp</text:p>
          </table:table-cell>
          <table:table-cell table:style-name="ce99" office:value-type="string" calcext:value-type="string">
            <text:p>-</text:p>
          </table:table-cell>
          <table:table-cell table:number-columns-repeated="1005"/>
        </table:table-row>
        <table:table-row table:style-name="ro3">
          <table:table-cell table:style-name="ce77" office:value-type="string" calcext:value-type="string" table:number-columns-spanned="2" table:number-rows-spanned="1">
            <text:p>Longsword</text:p>
          </table:table-cell>
          <table:covered-table-cell/>
          <table:table-cell table:style-name="ce99" office:value-type="string" calcext:value-type="string">
            <text:p>15 gp</text:p>
          </table:table-cell>
          <table:table-cell table:style-name="ce96" office:value-type="string" calcext:value-type="string">
            <text:p>1d8 Slashing</text:p>
          </table:table-cell>
          <table:table-cell table:style-name="ce99" office:value-type="string" calcext:value-type="string">
            <text:p>3 lb.</text:p>
          </table:table-cell>
          <table:table-cell table:style-name="ce118" office:value-type="string" calcext:value-type="string" table:number-columns-spanned="4" table:number-rows-spanned="1">
            <text:p>Versatile (1d10)</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ook</text:p>
          </table:table-cell>
          <table:covered-table-cell/>
          <table:table-cell table:style-name="ce99" office:value-type="string" calcext:value-type="string">
            <text:p>25 gp</text:p>
          </table:table-cell>
          <table:table-cell table:style-name="ce99" office:value-type="string" calcext:value-type="string">
            <text:p>5 lb.</text:p>
          </table:table-cell>
          <table:table-cell table:style-name="ce86"/>
          <table:table-cell table:style-name="ce140" office:value-type="string" calcext:value-type="string" table:number-columns-spanned="2" table:number-rows-spanned="1">
            <text:p>Pick, miner's</text:p>
          </table:table-cell>
          <table:covered-table-cell/>
          <table:table-cell table:style-name="ce98" office:value-type="string" calcext:value-type="string">
            <text:p>2 gp</text:p>
          </table:table-cell>
          <table:table-cell table:style-name="ce98" office:value-type="string" calcext:value-type="string">
            <text:p>10 lb.</text:p>
          </table:table-cell>
          <table:table-cell table:number-columns-repeated="1005"/>
        </table:table-row>
        <table:table-row table:style-name="ro3">
          <table:table-cell table:style-name="ce76" office:value-type="string" calcext:value-type="string" table:number-columns-spanned="2" table:number-rows-spanned="1">
            <text:p>Maul</text:p>
          </table:table-cell>
          <table:covered-table-cell/>
          <table:table-cell table:style-name="ce98" office:value-type="string" calcext:value-type="string">
            <text:p>10 gp</text:p>
          </table:table-cell>
          <table:table-cell table:style-name="ce95" office:value-type="string" calcext:value-type="string">
            <text:p>2d6 Bludgeon</text:p>
          </table:table-cell>
          <table:table-cell table:style-name="ce98" office:value-type="string" calcext:value-type="string">
            <text:p>10 lb.</text:p>
          </table:table-cell>
          <table:table-cell table:style-name="ce117" office:value-type="string" calcext:value-type="string" table:number-columns-spanned="4" table:number-rows-spanned="1">
            <text:p>Heavy,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Bottle, Glass</text:p>
          </table:table-cell>
          <table:covered-table-cell/>
          <table:table-cell table:style-name="ce98" office:value-type="string" calcext:value-type="string">
            <text:p>2 g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Piton</text:p>
          </table:table-cell>
          <table:covered-table-cell/>
          <table:table-cell table:style-name="ce99" office:value-type="string" calcext:value-type="string">
            <text:p>5 cp</text:p>
          </table:table-cell>
          <table:table-cell table:style-name="ce99" office:value-type="string" calcext:value-type="string">
            <text:p>.25 lb.</text:p>
          </table:table-cell>
          <table:table-cell table:number-columns-repeated="1005"/>
        </table:table-row>
        <table:table-row table:style-name="ro3">
          <table:table-cell table:style-name="ce77" office:value-type="string" calcext:value-type="string" table:number-columns-spanned="2" table:number-rows-spanned="1">
            <text:p>Morningstar</text:p>
          </table:table-cell>
          <table:covered-table-cell/>
          <table:table-cell table:style-name="ce99" office:value-type="string" calcext:value-type="string">
            <text:p>15 gp</text:p>
          </table:table-cell>
          <table:table-cell table:style-name="ce96" office:value-type="string" calcext:value-type="string">
            <text:p>1d8 Piercing</text:p>
          </table:table-cell>
          <table:table-cell table:style-name="ce99" office:value-type="string" calcext:value-type="string">
            <text:p>4 lb.</text:p>
          </table:table-cell>
          <table:table-cell table:style-name="ce118" office:value-type="string" calcext:value-type="string" table:number-columns-spanned="4" table:number-rows-spanned="1">
            <text:p>-</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Bucket</text:p>
          </table:table-cell>
          <table:covered-table-cell/>
          <table:table-cell table:style-name="ce99" office:value-type="string" calcext:value-type="string">
            <text:p>5 cp</text:p>
          </table:table-cell>
          <table:table-cell table:style-name="ce99" office:value-type="string" calcext:value-type="string">
            <text:p>2 lb.</text:p>
          </table:table-cell>
          <table:table-cell table:style-name="ce86"/>
          <table:table-cell table:style-name="ce140" office:value-type="string" calcext:value-type="string" table:number-columns-spanned="2" table:number-rows-spanned="1">
            <text:p>Poison, basic (vial)</text:p>
          </table:table-cell>
          <table:covered-table-cell/>
          <table:table-cell table:style-name="ce98" office:value-type="string" calcext:value-type="string">
            <text:p>100 gp</text:p>
          </table:table-cell>
          <table:table-cell table:style-name="ce98" office:value-type="string" calcext:value-type="string">
            <text:p>-</text:p>
          </table:table-cell>
          <table:table-cell table:number-columns-repeated="1005"/>
        </table:table-row>
        <table:table-row table:style-name="ro3">
          <table:table-cell table:style-name="ce76" office:value-type="string" calcext:value-type="string" table:number-columns-spanned="2" table:number-rows-spanned="1">
            <text:p>Pike</text:p>
          </table:table-cell>
          <table:covered-table-cell/>
          <table:table-cell table:style-name="ce98" office:value-type="string" calcext:value-type="string">
            <text:p>5 gp</text:p>
          </table:table-cell>
          <table:table-cell table:style-name="ce95" office:value-type="string" calcext:value-type="string">
            <text:p>1d10 Piercing</text:p>
          </table:table-cell>
          <table:table-cell table:style-name="ce98" office:value-type="string" calcext:value-type="string">
            <text:p>18 lb.</text:p>
          </table:table-cell>
          <table:table-cell table:style-name="ce117" office:value-type="string" calcext:value-type="string" table:number-columns-spanned="4" table:number-rows-spanned="1">
            <text:p>Heavy, Reach,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altrops (bag of 20)</text:p>
          </table:table-cell>
          <table:covered-table-cell/>
          <table:table-cell table:style-name="ce98" office:value-type="string" calcext:value-type="string">
            <text:p>1 g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Pole (10-foot)</text:p>
          </table:table-cell>
          <table:covered-table-cell/>
          <table:table-cell table:style-name="ce99" office:value-type="string" calcext:value-type="string">
            <text:p>5 cp</text:p>
          </table:table-cell>
          <table:table-cell table:style-name="ce99" office:value-type="string" calcext:value-type="string">
            <text:p>7 lb.</text:p>
          </table:table-cell>
          <table:table-cell table:number-columns-repeated="1005"/>
        </table:table-row>
        <table:table-row table:style-name="ro3">
          <table:table-cell table:style-name="ce77" office:value-type="string" calcext:value-type="string" table:number-columns-spanned="2" table:number-rows-spanned="1">
            <text:p>Rapier</text:p>
          </table:table-cell>
          <table:covered-table-cell/>
          <table:table-cell table:style-name="ce99" office:value-type="string" calcext:value-type="string">
            <text:p>25 gp</text:p>
          </table:table-cell>
          <table:table-cell table:style-name="ce96" office:value-type="string" calcext:value-type="string">
            <text:p>1d8 Piercing</text:p>
          </table:table-cell>
          <table:table-cell table:style-name="ce99" office:value-type="string" calcext:value-type="string">
            <text:p>2 lb.</text:p>
          </table:table-cell>
          <table:table-cell table:style-name="ce118" office:value-type="string" calcext:value-type="string" table:number-columns-spanned="4" table:number-rows-spanned="1">
            <text:p>Finesse</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andle</text:p>
          </table:table-cell>
          <table:covered-table-cell/>
          <table:table-cell table:style-name="ce99" office:value-type="string" calcext:value-type="string">
            <text:p>1 cp</text:p>
          </table:table-cell>
          <table:table-cell table:style-name="ce99" office:value-type="string" calcext:value-type="string">
            <text:p>-</text:p>
          </table:table-cell>
          <table:table-cell table:style-name="ce86"/>
          <table:table-cell table:style-name="ce140" office:value-type="string" calcext:value-type="string" table:number-columns-spanned="2" table:number-rows-spanned="1">
            <text:p>Pot, iron</text:p>
          </table:table-cell>
          <table:covered-table-cell/>
          <table:table-cell table:style-name="ce98" office:value-type="string" calcext:value-type="string">
            <text:p>2 gp</text:p>
          </table:table-cell>
          <table:table-cell table:style-name="ce98" office:value-type="string" calcext:value-type="string">
            <text:p>10 lb.</text:p>
          </table:table-cell>
          <table:table-cell table:number-columns-repeated="1005"/>
        </table:table-row>
        <table:table-row table:style-name="ro3">
          <table:table-cell table:style-name="ce76" office:value-type="string" calcext:value-type="string" table:number-columns-spanned="2" table:number-rows-spanned="1">
            <text:p>Scimitar</text:p>
          </table:table-cell>
          <table:covered-table-cell/>
          <table:table-cell table:style-name="ce98" office:value-type="string" calcext:value-type="string">
            <text:p>25 gp</text:p>
          </table:table-cell>
          <table:table-cell table:style-name="ce95" office:value-type="string" calcext:value-type="string">
            <text:p>1d6 Slashing</text:p>
          </table:table-cell>
          <table:table-cell table:style-name="ce98" office:value-type="string" calcext:value-type="string">
            <text:p>3 lb.</text:p>
          </table:table-cell>
          <table:table-cell table:style-name="ce117" office:value-type="string" calcext:value-type="string" table:number-columns-spanned="4" table:number-rows-spanned="1">
            <text:p>Finesse, Light</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ase, Crossbow Bolt</text:p>
          </table:table-cell>
          <table:covered-table-cell/>
          <table:table-cell table:style-name="ce98" office:value-type="string" calcext:value-type="string">
            <text:p>1 gp</text:p>
          </table:table-cell>
          <table:table-cell table:style-name="ce98" office:value-type="string" calcext:value-type="string">
            <text:p>1 lb.</text:p>
          </table:table-cell>
          <table:table-cell table:style-name="ce86"/>
          <table:table-cell table:style-name="ce141" office:value-type="string" calcext:value-type="string" table:number-columns-spanned="2" table:number-rows-spanned="1">
            <text:p>Potion of healing</text:p>
          </table:table-cell>
          <table:covered-table-cell/>
          <table:table-cell table:style-name="ce99" office:value-type="string" calcext:value-type="string">
            <text:p>50 gp</text:p>
          </table:table-cell>
          <table:table-cell table:style-name="ce99" office:value-type="string" calcext:value-type="string">
            <text:p>.5 lb.</text:p>
          </table:table-cell>
          <table:table-cell table:number-columns-repeated="1005"/>
        </table:table-row>
        <table:table-row table:style-name="ro3">
          <table:table-cell table:style-name="ce77" office:value-type="string" calcext:value-type="string" table:number-columns-spanned="2" table:number-rows-spanned="1">
            <text:p>Shortsword</text:p>
          </table:table-cell>
          <table:covered-table-cell/>
          <table:table-cell table:style-name="ce99" office:value-type="string" calcext:value-type="string">
            <text:p>10 gp</text:p>
          </table:table-cell>
          <table:table-cell table:style-name="ce96" office:value-type="string" calcext:value-type="string">
            <text:p>1d6 Slashing</text:p>
          </table:table-cell>
          <table:table-cell table:style-name="ce99" office:value-type="string" calcext:value-type="string">
            <text:p>2 lb.</text:p>
          </table:table-cell>
          <table:table-cell table:style-name="ce118" office:value-type="string" calcext:value-type="string" table:number-columns-spanned="4" table:number-rows-spanned="1">
            <text:p>Finesse, Light</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ase, Map and Scroll</text:p>
          </table:table-cell>
          <table:covered-table-cell/>
          <table:table-cell table:style-name="ce99" office:value-type="string" calcext:value-type="string">
            <text:p>1 g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Pouch</text:p>
          </table:table-cell>
          <table:covered-table-cell/>
          <table:table-cell table:style-name="ce98" office:value-type="string" calcext:value-type="string">
            <text:p>5 sp</text:p>
          </table:table-cell>
          <table:table-cell table:style-name="ce98" office:value-type="string" calcext:value-type="string">
            <text:p>1 lb.</text:p>
          </table:table-cell>
          <table:table-cell table:number-columns-repeated="1005"/>
        </table:table-row>
        <table:table-row table:style-name="ro3">
          <table:table-cell table:style-name="ce76" office:value-type="string" calcext:value-type="string" table:number-columns-spanned="2" table:number-rows-spanned="1">
            <text:p>Trident</text:p>
          </table:table-cell>
          <table:covered-table-cell/>
          <table:table-cell table:style-name="ce98" office:value-type="string" calcext:value-type="string">
            <text:p>5 gp</text:p>
          </table:table-cell>
          <table:table-cell table:style-name="ce95" office:value-type="string" calcext:value-type="string">
            <text:p>1d6 Piercing</text:p>
          </table:table-cell>
          <table:table-cell table:style-name="ce98" office:value-type="string" calcext:value-type="string">
            <text:p>5 lb.</text:p>
          </table:table-cell>
          <table:table-cell table:style-name="ce117" office:value-type="string" calcext:value-type="string" table:number-columns-spanned="4" table:number-rows-spanned="1">
            <text:p>Thrown (20/60), Versatile (1d8)</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hain (10ft)</text:p>
          </table:table-cell>
          <table:covered-table-cell/>
          <table:table-cell table:style-name="ce98" office:value-type="string" calcext:value-type="string">
            <text:p>5 gp</text:p>
          </table:table-cell>
          <table:table-cell table:style-name="ce98" office:value-type="string" calcext:value-type="string">
            <text:p>10 lb.</text:p>
          </table:table-cell>
          <table:table-cell table:style-name="ce86"/>
          <table:table-cell table:style-name="ce141" office:value-type="string" calcext:value-type="string" table:number-columns-spanned="2" table:number-rows-spanned="1">
            <text:p>Quiver</text:p>
          </table:table-cell>
          <table:covered-table-cell/>
          <table:table-cell table:style-name="ce99" office:value-type="string" calcext:value-type="string">
            <text:p>1 gp</text:p>
          </table:table-cell>
          <table:table-cell table:style-name="ce99" office:value-type="string" calcext:value-type="string">
            <text:p>1 lb.</text:p>
          </table:table-cell>
          <table:table-cell table:number-columns-repeated="1005"/>
        </table:table-row>
        <table:table-row table:style-name="ro3">
          <table:table-cell table:style-name="ce77" office:value-type="string" calcext:value-type="string" table:number-columns-spanned="2" table:number-rows-spanned="1">
            <text:p>War pick</text:p>
          </table:table-cell>
          <table:covered-table-cell/>
          <table:table-cell table:style-name="ce99" office:value-type="string" calcext:value-type="string">
            <text:p>5 gp</text:p>
          </table:table-cell>
          <table:table-cell table:style-name="ce96" office:value-type="string" calcext:value-type="string">
            <text:p>1d8 Piercing</text:p>
          </table:table-cell>
          <table:table-cell table:style-name="ce99" office:value-type="string" calcext:value-type="string">
            <text:p>2 lb.</text:p>
          </table:table-cell>
          <table:table-cell table:style-name="ce118" office:value-type="string" calcext:value-type="string" table:number-columns-spanned="4" table:number-rows-spanned="1">
            <text:p>-</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halk (1 piece)</text:p>
          </table:table-cell>
          <table:covered-table-cell/>
          <table:table-cell table:style-name="ce99" office:value-type="string" calcext:value-type="string">
            <text:p>1 cp</text:p>
          </table:table-cell>
          <table:table-cell table:style-name="ce99" office:value-type="string" calcext:value-type="string">
            <text:p>-</text:p>
          </table:table-cell>
          <table:table-cell table:style-name="ce86"/>
          <table:table-cell table:style-name="ce140" office:value-type="string" calcext:value-type="string" table:number-columns-spanned="2" table:number-rows-spanned="1">
            <text:p>Ram, portable</text:p>
          </table:table-cell>
          <table:covered-table-cell/>
          <table:table-cell table:style-name="ce98" office:value-type="string" calcext:value-type="string">
            <text:p>4 gp</text:p>
          </table:table-cell>
          <table:table-cell table:style-name="ce98" office:value-type="string" calcext:value-type="string">
            <text:p>35 lb.</text:p>
          </table:table-cell>
          <table:table-cell table:number-columns-repeated="1005"/>
        </table:table-row>
        <table:table-row table:style-name="ro3">
          <table:table-cell table:style-name="ce76" office:value-type="string" calcext:value-type="string" table:number-columns-spanned="2" table:number-rows-spanned="1">
            <text:p>Warhammer</text:p>
          </table:table-cell>
          <table:covered-table-cell/>
          <table:table-cell table:style-name="ce98" office:value-type="string" calcext:value-type="string">
            <text:p>15 gp</text:p>
          </table:table-cell>
          <table:table-cell table:style-name="ce95" office:value-type="string" calcext:value-type="string">
            <text:p>1d8 Bludgeon</text:p>
          </table:table-cell>
          <table:table-cell table:style-name="ce98" office:value-type="string" calcext:value-type="string">
            <text:p>2 lb.</text:p>
          </table:table-cell>
          <table:table-cell table:style-name="ce117" office:value-type="string" calcext:value-type="string" table:number-columns-spanned="4" table:number-rows-spanned="1">
            <text:p>Versatile (1d10)</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hest</text:p>
          </table:table-cell>
          <table:covered-table-cell/>
          <table:table-cell table:style-name="ce98" office:value-type="string" calcext:value-type="string">
            <text:p>5 gp</text:p>
          </table:table-cell>
          <table:table-cell table:style-name="ce98" office:value-type="string" calcext:value-type="string">
            <text:p>25 lb.</text:p>
          </table:table-cell>
          <table:table-cell table:style-name="ce86"/>
          <table:table-cell table:style-name="ce141" office:value-type="string" calcext:value-type="string" table:number-columns-spanned="2" table:number-rows-spanned="1">
            <text:p>Rations (l day)</text:p>
          </table:table-cell>
          <table:covered-table-cell/>
          <table:table-cell table:style-name="ce99" office:value-type="string" calcext:value-type="string">
            <text:p>5 sp</text:p>
          </table:table-cell>
          <table:table-cell table:style-name="ce99" office:value-type="string" calcext:value-type="string">
            <text:p>2 lb.</text:p>
          </table:table-cell>
          <table:table-cell table:number-columns-repeated="1005"/>
        </table:table-row>
        <table:table-row table:style-name="ro3">
          <table:table-cell table:style-name="ce77" office:value-type="string" calcext:value-type="string" table:number-columns-spanned="2" table:number-rows-spanned="1">
            <text:p>Whip</text:p>
          </table:table-cell>
          <table:covered-table-cell/>
          <table:table-cell table:style-name="ce99" office:value-type="string" calcext:value-type="string">
            <text:p>2 gp</text:p>
          </table:table-cell>
          <table:table-cell table:style-name="ce96" office:value-type="string" calcext:value-type="string">
            <text:p>1d4 Slashing</text:p>
          </table:table-cell>
          <table:table-cell table:style-name="ce99" office:value-type="string" calcext:value-type="string">
            <text:p>3 lb.</text:p>
          </table:table-cell>
          <table:table-cell table:style-name="ce118" office:value-type="string" calcext:value-type="string" table:number-columns-spanned="4" table:number-rows-spanned="1">
            <text:p>Finesse, Reach</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limber's kit</text:p>
          </table:table-cell>
          <table:covered-table-cell/>
          <table:table-cell table:style-name="ce99" office:value-type="string" calcext:value-type="string">
            <text:p>25 gp</text:p>
          </table:table-cell>
          <table:table-cell table:style-name="ce99" office:value-type="string" calcext:value-type="string">
            <text:p>12 lb.</text:p>
          </table:table-cell>
          <table:table-cell table:style-name="ce86"/>
          <table:table-cell table:style-name="ce140" office:value-type="string" calcext:value-type="string" table:number-columns-spanned="2" table:number-rows-spanned="1">
            <text:p>Robes</text:p>
          </table:table-cell>
          <table:covered-table-cell/>
          <table:table-cell table:style-name="ce98" office:value-type="string" calcext:value-type="string">
            <text:p>1 gp</text:p>
          </table:table-cell>
          <table:table-cell table:style-name="ce98" office:value-type="string" calcext:value-type="string">
            <text:p>4 lb.</text:p>
          </table:table-cell>
          <table:table-cell table:number-columns-repeated="1005"/>
        </table:table-row>
        <table:table-row table:style-name="ro3">
          <table:table-cell table:style-name="ce78" office:value-type="string" calcext:value-type="string" table:number-columns-spanned="2" table:number-rows-spanned="1">
            <text:p>Martial Ranged Weapons</text:p>
          </table:table-cell>
          <table:covered-table-cell/>
          <table:table-cell table:style-name="ce100"/>
          <table:table-cell table:style-name="ce105"/>
          <table:table-cell table:style-name="ce100"/>
          <table:table-cell table:style-name="ce121" table:number-columns-spanned="4" table:number-rows-spanned="1"/>
          <table:covered-table-cell table:number-columns-repeated="2"/>
          <table:covered-table-cell table:style-name="ce132"/>
          <table:table-cell table:style-name="ce86"/>
          <table:table-cell table:style-name="ce136" office:value-type="string" calcext:value-type="string" table:number-columns-spanned="2" table:number-rows-spanned="1">
            <text:p>Clothes, Common</text:p>
          </table:table-cell>
          <table:covered-table-cell/>
          <table:table-cell table:style-name="ce98" office:value-type="string" calcext:value-type="string">
            <text:p>5 sp</text:p>
          </table:table-cell>
          <table:table-cell table:style-name="ce98" office:value-type="string" calcext:value-type="string">
            <text:p>3 lb.</text:p>
          </table:table-cell>
          <table:table-cell table:style-name="ce86"/>
          <table:table-cell table:style-name="ce141" office:value-type="string" calcext:value-type="string" table:number-columns-spanned="2" table:number-rows-spanned="1">
            <text:p>Rope, hempen (50 feet)</text:p>
          </table:table-cell>
          <table:covered-table-cell/>
          <table:table-cell table:style-name="ce99" office:value-type="string" calcext:value-type="string">
            <text:p>1 gp</text:p>
          </table:table-cell>
          <table:table-cell table:style-name="ce99" office:value-type="string" calcext:value-type="string">
            <text:p>10 lb.</text:p>
          </table:table-cell>
          <table:table-cell table:number-columns-repeated="1005"/>
        </table:table-row>
        <table:table-row table:style-name="ro3">
          <table:table-cell table:style-name="ce77" office:value-type="string" calcext:value-type="string" table:number-columns-spanned="2" table:number-rows-spanned="1">
            <text:p>Blowgun</text:p>
          </table:table-cell>
          <table:covered-table-cell/>
          <table:table-cell table:style-name="ce99" office:value-type="string" calcext:value-type="string">
            <text:p>10 gp</text:p>
          </table:table-cell>
          <table:table-cell table:style-name="ce96" office:value-type="string" calcext:value-type="string">
            <text:p>1 Piercing</text:p>
          </table:table-cell>
          <table:table-cell table:style-name="ce99" office:value-type="string" calcext:value-type="string">
            <text:p>1 lb.</text:p>
          </table:table-cell>
          <table:table-cell table:style-name="ce118" office:value-type="string" calcext:value-type="string" table:number-columns-spanned="4" table:number-rows-spanned="1">
            <text:p>Ammunition (25/100), Loading</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lothes, Costume</text:p>
          </table:table-cell>
          <table:covered-table-cell/>
          <table:table-cell table:style-name="ce99" office:value-type="string" calcext:value-type="string">
            <text:p>5 gp</text:p>
          </table:table-cell>
          <table:table-cell table:style-name="ce99" office:value-type="string" calcext:value-type="string">
            <text:p>4 lb.</text:p>
          </table:table-cell>
          <table:table-cell table:style-name="ce86"/>
          <table:table-cell table:style-name="ce140" office:value-type="string" calcext:value-type="string" table:number-columns-spanned="2" table:number-rows-spanned="1">
            <text:p>Rope, silk (50 feet)</text:p>
          </table:table-cell>
          <table:covered-table-cell/>
          <table:table-cell table:style-name="ce98" office:value-type="string" calcext:value-type="string">
            <text:p>10 gp</text:p>
          </table:table-cell>
          <table:table-cell table:style-name="ce98" office:value-type="string" calcext:value-type="string">
            <text:p>5 lb.</text:p>
          </table:table-cell>
          <table:table-cell table:number-columns-repeated="1005"/>
        </table:table-row>
        <table:table-row table:style-name="ro3">
          <table:table-cell table:style-name="ce76" office:value-type="string" calcext:value-type="string" table:number-columns-spanned="2" table:number-rows-spanned="1">
            <text:p>Crossbow, hand</text:p>
          </table:table-cell>
          <table:covered-table-cell/>
          <table:table-cell table:style-name="ce98" office:value-type="string" calcext:value-type="string">
            <text:p>75 gp</text:p>
          </table:table-cell>
          <table:table-cell table:style-name="ce95" office:value-type="string" calcext:value-type="string">
            <text:p>1d6 Piercing</text:p>
          </table:table-cell>
          <table:table-cell table:style-name="ce98" office:value-type="string" calcext:value-type="string">
            <text:p>3 lb.</text:p>
          </table:table-cell>
          <table:table-cell table:style-name="ce117" office:value-type="string" calcext:value-type="string" table:number-columns-spanned="4" table:number-rows-spanned="1">
            <text:p>Ammunition (30/120), Loading, Light</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lothes, Fine</text:p>
          </table:table-cell>
          <table:covered-table-cell/>
          <table:table-cell table:style-name="ce98" office:value-type="string" calcext:value-type="string">
            <text:p>15 gp</text:p>
          </table:table-cell>
          <table:table-cell table:style-name="ce98" office:value-type="string" calcext:value-type="string">
            <text:p>6 lb.</text:p>
          </table:table-cell>
          <table:table-cell table:style-name="ce86"/>
          <table:table-cell table:style-name="ce141" office:value-type="string" calcext:value-type="string" table:number-columns-spanned="2" table:number-rows-spanned="1">
            <text:p>Sack</text:p>
          </table:table-cell>
          <table:covered-table-cell/>
          <table:table-cell table:style-name="ce99" office:value-type="string" calcext:value-type="string">
            <text:p>1 cp</text:p>
          </table:table-cell>
          <table:table-cell table:style-name="ce99" office:value-type="string" calcext:value-type="string">
            <text:p>.5 lb.</text:p>
          </table:table-cell>
          <table:table-cell table:number-columns-repeated="1005"/>
        </table:table-row>
        <table:table-row table:style-name="ro3">
          <table:table-cell table:style-name="ce77" office:value-type="string" calcext:value-type="string" table:number-columns-spanned="2" table:number-rows-spanned="1">
            <text:p>Crossbow, heavy</text:p>
          </table:table-cell>
          <table:covered-table-cell/>
          <table:table-cell table:style-name="ce99" office:value-type="string" calcext:value-type="string">
            <text:p>50 gp</text:p>
          </table:table-cell>
          <table:table-cell table:style-name="ce96" office:value-type="string" calcext:value-type="string">
            <text:p>1d10 Piercing</text:p>
          </table:table-cell>
          <table:table-cell table:style-name="ce99" office:value-type="string" calcext:value-type="string">
            <text:p>18 lb.</text:p>
          </table:table-cell>
          <table:table-cell table:style-name="ce118" office:value-type="string" calcext:value-type="string" table:number-columns-spanned="4" table:number-rows-spanned="1">
            <text:p>Ammunition (100/400), Loading, Two-handed, Heavy</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lothes, Traveler's</text:p>
          </table:table-cell>
          <table:covered-table-cell/>
          <table:table-cell table:style-name="ce99" office:value-type="string" calcext:value-type="string">
            <text:p>2 gp</text:p>
          </table:table-cell>
          <table:table-cell table:style-name="ce99" office:value-type="string" calcext:value-type="string">
            <text:p>4 lb.</text:p>
          </table:table-cell>
          <table:table-cell table:style-name="ce86"/>
          <table:table-cell table:style-name="ce140" office:value-type="string" calcext:value-type="string" table:number-columns-spanned="2" table:number-rows-spanned="1">
            <text:p>Scale, merchant's</text:p>
          </table:table-cell>
          <table:covered-table-cell/>
          <table:table-cell table:style-name="ce98" office:value-type="string" calcext:value-type="string">
            <text:p>5 gp</text:p>
          </table:table-cell>
          <table:table-cell table:style-name="ce98" office:value-type="string" calcext:value-type="string">
            <text:p>3 lb.</text:p>
          </table:table-cell>
          <table:table-cell table:number-columns-repeated="1005"/>
        </table:table-row>
        <table:table-row table:style-name="ro3">
          <table:table-cell table:style-name="ce76" office:value-type="string" calcext:value-type="string" table:number-columns-spanned="2" table:number-rows-spanned="1">
            <text:p>Longbow</text:p>
          </table:table-cell>
          <table:covered-table-cell/>
          <table:table-cell table:style-name="ce98" office:value-type="string" calcext:value-type="string">
            <text:p>50 gp</text:p>
          </table:table-cell>
          <table:table-cell table:style-name="ce95" office:value-type="string" calcext:value-type="string">
            <text:p>1d8 Piercing</text:p>
          </table:table-cell>
          <table:table-cell table:style-name="ce98" office:value-type="string" calcext:value-type="string">
            <text:p>2 lb.</text:p>
          </table:table-cell>
          <table:table-cell table:style-name="ce117" office:value-type="string" calcext:value-type="string" table:number-columns-spanned="4" table:number-rows-spanned="1">
            <text:p>Ammunition (150/600), Heavy, Two-handed</text:p>
          </table:table-cell>
          <table:covered-table-cell table:number-columns-repeated="2"/>
          <table:covered-table-cell table:style-name="ce132"/>
          <table:table-cell table:style-name="ce86"/>
          <table:table-cell table:style-name="ce136" office:value-type="string" calcext:value-type="string" table:number-columns-spanned="2" table:number-rows-spanned="1">
            <text:p>Component Pouch</text:p>
          </table:table-cell>
          <table:covered-table-cell/>
          <table:table-cell table:style-name="ce98" office:value-type="string" calcext:value-type="string">
            <text:p>25 gp</text:p>
          </table:table-cell>
          <table:table-cell table:style-name="ce98" office:value-type="string" calcext:value-type="string">
            <text:p>2 lb.</text:p>
          </table:table-cell>
          <table:table-cell table:style-name="ce86"/>
          <table:table-cell table:style-name="ce141" office:value-type="string" calcext:value-type="string" table:number-columns-spanned="2" table:number-rows-spanned="1">
            <text:p>Sealing wax</text:p>
          </table:table-cell>
          <table:covered-table-cell/>
          <table:table-cell table:style-name="ce99" office:value-type="string" calcext:value-type="string">
            <text:p>5 sp</text:p>
          </table:table-cell>
          <table:table-cell table:style-name="ce99" office:value-type="string" calcext:value-type="string">
            <text:p>-</text:p>
          </table:table-cell>
          <table:table-cell table:number-columns-repeated="1005"/>
        </table:table-row>
        <table:table-row table:style-name="ro3">
          <table:table-cell table:style-name="ce77" office:value-type="string" calcext:value-type="string" table:number-columns-spanned="2" table:number-rows-spanned="1">
            <text:p>Net</text:p>
          </table:table-cell>
          <table:covered-table-cell/>
          <table:table-cell table:style-name="ce99" office:value-type="string" calcext:value-type="string">
            <text:p>1 gp</text:p>
          </table:table-cell>
          <table:table-cell table:style-name="ce96" office:value-type="string" calcext:value-type="string">
            <text:p>-</text:p>
          </table:table-cell>
          <table:table-cell table:style-name="ce99" office:value-type="string" calcext:value-type="string">
            <text:p>3 lb.</text:p>
          </table:table-cell>
          <table:table-cell table:style-name="ce118" office:value-type="string" calcext:value-type="string" table:number-columns-spanned="4" table:number-rows-spanned="1">
            <text:p>Special, Thrown (5/15)</text:p>
          </table:table-cell>
          <table:covered-table-cell table:number-columns-repeated="2"/>
          <table:covered-table-cell table:style-name="ce132"/>
          <table:table-cell table:style-name="ce86"/>
          <table:table-cell table:style-name="ce135" office:value-type="string" calcext:value-type="string" table:number-columns-spanned="2" table:number-rows-spanned="1">
            <text:p>Crowbar</text:p>
          </table:table-cell>
          <table:covered-table-cell/>
          <table:table-cell table:style-name="ce99" office:value-type="string" calcext:value-type="string">
            <text:p>2 gp</text:p>
          </table:table-cell>
          <table:table-cell table:style-name="ce99" office:value-type="string" calcext:value-type="string">
            <text:p>5 lb.</text:p>
          </table:table-cell>
          <table:table-cell table:style-name="ce86"/>
          <table:table-cell table:style-name="ce140" office:value-type="string" calcext:value-type="string" table:number-columns-spanned="2" table:number-rows-spanned="1">
            <text:p>Shovel</text:p>
          </table:table-cell>
          <table:covered-table-cell/>
          <table:table-cell table:style-name="ce98" office:value-type="string" calcext:value-type="string">
            <text:p>2 gp</text:p>
          </table:table-cell>
          <table:table-cell table:style-name="ce98" office:value-type="string" calcext:value-type="string">
            <text:p>5 lb.</text:p>
          </table:table-cell>
          <table:table-cell table:number-columns-repeated="1005"/>
        </table:table-row>
        <table:table-row table:style-name="ro3">
          <table:table-cell table:style-name="ce79" table:number-columns-spanned="9" table:number-rows-spanned="1"/>
          <table:covered-table-cell table:number-columns-repeated="7" table:style-name="ce16"/>
          <table:covered-table-cell table:style-name="ce211"/>
          <table:table-cell table:style-name="ce86"/>
          <table:table-cell table:style-name="ce137" office:value-type="string" calcext:value-type="string" table:number-columns-spanned="2" table:number-rows-spanned="1">
            <text:p>Druidic Focus</text:p>
          </table:table-cell>
          <table:covered-table-cell/>
          <table:table-cell table:style-name="ce98" table:number-columns-repeated="2"/>
          <table:table-cell table:style-name="ce86"/>
          <table:table-cell table:style-name="ce141" office:value-type="string" calcext:value-type="string" table:number-columns-spanned="2" table:number-rows-spanned="1">
            <text:p>Signal whistle</text:p>
          </table:table-cell>
          <table:covered-table-cell/>
          <table:table-cell table:style-name="ce99" office:value-type="string" calcext:value-type="string">
            <text:p>5 cp</text:p>
          </table:table-cell>
          <table:table-cell table:style-name="ce99" office:value-type="string" calcext:value-type="string">
            <text:p>-</text:p>
          </table:table-cell>
          <table:table-cell table:number-columns-repeated="1005"/>
        </table:table-row>
        <table:table-row table:style-name="ro3">
          <table:table-cell table:style-name="ce80" office:value-type="string" calcext:value-type="string" table:number-columns-spanned="9" table:number-rows-spanned="1">
            <text:p>ARMOR</text:p>
          </table:table-cell>
          <table:covered-table-cell table:number-columns-repeated="7" table:style-name="ce16"/>
          <table:covered-table-cell table:style-name="ce211"/>
          <table:table-cell table:style-name="ce86"/>
          <table:table-cell table:style-name="ce135" office:value-type="string" calcext:value-type="string" table:number-columns-spanned="2" table:number-rows-spanned="1">
            <text:p>Sprig of Mistletoe</text:p>
          </table:table-cell>
          <table:covered-table-cell/>
          <table:table-cell table:style-name="ce99" office:value-type="string" calcext:value-type="string">
            <text:p>1 gp</text:p>
          </table:table-cell>
          <table:table-cell table:style-name="ce99" office:value-type="string" calcext:value-type="string">
            <text:p>-</text:p>
          </table:table-cell>
          <table:table-cell table:style-name="ce86"/>
          <table:table-cell table:style-name="ce140" office:value-type="string" calcext:value-type="string" table:number-columns-spanned="2" table:number-rows-spanned="1">
            <text:p>Signe! ring</text:p>
          </table:table-cell>
          <table:covered-table-cell/>
          <table:table-cell table:style-name="ce98" office:value-type="string" calcext:value-type="string">
            <text:p>5 gp</text:p>
          </table:table-cell>
          <table:table-cell table:style-name="ce98" office:value-type="string" calcext:value-type="string">
            <text:p>-</text:p>
          </table:table-cell>
          <table:table-cell table:number-columns-repeated="1005"/>
        </table:table-row>
        <table:table-row table:style-name="ro3">
          <table:table-cell table:style-name="ce260" office:value-type="string" calcext:value-type="string" table:number-columns-spanned="2" table:number-rows-spanned="1">
            <text:p>Name</text:p>
          </table:table-cell>
          <table:covered-table-cell table:style-name="ce17"/>
          <table:table-cell table:style-name="ce280" office:value-type="string" calcext:value-type="string">
            <text:p>Price</text:p>
          </table:table-cell>
          <table:table-cell table:style-name="ce280" office:value-type="string" calcext:value-type="string">
            <text:p>AC</text:p>
          </table:table-cell>
          <table:table-cell table:style-name="ce280" office:value-type="string" calcext:value-type="string">
            <text:p>Weight</text:p>
          </table:table-cell>
          <table:table-cell table:style-name="ce260" office:value-type="string" calcext:value-type="string" table:number-columns-spanned="2" table:number-rows-spanned="1">
            <text:p>Stealth</text:p>
          </table:table-cell>
          <table:covered-table-cell table:style-name="ce17"/>
          <table:table-cell table:style-name="ce260" office:value-type="string" calcext:value-type="string" table:number-columns-spanned="2" table:number-rows-spanned="1">
            <text:p>Strength</text:p>
          </table:table-cell>
          <table:covered-table-cell table:style-name="ce17"/>
          <table:table-cell table:style-name="ce86"/>
          <table:table-cell table:style-name="ce136" office:value-type="string" calcext:value-type="string" table:number-columns-spanned="2" table:number-rows-spanned="1">
            <text:p>Totem</text:p>
          </table:table-cell>
          <table:covered-table-cell/>
          <table:table-cell table:style-name="ce98" office:value-type="string" calcext:value-type="string">
            <text:p>1 gp</text:p>
          </table:table-cell>
          <table:table-cell table:style-name="ce98" office:value-type="string" calcext:value-type="string">
            <text:p>-</text:p>
          </table:table-cell>
          <table:table-cell table:style-name="ce86"/>
          <table:table-cell table:style-name="ce141" office:value-type="string" calcext:value-type="string" table:number-columns-spanned="2" table:number-rows-spanned="1">
            <text:p>Soap</text:p>
          </table:table-cell>
          <table:covered-table-cell/>
          <table:table-cell table:style-name="ce99" office:value-type="string" calcext:value-type="string">
            <text:p>2 cp</text:p>
          </table:table-cell>
          <table:table-cell table:style-name="ce99" office:value-type="string" calcext:value-type="string">
            <text:p>-</text:p>
          </table:table-cell>
          <table:table-cell table:number-columns-repeated="1005"/>
        </table:table-row>
        <table:table-row table:style-name="ro3">
          <table:table-cell table:style-name="ce82" office:value-type="string" calcext:value-type="string" table:number-columns-spanned="2" table:number-rows-spanned="1">
            <text:p>Light Armor</text:p>
          </table:table-cell>
          <table:covered-table-cell/>
          <table:table-cell table:style-name="ce100"/>
          <table:table-cell table:style-name="ce107"/>
          <table:table-cell table:style-name="ce100"/>
          <table:table-cell table:style-name="ce122" table:number-columns-spanned="2" table:number-rows-spanned="1"/>
          <table:covered-table-cell/>
          <table:table-cell table:style-name="ce122" table:number-columns-spanned="2" table:number-rows-spanned="1"/>
          <table:covered-table-cell/>
          <table:table-cell table:style-name="ce86"/>
          <table:table-cell table:style-name="ce135" office:value-type="string" calcext:value-type="string" table:number-columns-spanned="2" table:number-rows-spanned="1">
            <text:p>Wooden Staff</text:p>
          </table:table-cell>
          <table:covered-table-cell/>
          <table:table-cell table:style-name="ce99" office:value-type="string" calcext:value-type="string">
            <text:p>5 gp</text:p>
          </table:table-cell>
          <table:table-cell table:style-name="ce99" office:value-type="string" calcext:value-type="string">
            <text:p>4 lb.</text:p>
          </table:table-cell>
          <table:table-cell table:style-name="ce86"/>
          <table:table-cell table:style-name="ce140" office:value-type="string" calcext:value-type="string" table:number-columns-spanned="2" table:number-rows-spanned="1">
            <text:p>Spellbook</text:p>
          </table:table-cell>
          <table:covered-table-cell/>
          <table:table-cell table:style-name="ce98" office:value-type="string" calcext:value-type="string">
            <text:p>50 gp</text:p>
          </table:table-cell>
          <table:table-cell table:style-name="ce98" office:value-type="string" calcext:value-type="string">
            <text:p>3 lb.</text:p>
          </table:table-cell>
          <table:table-cell table:number-columns-repeated="1005"/>
        </table:table-row>
        <table:table-row table:style-name="ro3">
          <table:table-cell table:style-name="ce83" office:value-type="string" calcext:value-type="string" table:number-columns-spanned="2" table:number-rows-spanned="1">
            <text:p>Padded</text:p>
          </table:table-cell>
          <table:covered-table-cell/>
          <table:table-cell table:style-name="ce99" office:value-type="string" calcext:value-type="string">
            <text:p>5 gp</text:p>
          </table:table-cell>
          <table:table-cell table:style-name="ce96" office:value-type="string" calcext:value-type="string">
            <text:p>11 + Dex</text:p>
          </table:table-cell>
          <table:table-cell table:style-name="ce99" office:value-type="string" calcext:value-type="string">
            <text:p>8 lb.</text:p>
          </table:table-cell>
          <table:table-cell table:style-name="ce302" office:value-type="string" calcext:value-type="string" table:number-columns-spanned="2" table:number-rows-spanned="1">
            <text:p>Disadvantage</text:p>
          </table:table-cell>
          <table:covered-table-cell/>
          <table:table-cell table:style-name="ce129" table:number-columns-spanned="2" table:number-rows-spanned="1"/>
          <table:covered-table-cell/>
          <table:table-cell table:style-name="ce86"/>
          <table:table-cell table:style-name="ce136" office:value-type="string" calcext:value-type="string" table:number-columns-spanned="2" table:number-rows-spanned="1">
            <text:p>Yew Wand</text:p>
          </table:table-cell>
          <table:covered-table-cell/>
          <table:table-cell table:style-name="ce98" office:value-type="string" calcext:value-type="string">
            <text:p>10 gp</text:p>
          </table:table-cell>
          <table:table-cell table:style-name="ce98" office:value-type="string" calcext:value-type="string">
            <text:p>1 lb.</text:p>
          </table:table-cell>
          <table:table-cell table:style-name="ce86"/>
          <table:table-cell table:style-name="ce141" office:value-type="string" calcext:value-type="string" table:number-columns-spanned="2" table:number-rows-spanned="1">
            <text:p>Spikes, iron (10)</text:p>
          </table:table-cell>
          <table:covered-table-cell/>
          <table:table-cell table:style-name="ce99" office:value-type="string" calcext:value-type="string">
            <text:p>1 gp</text:p>
          </table:table-cell>
          <table:table-cell table:style-name="ce99" office:value-type="string" calcext:value-type="string">
            <text:p>5 lb.</text:p>
          </table:table-cell>
          <table:table-cell table:number-columns-repeated="1005"/>
        </table:table-row>
        <table:table-row table:style-name="ro3">
          <table:table-cell table:style-name="ce84" office:value-type="string" calcext:value-type="string" table:number-columns-spanned="2" table:number-rows-spanned="1">
            <text:p>Leather</text:p>
          </table:table-cell>
          <table:covered-table-cell/>
          <table:table-cell table:style-name="ce98" office:value-type="string" calcext:value-type="string">
            <text:p>10 gp</text:p>
          </table:table-cell>
          <table:table-cell table:style-name="ce95" office:value-type="string" calcext:value-type="string">
            <text:p>11 + Dex</text:p>
          </table:table-cell>
          <table:table-cell table:style-name="ce98" office:value-type="string" calcext:value-type="string">
            <text:p>10 lb.</text:p>
          </table:table-cell>
          <table:table-cell table:style-name="ce303" table:number-columns-spanned="2" table:number-rows-spanned="1"/>
          <table:covered-table-cell/>
          <table:table-cell table:style-name="ce130" table:number-columns-spanned="2" table:number-rows-spanned="1"/>
          <table:covered-table-cell/>
          <table:table-cell table:style-name="ce86"/>
          <table:table-cell table:style-name="ce135" table:number-columns-spanned="2" table:number-rows-spanned="1"/>
          <table:covered-table-cell/>
          <table:table-cell table:style-name="ce99" table:number-columns-repeated="2"/>
          <table:table-cell table:style-name="ce86"/>
          <table:table-cell table:style-name="ce140" office:value-type="string" calcext:value-type="string" table:number-columns-spanned="2" table:number-rows-spanned="1">
            <text:p>Spyglass</text:p>
          </table:table-cell>
          <table:covered-table-cell/>
          <table:table-cell table:style-name="ce98" office:value-type="string" calcext:value-type="string">
            <text:p>1000 gp</text:p>
          </table:table-cell>
          <table:table-cell table:style-name="ce98" office:value-type="string" calcext:value-type="string">
            <text:p>1 lb.</text:p>
          </table:table-cell>
          <table:table-cell table:number-columns-repeated="1005"/>
        </table:table-row>
        <table:table-row table:style-name="ro3">
          <table:table-cell table:style-name="ce83" office:value-type="string" calcext:value-type="string" table:number-columns-spanned="2" table:number-rows-spanned="1">
            <text:p>Studded Leather</text:p>
          </table:table-cell>
          <table:covered-table-cell/>
          <table:table-cell table:style-name="ce99" office:value-type="string" calcext:value-type="string">
            <text:p>45 gp</text:p>
          </table:table-cell>
          <table:table-cell table:style-name="ce96" office:value-type="string" calcext:value-type="string">
            <text:p>12 + Dex</text:p>
          </table:table-cell>
          <table:table-cell table:style-name="ce99" office:value-type="string" calcext:value-type="string">
            <text:p>13 lb.</text:p>
          </table:table-cell>
          <table:table-cell table:style-name="ce302" table:number-columns-spanned="2" table:number-rows-spanned="1"/>
          <table:covered-table-cell/>
          <table:table-cell table:style-name="ce129" table:number-columns-spanned="2" table:number-rows-spanned="1"/>
          <table:covered-table-cell/>
          <table:table-cell table:style-name="ce86"/>
          <table:table-cell table:style-name="ce136" office:value-type="string" calcext:value-type="string" table:number-columns-spanned="2" table:number-rows-spanned="1">
            <text:p>Flask or Tankard</text:p>
          </table:table-cell>
          <table:covered-table-cell/>
          <table:table-cell table:style-name="ce98" office:value-type="string" calcext:value-type="string">
            <text:p>1 gp</text:p>
          </table:table-cell>
          <table:table-cell table:style-name="ce98" office:value-type="string" calcext:value-type="string">
            <text:p>4 lb.</text:p>
          </table:table-cell>
          <table:table-cell table:style-name="ce86"/>
          <table:table-cell table:style-name="ce141" office:value-type="string" calcext:value-type="string" table:number-columns-spanned="2" table:number-rows-spanned="1">
            <text:p>Tent, two-person</text:p>
          </table:table-cell>
          <table:covered-table-cell/>
          <table:table-cell table:style-name="ce99" office:value-type="string" calcext:value-type="string">
            <text:p>2 gp</text:p>
          </table:table-cell>
          <table:table-cell table:style-name="ce99" office:value-type="string" calcext:value-type="string">
            <text:p>20 lb.</text:p>
          </table:table-cell>
          <table:table-cell table:number-columns-repeated="1005"/>
        </table:table-row>
        <table:table-row table:style-name="ro3">
          <table:table-cell table:style-name="ce82" office:value-type="string" calcext:value-type="string" table:number-columns-spanned="2" table:number-rows-spanned="1">
            <text:p>Medium Armor</text:p>
          </table:table-cell>
          <table:covered-table-cell/>
          <table:table-cell table:style-name="ce100"/>
          <table:table-cell table:style-name="ce108"/>
          <table:table-cell table:style-name="ce100"/>
          <table:table-cell table:style-name="ce125" table:number-columns-spanned="2" table:number-rows-spanned="1"/>
          <table:covered-table-cell/>
          <table:table-cell table:style-name="ce130" table:number-columns-spanned="2" table:number-rows-spanned="1"/>
          <table:covered-table-cell/>
          <table:table-cell table:style-name="ce86"/>
          <table:table-cell table:style-name="ce135" office:value-type="string" calcext:value-type="string" table:number-columns-spanned="2" table:number-rows-spanned="1">
            <text:p>Flask or Tankard</text:p>
          </table:table-cell>
          <table:covered-table-cell/>
          <table:table-cell table:style-name="ce99" office:value-type="string" calcext:value-type="string">
            <text:p>2 cp</text:p>
          </table:table-cell>
          <table:table-cell table:style-name="ce99" office:value-type="string" calcext:value-type="string">
            <text:p>1 lb.</text:p>
          </table:table-cell>
          <table:table-cell table:style-name="ce86"/>
          <table:table-cell table:style-name="ce140" office:value-type="string" calcext:value-type="string" table:number-columns-spanned="2" table:number-rows-spanned="1">
            <text:p>Tinderbox</text:p>
          </table:table-cell>
          <table:covered-table-cell/>
          <table:table-cell table:style-name="ce98" office:value-type="string" calcext:value-type="string">
            <text:p>5 sp</text:p>
          </table:table-cell>
          <table:table-cell table:style-name="ce98" office:value-type="string" calcext:value-type="string">
            <text:p>1 lb.</text:p>
          </table:table-cell>
          <table:table-cell table:number-columns-repeated="1005"/>
        </table:table-row>
        <table:table-row table:style-name="ro3">
          <table:table-cell table:style-name="ce83" office:value-type="string" calcext:value-type="string" table:number-columns-spanned="2" table:number-rows-spanned="1">
            <text:p>Hide</text:p>
          </table:table-cell>
          <table:covered-table-cell/>
          <table:table-cell table:style-name="ce99" office:value-type="string" calcext:value-type="string">
            <text:p>10 gp</text:p>
          </table:table-cell>
          <table:table-cell table:style-name="ce96" office:value-type="string" calcext:value-type="string">
            <text:p>12 + Dex(max2)</text:p>
          </table:table-cell>
          <table:table-cell table:style-name="ce99" office:value-type="string" calcext:value-type="string">
            <text:p>12 lb.</text:p>
          </table:table-cell>
          <table:table-cell table:style-name="ce302" table:number-columns-spanned="2" table:number-rows-spanned="1"/>
          <table:covered-table-cell/>
          <table:table-cell table:style-name="ce129" table:number-columns-spanned="2" table:number-rows-spanned="1"/>
          <table:covered-table-cell/>
          <table:table-cell table:style-name="ce86"/>
          <table:table-cell table:style-name="ce136" office:value-type="string" calcext:value-type="string" table:number-columns-spanned="2" table:number-rows-spanned="1">
            <text:p>Grappling Hook</text:p>
          </table:table-cell>
          <table:covered-table-cell/>
          <table:table-cell table:style-name="ce98" office:value-type="string" calcext:value-type="string">
            <text:p>2 gp</text:p>
          </table:table-cell>
          <table:table-cell table:style-name="ce98" office:value-type="string" calcext:value-type="string">
            <text:p>4 lb.</text:p>
          </table:table-cell>
          <table:table-cell table:style-name="ce86"/>
          <table:table-cell table:style-name="ce141" office:value-type="string" calcext:value-type="string" table:number-columns-spanned="2" table:number-rows-spanned="1">
            <text:p>Torch</text:p>
          </table:table-cell>
          <table:covered-table-cell/>
          <table:table-cell table:style-name="ce99" office:value-type="string" calcext:value-type="string">
            <text:p>1 cp</text:p>
          </table:table-cell>
          <table:table-cell table:style-name="ce99" office:value-type="string" calcext:value-type="string">
            <text:p>1 lb.</text:p>
          </table:table-cell>
          <table:table-cell table:number-columns-repeated="1005"/>
        </table:table-row>
        <table:table-row table:style-name="ro3">
          <table:table-cell table:style-name="ce84" office:value-type="string" calcext:value-type="string" table:number-columns-spanned="2" table:number-rows-spanned="1">
            <text:p>Chain Shirt</text:p>
          </table:table-cell>
          <table:covered-table-cell/>
          <table:table-cell table:style-name="ce98" office:value-type="string" calcext:value-type="string">
            <text:p>50 gp</text:p>
          </table:table-cell>
          <table:table-cell table:style-name="ce95" office:value-type="string" calcext:value-type="string">
            <text:p>13 + Dex(max2)</text:p>
          </table:table-cell>
          <table:table-cell table:style-name="ce98" office:value-type="string" calcext:value-type="string">
            <text:p>20 lb.</text:p>
          </table:table-cell>
          <table:table-cell table:style-name="ce303" table:number-columns-spanned="2" table:number-rows-spanned="1"/>
          <table:covered-table-cell/>
          <table:table-cell table:style-name="ce130" table:number-columns-spanned="2" table:number-rows-spanned="1"/>
          <table:covered-table-cell/>
          <table:table-cell table:style-name="ce86"/>
          <table:table-cell table:style-name="ce135" office:value-type="string" calcext:value-type="string" table:number-columns-spanned="2" table:number-rows-spanned="1">
            <text:p>Hammer</text:p>
          </table:table-cell>
          <table:covered-table-cell/>
          <table:table-cell table:style-name="ce99" office:value-type="string" calcext:value-type="string">
            <text:p>1 gp</text:p>
          </table:table-cell>
          <table:table-cell table:style-name="ce99" office:value-type="string" calcext:value-type="string">
            <text:p>3 lb.</text:p>
          </table:table-cell>
          <table:table-cell table:style-name="ce86"/>
          <table:table-cell table:style-name="ce140" office:value-type="string" calcext:value-type="string" table:number-columns-spanned="2" table:number-rows-spanned="1">
            <text:p>Vial</text:p>
          </table:table-cell>
          <table:covered-table-cell/>
          <table:table-cell table:style-name="ce98" office:value-type="string" calcext:value-type="string">
            <text:p>1 gp</text:p>
          </table:table-cell>
          <table:table-cell table:style-name="ce98" office:value-type="string" calcext:value-type="string">
            <text:p>-</text:p>
          </table:table-cell>
          <table:table-cell table:number-columns-repeated="1005"/>
        </table:table-row>
        <table:table-row table:style-name="ro3">
          <table:table-cell table:style-name="ce83" office:value-type="string" calcext:value-type="string" table:number-columns-spanned="2" table:number-rows-spanned="1">
            <text:p>Scail Mail</text:p>
          </table:table-cell>
          <table:covered-table-cell/>
          <table:table-cell table:style-name="ce99" office:value-type="string" calcext:value-type="string">
            <text:p>50 gp</text:p>
          </table:table-cell>
          <table:table-cell table:style-name="ce96" office:value-type="string" calcext:value-type="string">
            <text:p>14 + Dex(max2)</text:p>
          </table:table-cell>
          <table:table-cell table:style-name="ce99" office:value-type="string" calcext:value-type="string">
            <text:p>45 lb.</text:p>
          </table:table-cell>
          <table:table-cell table:style-name="ce302" office:value-type="string" calcext:value-type="string" table:number-columns-spanned="2" table:number-rows-spanned="1">
            <text:p>Disadvantage</text:p>
          </table:table-cell>
          <table:covered-table-cell/>
          <table:table-cell table:style-name="ce129" table:number-columns-spanned="2" table:number-rows-spanned="1"/>
          <table:covered-table-cell/>
          <table:table-cell table:style-name="ce86"/>
          <table:table-cell table:style-name="ce136" office:value-type="string" calcext:value-type="string" table:number-columns-spanned="2" table:number-rows-spanned="1">
            <text:p>Hammer, Sledge</text:p>
          </table:table-cell>
          <table:covered-table-cell/>
          <table:table-cell table:style-name="ce98" office:value-type="string" calcext:value-type="string">
            <text:p>2 gp</text:p>
          </table:table-cell>
          <table:table-cell table:style-name="ce98" office:value-type="string" calcext:value-type="string">
            <text:p>10 lb.</text:p>
          </table:table-cell>
          <table:table-cell table:style-name="ce86"/>
          <table:table-cell table:style-name="ce141" office:value-type="string" calcext:value-type="string" table:number-columns-spanned="2" table:number-rows-spanned="1">
            <text:p>Waterskin</text:p>
          </table:table-cell>
          <table:covered-table-cell/>
          <table:table-cell table:style-name="ce99" office:value-type="string" calcext:value-type="string">
            <text:p>2 sp</text:p>
          </table:table-cell>
          <table:table-cell table:style-name="ce99" office:value-type="string" calcext:value-type="string">
            <text:p>(Full) 5 lb.</text:p>
          </table:table-cell>
          <table:table-cell table:number-columns-repeated="1005"/>
        </table:table-row>
        <table:table-row table:style-name="ro3">
          <table:table-cell table:style-name="ce84" office:value-type="string" calcext:value-type="string" table:number-columns-spanned="2" table:number-rows-spanned="1">
            <text:p>Breastplate</text:p>
          </table:table-cell>
          <table:covered-table-cell/>
          <table:table-cell table:style-name="ce98" office:value-type="string" calcext:value-type="string">
            <text:p>400 gp</text:p>
          </table:table-cell>
          <table:table-cell table:style-name="ce95" office:value-type="string" calcext:value-type="string">
            <text:p>14 + Dex(max2)</text:p>
          </table:table-cell>
          <table:table-cell table:style-name="ce98" office:value-type="string" calcext:value-type="string">
            <text:p>20 lb.</text:p>
          </table:table-cell>
          <table:table-cell table:style-name="ce303" table:number-columns-spanned="2" table:number-rows-spanned="1"/>
          <table:covered-table-cell/>
          <table:table-cell table:style-name="ce130" table:number-columns-spanned="2" table:number-rows-spanned="1"/>
          <table:covered-table-cell/>
          <table:table-cell table:style-name="ce86"/>
          <table:table-cell table:style-name="ce135" office:value-type="string" calcext:value-type="string" table:number-columns-spanned="2" table:number-rows-spanned="1">
            <text:p>Healer's kit</text:p>
          </table:table-cell>
          <table:covered-table-cell/>
          <table:table-cell table:style-name="ce99" office:value-type="string" calcext:value-type="string">
            <text:p>5 gp</text:p>
          </table:table-cell>
          <table:table-cell table:style-name="ce99" office:value-type="string" calcext:value-type="string">
            <text:p>3 lb.</text:p>
          </table:table-cell>
          <table:table-cell table:style-name="ce86"/>
          <table:table-cell table:style-name="ce140" office:value-type="string" calcext:value-type="string" table:number-columns-spanned="2" table:number-rows-spanned="1">
            <text:p>Whetstone</text:p>
          </table:table-cell>
          <table:covered-table-cell/>
          <table:table-cell table:style-name="ce98" office:value-type="string" calcext:value-type="string">
            <text:p>1 cp</text:p>
          </table:table-cell>
          <table:table-cell table:style-name="ce98" office:value-type="string" calcext:value-type="string">
            <text:p>1 lb.</text:p>
          </table:table-cell>
          <table:table-cell table:number-columns-repeated="1005"/>
        </table:table-row>
        <table:table-row table:style-name="ro3">
          <table:table-cell table:style-name="ce83" office:value-type="string" calcext:value-type="string" table:number-columns-spanned="2" table:number-rows-spanned="1">
            <text:p>Half Plate</text:p>
          </table:table-cell>
          <table:covered-table-cell/>
          <table:table-cell table:style-name="ce99" office:value-type="string" calcext:value-type="string">
            <text:p>750 gp</text:p>
          </table:table-cell>
          <table:table-cell table:style-name="ce96" office:value-type="string" calcext:value-type="string">
            <text:p>15 + Dex(max2)</text:p>
          </table:table-cell>
          <table:table-cell table:style-name="ce99" office:value-type="string" calcext:value-type="string">
            <text:p>40 lb.</text:p>
          </table:table-cell>
          <table:table-cell table:style-name="ce302" office:value-type="string" calcext:value-type="string" table:number-columns-spanned="2" table:number-rows-spanned="1">
            <text:p>Disadvantage</text:p>
          </table:table-cell>
          <table:covered-table-cell/>
          <table:table-cell table:style-name="ce129" table:number-columns-spanned="2" table:number-rows-spanned="1"/>
          <table:covered-table-cell/>
          <table:table-cell table:style-name="ce86"/>
          <table:table-cell table:style-name="ce138" table:number-columns-spanned="2" table:number-rows-spanned="1"/>
          <table:covered-table-cell/>
          <table:table-cell table:style-name="ce146" table:number-columns-repeated="2"/>
          <table:table-cell table:style-name="ce86"/>
          <table:table-cell table:style-name="ce138" table:number-columns-spanned="2" table:number-rows-spanned="1"/>
          <table:covered-table-cell/>
          <table:table-cell table:style-name="ce146" table:number-columns-repeated="2"/>
          <table:table-cell table:number-columns-repeated="1005"/>
        </table:table-row>
        <table:table-row table:style-name="ro3">
          <table:table-cell table:style-name="ce82" office:value-type="string" calcext:value-type="string" table:number-columns-spanned="2" table:number-rows-spanned="1">
            <text:p>Heavy Armor</text:p>
          </table:table-cell>
          <table:covered-table-cell/>
          <table:table-cell table:style-name="ce100"/>
          <table:table-cell table:style-name="ce108"/>
          <table:table-cell table:style-name="ce100"/>
          <table:table-cell table:style-name="ce125" table:number-columns-spanned="2" table:number-rows-spanned="1"/>
          <table:covered-table-cell/>
          <table:table-cell table:style-name="ce130" table:number-columns-spanned="2" table:number-rows-spanned="1"/>
          <table:covered-table-cell/>
          <table:table-cell table:style-name="ce86"/>
          <table:table-cell table:style-name="ce266" office:value-type="string" calcext:value-type="string" table:number-columns-spanned="4" table:number-rows-spanned="1">
            <text:p>TACK, HARNESS, &amp; DRAWN VEHICLES</text:p>
          </table:table-cell>
          <table:covered-table-cell table:number-columns-repeated="3" table:style-name="ce17"/>
          <table:table-cell table:style-name="ce86"/>
          <table:table-cell table:style-name="ce266" office:value-type="string" calcext:value-type="string" table:number-columns-spanned="4" table:number-rows-spanned="1">
            <text:p>TOOLS</text:p>
          </table:table-cell>
          <table:covered-table-cell table:number-columns-repeated="3" table:style-name="ce17"/>
          <table:table-cell table:number-columns-repeated="1005"/>
        </table:table-row>
        <table:table-row table:style-name="ro3">
          <table:table-cell table:style-name="ce83" office:value-type="string" calcext:value-type="string" table:number-columns-spanned="2" table:number-rows-spanned="1">
            <text:p>Ring Mail</text:p>
          </table:table-cell>
          <table:covered-table-cell/>
          <table:table-cell table:style-name="ce99" office:value-type="string" calcext:value-type="string">
            <text:p>30 gp</text:p>
          </table:table-cell>
          <table:table-cell table:style-name="ce96" office:value-type="float" office:value="14" calcext:value-type="float">
            <text:p>14</text:p>
          </table:table-cell>
          <table:table-cell table:style-name="ce99" office:value-type="string" calcext:value-type="string">
            <text:p>40 lb.</text:p>
          </table:table-cell>
          <table:table-cell table:style-name="ce302" office:value-type="string" calcext:value-type="string" table:number-columns-spanned="2" table:number-rows-spanned="1">
            <text:p>Disadvantage</text:p>
          </table:table-cell>
          <table:covered-table-cell/>
          <table:table-cell table:style-name="ce131" table:number-columns-spanned="2" table:number-rows-spanned="1"/>
          <table:covered-table-cell/>
          <table:table-cell table:style-name="ce86"/>
          <table:table-cell table:style-name="ce253" office:value-type="string" calcext:value-type="string" table:number-columns-spanned="2" table:number-rows-spanned="1">
            <text:p>Name</text:p>
          </table:table-cell>
          <table:covered-table-cell table:style-name="ce18"/>
          <table:table-cell table:style-name="ce253" office:value-type="string" calcext:value-type="string">
            <text:p>Price</text:p>
          </table:table-cell>
          <table:table-cell table:style-name="ce253" office:value-type="string" calcext:value-type="string">
            <text:p>Weight</text:p>
          </table:table-cell>
          <table:table-cell table:style-name="ce86"/>
          <table:table-cell table:style-name="ce253" office:value-type="string" calcext:value-type="string" table:number-columns-spanned="2" table:number-rows-spanned="1">
            <text:p>Name</text:p>
          </table:table-cell>
          <table:covered-table-cell table:style-name="ce18"/>
          <table:table-cell table:style-name="ce253" office:value-type="string" calcext:value-type="string">
            <text:p>Price</text:p>
          </table:table-cell>
          <table:table-cell table:style-name="ce253" office:value-type="string" calcext:value-type="string">
            <text:p>Weight</text:p>
          </table:table-cell>
          <table:table-cell table:number-columns-repeated="1005"/>
        </table:table-row>
        <table:table-row table:style-name="ro3">
          <table:table-cell table:style-name="ce84" office:value-type="string" calcext:value-type="string" table:number-columns-spanned="2" table:number-rows-spanned="1">
            <text:p>Chain Mail</text:p>
          </table:table-cell>
          <table:covered-table-cell/>
          <table:table-cell table:style-name="ce98" office:value-type="string" calcext:value-type="string">
            <text:p>75 gp</text:p>
          </table:table-cell>
          <table:table-cell table:style-name="ce95" office:value-type="float" office:value="16" calcext:value-type="float">
            <text:p>16</text:p>
          </table:table-cell>
          <table:table-cell table:style-name="ce98" office:value-type="string" calcext:value-type="string">
            <text:p>55 lb.</text:p>
          </table:table-cell>
          <table:table-cell table:style-name="ce303" office:value-type="string" calcext:value-type="string" table:number-columns-spanned="2" table:number-rows-spanned="1">
            <text:p>Disadvantage</text:p>
          </table:table-cell>
          <table:covered-table-cell/>
          <table:table-cell table:style-name="ce303" office:value-type="string" calcext:value-type="string" table:number-columns-spanned="2" table:number-rows-spanned="1">
            <text:p>Required Strength 13</text:p>
          </table:table-cell>
          <table:covered-table-cell/>
          <table:table-cell table:style-name="ce86"/>
          <table:table-cell table:style-name="ce139" office:value-type="string" calcext:value-type="string" table:number-columns-spanned="2" table:number-rows-spanned="1">
            <text:p>Barding</text:p>
          </table:table-cell>
          <table:covered-table-cell/>
          <table:table-cell table:style-name="ce99" office:value-type="string" calcext:value-type="string">
            <text:p>x4</text:p>
          </table:table-cell>
          <table:table-cell table:style-name="ce99" office:value-type="string" calcext:value-type="string">
            <text:p>x2</text:p>
          </table:table-cell>
          <table:table-cell table:style-name="ce86"/>
          <table:table-cell table:style-name="ce85" office:value-type="string" calcext:value-type="string" table:number-columns-spanned="2" table:number-rows-spanned="1">
            <text:p>Artisan's Tools</text:p>
          </table:table-cell>
          <table:covered-table-cell/>
          <table:table-cell table:style-name="ce99" table:number-columns-repeated="2"/>
          <table:table-cell table:number-columns-repeated="1005"/>
        </table:table-row>
        <table:table-row table:style-name="ro3">
          <table:table-cell table:style-name="ce83" office:value-type="string" calcext:value-type="string" table:number-columns-spanned="2" table:number-rows-spanned="1">
            <text:p>Splint</text:p>
          </table:table-cell>
          <table:covered-table-cell/>
          <table:table-cell table:style-name="ce99" office:value-type="string" calcext:value-type="string">
            <text:p>200 gp</text:p>
          </table:table-cell>
          <table:table-cell table:style-name="ce96" office:value-type="float" office:value="17" calcext:value-type="float">
            <text:p>17</text:p>
          </table:table-cell>
          <table:table-cell table:style-name="ce99" office:value-type="string" calcext:value-type="string">
            <text:p>60 lb.</text:p>
          </table:table-cell>
          <table:table-cell table:style-name="ce302" office:value-type="string" calcext:value-type="string" table:number-columns-spanned="2" table:number-rows-spanned="1">
            <text:p>Disadvantage</text:p>
          </table:table-cell>
          <table:covered-table-cell/>
          <table:table-cell table:style-name="ce302" office:value-type="string" calcext:value-type="string" table:number-columns-spanned="2" table:number-rows-spanned="1">
            <text:p>Required Strength 15</text:p>
          </table:table-cell>
          <table:covered-table-cell/>
          <table:table-cell table:style-name="ce86"/>
          <table:table-cell table:style-name="ce140" office:value-type="string" calcext:value-type="string" table:number-columns-spanned="2" table:number-rows-spanned="1">
            <text:p>Bit and Bridle</text:p>
          </table:table-cell>
          <table:covered-table-cell/>
          <table:table-cell table:style-name="ce98" office:value-type="string" calcext:value-type="string">
            <text:p>2 gp</text:p>
          </table:table-cell>
          <table:table-cell table:style-name="ce98" office:value-type="string" calcext:value-type="string">
            <text:p>1 lb.</text:p>
          </table:table-cell>
          <table:table-cell table:style-name="ce86"/>
          <table:table-cell table:style-name="ce140" office:value-type="string" calcext:value-type="string" table:number-columns-spanned="2" table:number-rows-spanned="1">
            <text:p>Alchemist's supplies</text:p>
          </table:table-cell>
          <table:covered-table-cell/>
          <table:table-cell table:style-name="ce98" office:value-type="string" calcext:value-type="string">
            <text:p>50 gp</text:p>
          </table:table-cell>
          <table:table-cell table:style-name="ce98" office:value-type="string" calcext:value-type="string">
            <text:p>8 lb.</text:p>
          </table:table-cell>
          <table:table-cell table:number-columns-repeated="1005"/>
        </table:table-row>
        <table:table-row table:style-name="ro3">
          <table:table-cell table:style-name="ce84" office:value-type="string" calcext:value-type="string" table:number-columns-spanned="2" table:number-rows-spanned="1">
            <text:p>Plate</text:p>
          </table:table-cell>
          <table:covered-table-cell/>
          <table:table-cell table:style-name="ce98" office:value-type="string" calcext:value-type="string">
            <text:p>1500 gp</text:p>
          </table:table-cell>
          <table:table-cell table:style-name="ce95" office:value-type="float" office:value="18" calcext:value-type="float">
            <text:p>18</text:p>
          </table:table-cell>
          <table:table-cell table:style-name="ce98" office:value-type="string" calcext:value-type="string">
            <text:p>65 lb.</text:p>
          </table:table-cell>
          <table:table-cell table:style-name="ce303" office:value-type="string" calcext:value-type="string" table:number-columns-spanned="2" table:number-rows-spanned="1">
            <text:p>Disadvantage</text:p>
          </table:table-cell>
          <table:covered-table-cell/>
          <table:table-cell table:style-name="ce303" office:value-type="string" calcext:value-type="string" table:number-columns-spanned="2" table:number-rows-spanned="1">
            <text:p>Required Strength 15</text:p>
          </table:table-cell>
          <table:covered-table-cell/>
          <table:table-cell table:style-name="ce86"/>
          <table:table-cell table:style-name="ce141" office:value-type="string" calcext:value-type="string" table:number-columns-spanned="2" table:number-rows-spanned="1">
            <text:p>Carriage</text:p>
          </table:table-cell>
          <table:covered-table-cell/>
          <table:table-cell table:style-name="ce99" office:value-type="string" calcext:value-type="string">
            <text:p>100 gp</text:p>
          </table:table-cell>
          <table:table-cell table:style-name="ce99" office:value-type="string" calcext:value-type="string">
            <text:p>600 lb.</text:p>
          </table:table-cell>
          <table:table-cell table:style-name="ce86"/>
          <table:table-cell table:style-name="ce141" office:value-type="string" calcext:value-type="string" table:number-columns-spanned="2" table:number-rows-spanned="1">
            <text:p>Brewer's supplies</text:p>
          </table:table-cell>
          <table:covered-table-cell/>
          <table:table-cell table:style-name="ce99" office:value-type="string" calcext:value-type="string">
            <text:p>20 gp</text:p>
          </table:table-cell>
          <table:table-cell table:style-name="ce99" office:value-type="string" calcext:value-type="string">
            <text:p>9 lb.</text:p>
          </table:table-cell>
          <table:table-cell table:number-columns-repeated="1005"/>
        </table:table-row>
        <table:table-row table:style-name="ro3">
          <table:table-cell table:style-name="ce85" office:value-type="string" calcext:value-type="string" table:number-columns-spanned="2" table:number-rows-spanned="1">
            <text:p>Shields</text:p>
          </table:table-cell>
          <table:covered-table-cell/>
          <table:table-cell table:style-name="ce99" office:value-type="string" calcext:value-type="string">
            <text:p>10 gp</text:p>
          </table:table-cell>
          <table:table-cell table:style-name="ce109"/>
          <table:table-cell table:style-name="ce99" office:value-type="string" calcext:value-type="string">
            <text:p>6 lb.</text:p>
          </table:table-cell>
          <table:table-cell table:style-name="ce126" table:number-columns-spanned="2" table:number-rows-spanned="1"/>
          <table:covered-table-cell/>
          <table:table-cell table:style-name="ce126" table:number-columns-spanned="2" table:number-rows-spanned="1"/>
          <table:covered-table-cell/>
          <table:table-cell table:style-name="ce86"/>
          <table:table-cell table:style-name="ce140" office:value-type="string" calcext:value-type="string" table:number-columns-spanned="2" table:number-rows-spanned="1">
            <text:p>Cart</text:p>
          </table:table-cell>
          <table:covered-table-cell/>
          <table:table-cell table:style-name="ce98" office:value-type="string" calcext:value-type="string">
            <text:p>15 gp</text:p>
          </table:table-cell>
          <table:table-cell table:style-name="ce98" office:value-type="string" calcext:value-type="string">
            <text:p>200 lb.</text:p>
          </table:table-cell>
          <table:table-cell table:style-name="ce86"/>
          <table:table-cell table:style-name="ce140" office:value-type="string" calcext:value-type="string" table:number-columns-spanned="2" table:number-rows-spanned="1">
            <text:p>Calligrapher's supplies</text:p>
          </table:table-cell>
          <table:covered-table-cell/>
          <table:table-cell table:style-name="ce98" office:value-type="string" calcext:value-type="string">
            <text:p>10 gp</text:p>
          </table:table-cell>
          <table:table-cell table:style-name="ce98" office:value-type="string" calcext:value-type="string">
            <text:p>5 lb.</text:p>
          </table:table-cell>
          <table:table-cell table:number-columns-repeated="1005"/>
        </table:table-row>
        <table:table-row table:style-name="ro3">
          <table:table-cell table:style-name="ce86" table:number-columns-repeated="8"/>
          <table:table-cell table:style-name="ce133" office:value-type="string" calcext:value-type="string">
            <text:p>``````</text:p>
          </table:table-cell>
          <table:table-cell table:style-name="ce86"/>
          <table:table-cell table:style-name="ce141" office:value-type="string" calcext:value-type="string" table:number-columns-spanned="2" table:number-rows-spanned="1">
            <text:p>Chariot</text:p>
          </table:table-cell>
          <table:covered-table-cell/>
          <table:table-cell table:style-name="ce99" office:value-type="string" calcext:value-type="string">
            <text:p>250 gp</text:p>
          </table:table-cell>
          <table:table-cell table:style-name="ce99" office:value-type="string" calcext:value-type="string">
            <text:p>100 lb.</text:p>
          </table:table-cell>
          <table:table-cell table:style-name="ce86"/>
          <table:table-cell table:style-name="ce141" office:value-type="string" calcext:value-type="string" table:number-columns-spanned="2" table:number-rows-spanned="1">
            <text:p>Carpenter's tools</text:p>
          </table:table-cell>
          <table:covered-table-cell/>
          <table:table-cell table:style-name="ce99" office:value-type="string" calcext:value-type="string">
            <text:p>8 gp</text:p>
          </table:table-cell>
          <table:table-cell table:style-name="ce99" office:value-type="string" calcext:value-type="string">
            <text:p>6 lb.</text:p>
          </table:table-cell>
          <table:table-cell table:number-columns-repeated="1005"/>
        </table:table-row>
        <table:table-row table:style-name="ro3">
          <table:table-cell table:style-name="ce266" office:value-type="string" calcext:value-type="string" table:number-columns-spanned="9" table:number-rows-spanned="1">
            <text:p>MOUNTS</text:p>
          </table:table-cell>
          <table:covered-table-cell table:number-columns-repeated="8" table:style-name="ce17"/>
          <table:table-cell table:style-name="ce86"/>
          <table:table-cell table:style-name="ce142" office:value-type="string" calcext:value-type="string" table:number-columns-spanned="2" table:number-rows-spanned="1">
            <text:p>Feed (per day)</text:p>
          </table:table-cell>
          <table:covered-table-cell/>
          <table:table-cell table:style-name="ce98" office:value-type="string" calcext:value-type="string">
            <text:p>5 cp</text:p>
          </table:table-cell>
          <table:table-cell table:style-name="ce98" office:value-type="string" calcext:value-type="string">
            <text:p>10 lb.</text:p>
          </table:table-cell>
          <table:table-cell table:style-name="ce86"/>
          <table:table-cell table:style-name="ce140" office:value-type="string" calcext:value-type="string" table:number-columns-spanned="2" table:number-rows-spanned="1">
            <text:p>Cartographer's tools</text:p>
          </table:table-cell>
          <table:covered-table-cell/>
          <table:table-cell table:style-name="ce98" office:value-type="string" calcext:value-type="string">
            <text:p>15 gp</text:p>
          </table:table-cell>
          <table:table-cell table:style-name="ce98" office:value-type="string" calcext:value-type="string">
            <text:p>6 lb.</text:p>
          </table:table-cell>
          <table:table-cell table:number-columns-repeated="1005"/>
        </table:table-row>
        <table:table-row table:style-name="ro3">
          <table:table-cell table:style-name="ce267" office:value-type="string" calcext:value-type="string" table:number-columns-spanned="3" table:number-rows-spanned="1">
            <text:p>Name</text:p>
          </table:table-cell>
          <table:covered-table-cell table:number-columns-repeated="2" table:style-name="ce17"/>
          <table:table-cell table:style-name="ce253" office:value-type="string" calcext:value-type="string">
            <text:p>Price</text:p>
          </table:table-cell>
          <table:table-cell table:style-name="ce253" office:value-type="string" calcext:value-type="string">
            <text:p>Speed</text:p>
          </table:table-cell>
          <table:table-cell table:style-name="ce267" office:value-type="string" calcext:value-type="string" table:number-columns-spanned="4" table:number-rows-spanned="1">
            <text:p>Carrying Capacity</text:p>
          </table:table-cell>
          <table:covered-table-cell table:number-columns-repeated="3" table:style-name="ce17"/>
          <table:table-cell table:style-name="ce86"/>
          <table:table-cell table:style-name="ce143" office:value-type="string" calcext:value-type="string" table:number-columns-spanned="2" table:number-rows-spanned="1">
            <text:p>Saddle</text:p>
          </table:table-cell>
          <table:covered-table-cell/>
          <table:table-cell table:style-name="ce99" table:number-columns-repeated="2"/>
          <table:table-cell table:style-name="ce86"/>
          <table:table-cell table:style-name="ce141" office:value-type="string" calcext:value-type="string" table:number-columns-spanned="2" table:number-rows-spanned="1">
            <text:p>Cobbler's tools</text:p>
          </table:table-cell>
          <table:covered-table-cell/>
          <table:table-cell table:style-name="ce99" office:value-type="string" calcext:value-type="string">
            <text:p>5 gp</text:p>
          </table:table-cell>
          <table:table-cell table:style-name="ce99" office:value-type="string" calcext:value-type="string">
            <text:p>5 lb.</text:p>
          </table:table-cell>
          <table:table-cell table:number-columns-repeated="1005"/>
        </table:table-row>
        <table:table-row table:style-name="ro3">
          <table:table-cell table:style-name="ce89" office:value-type="string" calcext:value-type="string" table:number-columns-spanned="3" table:number-rows-spanned="1">
            <text:p>Camel</text:p>
          </table:table-cell>
          <table:covered-table-cell table:number-columns-repeated="2"/>
          <table:table-cell table:style-name="ce96" office:value-type="string" calcext:value-type="string">
            <text:p>50 gp</text:p>
          </table:table-cell>
          <table:table-cell table:style-name="ce99" office:value-type="string" calcext:value-type="string">
            <text:p>50 ft</text:p>
          </table:table-cell>
          <table:table-cell table:style-name="ce302" office:value-type="string" calcext:value-type="string" table:number-columns-spanned="4" table:number-rows-spanned="1">
            <text:p>480 lb.</text:p>
          </table:table-cell>
          <table:covered-table-cell table:number-columns-repeated="3"/>
          <table:table-cell table:style-name="ce86"/>
          <table:table-cell table:style-name="ce140" office:value-type="string" calcext:value-type="string" table:number-columns-spanned="2" table:number-rows-spanned="1">
            <text:p>Exotic</text:p>
          </table:table-cell>
          <table:covered-table-cell/>
          <table:table-cell table:style-name="ce98" office:value-type="string" calcext:value-type="string">
            <text:p>60 gp</text:p>
          </table:table-cell>
          <table:table-cell table:style-name="ce98" office:value-type="string" calcext:value-type="string">
            <text:p>40 lb.</text:p>
          </table:table-cell>
          <table:table-cell table:style-name="ce86"/>
          <table:table-cell table:style-name="ce140" office:value-type="string" calcext:value-type="string" table:number-columns-spanned="2" table:number-rows-spanned="1">
            <text:p>Cook's utensils</text:p>
          </table:table-cell>
          <table:covered-table-cell/>
          <table:table-cell table:style-name="ce98" office:value-type="string" calcext:value-type="string">
            <text:p>1 gp</text:p>
          </table:table-cell>
          <table:table-cell table:style-name="ce98" office:value-type="string" calcext:value-type="string">
            <text:p>8 lb.</text:p>
          </table:table-cell>
          <table:table-cell table:number-columns-repeated="1005"/>
        </table:table-row>
        <table:table-row table:style-name="ro3">
          <table:table-cell table:style-name="ce90" office:value-type="string" calcext:value-type="string" table:number-columns-spanned="3" table:number-rows-spanned="1">
            <text:p>Donkey or Mule</text:p>
          </table:table-cell>
          <table:covered-table-cell table:number-columns-repeated="2"/>
          <table:table-cell table:style-name="ce95" office:value-type="string" calcext:value-type="string">
            <text:p>8 gp</text:p>
          </table:table-cell>
          <table:table-cell table:style-name="ce98" office:value-type="string" calcext:value-type="string">
            <text:p>40 ft</text:p>
          </table:table-cell>
          <table:table-cell table:style-name="ce303" office:value-type="string" calcext:value-type="string" table:number-columns-spanned="4" table:number-rows-spanned="1">
            <text:p>420 lb.</text:p>
          </table:table-cell>
          <table:covered-table-cell table:number-columns-repeated="3"/>
          <table:table-cell table:style-name="ce86"/>
          <table:table-cell table:style-name="ce141" office:value-type="string" calcext:value-type="string" table:number-columns-spanned="2" table:number-rows-spanned="1">
            <text:p>Military</text:p>
          </table:table-cell>
          <table:covered-table-cell/>
          <table:table-cell table:style-name="ce99" office:value-type="string" calcext:value-type="string">
            <text:p>20 gp</text:p>
          </table:table-cell>
          <table:table-cell table:style-name="ce99" office:value-type="string" calcext:value-type="string">
            <text:p>30 lb.</text:p>
          </table:table-cell>
          <table:table-cell table:style-name="ce86"/>
          <table:table-cell table:style-name="ce141" office:value-type="string" calcext:value-type="string" table:number-columns-spanned="2" table:number-rows-spanned="1">
            <text:p>Glassblower's tools</text:p>
          </table:table-cell>
          <table:covered-table-cell/>
          <table:table-cell table:style-name="ce99" office:value-type="string" calcext:value-type="string">
            <text:p>30 gp</text:p>
          </table:table-cell>
          <table:table-cell table:style-name="ce99" office:value-type="string" calcext:value-type="string">
            <text:p>5 lb.</text:p>
          </table:table-cell>
          <table:table-cell table:number-columns-repeated="1005"/>
        </table:table-row>
        <table:table-row table:style-name="ro3">
          <table:table-cell table:style-name="ce89" office:value-type="string" calcext:value-type="string" table:number-columns-spanned="3" table:number-rows-spanned="1">
            <text:p>Elephant</text:p>
          </table:table-cell>
          <table:covered-table-cell table:number-columns-repeated="2"/>
          <table:table-cell table:style-name="ce96" office:value-type="string" calcext:value-type="string">
            <text:p>200 gp</text:p>
          </table:table-cell>
          <table:table-cell table:style-name="ce99" office:value-type="string" calcext:value-type="string">
            <text:p>40 ft</text:p>
          </table:table-cell>
          <table:table-cell table:style-name="ce302" office:value-type="string" calcext:value-type="string" table:number-columns-spanned="4" table:number-rows-spanned="1">
            <text:p>1,320 lb.</text:p>
          </table:table-cell>
          <table:covered-table-cell table:number-columns-repeated="3"/>
          <table:table-cell table:style-name="ce86"/>
          <table:table-cell table:style-name="ce140" office:value-type="string" calcext:value-type="string" table:number-columns-spanned="2" table:number-rows-spanned="1">
            <text:p>Pack</text:p>
          </table:table-cell>
          <table:covered-table-cell/>
          <table:table-cell table:style-name="ce98" office:value-type="string" calcext:value-type="string">
            <text:p>5 gp</text:p>
          </table:table-cell>
          <table:table-cell table:style-name="ce98" office:value-type="string" calcext:value-type="string">
            <text:p>15 lb.</text:p>
          </table:table-cell>
          <table:table-cell table:style-name="ce86"/>
          <table:table-cell table:style-name="ce140" office:value-type="string" calcext:value-type="string" table:number-columns-spanned="2" table:number-rows-spanned="1">
            <text:p>Jeweler's tools</text:p>
          </table:table-cell>
          <table:covered-table-cell/>
          <table:table-cell table:style-name="ce98" office:value-type="string" calcext:value-type="string">
            <text:p>25 gp</text:p>
          </table:table-cell>
          <table:table-cell table:style-name="ce98" office:value-type="string" calcext:value-type="string">
            <text:p>2 lb.</text:p>
          </table:table-cell>
          <table:table-cell table:number-columns-repeated="1005"/>
        </table:table-row>
        <table:table-row table:style-name="ro3">
          <table:table-cell table:style-name="ce90" office:value-type="string" calcext:value-type="string" table:number-columns-spanned="3" table:number-rows-spanned="1">
            <text:p>Horse, Draft</text:p>
          </table:table-cell>
          <table:covered-table-cell table:number-columns-repeated="2"/>
          <table:table-cell table:style-name="ce95" office:value-type="string" calcext:value-type="string">
            <text:p>50 gp</text:p>
          </table:table-cell>
          <table:table-cell table:style-name="ce98" office:value-type="string" calcext:value-type="string">
            <text:p>40 ft</text:p>
          </table:table-cell>
          <table:table-cell table:style-name="ce303" office:value-type="string" calcext:value-type="string" table:number-columns-spanned="4" table:number-rows-spanned="1">
            <text:p>540 lb.</text:p>
          </table:table-cell>
          <table:covered-table-cell table:number-columns-repeated="3"/>
          <table:table-cell table:style-name="ce86"/>
          <table:table-cell table:style-name="ce141" office:value-type="string" calcext:value-type="string" table:number-columns-spanned="2" table:number-rows-spanned="1">
            <text:p>Riding</text:p>
          </table:table-cell>
          <table:covered-table-cell/>
          <table:table-cell table:style-name="ce99" office:value-type="string" calcext:value-type="string">
            <text:p>10 gp</text:p>
          </table:table-cell>
          <table:table-cell table:style-name="ce99" office:value-type="string" calcext:value-type="string">
            <text:p>25 lb.</text:p>
          </table:table-cell>
          <table:table-cell table:style-name="ce86"/>
          <table:table-cell table:style-name="ce141" office:value-type="string" calcext:value-type="string" table:number-columns-spanned="2" table:number-rows-spanned="1">
            <text:p>Leatherworker's tools</text:p>
          </table:table-cell>
          <table:covered-table-cell/>
          <table:table-cell table:style-name="ce99" office:value-type="string" calcext:value-type="string">
            <text:p>5 gp</text:p>
          </table:table-cell>
          <table:table-cell table:style-name="ce99" office:value-type="string" calcext:value-type="string">
            <text:p>5 lb.</text:p>
          </table:table-cell>
          <table:table-cell table:number-columns-repeated="1005"/>
        </table:table-row>
        <table:table-row table:style-name="ro3">
          <table:table-cell table:style-name="ce89" office:value-type="string" calcext:value-type="string" table:number-columns-spanned="3" table:number-rows-spanned="1">
            <text:p>Horse, Riding</text:p>
          </table:table-cell>
          <table:covered-table-cell table:number-columns-repeated="2"/>
          <table:table-cell table:style-name="ce96" office:value-type="string" calcext:value-type="string">
            <text:p>75 gp</text:p>
          </table:table-cell>
          <table:table-cell table:style-name="ce99" office:value-type="string" calcext:value-type="string">
            <text:p>60 ft</text:p>
          </table:table-cell>
          <table:table-cell table:style-name="ce302" office:value-type="string" calcext:value-type="string" table:number-columns-spanned="4" table:number-rows-spanned="1">
            <text:p>480 lb.</text:p>
          </table:table-cell>
          <table:covered-table-cell table:number-columns-repeated="3"/>
          <table:table-cell table:style-name="ce86"/>
          <table:table-cell table:style-name="ce140" table:number-columns-spanned="2" table:number-rows-spanned="1"/>
          <table:covered-table-cell/>
          <table:table-cell table:style-name="ce98" table:number-columns-repeated="2"/>
          <table:table-cell table:style-name="ce86"/>
          <table:table-cell table:style-name="ce140" office:value-type="string" calcext:value-type="string" table:number-columns-spanned="2" table:number-rows-spanned="1">
            <text:p>Mason's tools</text:p>
          </table:table-cell>
          <table:covered-table-cell/>
          <table:table-cell table:style-name="ce98" office:value-type="string" calcext:value-type="string">
            <text:p>10 gp</text:p>
          </table:table-cell>
          <table:table-cell table:style-name="ce98" office:value-type="string" calcext:value-type="string">
            <text:p>8 lb.</text:p>
          </table:table-cell>
          <table:table-cell table:number-columns-repeated="1005"/>
        </table:table-row>
        <table:table-row table:style-name="ro3">
          <table:table-cell table:style-name="ce90" office:value-type="string" calcext:value-type="string" table:number-columns-spanned="3" table:number-rows-spanned="1">
            <text:p>Mastiff</text:p>
          </table:table-cell>
          <table:covered-table-cell table:number-columns-repeated="2"/>
          <table:table-cell table:style-name="ce95" office:value-type="string" calcext:value-type="string">
            <text:p>25 gp</text:p>
          </table:table-cell>
          <table:table-cell table:style-name="ce98" office:value-type="string" calcext:value-type="string">
            <text:p>40 ft</text:p>
          </table:table-cell>
          <table:table-cell table:style-name="ce303" office:value-type="string" calcext:value-type="string" table:number-columns-spanned="4" table:number-rows-spanned="1">
            <text:p>195 lb.</text:p>
          </table:table-cell>
          <table:covered-table-cell table:number-columns-repeated="3"/>
          <table:table-cell table:style-name="ce86"/>
          <table:table-cell table:style-name="ce141" office:value-type="string" calcext:value-type="string" table:number-columns-spanned="2" table:number-rows-spanned="1">
            <text:p>Saddlebags</text:p>
          </table:table-cell>
          <table:covered-table-cell/>
          <table:table-cell table:style-name="ce99" office:value-type="string" calcext:value-type="string">
            <text:p>4 gp</text:p>
          </table:table-cell>
          <table:table-cell table:style-name="ce99" office:value-type="string" calcext:value-type="string">
            <text:p>8 lb.</text:p>
          </table:table-cell>
          <table:table-cell table:style-name="ce86"/>
          <table:table-cell table:style-name="ce141" office:value-type="string" calcext:value-type="string" table:number-columns-spanned="2" table:number-rows-spanned="1">
            <text:p>Painter's supplies</text:p>
          </table:table-cell>
          <table:covered-table-cell/>
          <table:table-cell table:style-name="ce99" office:value-type="string" calcext:value-type="string">
            <text:p>10 gp</text:p>
          </table:table-cell>
          <table:table-cell table:style-name="ce99" office:value-type="string" calcext:value-type="string">
            <text:p>5 lb.</text:p>
          </table:table-cell>
          <table:table-cell table:number-columns-repeated="1005"/>
        </table:table-row>
        <table:table-row table:style-name="ro3">
          <table:table-cell table:style-name="ce89" office:value-type="string" calcext:value-type="string" table:number-columns-spanned="3" table:number-rows-spanned="1">
            <text:p>Pony</text:p>
          </table:table-cell>
          <table:covered-table-cell table:number-columns-repeated="2"/>
          <table:table-cell table:style-name="ce96" office:value-type="string" calcext:value-type="string">
            <text:p>30 gp</text:p>
          </table:table-cell>
          <table:table-cell table:style-name="ce99" office:value-type="string" calcext:value-type="string">
            <text:p>40 ft</text:p>
          </table:table-cell>
          <table:table-cell table:style-name="ce302" office:value-type="string" calcext:value-type="string" table:number-columns-spanned="4" table:number-rows-spanned="1">
            <text:p>225 lb.</text:p>
          </table:table-cell>
          <table:covered-table-cell table:number-columns-repeated="3"/>
          <table:table-cell table:style-name="ce86"/>
          <table:table-cell table:style-name="ce140" office:value-type="string" calcext:value-type="string" table:number-columns-spanned="2" table:number-rows-spanned="1">
            <text:p>Sled</text:p>
          </table:table-cell>
          <table:covered-table-cell/>
          <table:table-cell table:style-name="ce98" office:value-type="string" calcext:value-type="string">
            <text:p>20 gp</text:p>
          </table:table-cell>
          <table:table-cell table:style-name="ce98" office:value-type="string" calcext:value-type="string">
            <text:p>300 lb.</text:p>
          </table:table-cell>
          <table:table-cell table:style-name="ce86"/>
          <table:table-cell table:style-name="ce140" office:value-type="string" calcext:value-type="string" table:number-columns-spanned="2" table:number-rows-spanned="1">
            <text:p>Potter's tools</text:p>
          </table:table-cell>
          <table:covered-table-cell/>
          <table:table-cell table:style-name="ce98" office:value-type="string" calcext:value-type="string">
            <text:p>10 gp</text:p>
          </table:table-cell>
          <table:table-cell table:style-name="ce98" office:value-type="string" calcext:value-type="string">
            <text:p>3 lb.</text:p>
          </table:table-cell>
          <table:table-cell table:number-columns-repeated="1005"/>
        </table:table-row>
        <table:table-row table:style-name="ro3">
          <table:table-cell table:style-name="ce90" office:value-type="string" calcext:value-type="string" table:number-columns-spanned="3" table:number-rows-spanned="1">
            <text:p>Warhorse</text:p>
          </table:table-cell>
          <table:covered-table-cell table:number-columns-repeated="2"/>
          <table:table-cell table:style-name="ce95" office:value-type="string" calcext:value-type="string">
            <text:p>400 gp</text:p>
          </table:table-cell>
          <table:table-cell table:style-name="ce98" office:value-type="string" calcext:value-type="string">
            <text:p>60 ft</text:p>
          </table:table-cell>
          <table:table-cell table:style-name="ce303" office:value-type="string" calcext:value-type="string" table:number-columns-spanned="4" table:number-rows-spanned="1">
            <text:p>540 lb.</text:p>
          </table:table-cell>
          <table:covered-table-cell table:number-columns-repeated="3"/>
          <table:table-cell table:style-name="ce86"/>
          <table:table-cell table:style-name="ce141" office:value-type="string" calcext:value-type="string" table:number-columns-spanned="2" table:number-rows-spanned="1">
            <text:p>Stabling (per day)</text:p>
          </table:table-cell>
          <table:covered-table-cell/>
          <table:table-cell table:style-name="ce99" office:value-type="string" calcext:value-type="string">
            <text:p>5 sp</text:p>
          </table:table-cell>
          <table:table-cell table:style-name="ce99" office:value-type="string" calcext:value-type="string">
            <text:p>-</text:p>
          </table:table-cell>
          <table:table-cell table:style-name="ce86"/>
          <table:table-cell table:style-name="ce141" office:value-type="string" calcext:value-type="string" table:number-columns-spanned="2" table:number-rows-spanned="1">
            <text:p>Smith's tools</text:p>
          </table:table-cell>
          <table:covered-table-cell/>
          <table:table-cell table:style-name="ce99" office:value-type="string" calcext:value-type="string">
            <text:p>20 gp</text:p>
          </table:table-cell>
          <table:table-cell table:style-name="ce99" office:value-type="string" calcext:value-type="string">
            <text:p>8 lb.</text:p>
          </table:table-cell>
          <table:table-cell table:number-columns-repeated="1005"/>
        </table:table-row>
        <table:table-row table:style-name="ro3">
          <table:table-cell table:style-name="ce91" table:number-columns-spanned="3" table:number-rows-spanned="1"/>
          <table:covered-table-cell table:number-columns-repeated="2"/>
          <table:table-cell table:style-name="ce110"/>
          <table:table-cell table:style-name="ce115"/>
          <table:table-cell table:style-name="ce292" table:number-columns-spanned="4" table:number-rows-spanned="1"/>
          <table:covered-table-cell table:number-columns-repeated="3"/>
          <table:table-cell table:style-name="ce86"/>
          <table:table-cell table:style-name="ce140" office:value-type="string" calcext:value-type="string" table:number-columns-spanned="2" table:number-rows-spanned="1">
            <text:p>Wagon</text:p>
          </table:table-cell>
          <table:covered-table-cell/>
          <table:table-cell table:style-name="ce98" office:value-type="string" calcext:value-type="string">
            <text:p>35 gp</text:p>
          </table:table-cell>
          <table:table-cell table:style-name="ce98" office:value-type="string" calcext:value-type="string">
            <text:p>400 lb.</text:p>
          </table:table-cell>
          <table:table-cell table:style-name="ce86"/>
          <table:table-cell table:style-name="ce140" office:value-type="string" calcext:value-type="string" table:number-columns-spanned="2" table:number-rows-spanned="1">
            <text:p>Tinker's tools</text:p>
          </table:table-cell>
          <table:covered-table-cell/>
          <table:table-cell table:style-name="ce98" office:value-type="string" calcext:value-type="string">
            <text:p>50 gp</text:p>
          </table:table-cell>
          <table:table-cell table:style-name="ce98" office:value-type="string" calcext:value-type="string">
            <text:p>10 lb.</text:p>
          </table:table-cell>
          <table:table-cell table:number-columns-repeated="1005"/>
        </table:table-row>
        <table:table-row table:style-name="ro3">
          <table:table-cell table:style-name="ce266" office:value-type="string" calcext:value-type="string" table:number-columns-spanned="9" table:number-rows-spanned="1">
            <text:p>WATERBORNE VEHICLES</text:p>
          </table:table-cell>
          <table:covered-table-cell table:number-columns-repeated="8" table:style-name="ce17"/>
          <table:table-cell table:style-name="ce86"/>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Weaver's tools</text:p>
          </table:table-cell>
          <table:covered-table-cell/>
          <table:table-cell table:style-name="ce99" office:value-type="string" calcext:value-type="string">
            <text:p>1 gp</text:p>
          </table:table-cell>
          <table:table-cell table:style-name="ce99" office:value-type="string" calcext:value-type="string">
            <text:p>5 lb.</text:p>
          </table:table-cell>
          <table:table-cell table:number-columns-repeated="1005"/>
        </table:table-row>
        <table:table-row table:style-name="ro3">
          <table:table-cell table:style-name="ce260" office:value-type="string" calcext:value-type="string">
            <text:p>Name</text:p>
          </table:table-cell>
          <table:table-cell table:style-name="ce260" office:value-type="string" calcext:value-type="string">
            <text:p>Price</text:p>
          </table:table-cell>
          <table:table-cell table:style-name="ce102" office:value-type="string" calcext:value-type="string">
            <text:p>AC</text:p>
          </table:table-cell>
          <table:table-cell table:style-name="ce260" office:value-type="string" calcext:value-type="string">
            <text:p>Cargo (Tons)</text:p>
          </table:table-cell>
          <table:table-cell table:style-name="ce102" office:value-type="string" calcext:value-type="string">
            <text:p>HP</text:p>
          </table:table-cell>
          <table:table-cell table:style-name="ce102" office:value-type="string" calcext:value-type="string">
            <text:p>Crew</text:p>
          </table:table-cell>
          <table:table-cell table:style-name="ce102" office:value-type="string" calcext:value-type="string">
            <text:p>Threshold</text:p>
          </table:table-cell>
          <table:table-cell table:style-name="ce102" office:value-type="string" calcext:value-type="string">
            <text:p>Passengers</text:p>
          </table:table-cell>
          <table:table-cell table:style-name="ce102" office:value-type="string" calcext:value-type="string">
            <text:p>Speed</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Woodcarver's tools</text:p>
          </table:table-cell>
          <table:covered-table-cell/>
          <table:table-cell table:style-name="ce98" office:value-type="string" calcext:value-type="string">
            <text:p>1 gp</text:p>
          </table:table-cell>
          <table:table-cell table:style-name="ce98" office:value-type="string" calcext:value-type="string">
            <text:p>5 lb.</text:p>
          </table:table-cell>
          <table:table-cell table:number-columns-repeated="1005"/>
        </table:table-row>
        <table:table-row table:style-name="ro3">
          <table:table-cell table:style-name="ce92" office:value-type="string" calcext:value-type="string">
            <text:p>Galley</text:p>
          </table:table-cell>
          <table:table-cell table:style-name="ce95" office:value-type="string" calcext:value-type="string">
            <text:p>30,000 gp</text:p>
          </table:table-cell>
          <table:table-cell table:style-name="ce95" office:value-type="float" office:value="15" calcext:value-type="float">
            <text:p>15</text:p>
          </table:table-cell>
          <table:table-cell table:style-name="ce95" office:value-type="float" office:value="150" calcext:value-type="float">
            <text:p>150</text:p>
          </table:table-cell>
          <table:table-cell table:style-name="ce95" office:value-type="float" office:value="500" calcext:value-type="float">
            <text:p>500</text:p>
          </table:table-cell>
          <table:table-cell table:style-name="ce95" office:value-type="float" office:value="80" calcext:value-type="float">
            <text:p>80</text:p>
          </table:table-cell>
          <table:table-cell table:style-name="ce95" office:value-type="float" office:value="20" calcext:value-type="float">
            <text:p>20</text:p>
          </table:table-cell>
          <table:table-cell table:style-name="ce95" office:value-type="string" calcext:value-type="string">
            <text:p>-</text:p>
          </table:table-cell>
          <table:table-cell table:style-name="ce95" office:value-type="string" calcext:value-type="string">
            <text:p>4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1" table:number-columns-spanned="2" table:number-rows-spanned="1"/>
          <table:covered-table-cell/>
          <table:table-cell table:style-name="ce99" table:number-columns-repeated="2"/>
          <table:table-cell table:number-columns-repeated="1005"/>
        </table:table-row>
        <table:table-row table:style-name="ro3">
          <table:table-cell table:style-name="ce93" office:value-type="string" calcext:value-type="string">
            <text:p>Keelboat</text:p>
          </table:table-cell>
          <table:table-cell table:style-name="ce96" office:value-type="string" calcext:value-type="string">
            <text:p>3,000 gp</text:p>
          </table:table-cell>
          <table:table-cell table:style-name="ce96" office:value-type="float" office:value="15" calcext:value-type="float">
            <text:p>15</text:p>
          </table:table-cell>
          <table:table-cell table:style-name="ce96" office:value-type="float" office:value="0.5" calcext:value-type="float">
            <text:p>0.5</text:p>
          </table:table-cell>
          <table:table-cell table:style-name="ce96" office:value-type="float" office:value="100" calcext:value-type="float">
            <text:p>100</text:p>
          </table:table-cell>
          <table:table-cell table:style-name="ce96" office:value-type="float" office:value="1" calcext:value-type="float">
            <text:p>1</text:p>
          </table:table-cell>
          <table:table-cell table:style-name="ce96" office:value-type="float" office:value="10" calcext:value-type="float">
            <text:p>10</text:p>
          </table:table-cell>
          <table:table-cell table:style-name="ce96" office:value-type="float" office:value="6" calcext:value-type="float">
            <text:p>6</text:p>
          </table:table-cell>
          <table:table-cell table:style-name="ce96" office:value-type="string" calcext:value-type="string">
            <text:p>1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Disguise kit</text:p>
          </table:table-cell>
          <table:covered-table-cell/>
          <table:table-cell table:style-name="ce98" office:value-type="string" calcext:value-type="string">
            <text:p>25 gp</text:p>
          </table:table-cell>
          <table:table-cell table:style-name="ce98" office:value-type="string" calcext:value-type="string">
            <text:p>3 lb.</text:p>
          </table:table-cell>
          <table:table-cell table:number-columns-repeated="1005"/>
        </table:table-row>
        <table:table-row table:style-name="ro3">
          <table:table-cell table:style-name="ce92" office:value-type="string" calcext:value-type="string">
            <text:p>Longship</text:p>
          </table:table-cell>
          <table:table-cell table:style-name="ce95" office:value-type="string" calcext:value-type="string">
            <text:p>10,000 gp</text:p>
          </table:table-cell>
          <table:table-cell table:style-name="ce95" office:value-type="float" office:value="15" calcext:value-type="float">
            <text:p>15</text:p>
          </table:table-cell>
          <table:table-cell table:style-name="ce95" office:value-type="float" office:value="10" calcext:value-type="float">
            <text:p>10</text:p>
          </table:table-cell>
          <table:table-cell table:style-name="ce95" office:value-type="float" office:value="300" calcext:value-type="float">
            <text:p>300</text:p>
          </table:table-cell>
          <table:table-cell table:style-name="ce95" office:value-type="float" office:value="40" calcext:value-type="float">
            <text:p>40</text:p>
          </table:table-cell>
          <table:table-cell table:style-name="ce95" office:value-type="float" office:value="15" calcext:value-type="float">
            <text:p>15</text:p>
          </table:table-cell>
          <table:table-cell table:style-name="ce95" office:value-type="float" office:value="150" calcext:value-type="float">
            <text:p>150</text:p>
          </table:table-cell>
          <table:table-cell table:style-name="ce95" office:value-type="string" calcext:value-type="string">
            <text:p>3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Forgery kit</text:p>
          </table:table-cell>
          <table:covered-table-cell/>
          <table:table-cell table:style-name="ce99" office:value-type="string" calcext:value-type="string">
            <text:p>15 gp</text:p>
          </table:table-cell>
          <table:table-cell table:style-name="ce99" office:value-type="string" calcext:value-type="string">
            <text:p>5 lb.</text:p>
          </table:table-cell>
          <table:table-cell table:number-columns-repeated="1005"/>
        </table:table-row>
        <table:table-row table:style-name="ro3">
          <table:table-cell table:style-name="ce93" office:value-type="string" calcext:value-type="string">
            <text:p>Rowboat</text:p>
          </table:table-cell>
          <table:table-cell table:style-name="ce96" office:value-type="string" calcext:value-type="string">
            <text:p>50 gp</text:p>
          </table:table-cell>
          <table:table-cell table:style-name="ce96" office:value-type="float" office:value="11" calcext:value-type="float">
            <text:p>11</text:p>
          </table:table-cell>
          <table:table-cell table:style-name="ce96" office:value-type="string" calcext:value-type="string">
            <text:p>-</text:p>
          </table:table-cell>
          <table:table-cell table:style-name="ce96" office:value-type="float" office:value="50" calcext:value-type="float">
            <text:p>50</text:p>
          </table:table-cell>
          <table:table-cell table:number-columns-repeated="2" table:style-name="ce96" office:value-type="string" calcext:value-type="string">
            <text:p>-</text:p>
          </table:table-cell>
          <table:table-cell table:style-name="ce96" office:value-type="float" office:value="3" calcext:value-type="float">
            <text:p>3</text:p>
          </table:table-cell>
          <table:table-cell table:style-name="ce96" office:value-type="string" calcext:value-type="string">
            <text:p>1.5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9" office:value-type="string" calcext:value-type="string" table:number-columns-spanned="2" table:number-rows-spanned="1">
            <text:p>Gaming Sets</text:p>
          </table:table-cell>
          <table:covered-table-cell/>
          <table:table-cell table:style-name="ce98" table:number-columns-repeated="2"/>
          <table:table-cell table:number-columns-repeated="1005"/>
        </table:table-row>
        <table:table-row table:style-name="ro3">
          <table:table-cell table:style-name="ce92" office:value-type="string" calcext:value-type="string">
            <text:p>Sailing Ship</text:p>
          </table:table-cell>
          <table:table-cell table:style-name="ce95" office:value-type="string" calcext:value-type="string">
            <text:p>10,000 gp</text:p>
          </table:table-cell>
          <table:table-cell table:style-name="ce95" office:value-type="float" office:value="15" calcext:value-type="float">
            <text:p>15</text:p>
          </table:table-cell>
          <table:table-cell table:style-name="ce95" office:value-type="float" office:value="100" calcext:value-type="float">
            <text:p>100</text:p>
          </table:table-cell>
          <table:table-cell table:style-name="ce95" office:value-type="float" office:value="300" calcext:value-type="float">
            <text:p>300</text:p>
          </table:table-cell>
          <table:table-cell table:style-name="ce95" office:value-type="float" office:value="20" calcext:value-type="float">
            <text:p>20</text:p>
          </table:table-cell>
          <table:table-cell table:style-name="ce95" office:value-type="float" office:value="15" calcext:value-type="float">
            <text:p>15</text:p>
          </table:table-cell>
          <table:table-cell table:style-name="ce95" office:value-type="float" office:value="20" calcext:value-type="float">
            <text:p>20</text:p>
          </table:table-cell>
          <table:table-cell table:style-name="ce95" office:value-type="string" calcext:value-type="string">
            <text:p>2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Dice set</text:p>
          </table:table-cell>
          <table:covered-table-cell/>
          <table:table-cell table:style-name="ce99" office:value-type="string" calcext:value-type="string">
            <text:p>1 sp</text:p>
          </table:table-cell>
          <table:table-cell table:style-name="ce99" office:value-type="string" calcext:value-type="string">
            <text:p>-</text:p>
          </table:table-cell>
          <table:table-cell table:number-columns-repeated="1005"/>
        </table:table-row>
        <table:table-row table:style-name="ro3">
          <table:table-cell table:style-name="ce93" office:value-type="string" calcext:value-type="string">
            <text:p>Warship</text:p>
          </table:table-cell>
          <table:table-cell table:style-name="ce96" office:value-type="string" calcext:value-type="string">
            <text:p>25,000 gp</text:p>
          </table:table-cell>
          <table:table-cell table:style-name="ce96" office:value-type="float" office:value="15" calcext:value-type="float">
            <text:p>15</text:p>
          </table:table-cell>
          <table:table-cell table:style-name="ce96" office:value-type="float" office:value="200" calcext:value-type="float">
            <text:p>200</text:p>
          </table:table-cell>
          <table:table-cell table:style-name="ce96" office:value-type="float" office:value="500" calcext:value-type="float">
            <text:p>500</text:p>
          </table:table-cell>
          <table:table-cell table:style-name="ce96" office:value-type="float" office:value="60" calcext:value-type="float">
            <text:p>60</text:p>
          </table:table-cell>
          <table:table-cell table:style-name="ce96" office:value-type="float" office:value="20" calcext:value-type="float">
            <text:p>20</text:p>
          </table:table-cell>
          <table:table-cell table:style-name="ce96" office:value-type="float" office:value="60" calcext:value-type="float">
            <text:p>60</text:p>
          </table:table-cell>
          <table:table-cell table:style-name="ce96" office:value-type="string" calcext:value-type="string">
            <text:p>2.5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Dragonchess set</text:p>
          </table:table-cell>
          <table:covered-table-cell/>
          <table:table-cell table:style-name="ce98" office:value-type="string" calcext:value-type="string">
            <text:p>1 gp</text:p>
          </table:table-cell>
          <table:table-cell table:style-name="ce98" office:value-type="string" calcext:value-type="string">
            <text:p>.5 lb.</text:p>
          </table:table-cell>
          <table:table-cell table:number-columns-repeated="1005"/>
        </table:table-row>
        <table:table-row table:style-name="ro3">
          <table:table-cell table:style-name="ce91" table:number-columns-spanned="3" table:number-rows-spanned="1"/>
          <table:covered-table-cell table:number-columns-repeated="2"/>
          <table:table-cell table:style-name="ce290" table:number-columns-spanned="2" table:number-rows-spanned="1"/>
          <table:covered-table-cell/>
          <table:table-cell table:style-name="ce290" table:number-columns-spanned="4" table:number-rows-spanned="1"/>
          <table:covered-table-cell table:number-columns-repeated="3"/>
          <table:table-cell table:style-name="ce86"/>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Playing card set</text:p>
          </table:table-cell>
          <table:covered-table-cell/>
          <table:table-cell table:style-name="ce99" office:value-type="string" calcext:value-type="string">
            <text:p>5 gp</text:p>
          </table:table-cell>
          <table:table-cell table:style-name="ce99" office:value-type="string" calcext:value-type="string">
            <text:p>-</text:p>
          </table:table-cell>
          <table:table-cell table:number-columns-repeated="1005"/>
        </table:table-row>
        <table:table-row table:style-name="ro3">
          <table:table-cell table:style-name="ce266" office:value-type="string" calcext:value-type="string" table:number-columns-spanned="9" table:number-rows-spanned="1">
            <text:p>AIRBORNE VEHICLES</text:p>
          </table:table-cell>
          <table:covered-table-cell table:number-columns-repeated="8" table:style-name="ce17"/>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Three-Dragon Ante set</text:p>
          </table:table-cell>
          <table:covered-table-cell/>
          <table:table-cell table:style-name="ce98" office:value-type="string" calcext:value-type="string">
            <text:p>1 gp</text:p>
          </table:table-cell>
          <table:table-cell table:style-name="ce98" office:value-type="string" calcext:value-type="string">
            <text:p>-</text:p>
          </table:table-cell>
          <table:table-cell table:number-columns-repeated="1005"/>
        </table:table-row>
        <table:table-row table:style-name="ro3">
          <table:table-cell table:style-name="ce260" office:value-type="string" calcext:value-type="string">
            <text:p>Name</text:p>
          </table:table-cell>
          <table:table-cell table:style-name="ce260" office:value-type="string" calcext:value-type="string">
            <text:p>Price</text:p>
          </table:table-cell>
          <table:table-cell table:style-name="ce102" office:value-type="string" calcext:value-type="string">
            <text:p>AC</text:p>
          </table:table-cell>
          <table:table-cell table:style-name="ce260" office:value-type="string" calcext:value-type="string">
            <text:p>Cargo (Tons)</text:p>
          </table:table-cell>
          <table:table-cell table:style-name="ce102" office:value-type="string" calcext:value-type="string">
            <text:p>HP</text:p>
          </table:table-cell>
          <table:table-cell table:style-name="ce102" office:value-type="string" calcext:value-type="string">
            <text:p>Crew</text:p>
          </table:table-cell>
          <table:table-cell table:style-name="ce102" office:value-type="string" calcext:value-type="string">
            <text:p>Threshold</text:p>
          </table:table-cell>
          <table:table-cell table:style-name="ce102" office:value-type="string" calcext:value-type="string">
            <text:p>Passengers</text:p>
          </table:table-cell>
          <table:table-cell table:style-name="ce102" office:value-type="string" calcext:value-type="string">
            <text:p>Speed</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1" table:number-columns-spanned="2" table:number-rows-spanned="1"/>
          <table:covered-table-cell/>
          <table:table-cell table:style-name="ce99" table:number-columns-repeated="2"/>
          <table:table-cell table:number-columns-repeated="1005"/>
        </table:table-row>
        <table:table-row table:style-name="ro3">
          <table:table-cell table:style-name="ce92" office:value-type="string" calcext:value-type="string">
            <text:p>Airship</text:p>
          </table:table-cell>
          <table:table-cell table:style-name="ce95" office:value-type="string" calcext:value-type="string">
            <text:p>20,000 gp</text:p>
          </table:table-cell>
          <table:table-cell table:style-name="ce95" office:value-type="float" office:value="13" calcext:value-type="float">
            <text:p>13</text:p>
          </table:table-cell>
          <table:table-cell table:style-name="ce95" office:value-type="float" office:value="1" calcext:value-type="float">
            <text:p>1</text:p>
          </table:table-cell>
          <table:table-cell table:style-name="ce95" office:value-type="float" office:value="300" calcext:value-type="float">
            <text:p>300</text:p>
          </table:table-cell>
          <table:table-cell table:style-name="ce95" office:value-type="float" office:value="10" calcext:value-type="float">
            <text:p>10</text:p>
          </table:table-cell>
          <table:table-cell table:style-name="ce95" office:value-type="string" calcext:value-type="string">
            <text:p>-</text:p>
          </table:table-cell>
          <table:table-cell table:style-name="ce95" office:value-type="float" office:value="20" calcext:value-type="float">
            <text:p>20</text:p>
          </table:table-cell>
          <table:table-cell table:style-name="ce95" office:value-type="string" calcext:value-type="string">
            <text:p>8 mph</text:p>
          </table:table-cell>
          <table:table-cell table:style-name="ce86"/>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Herbalism kit</text:p>
          </table:table-cell>
          <table:covered-table-cell/>
          <table:table-cell table:style-name="ce98" office:value-type="string" calcext:value-type="string">
            <text:p>5 gp</text:p>
          </table:table-cell>
          <table:table-cell table:style-name="ce98" office:value-type="string" calcext:value-type="string">
            <text:p>3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112" table:number-columns-spanned="2" table:number-rows-spanned="1"/>
          <table:covered-table-cell/>
          <table:table-cell table:style-name="ce306" table:number-columns-spanned="4" table:number-rows-spanned="1"/>
          <table:covered-table-cell table:number-columns-repeated="3"/>
          <table:table-cell table:style-name="ce134"/>
          <table:table-cell table:style-name="ce145" table:number-columns-spanned="2" table:number-rows-spanned="1"/>
          <table:covered-table-cell/>
          <table:table-cell table:style-name="ce147" table:number-columns-repeated="2"/>
          <table:table-cell table:style-name="ce86"/>
          <table:table-cell table:style-name="ce85" office:value-type="string" calcext:value-type="string" table:number-columns-spanned="2" table:number-rows-spanned="1">
            <text:p>Musical instrument</text:p>
          </table:table-cell>
          <table:covered-table-cell/>
          <table:table-cell table:style-name="ce99" table:number-columns-repeated="2"/>
          <table:table-cell table:number-columns-repeated="1005"/>
        </table:table-row>
        <table:table-row table:style-name="ro3">
          <table:table-cell table:style-name="ce273" table:number-columns-spanned="3" table:number-rows-spanned="1"/>
          <table:covered-table-cell table:number-columns-repeated="2"/>
          <table:table-cell table:style-name="ce112" table:number-columns-spanned="2" table:number-rows-spanned="1"/>
          <table:covered-table-cell/>
          <table:table-cell table:style-name="ce306" table:number-columns-spanned="4" table:number-rows-spanned="1"/>
          <table:covered-table-cell table:number-columns-repeated="3"/>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Bagpipe</text:p>
          </table:table-cell>
          <table:covered-table-cell/>
          <table:table-cell table:style-name="ce98" office:value-type="string" calcext:value-type="string">
            <text:p>30 gp</text:p>
          </table:table-cell>
          <table:table-cell table:style-name="ce98" office:value-type="string" calcext:value-type="string">
            <text:p>6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112" table:number-columns-spanned="2" table:number-rows-spanned="1"/>
          <table:covered-table-cell/>
          <table:table-cell table:style-name="ce306" table:number-columns-spanned="4" table:number-rows-spanned="1"/>
          <table:covered-table-cell table:number-columns-repeated="3"/>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Drum</text:p>
          </table:table-cell>
          <table:covered-table-cell/>
          <table:table-cell table:style-name="ce99" office:value-type="string" calcext:value-type="string">
            <text:p>6 gp</text:p>
          </table:table-cell>
          <table:table-cell table:style-name="ce99" office:value-type="string" calcext:value-type="string">
            <text:p>3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292" table:number-columns-spanned="4" table:number-rows-spanned="1"/>
          <table:covered-table-cell table:number-columns-repeated="3"/>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Dulcimer</text:p>
          </table:table-cell>
          <table:covered-table-cell/>
          <table:table-cell table:style-name="ce98" office:value-type="string" calcext:value-type="string">
            <text:p>25 gp</text:p>
          </table:table-cell>
          <table:table-cell table:style-name="ce98" office:value-type="string" calcext:value-type="string">
            <text:p>10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292" table:number-columns-spanned="4" table:number-rows-spanned="1"/>
          <table:covered-table-cell table:number-columns-repeated="3"/>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Flute</text:p>
          </table:table-cell>
          <table:covered-table-cell/>
          <table:table-cell table:style-name="ce99" office:value-type="string" calcext:value-type="string">
            <text:p>2 gp</text:p>
          </table:table-cell>
          <table:table-cell table:style-name="ce99" office:value-type="string" calcext:value-type="string">
            <text:p>1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Lute</text:p>
          </table:table-cell>
          <table:covered-table-cell/>
          <table:table-cell table:style-name="ce98" office:value-type="string" calcext:value-type="string">
            <text:p>35 gp</text:p>
          </table:table-cell>
          <table:table-cell table:style-name="ce98" office:value-type="string" calcext:value-type="string">
            <text:p>2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Lyre</text:p>
          </table:table-cell>
          <table:covered-table-cell/>
          <table:table-cell table:style-name="ce99" office:value-type="string" calcext:value-type="string">
            <text:p>30 gp</text:p>
          </table:table-cell>
          <table:table-cell table:style-name="ce99" office:value-type="string" calcext:value-type="string">
            <text:p>2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Horn</text:p>
          </table:table-cell>
          <table:covered-table-cell/>
          <table:table-cell table:style-name="ce98" office:value-type="string" calcext:value-type="string">
            <text:p>3 gp</text:p>
          </table:table-cell>
          <table:table-cell table:style-name="ce98" office:value-type="string" calcext:value-type="string">
            <text:p>2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Pan Flute</text:p>
          </table:table-cell>
          <table:covered-table-cell/>
          <table:table-cell table:style-name="ce99" office:value-type="string" calcext:value-type="string">
            <text:p>12 gp</text:p>
          </table:table-cell>
          <table:table-cell table:style-name="ce99" office:value-type="string" calcext:value-type="string">
            <text:p>2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Shawm</text:p>
          </table:table-cell>
          <table:covered-table-cell/>
          <table:table-cell table:style-name="ce98" office:value-type="string" calcext:value-type="string">
            <text:p>2 gp</text:p>
          </table:table-cell>
          <table:table-cell table:style-name="ce98" office:value-type="string" calcext:value-type="string">
            <text:p>1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Viol</text:p>
          </table:table-cell>
          <table:covered-table-cell/>
          <table:table-cell table:style-name="ce99" office:value-type="string" calcext:value-type="string">
            <text:p>30 gp</text:p>
          </table:table-cell>
          <table:table-cell table:style-name="ce99" office:value-type="string" calcext:value-type="string">
            <text:p>1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table:number-columns-spanned="2" table:number-rows-spanned="1"/>
          <table:covered-table-cell/>
          <table:table-cell table:style-name="ce98" table:number-columns-repeated="2"/>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Navigator's tools</text:p>
          </table:table-cell>
          <table:covered-table-cell/>
          <table:table-cell table:style-name="ce99" office:value-type="string" calcext:value-type="string">
            <text:p>25 gp</text:p>
          </table:table-cell>
          <table:table-cell table:style-name="ce99" office:value-type="string" calcext:value-type="string">
            <text:p>2 lb.</text:p>
          </table:table-cell>
          <table:table-cell table:number-columns-repeated="1005"/>
        </table:table-row>
        <table:table-row table:style-name="ro3">
          <table:table-cell table:style-name="ce273" table:number-columns-spanned="3" table:number-rows-spanned="1"/>
          <table:covered-table-cell table:number-columns-repeated="2"/>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0" office:value-type="string" calcext:value-type="string" table:number-columns-spanned="2" table:number-rows-spanned="1">
            <text:p>Poisoner's kit</text:p>
          </table:table-cell>
          <table:covered-table-cell/>
          <table:table-cell table:style-name="ce98" office:value-type="string" calcext:value-type="string">
            <text:p>50 gp</text:p>
          </table:table-cell>
          <table:table-cell table:style-name="ce98" office:value-type="string" calcext:value-type="string">
            <text:p>2 lb.</text:p>
          </table:table-cell>
          <table:table-cell table:number-columns-repeated="1005"/>
        </table:table-row>
        <table:table-row table:style-name="ro3">
          <table:table-cell table:style-name="ce273" table:number-columns-spanned="2" table:number-rows-spanned="1"/>
          <table:covered-table-cell/>
          <table:table-cell table:style-name="ce103"/>
          <table:table-cell table:style-name="ce292" table:number-columns-spanned="2" table:number-rows-spanned="1"/>
          <table:covered-table-cell/>
          <table:table-cell table:style-name="ce128" table:number-columns-spanned="4" table:number-rows-spanned="1"/>
          <table:covered-table-cell table:number-columns-repeated="2"/>
          <table:covered-table-cell table:style-name="ce132"/>
          <table:table-cell table:style-name="ce134"/>
          <table:table-cell table:style-name="ce144" table:number-columns-spanned="2" table:number-rows-spanned="1"/>
          <table:covered-table-cell/>
          <table:table-cell table:style-name="ce147" table:number-columns-repeated="2"/>
          <table:table-cell table:style-name="ce86"/>
          <table:table-cell table:style-name="ce141" office:value-type="string" calcext:value-type="string" table:number-columns-spanned="2" table:number-rows-spanned="1">
            <text:p>Thieves' tools</text:p>
          </table:table-cell>
          <table:covered-table-cell/>
          <table:table-cell table:style-name="ce99" office:value-type="string" calcext:value-type="string">
            <text:p>25 gp</text:p>
          </table:table-cell>
          <table:table-cell table:style-name="ce99" office:value-type="string" calcext:value-type="string">
            <text:p>1 lb.</text:p>
          </table:table-cell>
          <table:table-cell table:number-columns-repeated="1005"/>
        </table:table-row>
        <table:table-row table:style-name="ro3">
          <table:table-cell table:style-name="ce273" table:number-columns-spanned="2" table:number-rows-spanned="1"/>
          <table:covered-table-cell/>
          <table:table-cell table:style-name="ce103"/>
          <table:table-cell table:style-name="ce114"/>
          <table:table-cell table:style-name="ce103"/>
          <table:table-cell table:style-name="ce128" table:number-columns-spanned="4" table:number-rows-spanned="1"/>
          <table:covered-table-cell table:number-columns-repeated="2"/>
          <table:covered-table-cell table:style-name="ce132"/>
          <table:table-cell table:style-name="ce134"/>
          <table:table-cell table:style-name="ce306" table:number-columns-spanned="2" table:number-rows-spanned="1"/>
          <table:covered-table-cell/>
          <table:table-cell table:style-name="ce146" table:number-columns-repeated="2"/>
          <table:table-cell table:style-name="ce86" table:number-columns-repeated="5"/>
          <table:table-cell table:number-columns-repeated="1005"/>
        </table:table-row>
        <table:table-row table:style-name="ro5" table:number-rows-repeated="1048471">
          <table:table-cell table:number-columns-repeated="1024"/>
        </table:table-row>
        <table:table-row table:style-name="ro5">
          <table:table-cell table:number-columns-repeated="1024"/>
        </table:table-row>
      </table:table>
      <table:table table:name="Tools &amp; Kits" table:style-name="ta3">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table table:name="Potions" table:style-name="ta4">
        <table:table-column table:style-name="co1" table:number-columns-repeated="1024" table:default-cell-style-name="Default"/>
        <table:table-row table:style-name="ro4">
          <table:table-cell table:style-name="ce150" office:value-type="string" calcext:value-type="string" table:number-columns-spanned="7" table:number-rows-spanned="2">
            <text:p>Potions</text:p>
          </table:table-cell>
          <table:covered-table-cell table:number-columns-repeated="6"/>
          <table:table-cell table:number-columns-repeated="1017"/>
        </table:table-row>
        <table:table-row table:style-name="ro5">
          <table:covered-table-cell table:number-columns-repeated="7"/>
          <table:table-cell table:number-columns-repeated="1017"/>
        </table:table-row>
        <table:table-row table:style-name="ro3">
          <table:table-cell table:style-name="ce151" office:value-type="string" calcext:value-type="string" table:number-columns-spanned="2" table:number-rows-spanned="1">
            <text:p>Name</text:p>
          </table:table-cell>
          <table:covered-table-cell table:style-name="ce18"/>
          <table:table-cell table:style-name="ce157" office:value-type="string" calcext:value-type="string">
            <text:p>Price</text:p>
          </table:table-cell>
          <table:table-cell table:style-name="ce161" office:value-type="string" calcext:value-type="string">
            <text:p>Rarity</text:p>
          </table:table-cell>
          <table:table-cell table:style-name="ce236" office:value-type="string" calcext:value-type="string">
            <text:p>Village</text:p>
          </table:table-cell>
          <table:table-cell table:style-name="ce178" office:value-type="string" calcext:value-type="string">
            <text:p>Town</text:p>
          </table:table-cell>
          <table:table-cell table:style-name="ce180" office:value-type="string" calcext:value-type="string">
            <text:p>City</text:p>
          </table:table-cell>
          <table:table-cell table:number-columns-repeated="1017"/>
        </table:table-row>
        <table:table-row table:style-name="ro3">
          <table:table-cell table:style-name="ce152" office:value-type="string" calcext:value-type="string" table:number-columns-spanned="2" table:number-rows-spanned="1">
            <office:annotation draw:style-name="gr51" draw:text-style-name="P2" svg:width="9.899cm" svg:height="2.064cm" svg:x="2.871cm" svg:y="2.314cm" draw:caption-point-x="2.068cm" draw:caption-point-y="-0.81cm">
              <dc:date>2024-03-12T00:00:00</dc:date>
              <text:p text:style-name="P1"><text:span text:style-name="T1">You regain 2d4 + 2 hit points when you drink this potion. </text:span></text:p>
              <text:p text:style-name="P1"><text:span text:style-name="T1"/></text:p>
              <text:p text:style-name="P1"><text:span text:style-name="T1">• </text:span><text:span text:style-name="T1">The potion's red liquid glimmers when agitated.</text:span></text:p>
            </office:annotation>
            <text:p>Potion of Healing</text:p>
          </table:table-cell>
          <table:covered-table-cell/>
          <table:table-cell table:style-name="ce158" office:value-type="string" calcext:value-type="string">
            <text:p>50 gp</text:p>
          </table:table-cell>
          <table:table-cell table:style-name="ce162" office:value-type="string" calcext:value-type="string">
            <text:p>Common</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26" draw:text-style-name="P2" svg:width="9.899cm" svg:height="2.063cm" svg:x="2.871cm" svg:y="2.801cm" draw:caption-point-x="2.068cm" draw:caption-point-y="-0.81cm">
              <dc:date>2024-03-12T00:00:00</dc:date>
              <text:p text:style-name="P1"><text:span text:style-name="T1">You regain 4d4 + 4 hit points when you drink this potion. </text:span></text:p>
              <text:p text:style-name="P1"><text:span text:style-name="T1"/></text:p>
              <text:p text:style-name="P1"><text:span text:style-name="T1">• </text:span><text:span text:style-name="T1">The potion's red liquid glimmers when agitated.</text:span></text:p>
            </office:annotation>
            <text:p>Potion of Greater Healing</text:p>
          </table:table-cell>
          <table:covered-table-cell/>
          <table:table-cell table:style-name="ce159" office:value-type="string" calcext:value-type="string">
            <text:p>15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51" draw:text-style-name="P2" svg:width="9.899cm" svg:height="2.064cm" svg:x="2.871cm" svg:y="3.288cm" draw:caption-point-x="2.068cm" draw:caption-point-y="-0.81cm">
              <dc:date>2024-03-12T00:00:00</dc:date>
              <text:p text:style-name="P1"><text:span text:style-name="T1">You regain 8d4 + 8 hit points when you drink this potion. </text:span></text:p>
              <text:p text:style-name="P1"><text:span text:style-name="T1"/></text:p>
              <text:p text:style-name="P1"><text:span text:style-name="T1">• </text:span><text:span text:style-name="T1">The potion's red liquid glimmers when agitated.</text:span></text:p>
            </office:annotation>
            <text:p>Potion of Superior Healing</text:p>
          </table:table-cell>
          <table:covered-table-cell/>
          <table:table-cell table:style-name="ce158" office:value-type="string" calcext:value-type="string">
            <text:p>450 gp </text:p>
          </table:table-cell>
          <table:table-cell table:style-name="ce164" office:value-type="string" calcext:value-type="string">
            <text:p>Rare</text:p>
          </table:table-cell>
          <table:table-cell table:style-name="ce175" table:number-columns-repeated="2"/>
          <table:table-cell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26" draw:text-style-name="P2" svg:width="9.899cm" svg:height="2.063cm" svg:x="2.871cm" svg:y="3.775cm" draw:caption-point-x="2.068cm" draw:caption-point-y="-0.81cm">
              <dc:date>2024-03-12T00:00:00</dc:date>
              <text:p text:style-name="P1"><text:span text:style-name="T1">You regain 10d4 + 20 hit points when you drink this potion. </text:span></text:p>
              <text:p text:style-name="P1"><text:span text:style-name="T1"/></text:p>
              <text:p text:style-name="P1"><text:span text:style-name="T1">• </text:span><text:span text:style-name="T1">The potion's red liquid glimmers when agitated.</text:span></text:p>
            </office:annotation>
            <text:p>Potion of Supreme Healing</text:p>
          </table:table-cell>
          <table:covered-table-cell/>
          <table:table-cell table:style-name="ce159" office:value-type="string" calcext:value-type="string">
            <text:p>1350 gp</text:p>
          </table:table-cell>
          <table:table-cell table:style-name="ce165" office:value-type="string" calcext:value-type="string">
            <text:p>Very Rare</text:p>
          </table:table-cell>
          <table:table-cell table:style-name="ce176" table:number-columns-repeated="2"/>
          <table:table-cell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4" draw:text-style-name="P2" svg:width="9.899cm" svg:height="2.176cm" svg:x="2.871cm" svg:y="4.206cm" draw:caption-point-x="2.068cm" draw:caption-point-y="-0.755cm">
              <dc:date>2024-03-12T00:00:00</dc:date>
              <text:p text:style-name="P1"><text:span text:style-name="T1">When you drink this potion, it cures any disease afflicting you, and it removes the blinded, deafened, paralyzed, and poisoned conditions. </text:span></text:p>
              <text:p text:style-name="P1"><text:span text:style-name="T1"/></text:p>
              <text:p text:style-name="P1"><text:span text:style-name="T1">• </text:span><text:span text:style-name="T1">The clear red liquid has tiny bubbles of light in it.</text:span></text:p>
            </office:annotation>
            <text:p>Elixir of Health</text:p>
          </table:table-cell>
          <table:covered-table-cell/>
          <table:table-cell table:style-name="ce158" office:value-type="string" calcext:value-type="string">
            <text:p>120 gp</text:p>
          </table:table-cell>
          <table:table-cell table:style-name="ce164" office:value-type="string" calcext:value-type="string">
            <text:p>Rare</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27" draw:text-style-name="P2" svg:width="9.899cm" svg:height="7.706cm" svg:x="2.871cm" svg:y="4.15cm" draw:caption-point-x="2.068cm" draw:caption-point-y="-0.212cm">
              <dc:date>2024-03-12T00:00:00</dc:date>
              <text:p text:style-name="P1"><text:span text:style-name="T1">If you drink it, you take 3d6 poison damage, and you must succeed on a DC 13 Constitution saving throw or be poisoned.</text:span></text:p>
              <text:p text:style-name="P1"><text:span text:style-name="T1"/></text:p>
              <text:p text:style-name="P1"><text:span text:style-name="T1"><text:s/></text:span><text:span text:style-name="T1">At the start of each of your turns while you are poisoned in this way, you take 3d6 poison damage. </text:span></text:p>
              <text:p text:style-name="P1"><text:span text:style-name="T1"/></text:p>
              <text:p text:style-name="P1"><text:span text:style-name="T1">At the end of each of your turns, you can repeat the saving throw. </text:span></text:p>
              <text:p text:style-name="P1"><text:span text:style-name="T1"/></text:p>
              <text:p text:style-name="P1"><text:span text:style-name="T1">On a successful save, the poison damage you take on your subsequent turns decreases by 1d6. </text:span></text:p>
              <text:p text:style-name="P1"><text:span text:style-name="T1"/></text:p>
              <text:p text:style-name="P1"><text:span text:style-name="T1">The poison ends when the damage decreases to 0.</text:span></text:p>
              <text:p text:style-name="P1"><text:span text:style-name="T1"/></text:p>
              <text:p text:style-name="P1"><text:span text:style-name="T1">• </text:span><text:span text:style-name="T1">This concoction looks, smells, and tastes like a potion of healing or other beneficial potion. However, it is actually poison masked by illusion magic. An identify spell reveals its true nature.</text:span></text:p>
            </office:annotation>
            <text:p>Potion of Poison</text:p>
          </table:table-cell>
          <table:covered-table-cell/>
          <table:table-cell table:style-name="ce159" office:value-type="string" calcext:value-type="string">
            <text:p>100 gp</text:p>
          </table:table-cell>
          <table:table-cell table:style-name="ce163" office:value-type="string" calcext:value-type="string">
            <text:p>Un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30" draw:text-style-name="P2" svg:width="9.899cm" svg:height="4.151cm" svg:x="2.871cm" svg:y="4.747cm" draw:caption-point-x="2.068cm" draw:caption-point-y="-0.322cm">
              <dc:date>2024-03-12T00:00:00</dc:date>
              <text:p text:style-name="P1"><text:span text:style-name="T1">The next time you see a creature within 10 minutes after drinking this philter, you become charmed by that creature for 1 hour. </text:span></text:p>
              <text:p text:style-name="P1"><text:span text:style-name="T1"/></text:p>
              <text:p text:style-name="P1"><text:span text:style-name="T1">If the creature is of a species and gender you are normally attracted to, you regard it as your true love while you are charmed. </text:span></text:p>
              <text:p text:style-name="P1"><text:span text:style-name="T1"/></text:p>
              <text:p text:style-name="P1"><text:span text:style-name="T1">• </text:span><text:span text:style-name="T1">This potion's rose-hued, effervescent liquid contains one easy-to-miss bubble shaped like a heart.</text:span></text:p>
            </office:annotation>
            <text:p>Philter of Love</text:p>
          </table:table-cell>
          <table:covered-table-cell/>
          <table:table-cell table:style-name="ce158" office:value-type="string" calcext:value-type="string">
            <text:p>90 gp</text:p>
          </table:table-cell>
          <table:table-cell table:style-name="ce166" office:value-type="string" calcext:value-type="string">
            <text:p>Uncommon</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24" draw:text-style-name="P2" svg:width="9.899cm" svg:height="4.941cm" svg:x="2.871cm" svg:y="5.395cm" draw:caption-point-x="2.068cm" draw:caption-point-y="-0.483cm">
              <dc:date>2024-03-12T00:00:00</dc:date>
              <text:p text:style-name="P1"><text:span text:style-name="T1">fter drinking this potion, you can use a bonus action to exhale fire at a target within 30 feet of you. </text:span></text:p>
              <text:p text:style-name="P1"><text:span text:style-name="T1"/></text:p>
              <text:p text:style-name="P1"><text:span text:style-name="T1">The target must make a DC 13 Dexterity saving throw, taking 4d6 fire damage on a failed save, or half as much damage on a successful one. </text:span></text:p>
              <text:p text:style-name="P1"><text:span text:style-name="T1"/></text:p>
              <text:p text:style-name="P1"><text:span text:style-name="T1">The effect ends after you exhale the fire three times or when 1 hour has passed. </text:span></text:p>
              <text:p text:style-name="P1"><text:span text:style-name="T1"/></text:p>
              <text:p text:style-name="P1"><text:span text:style-name="T1">• </text:span><text:span text:style-name="T1">This potion's orange liquid flickers, and smoke fills the top of the container and wafts out whenever it is opened.</text:span></text:p>
            </office:annotation>
            <text:p>Potion of Fire Breath</text:p>
          </table:table-cell>
          <table:covered-table-cell/>
          <table:table-cell table:style-name="ce159" office:value-type="string" calcext:value-type="string">
            <text:p>15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3" draw:text-style-name="P2" svg:width="9.899cm" svg:height="3.756cm" svg:x="2.871cm" svg:y="5.919cm" draw:caption-point-x="2.068cm" draw:caption-point-y="-0.52cm">
              <dc:date>2024-03-12T00:00:00</dc:date>
              <text:p text:style-name="P1"><text:span text:style-name="T1">When you drink this potion, you gain a climbing speed equal to your walking speed for 1 hour. </text:span></text:p>
              <text:p text:style-name="P1"><text:span text:style-name="T1"/></text:p>
              <text:p text:style-name="P1"><text:span text:style-name="T1">During this time, you have advantage on Strength (Athletics) checks you make to climb. </text:span></text:p>
              <text:p text:style-name="P1"><text:span text:style-name="T1"/></text:p>
              <text:p text:style-name="P1"><text:span text:style-name="T1">• </text:span><text:span text:style-name="T1">The potion is separated into brown, silver, and gray layers resembling bands of stone. Shaking the bottle fails to mix the colors.</text:span></text:p>
            </office:annotation>
            <text:p>Potion of Climbing</text:p>
          </table:table-cell>
          <table:covered-table-cell/>
          <table:table-cell table:style-name="ce158" office:value-type="string" calcext:value-type="string">
            <text:p>180 gp</text:p>
          </table:table-cell>
          <table:table-cell table:style-name="ce162" office:value-type="string" calcext:value-type="string">
            <text:p>Common</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57" draw:text-style-name="P2" svg:width="9.899cm" svg:height="3.174cm" svg:x="2.871cm" svg:y="6.696cm" draw:caption-point-x="2.068cm" draw:caption-point-y="-0.81cm">
              <dc:date>2024-03-12T00:00:00</dc:date>
              <text:p text:style-name="P1"><text:span text:style-name="T1">You gain 10 temporary hit points that last for 1 hour. </text:span></text:p>
              <text:p text:style-name="P1"><text:span text:style-name="T1"/></text:p>
              <text:p text:style-name="P1"><text:span text:style-name="T1">For the same duration, you are under the effect of the bless spell (no concentration required). </text:span></text:p>
              <text:p text:style-name="P1"><text:span text:style-name="T1"/></text:p>
              <text:p text:style-name="P1"><text:span text:style-name="T1">• </text:span><text:span text:style-name="T1">This blue potion bubbles and steams as if boiling.</text:span></text:p>
            </office:annotation>
            <text:p>Potion of Heroism</text:p>
          </table:table-cell>
          <table:covered-table-cell/>
          <table:table-cell table:style-name="ce159" office:value-type="string" calcext:value-type="string">
            <text:p>180 gp</text:p>
          </table:table-cell>
          <table:table-cell table:style-name="ce167" office:value-type="string" calcext:value-type="string">
            <text:p>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47" draw:text-style-name="P2" svg:width="9.899cm" svg:height="3.175cm" svg:x="2.871cm" svg:y="7.182cm" draw:caption-point-x="2.068cm" draw:caption-point-y="-0.81cm">
              <dc:date>2024-03-12T00:00:00</dc:date>
              <text:p text:style-name="P1"><text:span text:style-name="T1">When you drink it, you become invisible for 1 hour. Anything you wear or carry is invisible with you. </text:span></text:p>
              <text:p text:style-name="P1"><text:span text:style-name="T1"/></text:p>
              <text:p text:style-name="P1"><text:span text:style-name="T1">The effect ends early if you attack or cast a spell.</text:span></text:p>
              <text:p text:style-name="P1"><text:span text:style-name="T1"/></text:p>
              <text:p text:style-name="P1"><text:span text:style-name="T1">• </text:span><text:span text:style-name="T1">This potion's container looks empty but feels as though it holds liquid. </text:span></text:p>
            </office:annotation>
            <text:p>Potion of Invisibility</text:p>
          </table:table-cell>
          <table:covered-table-cell/>
          <table:table-cell table:style-name="ce158" office:value-type="string" calcext:value-type="string">
            <text:p>180 gp</text:p>
          </table:table-cell>
          <table:table-cell table:style-name="ce168" office:value-type="string" calcext:value-type="string">
            <text:p>Very 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4" draw:text-style-name="P2" svg:width="9.899cm" svg:height="2.176cm" svg:x="2.871cm" svg:y="7.613cm" draw:caption-point-x="2.068cm" draw:caption-point-y="-0.754cm">
              <dc:date>2024-03-12T00:00:00</dc:date>
              <text:p text:style-name="P1"><text:span text:style-name="T1">When you drink this potion, you gain the effect of the detect thoughts spell (save DC 13). </text:span></text:p>
              <text:p text:style-name="P1"><text:span text:style-name="T1"/></text:p>
              <text:p text:style-name="P1"><text:span text:style-name="T1">• </text:span><text:span text:style-name="T1">The potion's dense, purple liquid has an ovoid cloud of pink floating in it.</text:span></text:p>
            </office:annotation>
            <text:p>Potion of Mind Reading</text:p>
          </table:table-cell>
          <table:covered-table-cell/>
          <table:table-cell table:style-name="ce159" office:value-type="string" calcext:value-type="string">
            <text:p>180 gp</text:p>
          </table:table-cell>
          <table:table-cell table:style-name="ce167" office:value-type="string" calcext:value-type="string">
            <text:p>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4" draw:text-style-name="P2" svg:width="9.899cm" svg:height="2.176cm" svg:x="2.871cm" svg:y="8.101cm" draw:caption-point-x="2.068cm" draw:caption-point-y="-0.755cm">
              <dc:date>2024-03-12T00:00:00</dc:date>
              <text:p text:style-name="P1"><text:span text:style-name="T1">You can breathe underwater for 1 hour after drinking this potion.</text:span></text:p>
              <text:p text:style-name="P1"><text:span text:style-name="T1"/></text:p>
              <text:p text:style-name="P1"><text:span text:style-name="T1">• <text:s/></text:span><text:span text:style-name="T1">Its cloudy green fluid smells of the sea and has a jellyfish-like bubble floating in it.</text:span></text:p>
            </office:annotation>
            <text:p>Potion of Water Breathing</text:p>
          </table:table-cell>
          <table:covered-table-cell/>
          <table:table-cell table:style-name="ce158" office:value-type="string" calcext:value-type="string">
            <text:p>180 gp</text:p>
          </table:table-cell>
          <table:table-cell table:style-name="ce166" office:value-type="string" calcext:value-type="string">
            <text:p>Un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4" draw:text-style-name="P2" svg:width="9.899cm" svg:height="2.176cm" svg:x="2.871cm" svg:y="8.587cm" draw:caption-point-x="2.068cm" draw:caption-point-y="-0.754cm">
              <dc:date>2024-03-12T00:00:00</dc:date>
              <text:p text:style-name="P1"><text:span text:style-name="T1">When you drink this potion, you can cast the animal friendship spell (save DC 13) for 1 hour at will. </text:span></text:p>
              <text:p text:style-name="P1"><text:span text:style-name="T1"/></text:p>
              <text:p text:style-name="P1"><text:span text:style-name="T1">• </text:span><text:span text:style-name="T1">Agitating this muddy liquid brings little bits into view: a fish scale, a hummingbird tongue, a cat claw, or a squirrel hair.</text:span></text:p>
            </office:annotation>
            <text:p>Potion of Animal Friendship</text:p>
          </table:table-cell>
          <table:covered-table-cell/>
          <table:table-cell table:style-name="ce159" office:value-type="string" calcext:value-type="string">
            <text:p>200 gp</text:p>
          </table:table-cell>
          <table:table-cell table:style-name="ce163" office:value-type="string" calcext:value-type="string">
            <text:p>Un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28" draw:text-style-name="P2" svg:width="9.899cm" svg:height="2.966cm" svg:x="2.871cm" svg:y="8.679cm" draw:caption-point-x="2.068cm" draw:caption-point-y="-0.359cm">
              <dc:date>2024-03-12T00:00:00</dc:date>
              <text:p text:style-name="P1"><text:span text:style-name="T1">When you drink this potion, you gain the "reduce" effect of the enlarge/reduce spell for 1d4 hours (no concentration required). </text:span></text:p>
              <text:p text:style-name="P1"><text:span text:style-name="T1"/></text:p>
              <text:p text:style-name="P1"><text:span text:style-name="T1">• </text:span><text:span text:style-name="T1">The red in the potion's liquid continuously contracts to a tiny bead and then expands to color the clear liquid around it. Shaking the bottle fails to interrupt this process.</text:span></text:p>
            </office:annotation>
            <text:p>Potion of Diminution</text:p>
          </table:table-cell>
          <table:covered-table-cell/>
          <table:table-cell table:style-name="ce158" office:value-type="string" calcext:value-type="string">
            <text:p>27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28" draw:text-style-name="P2" svg:width="9.899cm" svg:height="2.966cm" svg:x="2.871cm" svg:y="9.166cm" draw:caption-point-x="2.068cm" draw:caption-point-y="-0.359cm">
              <dc:date>2024-03-12T00:00:00</dc:date>
              <text:p text:style-name="P1"><text:span text:style-name="T1">When you drink this potion, you gain the "enlarge" effect of the enlarge/reduce spell for 1d4 hours (no concentration required). </text:span></text:p>
              <text:p text:style-name="P1"><text:span text:style-name="T1"/></text:p>
              <text:p text:style-name="P1"><text:span text:style-name="T1">• </text:span><text:span text:style-name="T1">The red in the potion's liquid continuously expands from a tiny bead to color the clear liquid around it and then contracts. Shaking the bottle fails to interrupt this process.</text:span></text:p>
            </office:annotation>
            <text:p>Potion of Growth</text:p>
          </table:table-cell>
          <table:covered-table-cell/>
          <table:table-cell table:style-name="ce159" office:value-type="string" calcext:value-type="string">
            <text:p>27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6" draw:text-style-name="P2" svg:width="9.899cm" svg:height="2.571cm" svg:x="2.871cm" svg:y="9.85cm" draw:caption-point-x="2.068cm" draw:caption-point-y="-0.557cm">
              <dc:date>2024-03-12T00:00:00</dc:date>
              <text:p text:style-name="P1"><text:span text:style-name="T1">When you drink this potion, you gain the effect of the gaseous form spell for 1 hour (no concentration required) or until you end the effect as a bonus action. </text:span></text:p>
              <text:p text:style-name="P1"><text:span text:style-name="T1"/></text:p>
              <text:p text:style-name="P1"><text:span text:style-name="T1">• </text:span><text:span text:style-name="T1">This potion's container seems to hold fog that moves and pours like water.</text:span></text:p>
            </office:annotation>
            <text:p>Potion of Gaseous Form</text:p>
          </table:table-cell>
          <table:covered-table-cell/>
          <table:table-cell table:style-name="ce158" office:value-type="string" calcext:value-type="string">
            <text:p>30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26" draw:text-style-name="P2" svg:width="9.899cm" svg:height="2.063cm" svg:x="2.871cm" svg:y="10.59cm" draw:caption-point-x="2.068cm" draw:caption-point-y="-0.81cm">
              <dc:date>2024-03-12T00:00:00</dc:date>
              <text:p text:style-name="P1"><text:span text:style-name="T1">When you drink this potion, you gain resistance to 1 type of damage for 1 hour.</text:span></text:p>
              <text:p text:style-name="P1"><text:span text:style-name="T1"/></text:p>
              <text:p text:style-name="P1"><text:span text:style-name="T1">(The resistance is pre-determined)</text:span></text:p>
            </office:annotation>
            <text:p>Potion of Resistance</text:p>
          </table:table-cell>
          <table:covered-table-cell/>
          <table:table-cell table:style-name="ce159" office:value-type="string" calcext:value-type="string">
            <text:p>300 gp</text:p>
          </table:table-cell>
          <table:table-cell table:style-name="ce163" office:value-type="string" calcext:value-type="string">
            <text:p>Un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4" draw:text-style-name="P2" svg:width="9.899cm" svg:height="2.176cm" svg:x="2.871cm" svg:y="11.021cm" draw:caption-point-x="2.068cm" draw:caption-point-y="-0.754cm">
              <dc:date>2024-03-12T00:00:00</dc:date>
              <text:p text:style-name="P1"><text:span text:style-name="T1">When you drink this potion, you gain the effect of the haste spell for 1 minute (no concentration required). </text:span></text:p>
              <text:p text:style-name="P1"><text:span text:style-name="T1"/></text:p>
              <text:p text:style-name="P1"><text:span text:style-name="T1">• </text:span><text:span text:style-name="T1">The potion's yellow fluid is streaked with black and swirl on its own.</text:span></text:p>
            </office:annotation>
            <text:p>Potion of Speed</text:p>
          </table:table-cell>
          <table:covered-table-cell/>
          <table:table-cell table:style-name="ce158" office:value-type="string" calcext:value-type="string">
            <text:p>400 gp</text:p>
          </table:table-cell>
          <table:table-cell table:style-name="ce168" office:value-type="string" calcext:value-type="string">
            <text:p>Very 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23" draw:text-style-name="P2" svg:width="9.899cm" svg:height="3.361cm" svg:x="2.871cm" svg:y="11.471cm" draw:caption-point-x="2.068cm" draw:caption-point-y="-0.717cm">
              <dc:date>2024-03-12T00:00:00</dc:date>
              <text:p text:style-name="P1"><text:span text:style-name="T1">When you drink this potion, you gain a flying speed equal to your walking speed for 1 hour and can hover. </text:span></text:p>
              <text:p text:style-name="P1"><text:span text:style-name="T1"/></text:p>
              <text:p text:style-name="P1"><text:span text:style-name="T1">If you're in the air when the potion wears off, you fall unless you have some other means of staying aloft. </text:span></text:p>
              <text:p text:style-name="P1"><text:span text:style-name="T1"/></text:p>
              <text:p text:style-name="P1"><text:span text:style-name="T1">• </text:span><text:span text:style-name="T1">This potion's clear liquid floats at the top of its container and has cloudy white impurities drifting in it.</text:span></text:p>
            </office:annotation>
            <text:p>Potion of Flying</text:p>
          </table:table-cell>
          <table:covered-table-cell/>
          <table:table-cell table:style-name="ce159" office:value-type="string" calcext:value-type="string">
            <text:p>500 gp</text:p>
          </table:table-cell>
          <table:table-cell table:style-name="ce165" office:value-type="string" calcext:value-type="string">
            <text:p>Very 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4" draw:text-style-name="P2" svg:width="9.899cm" svg:height="2.176cm" svg:x="2.871cm" svg:y="11.996cm" draw:caption-point-x="2.068cm" draw:caption-point-y="-0.755cm">
              <dc:date>2024-03-12T00:00:00</dc:date>
              <text:p text:style-name="P1"><text:span text:style-name="T1">When you drink this potion, you gain the effect of the clairvoyance spell. </text:span></text:p>
              <text:p text:style-name="P1"><text:span text:style-name="T1"/></text:p>
              <text:p text:style-name="P1"><text:span text:style-name="T1">• </text:span><text:span text:style-name="T1">An eyeball bobs in this yellowish liquid but vanishes when the potion is opened.</text:span></text:p>
            </office:annotation>
            <text:p>Potion of Clairvoyance</text:p>
          </table:table-cell>
          <table:covered-table-cell/>
          <table:table-cell table:style-name="ce158" office:value-type="string" calcext:value-type="string">
            <text:p>96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23" draw:text-style-name="P2" svg:width="9.899cm" svg:height="3.361cm" svg:x="2.871cm" svg:y="12.445cm" draw:caption-point-x="2.068cm" draw:caption-point-y="-0.717cm">
              <dc:date>2024-03-12T00:00:00</dc:date>
              <text:p text:style-name="P1"><text:span text:style-name="T1">When you drink this potion, it removes any exhaustion you are suffering and cures any disease or poison affecting you. </text:span></text:p>
              <text:p text:style-name="P1"><text:span text:style-name="T1"/></text:p>
              <text:p text:style-name="P1"><text:span text:style-name="T1">For the next 24 hours, you regain the maximum number of hit points for any Hit Die you spend. </text:span></text:p>
              <text:p text:style-name="P1"><text:span text:style-name="T1"/></text:p>
              <text:p text:style-name="P1"><text:span text:style-name="T1">• </text:span><text:span text:style-name="T1">The potion's crimson liquid regularly pulses with dull light, calling to mind a heartbeat.</text:span></text:p>
            </office:annotation>
            <text:p>Potion of Vitality</text:p>
          </table:table-cell>
          <table:covered-table-cell/>
          <table:table-cell table:style-name="ce159" office:value-type="string" calcext:value-type="string">
            <text:p>960 gp</text:p>
          </table:table-cell>
          <table:table-cell table:style-name="ce165" office:value-type="string" calcext:value-type="string">
            <text:p>Very 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26" draw:text-style-name="P2" svg:width="9.899cm" svg:height="2.063cm" svg:x="2.871cm" svg:y="13.024cm" draw:caption-point-x="2.068cm" draw:caption-point-y="-0.81cm">
              <dc:date>2024-03-12T00:00:00</dc:date>
              <text:p text:style-name="P1"><text:span text:style-name="T1">For 1 minute after you drink this potion, you have resistance to all damage. </text:span></text:p>
              <text:p text:style-name="P1"><text:span text:style-name="T1"/></text:p>
              <text:p text:style-name="P1"><text:span text:style-name="T1">• </text:span><text:span text:style-name="T1">The potion's syrupy liquid looks like liquefied iron.</text:span></text:p>
            </office:annotation>
            <text:p>Potion of Invulnerability</text:p>
          </table:table-cell>
          <table:covered-table-cell/>
          <table:table-cell table:style-name="ce158" office:value-type="string" calcext:value-type="string">
            <text:p>3840 gp</text:p>
          </table:table-cell>
          <table:table-cell table:style-name="ce168" office:value-type="string" calcext:value-type="string">
            <text:p>Very Rare</text:p>
          </table:table-cell>
          <table:table-cell table:style-name="ce175" table:number-columns-repeated="2"/>
          <table:table-cell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30" draw:text-style-name="P2" svg:width="9.899cm" svg:height="4.151cm" svg:x="2.871cm" svg:y="13.301cm" draw:caption-point-x="2.068cm" draw:caption-point-y="-0.6cm">
              <dc:date>2024-03-12T00:00:00</dc:date>
              <text:p text:style-name="P1"><text:span text:style-name="T1">Beads of this cloudy gray oil form on the outside of its container and quickly evaporate. </text:span></text:p>
              <text:p text:style-name="P1"><text:span text:style-name="T1"/></text:p>
              <text:p text:style-name="P1"><text:span text:style-name="T1">The oil can cover a Medium or smaller creature, along with the equipment it's wearing and carrying (one additional vial is required for each size category above Medium). </text:span></text:p>
              <text:p text:style-name="P1"><text:span text:style-name="T1"/></text:p>
              <text:p text:style-name="P1"><text:span text:style-name="T1">Applying the oil takes 10 minutes. The affected creature then gains the effect of the etherealness spell for 1 hour.</text:span></text:p>
              <text:p text:style-name="P1"><text:span text:style-name="T1"/></text:p>
            </office:annotation>
            <text:p>Oil of Etherealness</text:p>
          </table:table-cell>
          <table:covered-table-cell/>
          <table:table-cell table:style-name="ce159" office:value-type="string" calcext:value-type="string">
            <text:p>1920 gp</text:p>
          </table:table-cell>
          <table:table-cell table:style-name="ce167" office:value-type="string" calcext:value-type="string">
            <text:p>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6" draw:text-style-name="P2" svg:width="9.899cm" svg:height="2.571cm" svg:x="2.871cm" svg:y="13.745cm" draw:caption-point-x="2.068cm" draw:caption-point-y="-0.557cm">
              <dc:date>2024-03-12T00:00:00</dc:date>
              <text:p text:style-name="P1"><text:span text:style-name="T1">This clear, gelatinous oil sparkles with tiny, ultrathin silver shards. The oil can coat one slashing or piercing weapon or up to 5 pieces of slashing or piercing ammunition. </text:span></text:p>
              <text:p text:style-name="P1"><text:span text:style-name="T1"/></text:p>
              <text:p text:style-name="P1"><text:span text:style-name="T1">Applying the oil takes 1 minute. For 1 hour, the coated item is magical and has a +3 bonus to attack and damage rolls.</text:span></text:p>
            </office:annotation>
            <text:p>Oil of Sharpness</text:p>
          </table:table-cell>
          <table:covered-table-cell/>
          <table:table-cell table:style-name="ce158" office:value-type="string" calcext:value-type="string">
            <text:p>3200 gp</text:p>
          </table:table-cell>
          <table:table-cell table:style-name="ce168" office:value-type="string" calcext:value-type="string">
            <text:p>Very 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8" draw:text-style-name="P2" svg:width="9.899cm" svg:height="5.336cm" svg:x="2.871cm" svg:y="13.96cm" draw:caption-point-x="2.068cm" draw:caption-point-y="-0.285cm">
              <dc:date>2024-03-12T00:00:00</dc:date>
              <text:p text:style-name="P1"><text:span text:style-name="T1">This sticky black unguent is thick and heavy in the container, but it flows quickly when poured. </text:span></text:p>
              <text:p text:style-name="P1"><text:span text:style-name="T1"/></text:p>
              <text:p text:style-name="P1"><text:span text:style-name="T1">The oil can cover a Medium or smaller creature, along with the equipment it's wearing and carrying (one additional vial is required for each size category above Medium). </text:span></text:p>
              <text:p text:style-name="P1"><text:span text:style-name="T1"/></text:p>
              <text:p text:style-name="P1"><text:span text:style-name="T1">Applying the oil takes 10 minutes. The affected creature then gains the effect of a freedom of movement spell for 8 hours.</text:span></text:p>
              <text:p text:style-name="P1"><text:span text:style-name="T1"/></text:p>
              <text:p text:style-name="P1"><text:span text:style-name="T1">Alternatively, the oil can be poured on the ground as an action, where it covers a 10-foot square, duplicating the effect of the grease spell in that area for 8 hours.</text:span></text:p>
            </office:annotation>
            <text:p>Oil of Slipperiness</text:p>
          </table:table-cell>
          <table:covered-table-cell/>
          <table:table-cell table:style-name="ce159" office:value-type="string" calcext:value-type="string">
            <text:p>480 gp</text:p>
          </table:table-cell>
          <table:table-cell table:style-name="ce163" office:value-type="string" calcext:value-type="string">
            <text:p>Uncommon</text:p>
          </table:table-cell>
          <table:table-cell table:style-name="ce176" table:number-columns-repeated="2"/>
          <table:table-cell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24" draw:text-style-name="P2" svg:width="9.899cm" svg:height="4.941cm" svg:x="2.871cm" svg:y="14.367cm" draw:caption-point-x="2.068cm" draw:caption-point-y="-0.205cm">
              <dc:date>2024-03-12T00:00:00</dc:date>
              <text:p text:style-name="P1"><text:span text:style-name="T1">When you drink this potion, your physical age is reduced by 1d6 + 6 years, </text:span></text:p>
              <text:p text:style-name="P1"><text:span text:style-name="T1">(If you are under 13 years of age this potion has no effect)</text:span></text:p>
              <text:p text:style-name="P1"><text:span text:style-name="T1"/></text:p>
              <text:p text:style-name="P1"><text:span text:style-name="T1">Each time you subsequently drink a potion of longevity, there is 10 percent cumulative chance that you instead age by 1d6 + 6 years. </text:span></text:p>
              <text:p text:style-name="P1"><text:span text:style-name="T1"/></text:p>
              <text:p text:style-name="P1"><text:span text:style-name="T1">• </text:span><text:span text:style-name="T1">Suspended in this amber liquid are a scorpion's tail, an adder's fang, a dead spider, and a tiny heart that, against all reason, is still beating. These ingredients vanish when the potion is opened.</text:span></text:p>
            </office:annotation>
            <text:p>Potion of Longevity</text:p>
          </table:table-cell>
          <table:covered-table-cell/>
          <table:table-cell table:style-name="ce158" office:value-type="string" calcext:value-type="string">
            <text:p>9000 gp</text:p>
          </table:table-cell>
          <table:table-cell table:style-name="ce168" office:value-type="string" calcext:value-type="string">
            <text:p>Very Rare</text:p>
          </table:table-cell>
          <table:table-cell table:style-name="ce175" office:value-type="string" calcext:value-type="string">
            <text:p>x</text:p>
          </table:table-cell>
          <table:table-cell table:style-name="ce175" table:number-columns-repeated="2"/>
          <table:table-cell table:number-columns-repeated="1017"/>
        </table:table-row>
        <table:table-row table:style-name="ro3">
          <table:table-cell table:style-name="ce153" office:value-type="string" calcext:value-type="string" table:number-columns-spanned="2" table:number-rows-spanned="1">
            <office:annotation draw:style-name="gr6" draw:text-style-name="P2" svg:width="9.899cm" svg:height="2.571cm" svg:x="2.871cm" svg:y="15.205cm" draw:caption-point-x="2.068cm" draw:caption-point-y="-0.556cm">
              <dc:date>2024-03-12T00:00:00</dc:date>
              <text:p text:style-name="P1"><text:span text:style-name="T1">When you drink this potion, your Strength score changes to 21 for 1 hour. The potion has no effect on you if your Strength is equal to or greater than that score.</text:span></text:p>
              <text:p text:style-name="P1"><text:span text:style-name="T1"/></text:p>
              <text:p text:style-name="P1"><text:span text:style-name="T1">• </text:span><text:span text:style-name="T1">This potion's transparent liquid has floating in it a sliver of fingernail from a hill giant.</text:span></text:p>
            </office:annotation>
            <text:p>Potion of Hill Giant Strength</text:p>
          </table:table-cell>
          <table:covered-table-cell/>
          <table:table-cell table:style-name="ce159" office:value-type="string" calcext:value-type="string">
            <text:p>40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6" draw:text-style-name="P2" svg:width="9.899cm" svg:height="2.571cm" svg:x="2.871cm" svg:y="15.692cm" draw:caption-point-x="2.068cm" draw:caption-point-y="-0.557cm">
              <dc:date>2024-03-12T00:00:00</dc:date>
              <text:p text:style-name="P1"><text:span text:style-name="T1">When you drink this potion, your Strength score changes to 23 for 1 hour. The potion has no effect on you if your Strength is equal to or greater than that score.</text:span></text:p>
              <text:p text:style-name="P1"><text:span text:style-name="T1"/></text:p>
              <text:p text:style-name="P1"><text:span text:style-name="T1">• </text:span><text:span text:style-name="T1">This potion's transparent liquid has floating in it a sliver of fingernail from a frost giant.</text:span></text:p>
            </office:annotation>
            <text:p>Potion of Frost Giant Strength</text:p>
          </table:table-cell>
          <table:covered-table-cell/>
          <table:table-cell table:style-name="ce158" office:value-type="string" calcext:value-type="string">
            <text:p>75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6" draw:text-style-name="P2" svg:width="9.899cm" svg:height="2.571cm" svg:x="2.871cm" svg:y="16.179cm" draw:caption-point-x="2.068cm" draw:caption-point-y="-0.557cm">
              <dc:date>2024-03-12T00:00:00</dc:date>
              <text:p text:style-name="P1"><text:span text:style-name="T1">When you drink this potion, your Strength score changes to 25 for 1 hour. The potion has no effect on you if your Strength is equal to or greater than that score.</text:span></text:p>
              <text:p text:style-name="P1"><text:span text:style-name="T1"/></text:p>
              <text:p text:style-name="P1"><text:span text:style-name="T1">• </text:span><text:span text:style-name="T1">This potion's transparent liquid has floating in it a sliver of fingernail from a fire giant.</text:span></text:p>
            </office:annotation>
            <text:p>Potion of Fire Giant Strength</text:p>
          </table:table-cell>
          <table:covered-table-cell/>
          <table:table-cell table:style-name="ce159" office:value-type="string" calcext:value-type="string">
            <text:p>1300 gp</text:p>
          </table:table-cell>
          <table:table-cell table:style-name="ce167" office:value-type="string" calcext:value-type="string">
            <text:p>Rare</text:p>
          </table:table-cell>
          <table:table-cell table:style-name="ce176" table:number-columns-repeated="2"/>
          <table:table-cell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6" draw:text-style-name="P2" svg:width="9.899cm" svg:height="2.571cm" svg:x="2.871cm" svg:y="16.665cm" draw:caption-point-x="2.068cm" draw:caption-point-y="-0.556cm">
              <dc:date>2024-03-12T00:00:00</dc:date>
              <text:p text:style-name="P1"><text:span text:style-name="T1">When you drink this potion, your Strength score changes to 27 for 1 hour. The potion has no effect on you if your Strength is equal to or greater than that score.</text:span></text:p>
              <text:p text:style-name="P1"><text:span text:style-name="T1"/></text:p>
              <text:p text:style-name="P1"><text:span text:style-name="T1">• </text:span><text:span text:style-name="T1">This potion's transparent liquid has floating in it a sliver of fingernail from a cloud giant.</text:span></text:p>
            </office:annotation>
            <text:p>Potion of Cloud Giant Strength</text:p>
          </table:table-cell>
          <table:covered-table-cell/>
          <table:table-cell table:style-name="ce158" office:value-type="string" calcext:value-type="string">
            <text:p>1990 gp</text:p>
          </table:table-cell>
          <table:table-cell table:style-name="ce168" office:value-type="string" calcext:value-type="string">
            <text:p>Very Rare</text:p>
          </table:table-cell>
          <table:table-cell table:style-name="ce175" table:number-columns-repeated="2"/>
          <table:table-cell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6" draw:text-style-name="P2" svg:width="9.899cm" svg:height="2.571cm" svg:x="2.871cm" svg:y="17.153cm" draw:caption-point-x="2.068cm" draw:caption-point-y="-0.557cm">
              <dc:date>2024-03-12T00:00:00</dc:date>
              <text:p text:style-name="P1"><text:span text:style-name="T1">When you drink this potion, your Strength score changes to 29 for 1 hour. The potion has no effect on you if your Strength is equal to or greater than that score.</text:span></text:p>
              <text:p text:style-name="P1"><text:span text:style-name="T1"/></text:p>
              <text:p text:style-name="P1"><text:span text:style-name="T1">• </text:span><text:span text:style-name="T1">This potion's transparent liquid has floating in it a sliver of fingernail from a storm giant.</text:span></text:p>
            </office:annotation>
            <text:p>Potion of Storm Giant Strength</text:p>
          </table:table-cell>
          <table:covered-table-cell/>
          <table:table-cell table:style-name="ce159" office:value-type="string" calcext:value-type="string">
            <text:p>3000 gp</text:p>
          </table:table-cell>
          <table:table-cell table:style-name="ce169" office:value-type="string" calcext:value-type="string">
            <text:p>Legendary</text:p>
          </table:table-cell>
          <table:table-cell table:style-name="ce176" table:number-columns-repeated="3"/>
          <table:table-cell table:number-columns-repeated="1017"/>
        </table:table-row>
        <table:table-row table:style-name="ro3">
          <table:table-cell table:style-name="ce152" office:value-type="string" calcext:value-type="string" table:number-columns-spanned="2" table:number-rows-spanned="1">
            <office:annotation draw:style-name="gr19" draw:text-style-name="P2" svg:width="9.899cm" svg:height="1.386cm" svg:x="2.871cm" svg:y="17.676cm" draw:caption-point-x="2.068cm" draw:caption-point-y="-0.593cm">
              <dc:date>2024-03-12T00:00:00</dc:date>
              <text:p text:style-name="P1"><text:span text:style-name="T1">You may inquire about having a potion made that is not on the list, the time it takes to craft this potion and its costs vary on the effects</text:span></text:p>
            </office:annotation>
            <text:p>Crafting potions</text:p>
          </table:table-cell>
          <table:covered-table-cell/>
          <table:table-cell table:style-name="ce158" office:value-type="string" calcext:value-type="string">
            <text:p>??</text:p>
          </table:table-cell>
          <table:table-cell table:style-name="ce170" office:value-type="string" calcext:value-type="string">
            <text:p>??</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4" office:value-type="string" calcext:value-type="string" table:number-columns-spanned="7" table:number-rows-spanned="1">
            <text:p>Custom Potions</text:p>
          </table:table-cell>
          <table:covered-table-cell table:number-columns-repeated="6"/>
          <table:table-cell table:number-columns-repeated="1017"/>
        </table:table-row>
        <table:table-row table:style-name="ro3">
          <table:table-cell table:style-name="ce155" office:value-type="string" calcext:value-type="string" table:number-columns-spanned="2" table:number-rows-spanned="1">
            <text:p>Name</text:p>
          </table:table-cell>
          <table:covered-table-cell table:style-name="ce18"/>
          <table:table-cell table:style-name="ce160" office:value-type="string" calcext:value-type="string">
            <text:p>Price</text:p>
          </table:table-cell>
          <table:table-cell table:style-name="ce171" office:value-type="string" calcext:value-type="string">
            <text:p>Rarity</text:p>
          </table:table-cell>
          <table:table-cell table:style-name="ce177" office:value-type="string" calcext:value-type="string">
            <text:p>Village</text:p>
          </table:table-cell>
          <table:table-cell table:style-name="ce179" office:value-type="string" calcext:value-type="string">
            <text:p>Town</text:p>
          </table:table-cell>
          <table:table-cell table:style-name="ce181" office:value-type="string" calcext:value-type="string">
            <text:p>City</text:p>
          </table:table-cell>
          <table:table-cell table:number-columns-repeated="1017"/>
        </table:table-row>
        <table:table-row table:style-name="ro3">
          <table:table-cell table:style-name="ce153" office:value-type="string" calcext:value-type="string" table:number-columns-spanned="2" table:number-rows-spanned="1">
            <office:annotation draw:style-name="gr25" draw:text-style-name="P2" svg:width="9.899cm" svg:height="4.546cm" svg:x="2.871cm" svg:y="19.223cm" draw:caption-point-x="2.068cm" draw:caption-point-y="-0.68cm">
              <dc:date>2024-03-12T00:00:00</dc:date>
              <text:p text:style-name="P1"><text:span text:style-name="T1">When this potion is consumed in combat, the consumer falls prone, in a magical sleep, unconscious for 2 rounds and can not be roused.</text:span></text:p>
              <text:p text:style-name="P1"><text:span text:style-name="T1"/></text:p>
              <text:p text:style-name="P1"><text:span text:style-name="T1">They awake completely refreshed and rejuvinated...As though they took a long rest. </text:span></text:p>
              <text:p text:style-name="P1"><text:span text:style-name="T1"/></text:p>
              <text:p text:style-name="P1"><text:span text:style-name="T1">They have all their spells, abilities, hit points, and are treated as though they in fact did just take a long rest. </text:span></text:p>
              <text:p text:style-name="P1"><text:span text:style-name="T1"/></text:p>
              <text:p text:style-name="P1"><text:span text:style-name="T1">• </text:span><text:span text:style-name="T1">This lavender concoction is warm to the touch.</text:span></text:p>
            </office:annotation>
            <text:p>Potion of Deep Slumber</text:p>
          </table:table-cell>
          <table:covered-table-cell/>
          <table:table-cell table:style-name="ce159" office:value-type="string" calcext:value-type="string">
            <text:p>5000 gp</text:p>
          </table:table-cell>
          <table:table-cell table:style-name="ce169" office:value-type="string" calcext:value-type="string">
            <text:p>Legendary</text:p>
          </table:table-cell>
          <table:table-cell table:style-name="ce176" table:number-columns-repeated="2"/>
          <table:table-cell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25" draw:text-style-name="P2" svg:width="9.899cm" svg:height="4.546cm" svg:x="2.871cm" svg:y="19.711cm" draw:caption-point-x="2.068cm" draw:caption-point-y="-0.681cm">
              <dc:date>2024-03-12T00:00:00</dc:date>
              <text:p text:style-name="P1"><text:span text:style-name="T1">When you drink this potion you feel lucky.</text:span></text:p>
              <text:p text:style-name="P1"><text:span text:style-name="T1"/></text:p>
              <text:p text:style-name="P1"><text:span text:style-name="T1">For the next 10 minutes whenever you make an attack roll, an ability check, or a saving throw, you can roll an additional d20 before the outcome is determined. </text:span></text:p>
              <text:p text:style-name="P1"><text:span text:style-name="T1"/></text:p>
              <text:p text:style-name="P1"><text:span text:style-name="T1">You choose which of the d20s is used for the attack roll, ability check, or saving throw.</text:span></text:p>
              <text:p text:style-name="P1"><text:span text:style-name="T1"/></text:p>
              <text:p text:style-name="P1"><text:span text:style-name="T1">• </text:span><text:span text:style-name="T1">Suspended in this yellow liquid is a single coin made of platinum, perpetually spinning.</text:span></text:p>
            </office:annotation>
            <text:p>Potion of Luck</text:p>
          </table:table-cell>
          <table:covered-table-cell/>
          <table:table-cell table:style-name="ce158" office:value-type="string" calcext:value-type="string">
            <text:p>20000 gp</text:p>
          </table:table-cell>
          <table:table-cell table:style-name="ce172" office:value-type="string" calcext:value-type="string">
            <text:p>Legendary</text:p>
          </table:table-cell>
          <table:table-cell table:style-name="ce175" table:number-columns-repeated="2"/>
          <table:table-cell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4" draw:text-style-name="P2" svg:width="9.899cm" svg:height="5.731cm" svg:x="2.871cm" svg:y="20.16cm" draw:caption-point-x="2.068cm" draw:caption-point-y="-0.643cm">
              <dc:date>2024-03-12T00:00:00</dc:date>
              <text:p text:style-name="P1"><text:span text:style-name="T1">When you drink this potion you go into a rage for 1 minute.</text:span></text:p>
              <text:p text:style-name="P1"><text:span text:style-name="T1"/></text:p>
              <text:p text:style-name="P1"><text:span text:style-name="T1">You have advantage on Strength checks and Strength saving throws.</text:span></text:p>
              <text:p text:style-name="P1"><text:span text:style-name="T1"/></text:p>
              <text:p text:style-name="P1"><text:span text:style-name="T1">When you make a melee weapon attack using Strength, you gain a +2 bonus to the damage roll. This bonus increases as you level.</text:span></text:p>
              <text:p text:style-name="P1"><text:span text:style-name="T1"/></text:p>
              <text:p text:style-name="P1"><text:span text:style-name="T1">You have resistance to bludgeoning, piercing, and slashing damage.</text:span></text:p>
              <text:p text:style-name="P1"><text:span text:style-name="T1"/></text:p>
              <text:p text:style-name="P1"><text:span text:style-name="T1">• </text:span><text:span text:style-name="T1">The bottle's glass is too dark to see the contents of the potion.</text:span></text:p>
            </office:annotation>
            <text:p>Potion of Berserker Rage</text:p>
          </table:table-cell>
          <table:covered-table-cell/>
          <table:table-cell table:style-name="ce159" office:value-type="string" calcext:value-type="string">
            <text:p>100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47" draw:text-style-name="P2" svg:width="9.899cm" svg:height="3.175cm" svg:x="2.871cm" svg:y="20.814cm" draw:caption-point-x="2.068cm" draw:caption-point-y="-0.81cm">
              <dc:date>2024-03-12T00:00:00</dc:date>
              <text:p text:style-name="P1"><text:span text:style-name="T1">When you drink this potion you gain a 1st level spell slot.</text:span></text:p>
              <text:p text:style-name="P1"><text:span text:style-name="T1"/></text:p>
              <text:p text:style-name="P1"><text:span text:style-name="T1">• </text:span><text:span text:style-name="T1">A murky blue liquid in a tagged bottle that simply reads "Mana"</text:span></text:p>
              <text:p text:style-name="P1"><text:span text:style-name="T1"/></text:p>
              <text:p text:style-name="P1"><text:span text:style-name="T1"/></text:p>
            </office:annotation>
            <text:p>Potion of Minor Spell Restoration</text:p>
          </table:table-cell>
          <table:covered-table-cell/>
          <table:table-cell table:style-name="ce158" office:value-type="string" calcext:value-type="string">
            <text:p>200 gp</text:p>
          </table:table-cell>
          <table:table-cell table:style-name="ce162" office:value-type="string" calcext:value-type="string">
            <text:p>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47" draw:text-style-name="P2" svg:width="9.899cm" svg:height="3.175cm" svg:x="2.871cm" svg:y="21.301cm" draw:caption-point-x="2.068cm" draw:caption-point-y="-0.81cm">
              <dc:date>2024-03-12T00:00:00</dc:date>
              <text:p text:style-name="P1"><text:span text:style-name="T1">When you drink this potion you gain a 2nd or 3rd level spell slot.</text:span></text:p>
              <text:p text:style-name="P1"><text:span text:style-name="T1"/></text:p>
              <text:p text:style-name="P1"><text:span text:style-name="T1">• </text:span><text:span text:style-name="T1">A murky blue liquid in a tagged bottle that simply reads "Mana"</text:span></text:p>
              <text:p text:style-name="P1"><text:span text:style-name="T1"/></text:p>
              <text:p text:style-name="P1"><text:span text:style-name="T1"/></text:p>
            </office:annotation>
            <text:p>Potion of Spell Restoration</text:p>
          </table:table-cell>
          <table:covered-table-cell/>
          <table:table-cell table:style-name="ce159" office:value-type="string" calcext:value-type="string">
            <text:p>50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47" draw:text-style-name="P2" svg:width="9.899cm" svg:height="3.175cm" svg:x="2.871cm" svg:y="21.787cm" draw:caption-point-x="2.068cm" draw:caption-point-y="-0.81cm">
              <dc:date>2024-03-12T00:00:00</dc:date>
              <text:p text:style-name="P1"><text:span text:style-name="T1">When you drink this potion you gain a spell slot equal to your caster level divided by 2 rounded down.</text:span></text:p>
              <text:p text:style-name="P1"><text:span text:style-name="T1"/></text:p>
              <text:p text:style-name="P1"><text:span text:style-name="T1">• </text:span><text:span text:style-name="T1">A murky blue liquid in a tagged bottle that simply reads "Mana"</text:span></text:p>
              <text:p text:style-name="P1"><text:span text:style-name="T1"/></text:p>
              <text:p text:style-name="P1"><text:span text:style-name="T1"/></text:p>
            </office:annotation>
            <text:p>Potion of Major Spell Restoration</text:p>
          </table:table-cell>
          <table:covered-table-cell/>
          <table:table-cell table:style-name="ce158" office:value-type="string" calcext:value-type="string">
            <text:p>90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57" draw:text-style-name="P2" svg:width="9.899cm" svg:height="3.174cm" svg:x="2.871cm" svg:y="22.274cm" draw:caption-point-x="2.068cm" draw:caption-point-y="-0.81cm">
              <dc:date>2024-03-12T00:00:00</dc:date>
              <text:p text:style-name="P1"><text:span text:style-name="T1">When you drink this potion you gain 4d6 temporary hit points.</text:span></text:p>
              <text:p text:style-name="P1"><text:span text:style-name="T1"/></text:p>
              <text:p text:style-name="P1"><text:span text:style-name="T1">Remaining temporary hit points are depleted when you finish a long rest. </text:span></text:p>
              <text:p text:style-name="P1"><text:span text:style-name="T1"/></text:p>
              <text:p text:style-name="P1"><text:span text:style-name="T1">• </text:span><text:span text:style-name="T1">This blue liquid holds a single fang of a tiger.</text:span></text:p>
            </office:annotation>
            <text:p>Potion of Vigor</text:p>
          </table:table-cell>
          <table:covered-table-cell/>
          <table:table-cell table:style-name="ce159" office:value-type="string" calcext:value-type="string">
            <text:p>45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4" draw:text-style-name="P2" svg:width="9.899cm" svg:height="2.176cm" svg:x="2.871cm" svg:y="22.705cm" draw:caption-point-x="2.068cm" draw:caption-point-y="-0.754cm">
              <dc:date>2024-03-12T00:00:00</dc:date>
              <text:p text:style-name="P1"><text:span text:style-name="T1">When you drink this potion you are polymorphed into a creature (Dm's choice) of CR value equal to or less then your level.</text:span></text:p>
              <text:p text:style-name="P1"><text:span text:style-name="T1"/></text:p>
              <text:p text:style-name="P1"><text:span text:style-name="T1">• </text:span><text:span text:style-name="T1">The silver liquid can be seen shifting and churning.</text:span></text:p>
            </office:annotation>
            <text:p>Potion of Polymorph</text:p>
          </table:table-cell>
          <table:covered-table-cell/>
          <table:table-cell table:style-name="ce158" office:value-type="string" calcext:value-type="string">
            <text:p>700 gp</text:p>
          </table:table-cell>
          <table:table-cell table:style-name="ce164" office:value-type="string" calcext:value-type="string">
            <text:p>Rare</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2" draw:text-style-name="P2" svg:width="9.899cm" svg:height="4.286cm" svg:x="2.871cm" svg:y="23.248cm" draw:caption-point-x="2.068cm" draw:caption-point-y="-0.81cm">
              <dc:date>2024-03-12T00:00:00</dc:date>
              <text:p text:style-name="P1"><text:span text:style-name="T1">When you drink this potion roll 3d6. </text:span></text:p>
              <text:p text:style-name="P1"><text:span text:style-name="T1"/></text:p>
              <text:p text:style-name="P1"><text:span text:style-name="T1">If the result is even, you heal for that amount.</text:span></text:p>
              <text:p text:style-name="P1"><text:span text:style-name="T1"/></text:p>
              <text:p text:style-name="P1"><text:span text:style-name="T1">If the result is odd, you take poison damage equal to the amount.</text:span></text:p>
              <text:p text:style-name="P1"><text:span text:style-name="T1"/></text:p>
              <text:p text:style-name="P1"><text:span text:style-name="T1">• </text:span><text:span text:style-name="T1">The is the very first potion a very inexperienced alchimest has crafted.</text:span></text:p>
            </office:annotation>
            <text:p>Unstable Healing potion</text:p>
          </table:table-cell>
          <table:covered-table-cell/>
          <table:table-cell table:style-name="ce159" office:value-type="string" calcext:value-type="string">
            <text:p>50 gp</text:p>
          </table:table-cell>
          <table:table-cell table:style-name="ce173" office:value-type="string" calcext:value-type="string">
            <text:p>Common</text:p>
          </table:table-cell>
          <table:table-cell table:number-columns-repeated="2" table:style-name="ce176" office:value-type="string" calcext:value-type="string">
            <text:p>x</text:p>
          </table:table-cell>
          <table:table-cell table:style-name="ce176"/>
          <table:table-cell table:number-columns-repeated="1017"/>
        </table:table-row>
        <table:table-row table:style-name="ro3">
          <table:table-cell table:style-name="ce152" office:value-type="string" calcext:value-type="string" table:number-columns-spanned="2" table:number-rows-spanned="1">
            <office:annotation draw:style-name="gr26" draw:text-style-name="P2" svg:width="9.899cm" svg:height="2.063cm" svg:x="2.871cm" svg:y="23.736cm" draw:caption-point-x="2.068cm" draw:caption-point-y="-0.811cm">
              <dc:date>2024-03-12T00:00:00</dc:date>
              <text:p text:style-name="P1"><text:span text:style-name="T1">When you drink this potion roll a d100 for the effects on the sorcerer wild magic chart</text:span></text:p>
              <text:p text:style-name="P1"><text:span text:style-name="T1"/></text:p>
              <text:p text:style-name="P1"><text:span text:style-name="T1">• </text:span><text:span text:style-name="T1">The potions contents are changing at an alarming rate.</text:span></text:p>
            </office:annotation>
            <text:p>Potion of Wild Magic</text:p>
          </table:table-cell>
          <table:covered-table-cell/>
          <table:table-cell table:style-name="ce158" office:value-type="string" calcext:value-type="string">
            <text:p>100 gp</text:p>
          </table:table-cell>
          <table:table-cell table:style-name="ce166" office:value-type="string" calcext:value-type="string">
            <text:p>Uncommon</text:p>
          </table:table-cell>
          <table:table-cell table:number-columns-repeated="3"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2" draw:text-style-name="P2" svg:width="9.899cm" svg:height="4.286cm" svg:x="2.871cm" svg:y="24.222cm" draw:caption-point-x="2.068cm" draw:caption-point-y="-0.81cm">
              <dc:date>2024-03-12T00:00:00</dc:date>
              <text:p text:style-name="P1"><text:span text:style-name="T1">you can throw this set of vials up to 20 feet. </text:span></text:p>
              <text:p text:style-name="P1"><text:span text:style-name="T1"/></text:p>
              <text:p text:style-name="P1"><text:span text:style-name="T1">every creature in a 15ft Radius must make a DC 14 Dexterity check.</text:span></text:p>
              <text:p text:style-name="P1"><text:span text:style-name="T1"/></text:p>
              <text:p text:style-name="P1"><text:span text:style-name="T1">On a fail the creature taked 5d6 Fire damage, on a success they take half damage.</text:span></text:p>
              <text:p text:style-name="P1"><text:span text:style-name="T1"/></text:p>
              <text:p text:style-name="P1"><text:span text:style-name="T1">• </text:span><text:span text:style-name="T1">Three different colored vials tied together.</text:span></text:p>
            </office:annotation>
            <text:p>Oil of Chain Reaction</text:p>
          </table:table-cell>
          <table:covered-table-cell/>
          <table:table-cell table:style-name="ce159" office:value-type="string" calcext:value-type="string">
            <text:p>300 gp</text:p>
          </table:table-cell>
          <table:table-cell table:style-name="ce163" office:value-type="string" calcext:value-type="string">
            <text:p>Uncommon</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26" draw:text-style-name="P2" svg:width="9.899cm" svg:height="2.063cm" svg:x="2.871cm" svg:y="24.708cm" draw:caption-point-x="2.068cm" draw:caption-point-y="-0.81cm">
              <dc:date>2024-03-12T00:00:00</dc:date>
              <text:p text:style-name="P1"><text:span text:style-name="T1">When you drink this potion you gain 60ft of Darkvision for 2 hours.</text:span></text:p>
              <text:p text:style-name="P1"><text:span text:style-name="T1"/></text:p>
              <text:p text:style-name="P1"><text:span text:style-name="T1">• </text:span><text:span text:style-name="T1">A small eye can be seen floating in the black liquid</text:span></text:p>
            </office:annotation>
            <text:p>Potion of Darkvision</text:p>
          </table:table-cell>
          <table:covered-table-cell/>
          <table:table-cell table:style-name="ce158" office:value-type="string" calcext:value-type="string">
            <text:p>200 gp</text:p>
          </table:table-cell>
          <table:table-cell table:style-name="ce166" office:value-type="string" calcext:value-type="string">
            <text:p>Un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12" draw:text-style-name="P2" svg:width="9.899cm" svg:height="4.286cm" svg:x="2.871cm" svg:y="25.195cm" draw:caption-point-x="2.068cm" draw:caption-point-y="-0.81cm">
              <dc:date>2024-03-12T00:00:00</dc:date>
              <text:p text:style-name="P1"><text:span text:style-name="T1">you can throw this set of vials up to 20 feet. </text:span></text:p>
              <text:p text:style-name="P1"><text:span text:style-name="T1"/></text:p>
              <text:p text:style-name="P1"><text:span text:style-name="T1">every creature in a 15ft Radius must make a DC 14 Dexterity check.</text:span></text:p>
              <text:p text:style-name="P1"><text:span text:style-name="T1"/></text:p>
              <text:p text:style-name="P1"><text:span text:style-name="T1">On a fail the creature is effected by the "Faerie Fire" spell</text:span></text:p>
              <text:p text:style-name="P1"><text:span text:style-name="T1"/></text:p>
              <text:p text:style-name="P1"><text:span text:style-name="T1">• </text:span><text:span text:style-name="T1">Two luminous liquid filled vials tied together.</text:span></text:p>
            </office:annotation>
            <text:p>Oil of Firefly</text:p>
          </table:table-cell>
          <table:covered-table-cell/>
          <table:table-cell table:style-name="ce159" office:value-type="string" calcext:value-type="string">
            <text:p>100 gp</text:p>
          </table:table-cell>
          <table:table-cell table:style-name="ce173" office:value-type="string" calcext:value-type="string">
            <text:p>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12" draw:text-style-name="P2" svg:width="9.899cm" svg:height="4.286cm" svg:x="2.871cm" svg:y="25.682cm" draw:caption-point-x="2.068cm" draw:caption-point-y="-0.81cm">
              <dc:date>2024-03-12T00:00:00</dc:date>
              <text:p text:style-name="P1"><text:span text:style-name="T1">When you drink this potion you fall prone, unconscious in a magical for 1 hour.</text:span></text:p>
              <text:p text:style-name="P1"><text:span text:style-name="T1"/></text:p>
              <text:p text:style-name="P1"><text:span text:style-name="T1">you gain the benifits of a short rest.</text:span></text:p>
              <text:p text:style-name="P1"><text:span text:style-name="T1"/></text:p>
              <text:p text:style-name="P1"><text:span text:style-name="T1">Detect magic has no effect on this potion.</text:span></text:p>
              <text:p text:style-name="P1"><text:span text:style-name="T1"/></text:p>
              <text:p text:style-name="P1"><text:span text:style-name="T1">• </text:span><text:span text:style-name="T1">This white potion is warm to the touch.</text:span></text:p>
            </office:annotation>
            <text:p>Potion of sleep</text:p>
          </table:table-cell>
          <table:covered-table-cell/>
          <table:table-cell table:style-name="ce158" office:value-type="string" calcext:value-type="string">
            <text:p>200 gp</text:p>
          </table:table-cell>
          <table:table-cell table:style-name="ce166" office:value-type="string" calcext:value-type="string">
            <text:p>Un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4" draw:text-style-name="P2" svg:width="9.899cm" svg:height="2.176cm" svg:x="2.871cm" svg:y="26.113cm" draw:caption-point-x="2.068cm" draw:caption-point-y="-0.754cm">
              <dc:date>2024-03-12T00:00:00</dc:date>
              <text:p text:style-name="P1"><text:span text:style-name="T1">When you drink this potion you gain the effects of the "Death Ward" spell</text:span></text:p>
              <text:p text:style-name="P1"><text:span text:style-name="T1"/></text:p>
              <text:p text:style-name="P1"><text:span text:style-name="T1">• </text:span><text:span text:style-name="T1">Gold and Silver streaks can be seen swirling inside the potion.</text:span></text:p>
            </office:annotation>
            <text:p>Potion of Second Chance</text:p>
          </table:table-cell>
          <table:covered-table-cell/>
          <table:table-cell table:style-name="ce159" office:value-type="string" calcext:value-type="string">
            <text:p>2000 gp</text:p>
          </table:table-cell>
          <table:table-cell table:style-name="ce167" office:value-type="string" calcext:value-type="string">
            <text:p>Rare</text:p>
          </table:table-cell>
          <table:table-cell table:style-name="ce176"/>
          <table:table-cell table:number-columns-repeated="2"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51" draw:text-style-name="P2" svg:width="9.899cm" svg:height="2.064cm" svg:x="2.871cm" svg:y="26.656cm" draw:caption-point-x="2.068cm" draw:caption-point-y="-0.81cm">
              <dc:date>2024-03-12T00:00:00</dc:date>
              <text:p text:style-name="P1"><text:span text:style-name="T1">When you drink this potion, for 1 hour you gain advantage on all Intellegence, Wisdom, and Charisma spell saves.</text:span></text:p>
              <text:p text:style-name="P1"><text:span text:style-name="T1"/></text:p>
              <text:p text:style-name="P1"><text:span text:style-name="T1">• </text:span><text:span text:style-name="T1">A light vapour is building above the liquid of this potion.</text:span></text:p>
            </office:annotation>
            <text:p>Potion of Mental Fortitude</text:p>
          </table:table-cell>
          <table:covered-table-cell/>
          <table:table-cell table:style-name="ce158" office:value-type="string" calcext:value-type="string">
            <text:p>950 gp</text:p>
          </table:table-cell>
          <table:table-cell table:style-name="ce168" office:value-type="string" calcext:value-type="string">
            <text:p>Very Rare</text:p>
          </table:table-cell>
          <table:table-cell table:style-name="ce175" table:number-columns-repeated="3"/>
          <table:table-cell table:number-columns-repeated="1017"/>
        </table:table-row>
        <table:table-row table:style-name="ro3">
          <table:table-cell table:style-name="ce153" office:value-type="string" calcext:value-type="string" table:number-columns-spanned="2" table:number-rows-spanned="1">
            <office:annotation draw:style-name="gr13" draw:text-style-name="P2" svg:width="9.899cm" svg:height="5.397cm" svg:x="2.871cm" svg:y="27.143cm" draw:caption-point-x="2.068cm" draw:caption-point-y="-0.81cm">
              <dc:date>2024-03-12T00:00:00</dc:date>
              <text:p text:style-name="P1"><text:span text:style-name="T1">While you hold this potion, you can invoke its magic to record a message.</text:span></text:p>
              <text:p text:style-name="P1"><text:span text:style-name="T1"/></text:p>
              <text:p text:style-name="P1"><text:span text:style-name="T1">The user can store up to 50 words into the potion.</text:span></text:p>
              <text:p text:style-name="P1"><text:span text:style-name="T1"/></text:p>
              <text:p text:style-name="P1"><text:span text:style-name="T1">Anyone who drinks the potion will hear in their head the message stored within the potion.</text:span></text:p>
              <text:p text:style-name="P1"><text:span text:style-name="T1"/></text:p>
              <text:p text:style-name="P1"><text:span text:style-name="T1">Detect Magic has no effect on this potion.</text:span></text:p>
              <text:p text:style-name="P1"><text:span text:style-name="T1"><text:s/></text:span></text:p>
              <text:p text:style-name="P1"><text:span text:style-name="T1">• </text:span><text:span text:style-name="T1">A faint yellow glow emanates from the potion.</text:span></text:p>
            </office:annotation>
            <text:p>Potion of Message</text:p>
          </table:table-cell>
          <table:covered-table-cell/>
          <table:table-cell table:style-name="ce159" office:value-type="string" calcext:value-type="string">
            <text:p>25 gp</text:p>
          </table:table-cell>
          <table:table-cell table:style-name="ce173" office:value-type="string" calcext:value-type="string">
            <text:p>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office:value-type="string" calcext:value-type="string" table:number-columns-spanned="2" table:number-rows-spanned="1">
            <office:annotation draw:style-name="gr59" draw:text-style-name="P2" svg:width="9.899cm" svg:height="3.73cm" svg:x="2.871cm" svg:y="27.63cm" draw:caption-point-x="2.068cm" draw:caption-point-y="-0.811cm">
              <dc:date>2024-03-12T00:00:00</dc:date>
              <text:p text:style-name="P1"><text:span text:style-name="T1">When you drink this potion you have the ability to communicate with animals, plants, and objects.</text:span></text:p>
              <text:p text:style-name="P1"><text:span text:style-name="T1"/></text:p>
              <text:p text:style-name="P1"><text:span text:style-name="T1">In actuality the drinker is Hallucinating. and its all in their head.</text:span></text:p>
              <text:p text:style-name="P1"><text:span text:style-name="T1"/></text:p>
              <text:p text:style-name="P1"><text:span text:style-name="T1">Detect magic has no effect on this potion.</text:span></text:p>
              <text:p text:style-name="P1"><text:span text:style-name="T1"/></text:p>
            </office:annotation>
            <text:p>Potion of Hallucinations</text:p>
          </table:table-cell>
          <table:covered-table-cell/>
          <table:table-cell table:style-name="ce158" office:value-type="string" calcext:value-type="string">
            <text:p>400 gp</text:p>
          </table:table-cell>
          <table:table-cell table:style-name="ce166" office:value-type="string" calcext:value-type="string">
            <text:p>Uncommon</text:p>
          </table:table-cell>
          <table:table-cell table:style-name="ce175"/>
          <table:table-cell table:number-columns-repeated="2" table:style-name="ce175" office:value-type="string" calcext:value-type="string">
            <text:p>x</text:p>
          </table:table-cell>
          <table:table-cell table:number-columns-repeated="1017"/>
        </table:table-row>
        <table:table-row table:style-name="ro3">
          <table:table-cell table:style-name="ce153" office:value-type="string" calcext:value-type="string" table:number-columns-spanned="2" table:number-rows-spanned="1">
            <office:annotation draw:style-name="gr51" draw:text-style-name="P2" svg:width="9.899cm" svg:height="2.064cm" svg:x="2.871cm" svg:y="28.116cm" draw:caption-point-x="2.068cm" draw:caption-point-y="-0.81cm">
              <dc:date>2024-03-12T00:00:00</dc:date>
              <text:p text:style-name="P1"><text:span text:style-name="T1">When you drink this potion you remove 1 point of exhaustion.</text:span></text:p>
              <text:p text:style-name="P1"><text:span text:style-name="T1"/></text:p>
              <text:p text:style-name="P1"><text:span text:style-name="T1">• </text:span><text:span text:style-name="T1">this brown potion has the distinct smell of roasted beans.</text:span></text:p>
            </office:annotation>
            <text:p>Potion of Rest</text:p>
          </table:table-cell>
          <table:covered-table-cell/>
          <table:table-cell table:style-name="ce159" office:value-type="string" calcext:value-type="string">
            <text:p>200 gp</text:p>
          </table:table-cell>
          <table:table-cell table:style-name="ce163" office:value-type="string" calcext:value-type="string">
            <text:p>Uncommon</text:p>
          </table:table-cell>
          <table:table-cell table:number-columns-repeated="3" table:style-name="ce176" office:value-type="string" calcext:value-type="string">
            <text:p>x</text:p>
          </table:table-cell>
          <table:table-cell table:number-columns-repeated="1017"/>
        </table:table-row>
        <table:table-row table:style-name="ro3">
          <table:table-cell table:style-name="ce152" table:number-columns-spanned="2" table:number-rows-spanned="1"/>
          <table:covered-table-cell/>
          <table:table-cell table:style-name="ce158"/>
          <table:table-cell table:style-name="ce170"/>
          <table:table-cell table:style-name="ce175" table:number-columns-repeated="3"/>
          <table:table-cell table:number-columns-repeated="1017"/>
        </table:table-row>
        <table:table-row table:style-name="ro3">
          <table:table-cell table:style-name="ce153" table:number-columns-spanned="2" table:number-rows-spanned="1"/>
          <table:covered-table-cell/>
          <table:table-cell table:style-name="ce159"/>
          <table:table-cell table:style-name="ce174"/>
          <table:table-cell table:style-name="ce176" table:number-columns-repeated="3"/>
          <table:table-cell table:number-columns-repeated="1017"/>
        </table:table-row>
        <table:table-row table:style-name="ro3">
          <table:table-cell table:style-name="ce152" table:number-columns-spanned="2" table:number-rows-spanned="1"/>
          <table:covered-table-cell/>
          <table:table-cell table:style-name="ce158"/>
          <table:table-cell table:style-name="ce170"/>
          <table:table-cell table:style-name="ce175" table:number-columns-repeated="3"/>
          <table:table-cell table:number-columns-repeated="1017"/>
        </table:table-row>
        <table:table-row table:style-name="ro3">
          <table:table-cell table:style-name="ce153" table:number-columns-spanned="2" table:number-rows-spanned="1"/>
          <table:covered-table-cell/>
          <table:table-cell table:style-name="ce159"/>
          <table:table-cell table:style-name="ce174"/>
          <table:table-cell table:style-name="ce176" table:number-columns-repeated="3"/>
          <table:table-cell table:number-columns-repeated="1017"/>
        </table:table-row>
        <table:table-row table:style-name="ro3">
          <table:table-cell table:style-name="ce152" table:number-columns-spanned="2" table:number-rows-spanned="1"/>
          <table:covered-table-cell/>
          <table:table-cell table:style-name="ce158"/>
          <table:table-cell table:style-name="ce170"/>
          <table:table-cell table:style-name="ce175" table:number-columns-repeated="3"/>
          <table:table-cell table:number-columns-repeated="1017"/>
        </table:table-row>
        <table:table-row table:style-name="ro3">
          <table:table-cell table:style-name="ce153" table:number-columns-spanned="2" table:number-rows-spanned="1"/>
          <table:covered-table-cell/>
          <table:table-cell table:style-name="ce159"/>
          <table:table-cell table:style-name="ce174"/>
          <table:table-cell table:style-name="ce176" table:number-columns-repeated="3"/>
          <table:table-cell table:number-columns-repeated="1017"/>
        </table:table-row>
        <table:table-row table:style-name="ro4">
          <table:table-cell table:style-name="ce156" table:number-columns-spanned="7" table:number-rows-spanned="2"/>
          <table:covered-table-cell table:number-columns-repeated="5" table:style-name="ce15"/>
          <table:covered-table-cell table:style-name="ce68"/>
          <table:table-cell table:number-columns-repeated="1017"/>
        </table:table-row>
        <table:table-row table:style-name="ro4">
          <table:covered-table-cell table:style-name="ce2"/>
          <table:covered-table-cell table:number-columns-repeated="5" table:style-name="ce16"/>
          <table:covered-table-cell table:style-name="ce211"/>
          <table:table-cell table:number-columns-repeated="1017"/>
        </table:table-row>
        <table:table-row table:style-name="ro5" table:number-rows-repeated="1048510">
          <table:table-cell table:number-columns-repeated="1024"/>
        </table:table-row>
        <table:table-row table:style-name="ro5">
          <table:table-cell table:number-columns-repeated="1024"/>
        </table:table-row>
      </table:table>
      <table:table table:name="Poisons" table:style-name="ta5">
        <table:table-column table:style-name="co1" table:number-columns-repeated="1024" table:default-cell-style-name="Default"/>
        <table:table-row table:style-name="ro7">
          <table:table-cell table:style-name="ce182" office:value-type="string" calcext:value-type="string" table:number-columns-spanned="5" table:number-rows-spanned="1">
            <text:p>Poisons</text:p>
          </table:table-cell>
          <table:covered-table-cell table:number-columns-repeated="3" table:style-name="ce17"/>
          <table:covered-table-cell table:style-name="ce18"/>
          <table:table-cell table:number-columns-repeated="1019"/>
        </table:table-row>
        <table:table-row table:style-name="ro3">
          <table:table-cell table:style-name="ce183" office:value-type="string" calcext:value-type="string" table:number-columns-spanned="2" table:number-rows-spanned="1">
            <text:p>Name</text:p>
          </table:table-cell>
          <table:covered-table-cell table:style-name="ce18"/>
          <table:table-cell table:style-name="ce189" office:value-type="string" calcext:value-type="string">
            <text:p>Type</text:p>
          </table:table-cell>
          <table:table-cell table:style-name="ce190" office:value-type="string" calcext:value-type="string">
            <text:p>Price</text:p>
          </table:table-cell>
          <table:table-cell table:style-name="ce193" office:value-type="string" calcext:value-type="string">
            <text:p>DC</text:p>
          </table:table-cell>
          <table:table-cell table:number-columns-repeated="1019"/>
        </table:table-row>
        <table:table-row table:style-name="ro3">
          <table:table-cell table:style-name="ce184" office:value-type="string" calcext:value-type="string" table:number-columns-spanned="2" table:number-rows-spanned="1">
            <office:annotation draw:style-name="gr20" draw:text-style-name="P2" svg:width="9.899cm" svg:height="1.781cm" svg:x="2.871cm" svg:y="2.004cm" draw:caption-point-x="2.068cm" draw:caption-point-y="-0.396cm">
              <dc:date>2024-03-12T00:00:00</dc:date>
              <text:p text:style-name="P1"><text:span text:style-name="T1">A creature subjected to this poison must make a DC 10 Constitution saving throw. On a failed save, it takes 6 (1d12) poison damage and is poisoned for 24 hours. On a successful save, the creature takes half damage and isn’t poisoned.</text:span></text:p>
            </office:annotation>
            <text:p>Assassin's blood</text:p>
          </table:table-cell>
          <table:covered-table-cell/>
          <table:table-cell table:style-name="ce365" office:value-type="string" calcext:value-type="string">
            <office:annotation draw:style-name="gr4" draw:text-style-name="P2" svg:width="9.899cm" svg:height="2.176cm" svg:x="7.821cm" svg:y="1.807cm" draw:caption-point-x="-0.407cm" draw:caption-point-y="-0.199cm">
              <dc:date>2024-03-12T00:00:00</dc:date>
              <text:p text:style-name="P1"><text:span text:style-name="T1">A creature must swallow an entire dose of ingested poison to suffer its effects. The dose can be delivered in food or a liquid. You may decide that a partial dose has a reduced effect, such as allowing advantage on the saving throw or dealing only half damage on a failed save.</text:span></text:p>
            </office:annotation>
            <text:p>Ingested</text:p>
          </table:table-cell>
          <table:table-cell table:style-name="ce191" office:value-type="string" calcext:value-type="string">
            <text:p>150 gp</text:p>
          </table:table-cell>
          <table:table-cell table:style-name="ce191" office:value-type="float" office:value="10" calcext:value-type="float">
            <text:p>10</text:p>
          </table:table-cell>
          <table:table-cell table:number-columns-repeated="1019"/>
        </table:table-row>
        <table:table-row table:style-name="ro3">
          <table:table-cell table:style-name="ce364" office:value-type="string" calcext:value-type="string" table:number-columns-spanned="2" table:number-rows-spanned="1">
            <office:annotation draw:style-name="gr20" draw:text-style-name="P2" svg:width="9.899cm" svg:height="1.781cm" svg:x="2.871cm" svg:y="2.491cm" draw:caption-point-x="2.068cm" draw:caption-point-y="-0.396cm">
              <dc:date>2024-03-12T00:00:00</dc:date>
              <text:p text:style-name="P1"><text:span text:style-name="T1">A creature subjected to this poison must succeed on a DC 11 Constitution saving throw or become poisoned for 1 hour. The poisoned creature can’t knowingly speak a lie, as if under the effect of a zone of truth spell.</text:span></text:p>
            </office:annotation>
            <text:p>Truth serum</text:p>
          </table:table-cell>
          <table:covered-table-cell table:style-name="ce132"/>
          <table:table-cell table:style-name="ce364" office:value-type="string" calcext:value-type="string">
            <office:annotation draw:style-name="gr4" draw:text-style-name="P2" svg:width="9.899cm" svg:height="2.176cm" svg:x="7.821cm" svg:y="2.293cm" draw:caption-point-x="-0.407cm" draw:caption-point-y="-0.198cm">
              <dc:date>2024-03-12T00:00:00</dc:date>
              <text:p text:style-name="P1"><text:span text:style-name="T1">A creature must swallow an entire dose of ingested poison to suffer its effects. The dose can be delivered in food or a liquid. You may decide that a partial dose has a reduced effect, such as allowing advantage on the saving throw or dealing only half damage on a failed save.</text:span></text:p>
            </office:annotation>
            <text:p>Ingested</text:p>
          </table:table-cell>
          <table:table-cell table:style-name="ce192" office:value-type="string" calcext:value-type="string">
            <text:p>150 gp</text:p>
          </table:table-cell>
          <table:table-cell table:style-name="ce192" office:value-type="float" office:value="11" calcext:value-type="float">
            <text:p>11</text:p>
          </table:table-cell>
          <table:table-cell table:number-columns-repeated="1019"/>
        </table:table-row>
        <table:table-row table:style-name="ro3">
          <table:table-cell table:style-name="ce365" office:value-type="string" calcext:value-type="string" table:number-columns-spanned="2" table:number-rows-spanned="1">
            <office:annotation draw:style-name="gr6" draw:text-style-name="P2" svg:width="9.899cm" svg:height="2.571cm" svg:x="2.871cm" svg:y="2.583cm" draw:caption-point-x="2.068cm" draw:caption-point-y="-0.001cm">
              <dc:date>2024-03-12T00:00:00</dc:date>
              <text:p text:style-name="P1"><text:span text:style-name="T1">This poison must be harvested from a dead or incapacitated crawler. A creature subjected to this poison must succeed on a DC 13 Constitution saving throw or be poisoned for 1 minute. The poisoned creature is paralyzed. The creature can repeat the saving throw at the end of each of its turns, ending the effect on itself on a success.</text:span></text:p>
            </office:annotation>
            <text:p>Carrion crawler mucus</text:p>
          </table:table-cell>
          <table:covered-table-cell table:style-name="ce132"/>
          <table:table-cell table:style-name="ce365" office:value-type="string" calcext:value-type="string">
            <office:annotation draw:style-name="gr19" draw:text-style-name="P2" svg:width="9.899cm" svg:height="1.386cm" svg:x="7.821cm" svg:y="3.175cm" draw:caption-point-x="-0.407cm" draw:caption-point-y="-0.593cm">
              <dc:date>2024-03-12T00:00:00</dc:date>
              <text:p text:style-name="P1"><text:span text:style-name="T1">Contact poison can be smeared on an object and remains potent until it is touched or washed off. A creature that touches contact poison with exposed skin suffers its effects.</text:span></text:p>
            </office:annotation>
            <text:p>Contact</text:p>
          </table:table-cell>
          <table:table-cell table:style-name="ce191" office:value-type="string" calcext:value-type="string">
            <text:p>200 gp</text:p>
          </table:table-cell>
          <table:table-cell table:style-name="ce191" office:value-type="float" office:value="13" calcext:value-type="float">
            <text:p>13</text:p>
          </table:table-cell>
          <table:table-cell table:number-columns-repeated="1019"/>
        </table:table-row>
        <table:table-row table:style-name="ro3">
          <table:table-cell table:style-name="ce364" office:value-type="string" calcext:value-type="string" table:number-columns-spanned="2" table:number-rows-spanned="1">
            <office:annotation draw:style-name="gr28" draw:text-style-name="P2" svg:width="9.899cm" svg:height="2.966cm" svg:x="2.871cm" svg:y="2.873cm" draw:caption-point-x="2.068cm" draw:caption-point-y="0.196cm">
              <dc:date>2024-03-12T00:00:00</dc:date>
              <text:p text:style-name="P1"><text:span text:style-name="T1">This poison is typically made only by the drow, and only in a place far removed from sunlight. A creature subjected to this poison must succeed on a DC 13 Constitution saving throw or be poisoned for 1 hour. If the saving throw fails by 5 or more, the creature is also unconscious while poisoned in this way. The creature wakes up if it takes damage or if another creature takes an action to shake it awake.</text:span></text:p>
            </office:annotation>
            <text:p>Drow poison</text:p>
          </table:table-cell>
          <table:covered-table-cell table:style-name="ce132"/>
          <table:table-cell table:style-name="ce364" office:value-type="string" calcext:value-type="string">
            <office:annotation draw:style-name="gr6" draw:text-style-name="P2" svg:width="9.899cm" svg:height="2.571cm" svg:x="7.821cm" svg:y="3.07cm" draw:caption-point-x="-0.407cm" draw:caption-point-y="-0.001cm">
              <dc:date>2024-03-12T00:00:00</dc:date>
              <text:p text:style-name="P1"><text:span text:style-name="T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span></text:p>
            </office:annotation>
            <text:p>Injury</text:p>
          </table:table-cell>
          <table:table-cell table:style-name="ce192" office:value-type="string" calcext:value-type="string">
            <text:p>200 gp</text:p>
          </table:table-cell>
          <table:table-cell table:style-name="ce192" office:value-type="float" office:value="13" calcext:value-type="float">
            <text:p>13</text:p>
          </table:table-cell>
          <table:table-cell table:number-columns-repeated="1019"/>
        </table:table-row>
        <table:table-row table:style-name="ro3">
          <table:table-cell table:style-name="ce365" office:value-type="string" calcext:value-type="string" table:number-columns-spanned="2" table:number-rows-spanned="1">
            <office:annotation draw:style-name="gr4" draw:text-style-name="P2" svg:width="9.899cm" svg:height="2.176cm" svg:x="2.871cm" svg:y="3.753cm" draw:caption-point-x="2.068cm" draw:caption-point-y="-0.198cm">
              <dc:date>2024-03-12T00:00:00</dc:date>
              <text:p text:style-name="P1"><text:span text:style-name="T1">This poison must be harvested from a dead or incapacitated giant poisonous snake. A creature subjected to this poison must succeed on a DC 11 Constitution saving throw, taking 10 (3d6) poison damage on a failed save, or half as much damage on a successful one.</text:span></text:p>
            </office:annotation>
            <text:p>Serpetn venom</text:p>
          </table:table-cell>
          <table:covered-table-cell table:style-name="ce132"/>
          <table:table-cell table:style-name="ce365" office:value-type="string" calcext:value-type="string">
            <office:annotation draw:style-name="gr6" draw:text-style-name="P2" svg:width="9.899cm" svg:height="2.571cm" svg:x="7.821cm" svg:y="3.556cm" draw:caption-point-x="-0.407cm" draw:caption-point-y="-0.001cm">
              <dc:date>2024-03-12T00:00:00</dc:date>
              <text:p text:style-name="P1"><text:span text:style-name="T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span></text:p>
            </office:annotation>
            <text:p>Injury</text:p>
          </table:table-cell>
          <table:table-cell table:style-name="ce191" office:value-type="string" calcext:value-type="string">
            <text:p>200 gp</text:p>
          </table:table-cell>
          <table:table-cell table:style-name="ce191" office:value-type="float" office:value="11" calcext:value-type="float">
            <text:p>11</text:p>
          </table:table-cell>
          <table:table-cell table:number-columns-repeated="1019"/>
        </table:table-row>
        <table:table-row table:style-name="ro3">
          <table:table-cell table:style-name="ce364" office:value-type="string" calcext:value-type="string" table:number-columns-spanned="2" table:number-rows-spanned="1">
            <office:annotation draw:style-name="gr19" draw:text-style-name="P2" svg:width="9.899cm" svg:height="1.386cm" svg:x="2.871cm" svg:y="4.636cm" draw:caption-point-x="2.068cm" draw:caption-point-y="-0.594cm">
              <dc:date>2024-03-12T00:00:00</dc:date>
              <text:p text:style-name="P1"><text:span text:style-name="T1">A creature subjected to this poison must succeed on a DC 15 Constitution saving throw or become poisoned for 1 hour. The poisoned creature is blinded.</text:span></text:p>
            </office:annotation>
            <text:p>Malice</text:p>
          </table:table-cell>
          <table:covered-table-cell table:style-name="ce132"/>
          <table:table-cell table:style-name="ce364" office:value-type="string" calcext:value-type="string">
            <office:annotation draw:style-name="gr6" draw:text-style-name="P2" svg:width="9.899cm" svg:height="2.571cm" svg:x="7.821cm" svg:y="4.044cm" draw:caption-point-x="-0.407cm" draw:caption-point-y="-0.002cm">
              <dc:date>2024-03-12T00:00:00</dc:date>
              <text:p text:style-name="P1"><text:span text:style-name="T1">These poisons are powders or gases that take effect when inhaled. Blowing the powder or releasing the gas subjects creatures in a 5-foot cube to its effect. The resulting cloud dissipates immediately afterward. Holding one’s breath is ineffective against inhaled poisons, as they affect nasal membranes, tear ducts, and other parts of the body.</text:span></text:p>
            </office:annotation>
            <text:p>Inhaled</text:p>
          </table:table-cell>
          <table:table-cell table:style-name="ce192" office:value-type="string" calcext:value-type="string">
            <text:p>250 gp</text:p>
          </table:table-cell>
          <table:table-cell table:style-name="ce192" office:value-type="float" office:value="15" calcext:value-type="float">
            <text:p>15</text:p>
          </table:table-cell>
          <table:table-cell table:number-columns-repeated="1019"/>
        </table:table-row>
        <table:table-row table:style-name="ro3">
          <table:table-cell table:style-name="ce365" office:value-type="string" calcext:value-type="string" table:number-columns-spanned="2" table:number-rows-spanned="1">
            <office:annotation draw:style-name="gr23" draw:text-style-name="P2" svg:width="9.899cm" svg:height="3.361cm" svg:x="2.871cm" svg:y="4.135cm" draw:caption-point-x="2.068cm" draw:caption-point-y="0.394cm">
              <dc:date>2024-03-12T00:00:00</dc:date>
              <text:p text:style-name="P1"><text:span text:style-name="T1">A creature subjected to this poison must succeed on a DC 16 Constitution saving throw or take 3 (1d6) poison damage and become poisoned. The poisoned creature must repeat the saving throw every 24 hours, taking 3 (1d6) poison damage on a failed save. Until this poison ends, the damage the poison deals can’t be healed by any means. After seven successful saving throws, the effect ends and the creature can heal normally.</text:span></text:p>
            </office:annotation>
            <text:p>Pale tincture</text:p>
          </table:table-cell>
          <table:covered-table-cell table:style-name="ce132"/>
          <table:table-cell table:style-name="ce365" office:value-type="string" calcext:value-type="string">
            <office:annotation draw:style-name="gr4" draw:text-style-name="P2" svg:width="9.899cm" svg:height="2.176cm" svg:x="7.821cm" svg:y="4.727cm" draw:caption-point-x="-0.407cm" draw:caption-point-y="-0.198cm">
              <dc:date>2024-03-12T00:00:00</dc:date>
              <text:p text:style-name="P1"><text:span text:style-name="T1">A creature must swallow an entire dose of ingested poison to suffer its effects. The dose can be delivered in food or a liquid. You may decide that a partial dose has a reduced effect, such as allowing advantage on the saving throw or dealing only half damage on a failed save.</text:span></text:p>
            </office:annotation>
            <text:p>Ingested</text:p>
          </table:table-cell>
          <table:table-cell table:style-name="ce191" office:value-type="string" calcext:value-type="string">
            <text:p>250 gp</text:p>
          </table:table-cell>
          <table:table-cell table:style-name="ce191" office:value-type="float" office:value="16" calcext:value-type="float">
            <text:p>16</text:p>
          </table:table-cell>
          <table:table-cell table:number-columns-repeated="1019"/>
        </table:table-row>
        <table:table-row table:style-name="ro3">
          <table:table-cell table:style-name="ce364" office:value-type="string" calcext:value-type="string" table:number-columns-spanned="2" table:number-rows-spanned="1">
            <office:annotation draw:style-name="gr4" draw:text-style-name="P2" svg:width="9.899cm" svg:height="2.176cm" svg:x="2.871cm" svg:y="5.214cm" draw:caption-point-x="2.068cm" draw:caption-point-y="-0.198cm">
              <dc:date>2024-03-12T00:00:00</dc:date>
              <text:p text:style-name="P1"><text:span text:style-name="T1">A creature subjected to this poison must succeed on a DC 15 Constitution saving throw or become poisoned for 8 hours. The poisoned creature is unconscious. The creature wakes up if it takes damage or if another creature takes an action to shake it awake.</text:span></text:p>
            </office:annotation>
            <text:p>Essence of ether</text:p>
          </table:table-cell>
          <table:covered-table-cell table:style-name="ce132"/>
          <table:table-cell table:style-name="ce364" office:value-type="string" calcext:value-type="string">
            <office:annotation draw:style-name="gr6" draw:text-style-name="P2" svg:width="9.899cm" svg:height="2.571cm" svg:x="7.821cm" svg:y="5.017cm" draw:caption-point-x="-0.407cm" draw:caption-point-y="-0.001cm">
              <dc:date>2024-03-12T00:00:00</dc:date>
              <text:p text:style-name="P1"><text:span text:style-name="T1">These poisons are powders or gases that take effect when inhaled. Blowing the powder or releasing the gas subjects creatures in a 5-foot cube to its effect. The resulting cloud dissipates immediately afterward. Holding one’s breath is ineffective against inhaled poisons, as they affect nasal membranes, tear ducts, and other parts of the body.</text:span></text:p>
            </office:annotation>
            <text:p>Inhaled</text:p>
          </table:table-cell>
          <table:table-cell table:style-name="ce192" office:value-type="string" calcext:value-type="string">
            <text:p>300 gp</text:p>
          </table:table-cell>
          <table:table-cell table:style-name="ce192" office:value-type="float" office:value="15" calcext:value-type="float">
            <text:p>15</text:p>
          </table:table-cell>
          <table:table-cell table:number-columns-repeated="1019"/>
        </table:table-row>
        <table:table-row table:style-name="ro3">
          <table:table-cell table:style-name="ce365" office:value-type="string" calcext:value-type="string" table:number-columns-spanned="2" table:number-rows-spanned="1">
            <office:annotation draw:style-name="gr20" draw:text-style-name="P2" svg:width="9.899cm" svg:height="1.781cm" svg:x="2.871cm" svg:y="5.899cm" draw:caption-point-x="2.068cm" draw:caption-point-y="-0.396cm">
              <dc:date>2024-03-12T00:00:00</dc:date>
              <text:p text:style-name="P1"><text:span text:style-name="T1">A creature subjected to this poison must succeed on a DC 13 Constitution saving throw or become poisoned for 24 hours. The poisoned creature is unconscious. The creature wakes up if it takes damage.</text:span></text:p>
            </office:annotation>
            <text:p>Oil of taggit</text:p>
          </table:table-cell>
          <table:covered-table-cell table:style-name="ce132"/>
          <table:table-cell table:style-name="ce365" office:value-type="string" calcext:value-type="string">
            <office:annotation draw:style-name="gr19" draw:text-style-name="P2" svg:width="9.899cm" svg:height="1.386cm" svg:x="7.821cm" svg:y="6.097cm" draw:caption-point-x="-0.407cm" draw:caption-point-y="-0.594cm">
              <dc:date>2024-03-12T00:00:00</dc:date>
              <text:p text:style-name="P1"><text:span text:style-name="T1">Contact poison can be smeared on an object and remains potent until it is touched or washed off. A creature that touches contact poison with exposed skin suffers its effects.</text:span></text:p>
            </office:annotation>
            <text:p>Contact</text:p>
          </table:table-cell>
          <table:table-cell table:style-name="ce191" office:value-type="string" calcext:value-type="string">
            <text:p>400 gp</text:p>
          </table:table-cell>
          <table:table-cell table:style-name="ce191" office:value-type="float" office:value="13" calcext:value-type="float">
            <text:p>13</text:p>
          </table:table-cell>
          <table:table-cell table:number-columns-repeated="1019"/>
        </table:table-row>
        <table:table-row table:style-name="ro3">
          <table:table-cell table:style-name="ce364" office:value-type="string" calcext:value-type="string" table:number-columns-spanned="2" table:number-rows-spanned="1">
            <office:annotation draw:style-name="gr6" draw:text-style-name="P2" svg:width="9.899cm" svg:height="2.571cm" svg:x="2.871cm" svg:y="5.991cm" draw:caption-point-x="2.068cm" draw:caption-point-y="-0.001cm">
              <dc:date>2024-03-12T00:00:00</dc:date>
              <text:p text:style-name="P1"><text:span text:style-name="T1">A creature subjected to this poison must succeed on a DC 13 Constitution saving throw or take 10 (3d6) poison damage, and must repeat the saving throw at the start of each of its turns. On each successive failed save, the character takes 3 (1d6) poison damage. After three successful saves, the poison ends.</text:span></text:p>
            </office:annotation>
            <text:p>Burnt othur fumes</text:p>
          </table:table-cell>
          <table:covered-table-cell table:style-name="ce132"/>
          <table:table-cell table:style-name="ce364" office:value-type="string" calcext:value-type="string">
            <office:annotation draw:style-name="gr6" draw:text-style-name="P2" svg:width="9.899cm" svg:height="2.571cm" svg:x="7.821cm" svg:y="5.991cm" draw:caption-point-x="-0.407cm" draw:caption-point-y="-0.001cm">
              <dc:date>2024-03-12T00:00:00</dc:date>
              <text:p text:style-name="P1"><text:span text:style-name="T1">These poisons are powders or gases that take effect when inhaled. Blowing the powder or releasing the gas subjects creatures in a 5-foot cube to its effect. The resulting cloud dissipates immediately afterward. Holding one’s breath is ineffective against inhaled poisons, as they affect nasal membranes, tear ducts, and other parts of the body.</text:span></text:p>
            </office:annotation>
            <text:p>Inhaled</text:p>
          </table:table-cell>
          <table:table-cell table:style-name="ce192" office:value-type="string" calcext:value-type="string">
            <text:p>500 gp</text:p>
          </table:table-cell>
          <table:table-cell table:style-name="ce192" office:value-type="float" office:value="13" calcext:value-type="float">
            <text:p>13</text:p>
          </table:table-cell>
          <table:table-cell table:number-columns-repeated="1019"/>
        </table:table-row>
        <table:table-row table:style-name="ro3">
          <table:table-cell table:style-name="ce365" office:value-type="string" calcext:value-type="string" table:number-columns-spanned="2" table:number-rows-spanned="1">
            <office:annotation draw:style-name="gr19" draw:text-style-name="P2" svg:width="9.899cm" svg:height="1.386cm" svg:x="2.871cm" svg:y="7.069cm" draw:caption-point-x="2.068cm" draw:caption-point-y="-0.593cm">
              <dc:date>2024-03-12T00:00:00</dc:date>
              <text:p text:style-name="P1"><text:span text:style-name="T1">A creature subjected to this poison must succeed on a DC 15 Constitution saving throw or become poisoned for 4d6 hours. The poisoned creature is incapacitated.</text:span></text:p>
            </office:annotation>
            <text:p>Torpor</text:p>
          </table:table-cell>
          <table:covered-table-cell table:style-name="ce132"/>
          <table:table-cell table:style-name="ce365" office:value-type="string" calcext:value-type="string">
            <office:annotation draw:style-name="gr4" draw:text-style-name="P2" svg:width="9.899cm" svg:height="2.176cm" svg:x="7.821cm" svg:y="6.674cm" draw:caption-point-x="-0.407cm" draw:caption-point-y="-0.198cm">
              <dc:date>2024-03-12T00:00:00</dc:date>
              <text:p text:style-name="P1"><text:span text:style-name="T1">A creature must swallow an entire dose of ingested poison to suffer its effects. The dose can be delivered in food or a liquid. You may decide that a partial dose has a reduced effect, such as allowing advantage on the saving throw or dealing only half damage on a failed save.</text:span></text:p>
            </office:annotation>
            <text:p>Ingested</text:p>
          </table:table-cell>
          <table:table-cell table:style-name="ce191" office:value-type="string" calcext:value-type="string">
            <text:p>600 gp</text:p>
          </table:table-cell>
          <table:table-cell table:style-name="ce191" office:value-type="float" office:value="15" calcext:value-type="float">
            <text:p>15</text:p>
          </table:table-cell>
          <table:table-cell table:number-columns-repeated="1019"/>
        </table:table-row>
        <table:table-row table:style-name="ro3">
          <table:table-cell table:style-name="ce364" office:value-type="string" calcext:value-type="string" table:number-columns-spanned="2" table:number-rows-spanned="1">
            <office:annotation draw:style-name="gr4" draw:text-style-name="P2" svg:width="9.899cm" svg:height="2.176cm" svg:x="2.871cm" svg:y="7.162cm" draw:caption-point-x="2.068cm" draw:caption-point-y="-0.199cm">
              <dc:date>2024-03-12T00:00:00</dc:date>
              <text:p text:style-name="P1"><text:span text:style-name="T1">This poison must be harvested from a dead or incapacitated wyvern. A creature subjected to this poison must make a DC 15 Constitution saving throw, taking 24 (7d6) poison damage on a failed save, or half as much damage on a successful one.</text:span></text:p>
            </office:annotation>
            <text:p>Wyvern poison</text:p>
          </table:table-cell>
          <table:covered-table-cell table:style-name="ce132"/>
          <table:table-cell table:style-name="ce364" office:value-type="string" calcext:value-type="string">
            <office:annotation draw:style-name="gr6" draw:text-style-name="P2" svg:width="9.899cm" svg:height="2.571cm" svg:x="7.821cm" svg:y="6.964cm" draw:caption-point-x="-0.407cm" draw:caption-point-y="-0.001cm">
              <dc:date>2024-03-12T00:00:00</dc:date>
              <text:p text:style-name="P1"><text:span text:style-name="T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span></text:p>
            </office:annotation>
            <text:p>Injury</text:p>
          </table:table-cell>
          <table:table-cell table:style-name="ce192" office:value-type="string" calcext:value-type="string">
            <text:p>1200 gp</text:p>
          </table:table-cell>
          <table:table-cell table:style-name="ce192" office:value-type="float" office:value="15" calcext:value-type="float">
            <text:p>15</text:p>
          </table:table-cell>
          <table:table-cell table:number-columns-repeated="1019"/>
        </table:table-row>
        <table:table-row table:style-name="ro3">
          <table:table-cell table:style-name="ce365" office:value-type="string" calcext:value-type="string" table:number-columns-spanned="2" table:number-rows-spanned="1">
            <office:annotation draw:style-name="gr4" draw:text-style-name="P2" svg:width="9.899cm" svg:height="2.176cm" svg:x="2.871cm" svg:y="7.648cm" draw:caption-point-x="2.068cm" draw:caption-point-y="-0.198cm">
              <dc:date>2024-03-12T00:00:00</dc:date>
              <text:p text:style-name="P1"><text:span text:style-name="T1">A creature that ingests this poison suffers no effect until the stroke of midnight. If the poison has not been neutralized before then, the creature must succeed on a DC 17 Constitution saving throw, taking 31 (9d6) poison damage on a failed save, or half as much damage on a successful one.</text:span></text:p>
            </office:annotation>
            <text:p>Midnight tears</text:p>
          </table:table-cell>
          <table:covered-table-cell table:style-name="ce132"/>
          <table:table-cell table:style-name="ce365" office:value-type="string" calcext:value-type="string">
            <office:annotation draw:style-name="gr4" draw:text-style-name="P2" svg:width="9.899cm" svg:height="2.176cm" svg:x="7.821cm" svg:y="7.648cm" draw:caption-point-x="-0.407cm" draw:caption-point-y="-0.198cm">
              <dc:date>2024-03-12T00:00:00</dc:date>
              <text:p text:style-name="P1"><text:span text:style-name="T1">A creature must swallow an entire dose of ingested poison to suffer its effects. The dose can be delivered in food or a liquid. You may decide that a partial dose has a reduced effect, such as allowing advantage on the saving throw or dealing only half damage on a failed save.</text:span></text:p>
            </office:annotation>
            <text:p>Ingested</text:p>
          </table:table-cell>
          <table:table-cell table:style-name="ce191" office:value-type="string" calcext:value-type="string">
            <text:p>1500 gp</text:p>
          </table:table-cell>
          <table:table-cell table:style-name="ce191" office:value-type="float" office:value="17" calcext:value-type="float">
            <text:p>17</text:p>
          </table:table-cell>
          <table:table-cell table:number-columns-repeated="1019"/>
        </table:table-row>
        <table:table-row table:style-name="ro3">
          <table:table-cell table:style-name="ce364" office:value-type="string" calcext:value-type="string" table:number-columns-spanned="2" table:number-rows-spanned="1">
            <office:annotation draw:style-name="gr4" draw:text-style-name="P2" svg:width="9.899cm" svg:height="2.176cm" svg:x="2.871cm" svg:y="8.136cm" draw:caption-point-x="2.068cm" draw:caption-point-y="-0.199cm">
              <dc:date>2024-03-12T00:00:00</dc:date>
              <text:p text:style-name="P1"><text:span text:style-name="T1">This poison must be harvested from a dead or incapacitated purple worm. A creature subjected to this poison must make a DC 19 Constitution saving throw, taking 42 (12d6) poison damage on a failed save, or half as much damage on a successful one.</text:span></text:p>
            </office:annotation>
            <text:p>Purple worm poison</text:p>
          </table:table-cell>
          <table:covered-table-cell table:style-name="ce132"/>
          <table:table-cell table:style-name="ce364" office:value-type="string" calcext:value-type="string">
            <office:annotation draw:style-name="gr6" draw:text-style-name="P2" svg:width="9.899cm" svg:height="2.571cm" svg:x="7.821cm" svg:y="7.939cm" draw:caption-point-x="-0.407cm" draw:caption-point-y="-0.002cm">
              <dc:date>2024-03-12T00:00:00</dc:date>
              <text:p text:style-name="P1"><text:span text:style-name="T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span></text:p>
            </office:annotation>
            <text:p>Injury</text:p>
          </table:table-cell>
          <table:table-cell table:style-name="ce192" office:value-type="string" calcext:value-type="string">
            <text:p>2000 gp</text:p>
          </table:table-cell>
          <table:table-cell table:style-name="ce192" office:value-type="float" office:value="19" calcext:value-type="float">
            <text:p>19</text:p>
          </table:table-cell>
          <table:table-cell table:number-columns-repeated="1019"/>
        </table:table-row>
        <table:table-row table:style-name="ro3">
          <table:table-cell table:style-name="ce365" office:value-type="string" calcext:value-type="string" table:number-columns-spanned="2" table:number-rows-spanned="1">
            <office:annotation draw:style-name="gr19" draw:text-style-name="P2" svg:width="9.899cm" svg:height="1.386cm" svg:x="2.871cm" svg:y="9.017cm" draw:caption-point-x="2.068cm" draw:caption-point-y="-0.593cm">
              <dc:date>2024-03-12T00:00:00</dc:date>
              <text:p text:style-name="P1"><text:span text:style-name="T1">A creature that drinks this vial of liquid gains advantage on saving throws against poison for 1 hour. It confers no benefit to Undead or constructs.</text:span></text:p>
            </office:annotation>
            <text:p>Antitoxin</text:p>
          </table:table-cell>
          <table:covered-table-cell table:style-name="ce132"/>
          <table:table-cell table:style-name="ce365" office:value-type="string" calcext:value-type="string">
            <office:annotation draw:style-name="gr4" draw:text-style-name="P2" svg:width="9.899cm" svg:height="2.176cm" svg:x="7.821cm" svg:y="8.622cm" draw:caption-point-x="-0.407cm" draw:caption-point-y="-0.198cm">
              <dc:date>2024-03-12T00:00:00</dc:date>
              <text:p text:style-name="P1"><text:span text:style-name="T1">A creature must swallow an entire dose of ingested poison to suffer its effects. The dose can be delivered in food or a liquid. You may decide that a partial dose has a reduced effect, such as allowing advantage on the saving throw or dealing only half damage on a failed save.</text:span></text:p>
            </office:annotation>
            <text:p>Ingested</text:p>
          </table:table-cell>
          <table:table-cell table:style-name="ce191" office:value-type="string" calcext:value-type="string">
            <text:p>50 gp</text:p>
          </table:table-cell>
          <table:table-cell table:style-name="ce191"/>
          <table:table-cell table:number-columns-repeated="1019"/>
        </table:table-row>
        <table:table-row table:style-name="ro3">
          <table:table-cell table:style-name="ce364" office:value-type="string" calcext:value-type="string" table:number-columns-spanned="2" table:number-rows-spanned="1">
            <office:annotation draw:style-name="gr6" draw:text-style-name="P2" svg:width="9.899cm" svg:height="2.571cm" svg:x="2.871cm" svg:y="8.912cm" draw:caption-point-x="2.068cm" draw:caption-point-y="-0.001cm">
              <dc:date>2024-03-12T00:00:00</dc:date>
              <text:p text:style-name="P1"><text:span text:style-name="T1">You can use the poison in this vial to coat one slashing or piercing weapon or up to three pieces of ammunition. Applying the poison takes an action. A creature hit by the Poisoned weapon or ammunition must make a DC 10 Constitution saving throw or take 1d4 poison damage. Once applied, the poison retains potency for 1 minute before drying.</text:span></text:p>
            </office:annotation>
            <text:p>Basic Poison</text:p>
          </table:table-cell>
          <table:covered-table-cell table:style-name="ce132"/>
          <table:table-cell table:style-name="ce364" office:value-type="string" calcext:value-type="string">
            <office:annotation draw:style-name="gr19" draw:text-style-name="P2" svg:width="9.899cm" svg:height="1.386cm" svg:x="7.821cm" svg:y="9.504cm" draw:caption-point-x="-0.407cm" draw:caption-point-y="-0.593cm">
              <dc:date>2024-03-12T00:00:00</dc:date>
              <text:p text:style-name="P1"><text:span text:style-name="T1">Contact poison can be smeared on an object and remains potent until it is touched or washed off. A creature that touches contact poison with exposed skin suffers its effects.</text:span></text:p>
            </office:annotation>
            <text:p>Contact</text:p>
          </table:table-cell>
          <table:table-cell table:style-name="ce192" office:value-type="string" calcext:value-type="string">
            <text:p>100 gp</text:p>
          </table:table-cell>
          <table:table-cell table:style-name="ce192" office:value-type="float" office:value="10" calcext:value-type="float">
            <text:p>10</text:p>
          </table:table-cell>
          <table:table-cell table:number-columns-repeated="1019"/>
        </table:table-row>
        <table:table-row table:style-name="ro8">
          <table:table-cell table:style-name="ce187" office:value-type="string" calcext:value-type="string" table:number-columns-spanned="5" table:number-rows-spanned="1">
            <text:p>Custom Poisons</text:p>
          </table:table-cell>
          <table:covered-table-cell table:number-columns-repeated="3" table:style-name="ce17"/>
          <table:covered-table-cell table:style-name="ce18"/>
          <table:table-cell table:number-columns-repeated="1019"/>
        </table:table-row>
        <table:table-row table:style-name="ro3">
          <table:table-cell table:style-name="ce188" office:value-type="string" calcext:value-type="string" table:number-columns-spanned="2" table:number-rows-spanned="1">
            <text:p>Name</text:p>
          </table:table-cell>
          <table:covered-table-cell table:style-name="ce17"/>
          <table:table-cell table:style-name="ce189" office:value-type="string" calcext:value-type="string">
            <text:p>Type</text:p>
          </table:table-cell>
          <table:table-cell table:style-name="ce190" office:value-type="string" calcext:value-type="string">
            <text:p>Price</text:p>
          </table:table-cell>
          <table:table-cell table:style-name="ce193" office:value-type="string" calcext:value-type="string">
            <text:p>DC</text:p>
          </table:table-cell>
          <table:table-cell table:number-columns-repeated="1019"/>
        </table:table-row>
        <table:table-row table:style-name="ro3">
          <table:table-cell table:style-name="ce184" office:value-type="string" calcext:value-type="string" table:number-columns-spanned="2" table:number-rows-spanned="1">
            <office:annotation draw:style-name="gr20" draw:text-style-name="P2" svg:width="9.899cm" svg:height="1.781cm" svg:x="2.871cm" svg:y="11.351cm" draw:caption-point-x="2.068cm" draw:caption-point-y="-0.396cm">
              <dc:date>2024-03-12T00:00:00</dc:date>
              <text:p text:style-name="P1"><text:span text:style-name="T1">A creature subjected to this poison must succeed on a DC 15 Constitution saving throw or become poisoned for 1 minute. The poisoned creature rolls 1d6 at the start of their turn, if they roll a 5 or 6 they are stunned.</text:span></text:p>
            </office:annotation>
            <text:p>Grip bane</text:p>
          </table:table-cell>
          <table:covered-table-cell/>
          <table:table-cell table:style-name="ce365" office:value-type="string" calcext:value-type="string">
            <office:annotation draw:style-name="gr6" draw:text-style-name="P2" svg:width="9.899cm" svg:height="2.571cm" svg:x="7.821cm" svg:y="10.956cm" draw:caption-point-x="-0.407cm" draw:caption-point-y="-0.001cm">
              <dc:date>2024-03-12T00:00:00</dc:date>
              <text:p text:style-name="P1"><text:span text:style-name="T1">Injury poison can be applied to weapons, ammunition, trap components, and other objects that deal piercing or slashing damage and remains potent until delivered through a wound or washed off. A creature that takes piercing or slashing damage from an object coated with the poison is exposed to its effects.</text:span></text:p>
            </office:annotation>
            <text:p>Injury</text:p>
          </table:table-cell>
          <table:table-cell table:style-name="ce191" office:value-type="string" calcext:value-type="string">
            <text:p>1200 gp</text:p>
          </table:table-cell>
          <table:table-cell table:style-name="ce191" office:value-type="float" office:value="15" calcext:value-type="float">
            <text:p>15</text:p>
          </table:table-cell>
          <table:table-cell table:number-columns-repeated="1019"/>
        </table:table-row>
        <table:table-row table:style-name="ro3">
          <table:table-cell table:style-name="ce364" office:value-type="string" calcext:value-type="string" table:number-columns-spanned="2" table:number-rows-spanned="1">
            <office:annotation draw:style-name="gr2" draw:text-style-name="P2" svg:width="9.899cm" svg:height="0.991cm" svg:x="2.871cm" svg:y="12.233cm" draw:caption-point-x="2.068cm" draw:caption-point-y="-0.791cm">
              <dc:date>2024-03-12T00:00:00</dc:date>
              <text:p text:style-name="P1"><text:span text:style-name="T1">A creature subjected to this poison must make a DC 14 Constitution saving throw, or suffer 4 points of Exhaustion</text:span></text:p>
            </office:annotation>
            <text:p>Sandman</text:p>
          </table:table-cell>
          <table:covered-table-cell table:style-name="ce132"/>
          <table:table-cell table:style-name="ce364" office:value-type="string" calcext:value-type="string">
            <office:annotation draw:style-name="gr19" draw:text-style-name="P2" svg:width="9.899cm" svg:height="1.386cm" svg:x="7.821cm" svg:y="12.036cm" draw:caption-point-x="-0.407cm" draw:caption-point-y="-0.594cm">
              <dc:date>2024-03-12T00:00:00</dc:date>
              <text:p text:style-name="P1"><text:span text:style-name="T1">Contact poison can be smeared on an object and remains potent until it is touched or washed off. A creature that touches contact poison with exposed skin suffers its effects.</text:span></text:p>
            </office:annotation>
            <text:p>Contact</text:p>
          </table:table-cell>
          <table:table-cell table:style-name="ce192" office:value-type="string" calcext:value-type="string">
            <text:p>1000 gp</text:p>
          </table:table-cell>
          <table:table-cell table:style-name="ce192" office:value-type="float" office:value="14" calcext:value-type="float">
            <text:p>14</text:p>
          </table:table-cell>
          <table:table-cell table:number-columns-repeated="1019"/>
        </table:table-row>
        <table:table-row table:style-name="ro3">
          <table:table-cell table:style-name="ce184" table:number-columns-spanned="2" table:number-rows-spanned="1"/>
          <table:covered-table-cell/>
          <table:table-cell table:style-name="ce365"/>
          <table:table-cell table:style-name="ce191" table:number-columns-repeated="2"/>
          <table:table-cell table:number-columns-repeated="1019"/>
        </table:table-row>
        <table:table-row table:style-name="ro3">
          <table:table-cell table:style-name="ce364" table:number-columns-spanned="2" table:number-rows-spanned="1"/>
          <table:covered-table-cell table:style-name="ce132"/>
          <table:table-cell table:style-name="ce364"/>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365"/>
          <table:table-cell table:style-name="ce191" table:number-columns-repeated="2"/>
          <table:table-cell table:number-columns-repeated="1019"/>
        </table:table-row>
        <table:table-row table:style-name="ro3">
          <table:table-cell table:style-name="ce364" table:number-columns-spanned="2" table:number-rows-spanned="1"/>
          <table:covered-table-cell table:style-name="ce132"/>
          <table:table-cell table:style-name="ce364"/>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365"/>
          <table:table-cell table:style-name="ce191" table:number-columns-repeated="2"/>
          <table:table-cell table:number-columns-repeated="1019"/>
        </table:table-row>
        <table:table-row table:style-name="ro3">
          <table:table-cell table:style-name="ce364" table:number-columns-spanned="2" table:number-rows-spanned="1"/>
          <table:covered-table-cell table:style-name="ce132"/>
          <table:table-cell table:style-name="ce364"/>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365"/>
          <table:table-cell table:style-name="ce191" table:number-columns-repeated="2"/>
          <table:table-cell table:number-columns-repeated="1019"/>
        </table:table-row>
        <table:table-row table:style-name="ro3">
          <table:table-cell table:style-name="ce364" table:number-columns-spanned="2" table:number-rows-spanned="1"/>
          <table:covered-table-cell table:style-name="ce132"/>
          <table:table-cell table:style-name="ce364"/>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365"/>
          <table:table-cell table:style-name="ce191" table:number-columns-repeated="2"/>
          <table:table-cell table:number-columns-repeated="1019"/>
        </table:table-row>
        <table:table-row table:style-name="ro3">
          <table:table-cell table:style-name="ce364" table:number-columns-spanned="2" table:number-rows-spanned="1"/>
          <table:covered-table-cell table:style-name="ce132"/>
          <table:table-cell table:style-name="ce364"/>
          <table:table-cell table:style-name="ce192" table:number-columns-repeated="2"/>
          <table:table-cell table:number-columns-repeated="1019"/>
        </table:table-row>
        <table:table-row table:style-name="ro3">
          <table:table-cell table:style-name="ce184" table:number-columns-spanned="2" table:number-rows-spanned="1"/>
          <table:covered-table-cell/>
          <table:table-cell table:style-name="ce365"/>
          <table:table-cell table:style-name="ce191" table:number-columns-repeated="2"/>
          <table:table-cell table:number-columns-repeated="1019"/>
        </table:table-row>
        <table:table-row table:style-name="ro3">
          <table:table-cell table:style-name="ce364" table:number-columns-spanned="2" table:number-rows-spanned="1"/>
          <table:covered-table-cell table:style-name="ce132"/>
          <table:table-cell table:style-name="ce364"/>
          <table:table-cell table:style-name="ce192" table:number-columns-repeated="2"/>
          <table:table-cell table:number-columns-repeated="1019"/>
        </table:table-row>
        <table:table-row table:style-name="ro5" table:number-rows-repeated="1048541">
          <table:table-cell table:number-columns-repeated="1024"/>
        </table:table-row>
        <table:table-row table:style-name="ro5">
          <table:table-cell table:number-columns-repeated="1024"/>
        </table:table-row>
      </table:table>
      <table:table table:name="Sheet8" table:style-name="ta6">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swald" svg:font-family="Oswald"/>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8">0000-00-00</text:date>, <text:time style:data-style-name="N2" text:time-value="16:30:04.40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Magic" style:display-name="PageStyle_Magic" style:page-layout-name="Mpm3">
      <style:header style:display="false"/>
      <style:header-left style:display="false"/>
      <style:header-first style:display="false"/>
      <style:footer style:display="false"/>
      <style:footer-left style:display="false"/>
      <style:footer-first style:display="false"/>
    </style:master-page>
    <style:master-page style:name="PageStyle_5f_Mundane" style:display-name="PageStyle_Mundane" style:page-layout-name="Mpm3">
      <style:header style:display="false"/>
      <style:header-left style:display="false"/>
      <style:header-first style:display="false"/>
      <style:footer style:display="false"/>
      <style:footer-left style:display="false"/>
      <style:footer-first style:display="false"/>
    </style:master-page>
    <style:master-page style:name="PageStyle_5f_Tools_20__26__20_Kits" style:display-name="PageStyle_Tools &amp; K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Potions" style:display-name="PageStyle_Po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Poisons" style:display-name="PageStyle_Pois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8" style:display-name="PageStyle_Sheet8"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dc:date>2024-03-18T20:18:06.535000000</dc:date>
    <meta:editing-duration>PT19M52S</meta:editing-duration>
    <meta:editing-cycles>1</meta:editing-cycles>
    <meta:document-statistic meta:table-count="6" meta:cell-count="2402" meta:object-count="0"/>
  </office:meta>
</office:document-meta>
</file>